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E06000001B5000000D09BB75819F1F356CF.svg" manifest:media-type="image/svg+xml"/>
  <manifest:file-entry manifest:full-path="Pictures/100002010000001100000008F5944E35AC437346.png" manifest:media-type="image/png"/>
  <manifest:file-entry manifest:full-path="Pictures/100002010000001F0000000A683DB8155E7ED80D.png" manifest:media-type="image/png"/>
  <manifest:file-entry manifest:full-path="Pictures/1000124D000003280000010864B535CDD936F44A.svg" manifest:media-type="image/svg+xml"/>
  <manifest:file-entry manifest:full-path="Pictures/100002010000000D0000000924F87F8C30B16776.png" manifest:media-type="image/png"/>
  <manifest:file-entry manifest:full-path="Pictures/10000B5C00000160000000EB29D01C61F71028E2.svg" manifest:media-type="image/svg+xml"/>
  <manifest:file-entry manifest:full-path="Pictures/100002010000000D000000090F4668217D711F30.png" manifest:media-type="image/png"/>
  <manifest:file-entry manifest:full-path="Pictures/100009E900000158000000EB8DAA5EFB30F1330C.svg" manifest:media-type="image/svg+xml"/>
  <manifest:file-entry manifest:full-path="Pictures/100002010000000D000000097ED15DA9A38677FD.png" manifest:media-type="image/png"/>
  <manifest:file-entry manifest:full-path="Pictures/10000B0200000162000000EF62CC7645D5A30DA2.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3" svg:font-family="'Droid Sans Devanagari'" style:font-family-generic="swiss"/>
    <style:font-face style:name="Liberation Sans5" svg:font-family="'Liberation Sans'" style:font-family-generic="swiss"/>
    <style:font-face style:name="Caveat" svg:font-family="Caveat" style:font-pitch="variable"/>
    <style:font-face style:name="Droid Sans Devanagari1" svg:font-family="'Droid Sans Devanagari'" style:font-pitch="variable"/>
    <style:font-face style:name="Liberation Sans1" svg:font-family="'Liberation Sans'" style:font-pitch="variable"/>
    <style:font-face style:name="Noto Sans CJK SC1" svg:font-family="'Noto Sans CJK SC'"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Droid Sans Devanagari2" svg:font-family="'Droid Sans Devanagari'" style:font-family-generic="swiss" style:font-pitch="variable"/>
    <style:font-face style:name="Liberation Sans4" svg:font-family="'Liberation Sans'" style:font-family-generic="swiss" style:font-pitch="variable"/>
    <style:font-face style:name="Liberation Sans3" svg:font-family="'Liberation Sans', Arial" style:font-family-generic="swiss" style:font-pitch="variable"/>
    <style:font-face style:name="Noto Sans CJK SC2" svg:font-family="'Noto Sans CJK SC'"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6" svg:font-family="'Liberation Sans', Ari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19.955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gr5" style:family="graphic" style:parent-style-name="standard">
      <style:graphic-properties draw:stroke="none" draw:stroke-dash="Dashed_20__28_var_29__20_2" svg:stroke-width="0cm" draw:stroke-linejoin="none" svg:stroke-linecap="butt" draw:fill="solid" draw:fill-color="#000000" draw:textarea-horizontal-align="center"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textarea-horizontal-align="justify" draw:textarea-vertical-align="middle" draw:auto-grow-height="false" fo:min-height="0cm" fo:min-width="0cm"/>
      <style:paragraph-properties style:writing-mode="lr-tb"/>
    </style:style>
    <style:style style:name="gr8" style:family="graphic" style:parent-style-name="standard">
      <style:graphic-properties draw:fill="none" draw:textarea-horizontal-align="justify" draw:textarea-vertical-align="middle" draw:auto-grow-height="false" fo:min-height="0.896cm" fo:min-width="3.721cm"/>
    </style:style>
    <style:style style:name="gr9" style:family="graphic" style:parent-style-name="objectwithoutfill">
      <style:graphic-properties svg:stroke-color="#000000" draw:marker-end="Arrow" draw:marker-end-width="0.3cm" draw:fill="solid" draw:fill-color="#000000" draw:textarea-vertical-align="middle"/>
    </style:style>
    <style:style style:name="gr10" style:family="graphic" style:parent-style-name="objectwithoutfill">
      <style:graphic-properties svg:stroke-color="#000000" draw:fill="solid" draw:fill-color="#000000" draw:textarea-vertical-align="middl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draw:fill="solid" draw:textarea-vertical-align="middle"/>
    </style:style>
    <style:style style:name="gr13" style:family="graphic" style:parent-style-name="standard">
      <style:graphic-properties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0.535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10.031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574cm" fo:min-width="7.054cm"/>
      <style:paragraph-properties style:writing-mode="lr-tb"/>
    </style:style>
    <style:style style:name="gr18" style:family="graphic" style:parent-style-name="objectwithoutfill">
      <style:graphic-properties draw:stroke="solid" svg:stroke-width="0.106cm" svg:stroke-color="#ff0000" draw:marker-start-width="0.359cm" draw:marker-end-width="0.359cm" draw:fill="solid" draw:textarea-vertical-align="middle" fo:padding-top="0.178cm" fo:padding-bottom="0.178cm" fo:padding-left="0.303cm" fo:padding-right="0.303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8.693cm"/>
      <style:paragraph-properties style:writing-mode="lr-tb"/>
    </style:style>
    <style:style style:name="gr20" style:family="graphic" style:parent-style-name="standard">
      <style:graphic-properties draw:stroke="none" draw:fill-color="#ff0000" draw:textarea-horizontal-align="justify" draw:textarea-vertical-align="middle" draw:auto-grow-height="false" fo:min-height="0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22" style:family="graphic" style:parent-style-name="objectwithoutfill">
      <style:graphic-properties svg:stroke-width="0.028cm" svg:stroke-color="#ff0000" draw:marker-start-width="0.242cm" draw:marker-end-width="0.242cm" draw:fill="none" draw:textarea-vertical-align="middle" fo:padding-top="0.139cm" fo:padding-bottom="0.139cm" fo:padding-left="0.264cm" fo:padding-right="0.264cm"/>
    </style:style>
    <style:style style:name="pr1" style:family="presentation" style:parent-style-name="Default-title">
      <style:graphic-properties fo:min-height="5.513cm"/>
      <style:paragraph-properties style:writing-mode="lr-tb"/>
    </style:style>
    <style:style style:name="pr2" style:family="presentation" style:parent-style-name="Default-title">
      <style:graphic-properties draw:stroke="solid" svg:stroke-width="0.053cm" svg:stroke-color="#000000" draw:marker-start-width="0.279cm" draw:marker-end-width="0.279cm" fo:min-height="3.913cm" fo:padding-top="0.026cm" fo:padding-bottom="0.026cm" fo:padding-left="0.026cm" fo:padding-right="0.026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0.642cm"/>
      <style:paragraph-properties style:writing-mode="lr-tb"/>
    </style:style>
    <style:style style:name="P1" style:family="paragraph">
      <style:paragraph-properties fo:margin-left="0cm" fo:margin-right="0cm" fo:margin-top="0cm" fo:margin-bottom="0cm" fo:line-height="100%" fo:text-align="end" fo:text-indent="0cm"/>
    </style:style>
    <style:style style:name="P2" style:family="paragraph">
      <style:paragraph-properties fo:margin-left="0cm" fo:margin-right="0cm" fo:margin-top="0cm" fo:margin-bottom="0cm" fo:line-height="100%" fo:text-align="end" fo:text-indent="0cm" style:writing-mode="lr-tb"/>
      <style:text-properties style:font-name="Caveat" fo:language="en" fo:country="US"/>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fo:margin-left="0cm" fo:margin-right="0cm" fo:margin-top="0cm" fo:margin-bottom="0cm" fo:line-height="100%" fo:text-indent="0cm" style:writing-mode="lr-tb"/>
      <style:text-properties fo:font-size="18pt" fo:language="en" fo:country="US" fo:background-color="transparent"/>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writing-mode="lr-tb"/>
      <style:text-properties style:font-name="Caveat" fo:language="en" fo:country="US"/>
    </style:style>
    <style:style style:name="P7" style:family="paragraph">
      <loext:graphic-properties draw:fill-color="#ffffff"/>
      <style:paragraph-properties style:writing-mode="lr-tb"/>
      <style:text-properties fo:font-size="20pt" fo:language="en" fo:country="US"/>
    </style:style>
    <style:style style:name="P8" style:family="paragraph">
      <style:text-properties style:font-name="Caveat"/>
    </style:style>
    <style:style style:name="P9" style:family="paragraph">
      <loext:graphic-properties draw:fill="none" draw:fill-color="#ffffff"/>
      <style:text-properties style:font-name="Caveat"/>
    </style:style>
    <style:style style:name="P10" style:family="paragraph">
      <loext:graphic-properties draw:fill="solid" draw:fill-color="#ffffff"/>
      <style:paragraph-properties fo:text-align="center"/>
    </style:style>
    <style:style style:name="P11" style:family="paragraph">
      <loext:graphic-properties draw:fill="solid" draw:fill-color="#000000"/>
      <style:paragraph-properties fo:text-align="center"/>
    </style:style>
    <style:style style:name="P12" style:family="paragraph">
      <loext:graphic-properties draw:fill-color="#ffffff"/>
    </style:style>
    <style:style style:name="P13" style:family="paragraph">
      <loext:graphic-properties draw:fill="none" draw:fill-color="#ffffff"/>
    </style:style>
    <style:style style:name="P14" style:family="paragraph">
      <loext:graphic-properties draw:fill="none"/>
      <style:paragraph-properties fo:text-align="center"/>
    </style:style>
    <style:style style:name="P15" style:family="paragraph">
      <style:paragraph-properties fo:text-align="center"/>
    </style:style>
    <style:style style:name="P16" style:family="paragraph">
      <loext:graphic-properties draw:fill="solid" draw:fill-color="#000000"/>
      <style:paragraph-properties fo:text-align="center"/>
      <style:text-properties fo:language="en" fo:country="US"/>
    </style:style>
    <style:style style:name="P17" style:family="paragraph">
      <loext:graphic-properties draw:fill="none"/>
      <style:paragraph-properties fo:text-align="center"/>
      <style:text-properties fo:language="en" fo:country="US"/>
    </style:style>
    <style:style style:name="P18" style:family="paragraph">
      <loext:graphic-properties draw:fill="solid"/>
      <style:paragraph-properties fo:text-align="center"/>
      <style:text-properties fo:language="en" fo:country="US"/>
    </style:style>
    <style:style style:name="P19" style:family="paragraph">
      <style:paragraph-properties fo:text-align="center"/>
      <style:text-properties fo:language="en" fo:country="US"/>
    </style:style>
    <style:style style:name="P20" style:family="paragraph">
      <loext:graphic-properties draw:fill="none" draw:fill-color="#ffffff"/>
      <style:text-properties fo:language="en" fo:country="US"/>
    </style:style>
    <style:style style:name="P21" style:family="paragraph">
      <loext:graphic-properties draw:fill-color="#ff0000"/>
      <style:paragraph-properties fo:text-align="center"/>
    </style:style>
    <style:style style:name="P22" style:family="paragraph">
      <loext:graphic-properties draw:fill="none" draw:fill-color="#ffffff"/>
      <style:text-properties fo:font-size="16pt" style:font-size-asian="16pt" style:font-size-complex="16pt"/>
    </style:style>
    <style:style style:name="P23" style:family="paragraph">
      <style:text-properties style:font-name="Liberation Sans4"/>
    </style:style>
    <style:style style:name="P24" style:family="paragraph">
      <style:paragraph-properties fo:margin-left="0cm" fo:margin-right="0cm" fo:margin-top="0cm" fo:margin-bottom="0cm" fo:line-height="100%" fo:text-indent="0cm"/>
      <style:text-properties style:font-name="Liberation Sans4"/>
    </style:style>
    <style:style style:name="P25" style:family="paragraph">
      <loext:graphic-properties draw:fill="none" draw:fill-color="#ffffff"/>
      <style:text-properties style:font-name="Liberation Sans4"/>
    </style:style>
    <style:style style:name="P26" style:family="paragraph">
      <loext:graphic-properties draw:fill="none"/>
      <style:paragraph-properties fo:text-align="center"/>
      <style:text-properties style:font-name="Liberation Serif"/>
    </style:style>
    <style:style style:name="P27" style:family="paragraph">
      <loext:graphic-properties draw:fill="none" draw:fill-color="#ffffff"/>
      <style:text-properties style:font-name="Liberation Sans4" fo:font-weight="bold" style:font-weight-asian="bold" style:font-weight-complex="bold"/>
    </style:style>
    <style:style style:name="T1" style:family="text">
      <style:text-properties style:font-name="Caveat" fo:font-size="44pt" fo:language="en" fo:country="US" style:font-size-asian="44pt" style:font-size-complex="44pt"/>
    </style:style>
    <style:style style:name="T2" style:family="text">
      <style:text-properties style:font-name="Caveat" fo:font-size="36pt" fo:language="en" fo:country="US" style:font-size-asian="36pt" style:font-size-complex="36pt"/>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fo:background-color="transparent"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 style:family="text">
      <style:text-properties style:font-name="Caveat" fo:font-size="60pt" style:font-size-asian="60pt" style:font-size-complex="60pt"/>
    </style:style>
    <style:style style:name="T5" style:family="text">
      <style:text-properties fo:language="en" fo:country="US"/>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color="#c9211e" loext:opacity="100%" fo:background-color="transparent"/>
    </style:style>
    <style:style style:name="T8" style:family="text">
      <style:text-properties fo:font-size="13pt" style:font-size-asian="13pt" style:font-size-complex="13pt"/>
    </style:style>
    <style:style style:name="T9" style:family="text">
      <style:text-properties fo:font-weight="bold" style:font-weight-asian="bold" style:font-weight-complex="bold"/>
    </style:style>
    <style:style style:name="T10" style:family="text">
      <style:text-properties style:font-name="Liberation Sans4"/>
    </style:style>
    <style:style style:name="T11" style:family="text">
      <style:text-properties fo:font-weight="normal" style:font-weight-asian="normal" style:font-weight-complex="normal"/>
    </style:style>
    <style:style style:name="T12" style:family="text">
      <style:text-properties style:text-position="-8% 58%"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2" draw:layer="layout" svg:width="19.05cm" svg:height="5.513cm" svg:x="5.95cm" svg:y="2.196cm" presentation:class="title" presentation:user-transformed="true">
          <draw:text-box>
            <text:p text:style-name="P1"><text:span text:style-name="T1">Computational Quantum Mechanics</text:span><text:span text:style-name="T1"><text:line-break/></text:span><text:span text:style-name="T1">P</text:span><text:span text:style-name="T2">rof. Gerson J. Ferreira</text:span><text:span text:style-name="T2"><text:line-break/></text:span><text:span text:style-name="T2">INFIS/UFU 2020/1</text:span></text:p>
          </draw:text-box>
        </draw:frame>
        <draw:frame draw:style-name="gr1" draw:text-style-name="P4" draw:layer="layout" svg:width="20.455cm" svg:height="0.962cm" svg:x="4.945cm" svg:y="0.728cm">
          <draw:text-box>
            <text:list text:style-name="L1">
              <text:list-header>
                <text:p text:style-name="P3"><text:span text:style-name="T3"><text:a xlink:href="https://gitlab.com/gersonjferreira/computational-quantum-mechanics" xlink:type="simple">https://gitlab.com/gersonjferreira/computational-quantum-mechanics</text:a></text:span></text:p>
              </text:list-header>
            </text:list>
          </draw:text-box>
        </draw:frame>
        <draw:frame presentation:style-name="pr2" draw:text-style-name="P6" draw:layer="layout" svg:width="22.225cm" svg:height="3.965cm" svg:x="2.84cm" svg:y="8.89cm" presentation:class="title" presentation:user-transformed="true">
          <draw:text-box>
            <text:p text:style-name="P5"><text:span text:style-name="T1">Matrix </text:span><text:span text:style-name="T1">representations for </text:span><text:span text:style-name="T1">H</text:span></text:p>
          </draw:text-box>
        </draw:fram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4" draw:layer="layout" svg:width="25.199cm" svg:height="0.869cm" svg:x="1.336cm" svg:y="0.427cm" presentation:class="title" presentation:placeholder="true">
          <draw:text-box/>
        </draw:frame>
        <draw:frame draw:style-name="gr3" draw:text-style-name="P9" draw:layer="layout" svg:width="13.215cm" svg:height="2.918cm" svg:x="7.22cm" svg:y="4.167cm">
          <draw:text-box>
            <text:p text:style-name="P8"><text:span text:style-name="T4">G</text:span><text:span text:style-name="T4">e</text:span><text:span text:style-name="T4">n</text:span><text:span text:style-name="T4">e</text:span><text:span text:style-name="T4">r</text:span><text:span text:style-name="T4">a</text:span><text:span text:style-name="T4">l</text:span><text:span text:style-name="T4"> </text:span><text:span text:style-name="T4">e</text:span><text:span text:style-name="T4">x</text:span><text:span text:style-name="T4">p</text:span><text:span text:style-name="T4">a</text:span><text:span text:style-name="T4">n</text:span><text:span text:style-name="T4">s</text:span><text:span text:style-name="T4">i</text:span><text:span text:style-name="T4">o</text:span><text:span text:style-name="T4">n</text:span></text:p>
          </draw:text-box>
        </draw:frame>
        <draw:g>
          <svg:title>TexMaths</svg:title>
          <svg:desc>24§display§\varphi_1(x), \varphi_2(x), \varphi_3(x), ...§svg§600§FALSE§</svg:desc>
          <draw:g>
            <draw:path draw:style-name="gr4" draw:text-style-name="P10" draw:layer="layout" svg:width="7.869cm" svg:height="0.753cm" svg:x="9.987cm" svg:y="7.18cm" svg:viewBox="0 0 7870 754" svg:d="M3935 754c-1312 0-2623 0-3935 0 0-251 0-503 0-754 2623 0 5247 0 7870 0 0 251 0 503 0 754-1312 0-2623 0-3935 0z">
              <text:p/>
            </draw:path>
            <draw:path draw:style-name="gr5" draw:text-style-name="P11" draw:layer="layout" svg:width="0.479cm" svg:height="0.554cm" svg:x="9.987cm" svg:y="7.395cm" svg:viewBox="0 0 480 555" svg:d="M101 515c-3 9-5 12-5 16 0 17 17 24 24 24 5 0 24-2 31-24 3-4 7-33 31-153 8 3 12 3 27 3 141 0 271-132 271-264 0-67-34-117-96-117-122 0-173 163-223 328-91-17-139-65-139-125 0-23 19-117 69-174 7-7 5-7 7-10 0-5-2-9-9-9-24 0-89 122-89 203 0 77 55 139 146 160-15 47-30 95-45 142zM216 333c-5 0-7 0-14-3-10 0-10 0-10-2s14-79 17-91c24-108 91-187 165-187 58 0 82 43 82 84 0 96-108 199-240 199z">
              <text:p/>
            </draw:path>
            <draw:path draw:style-name="gr5" draw:text-style-name="P11" draw:layer="layout" svg:width="0.213cm" svg:height="0.389cm" svg:x="10.56cm" svg:y="7.503cm" svg:viewBox="0 0 214 390" svg:d="M132 17c0-17 0-17-17-17-38 36-91 36-115 36 0 7 0 14 0 21 14 0 53 0 86-16 0 100 0 201 0 301 0 19 0 27-60 27-7 0-14 0-21 0 0 7 0 14 0 21 9-2 81-2 103-2 19 0 94 0 106 2 0-7 0-14 0-21-8 0-15 0-22 0-60 0-60-8-60-27 0-108 0-217 0-325z">
              <text:p/>
            </draw:path>
            <draw:path draw:style-name="gr5" draw:text-style-name="P11" draw:layer="layout" svg:width="0.196cm" svg:height="0.839cm" svg:x="10.956cm" svg:y="7.137cm" svg:viewBox="0 0 197 840" svg:d="M197 831c0-3 0-3-15-17-105-108-132-266-132-395 0-146 32-292 135-395 12-12 12-12 12-14 0-8-3-10-10-10s-84 57-132 165c-43 91-55 184-55 254 0 67 10 167 58 263 50 103 122 158 129 158s10-2 10-9z">
              <text:p/>
            </draw:path>
            <draw:path draw:style-name="gr5" draw:text-style-name="P11" draw:layer="layout" svg:width="0.419cm" svg:height="0.38cm" svg:x="11.225cm" svg:y="7.395cm" svg:viewBox="0 0 420 381" svg:d="M259 117c5-21 24-98 82-98 5 0 26 0 43 10-24 5-41 26-41 45 0 15 10 31 31 31 19 0 46-16 46-50 0-43-48-55-77-55-50 0-79 45-89 65-21-55-67-65-91-65-89 0-137 108-137 129 0 10 10 10 12 10 5 0 8-3 10-10 29-88 84-110 113-110 17 0 45 7 45 55 0 27-14 84-45 201-12 53-43 86-79 86-5 0-24 0-44-9 22-5 41-22 41-46s-19-28-31-28c-26 0-48 21-48 48 0 38 43 55 82 55 55 0 84-60 86-65 12 31 41 65 91 65 89 0 137-108 137-130 0-7-10-7-12-7-7 0-10 3-10 7-28 91-86 110-112 110-34 0-46-26-46-55 0-19 5-36 14-74 10-38 20-76 29-115z">
              <text:p/>
            </draw:path>
            <draw:path draw:style-name="gr5" draw:text-style-name="P11" draw:layer="layout" svg:width="0.196cm" svg:height="0.839cm" svg:x="11.731cm" svg:y="7.137cm" svg:viewBox="0 0 197 840" svg:d="M197 419c0-65-10-165-58-261-50-103-122-158-129-158-5 0-10 5-10 10 0 2 0 2 17 19 81 81 129 215 129 390 0 144-31 292-134 397-12 12-12 12-12 15 0 4 5 9 10 9 7 0 84-57 132-165 43-91 55-184 55-256z">
              <text:p/>
            </draw:path>
            <draw:path draw:style-name="gr5" draw:text-style-name="P11" draw:layer="layout" svg:width="0.097cm" svg:height="0.25cm" svg:x="12.084cm" svg:y="7.678cm" svg:viewBox="0 0 98 251" svg:d="M98 89c0-55-21-89-52-89-29 0-46 22-46 45 0 22 17 44 46 44 9 0 19-3 28-10 3-2 3-2 5-2 0 4 0 0 0 12 0 62-29 112-57 138-8 10-8 12-8 15 0 5 3 9 8 9 9 0 76-64 76-162z">
              <text:p/>
            </draw:path>
            <draw:path draw:style-name="gr5" draw:text-style-name="P11" draw:layer="layout" svg:width="0.479cm" svg:height="0.554cm" svg:x="12.427cm" svg:y="7.395cm" svg:viewBox="0 0 480 555" svg:d="M103 515c-5 9-5 12-5 16 0 17 17 24 24 24 5 0 24-2 32-24 2-4 7-33 28-153 8 3 15 3 29 3 139 0 269-132 269-264 0-67-31-117-96-117-122 0-173 163-223 328-91-17-137-65-137-125 0-23 19-117 70-174 7-7 4-7 7-10 0-5-3-9-12-9-24 0-89 122-89 203 0 77 58 139 146 160-14 47-28 95-43 142zM218 333c-7 0-7 0-14-3-10 0-12 0-12-2s14-79 17-91c26-108 93-187 168-187 57 0 79 43 79 84 0 96-108 199-238 199z">
              <text:p/>
            </draw:path>
            <draw:path draw:style-name="gr5" draw:text-style-name="P11" draw:layer="layout" svg:width="0.261cm" svg:height="0.389cm" svg:x="12.974cm" svg:y="7.503cm" svg:viewBox="0 0 262 390" svg:d="M262 282c-7 0-13 0-20 0-2 12-9 48-16 53-5 5-51 5-58 5-36 0-72 0-108 0 60-55 82-72 118-98 43-36 84-72 84-127 0-72-63-115-140-115-72 0-122 50-122 105 0 29 26 31 31 31 15 0 31-9 31-31 0-9-2-31-33-31 17-40 57-52 86-52 58 0 89 45 89 93 0 50-36 91-55 112-47 47-95 93-142 139-7 5-7 7-7 24 82 0 163 0 245 0 5-36 11-72 17-108z">
              <text:p/>
            </draw:path>
            <draw:path draw:style-name="gr5" draw:text-style-name="P11" draw:layer="layout" svg:width="0.196cm" svg:height="0.839cm" svg:x="13.399cm" svg:y="7.137cm" svg:viewBox="0 0 197 840" svg:d="M197 831c0-3 0-3-15-17-105-108-134-266-134-395 0-146 34-292 137-395 12-12 12-12 12-14 0-8-5-10-10-10-7 0-84 57-134 165-43 91-53 184-53 254 0 67 10 167 55 263 51 103 125 158 132 158 5 0 10-2 10-9z">
              <text:p/>
            </draw:path>
            <draw:path draw:style-name="gr5" draw:text-style-name="P11" draw:layer="layout" svg:width="0.419cm" svg:height="0.38cm" svg:x="13.668cm" svg:y="7.395cm" svg:viewBox="0 0 420 381" svg:d="M257 117c5-21 24-98 84-98 5 0 24 0 43 10-24 5-41 26-41 45 0 15 10 31 31 31 19 0 46-16 46-50 0-43-51-55-79-55-48 0-77 45-87 65-21-55-67-65-91-65-89 0-137 108-137 129 0 10 7 7 10 10 7 0 10-3 12-10 29-88 84-110 113-110 17 0 45 7 45 55 0 27-14 84-45 201-15 53-43 86-82 86-5 0-24 0-41-9 22-5 39-22 39-46s-17-28-31-28c-24 0-46 21-46 48 0 38 43 55 79 55 55 0 87-60 89-65 10 31 41 65 91 65 87 0 134-108 134-130 0-7-7-7-9-7-7 0-10 3-12 7-26 91-84 110-110 110-34 0-48-26-48-55 0-19 4-36 14-74s19-76 29-115z">
              <text:p/>
            </draw:path>
            <draw:path draw:style-name="gr5" draw:text-style-name="P11" draw:layer="layout" svg:width="0.193cm" svg:height="0.839cm" svg:x="14.174cm" svg:y="7.137cm" svg:viewBox="0 0 194 840" svg:d="M194 419c0-65-9-165-55-261-50-103-122-158-132-158-5 0-7 5-7 10 0 2 0 2 14 19 84 81 132 215 132 390 0 144-31 292-136 397-10 12-10 12-10 15 0 4 2 9 7 9 10 0 84-57 135-165 43-91 52-184 52-256z">
              <text:p/>
            </draw:path>
            <draw:path draw:style-name="gr5" draw:text-style-name="P11" draw:layer="layout" svg:width="0.097cm" svg:height="0.25cm" svg:x="14.527cm" svg:y="7.678cm" svg:viewBox="0 0 98 251" svg:d="M98 89c0-55-21-89-55-89-26 0-43 22-43 45 0 22 17 44 43 44 10 0 22-3 29-10 5-2 3-2 5-2s2 0 2 12c0 62-29 112-57 138-10 10-10 12-10 15 0 5 5 9 10 9 9 0 76-64 76-162z">
              <text:p/>
            </draw:path>
            <draw:path draw:style-name="gr5" draw:text-style-name="P11" draw:layer="layout" svg:width="0.479cm" svg:height="0.554cm" svg:x="14.87cm" svg:y="7.395cm" svg:viewBox="0 0 480 555" svg:d="M101 515c-3 9-5 12-5 16 0 17 17 24 26 24 3 0 22-2 32-24 2-4 4-33 28-153 8 3 15 3 29 3 139 0 269-132 269-264 0-67-34-117-96-117-122 0-173 163-223 328-91-17-139-65-139-125 0-23 19-117 69-174 7-7 5-7 7-10 0-5-2-9-9-9-24 0-89 122-89 203 0 77 55 139 146 160-15 47-30 95-45 142zM218 333c-7 0-9 0-16-3-10 0-10 0-10-2s14-79 17-91c26-108 91-187 165-187 60 0 82 43 82 84 0 96-108 199-238 199z">
              <text:p/>
            </draw:path>
            <draw:path draw:style-name="gr5" draw:text-style-name="P11" draw:layer="layout" svg:width="0.27cm" svg:height="0.401cm" svg:x="15.412cm" svg:y="7.503cm" svg:viewBox="0 0 271 402" svg:d="M127 194c48 0 79 31 79 93 0 74-40 96-76 96-22 0-75-7-99-41 27-2 34-21 34-33 0-19-15-34-34-34-17 0-31 12-31 36 0 55 60 91 132 91 82 0 139-55 139-115 0-45-38-91-103-105 62-22 84-65 84-101 0-47-54-81-120-81s-115 31-115 79c0 19 14 31 31 31 19 0 31-14 31-31s-12-29-31-31c22-24 62-31 84-31 26 0 62 12 62 64 0 24-7 51-24 70-19 21-36 24-64 24-15 2-17 2-20 2-1 3-4 3-4 7 0 10 4 10 14 10s21 0 31 0z">
              <text:p/>
            </draw:path>
            <draw:path draw:style-name="gr5" draw:text-style-name="P11" draw:layer="layout" svg:width="0.193cm" svg:height="0.839cm" svg:x="15.841cm" svg:y="7.137cm" svg:viewBox="0 0 194 840" svg:d="M194 831c0-3 0-3-14-17-106-108-132-266-132-395 0-146 31-292 137-395 9-12 9-12 9-14 0-8-2-10-7-10-9 0-84 57-134 165-43 91-53 184-53 254 0 67 10 167 55 263 51 103 123 158 132 158 5 0 7-2 7-9z">
              <text:p/>
            </draw:path>
            <draw:path draw:style-name="gr5" draw:text-style-name="P11" draw:layer="layout" svg:width="0.419cm" svg:height="0.38cm" svg:x="16.11cm" svg:y="7.395cm" svg:viewBox="0 0 420 381" svg:d="M257 117c5-21 24-98 84-98 2 0 24 0 40 10-23 5-40 26-40 45 0 15 9 31 33 31 17 0 46-16 46-50 0-43-51-55-79-55-48 0-79 45-89 65-22-55-67-65-91-65-87 0-135 108-135 129 0 10 8 10 10 10 7 0 10-3 10-10 28-88 86-110 115-110 14 0 43 7 43 55 0 27-12 84-43 201-15 53-43 86-82 86-5 0-24 0-41-9 20-5 39-22 39-46s-19-28-31-28c-24 0-46 21-46 48 0 38 41 55 79 55 55 0 87-60 89-65 10 31 41 65 91 65 87 0 134-108 134-130 0-7-7-7-9-7-10 0-10 3-12 7-29 91-84 110-113 110-31 0-45-26-45-55 0-19 4-36 14-74s19-76 29-115z">
              <text:p/>
            </draw:path>
            <draw:path draw:style-name="gr5" draw:text-style-name="P11" draw:layer="layout" svg:width="0.196cm" svg:height="0.839cm" svg:x="16.614cm" svg:y="7.137cm" svg:viewBox="0 0 197 840" svg:d="M197 419c0-65-10-165-55-261-51-103-125-158-132-158-5 0-10 5-10 10 0 2 0 2 17 19 81 81 132 215 132 390 0 144-31 292-137 397-12 12-12 12-12 15 0 4 5 9 10 9 7 0 84-57 134-165 43-91 53-184 53-256z">
              <text:p/>
            </draw:path>
            <draw:path draw:style-name="gr5" draw:text-style-name="P11" draw:layer="layout" svg:width="0.097cm" svg:height="0.25cm" svg:x="16.967cm" svg:y="7.678cm" svg:viewBox="0 0 98 251" svg:d="M98 89c0-55-19-89-52-89-29 0-46 22-46 45 0 22 17 44 46 44 9 0 21-3 28-10 3-2 4-2 5-2 1 4 3 0 3 12 0 62-32 112-58 138-10 10-10 12-10 15 0 5 5 9 8 9 9 0 76-64 76-162z">
              <text:p/>
            </draw:path>
            <draw:path draw:style-name="gr5" draw:text-style-name="P11" draw:layer="layout" svg:width="0.09cm" svg:height="0.088cm" svg:x="17.341cm" svg:y="7.678cm" svg:viewBox="0 0 91 89" svg:d="M91 45c0-26-21-45-45-45s-46 20-46 45c0 26 22 44 46 44s45-20 45-44z">
              <text:p/>
            </draw:path>
            <draw:path draw:style-name="gr5" draw:text-style-name="P11" draw:layer="layout" svg:width="0.088cm" svg:height="0.088cm" svg:x="17.576cm" svg:y="7.678cm" svg:viewBox="0 0 89 89" svg:d="M89 45c0-26-18-45-43-45-26 0-46 20-46 45 0 26 20 44 46 44 25 0 43-20 43-44z">
              <text:p/>
            </draw:path>
            <draw:path draw:style-name="gr5" draw:text-style-name="P11" draw:layer="layout" svg:width="0.088cm" svg:height="0.088cm" svg:x="17.811cm" svg:y="7.678cm" svg:viewBox="0 0 89 89" svg:d="M89 45c0-26-22-45-46-45s-43 20-43 45c0 26 19 44 43 44s46-20 46-44z">
              <text:p/>
            </draw:path>
          </draw:g>
        </draw:g>
        <presentation:notes draw:style-name="dp2">
          <office:forms form:automatic-focus="false" form:apply-design-mode="false"/>
          <draw:page-thumbnail draw:style-name="gr2" draw:layer="layout" svg:width="18.624cm" svg:height="10.476cm" svg:x="1.482cm" svg:y="2.123cm" draw:page-number="2" presentation:class="page"/>
          <draw:frame presentation:style-name="pr3" draw:text-style-name="P1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4" draw:layer="layout" svg:width="25.199cm" svg:height="0.869cm" svg:x="1.336cm" svg:y="0.427cm" presentation:class="title">
          <draw:text-box>
            <text:p>General expansion</text:p>
          </draw:text-box>
        </draw:frame>
        <draw:frame draw:style-name="gr3" draw:text-style-name="P13" draw:layer="layout" svg:width="16.809cm" svg:height="0.962cm" svg:x="1.305cm" svg:y="2.575cm">
          <draw:text-box>
            <text:p xml:id="id1" text:id="id1">Consider a basis (plane-waves, polynomials, Hermite, …):</text:p>
          </draw:text-box>
        </draw:frame>
        <draw:g xml:id="id2" draw:id="id2">
          <svg:title>TexMaths</svg:title>
          <svg:desc>24§display§\varphi_1(x), \varphi_2(x), \varphi_3(x), ...§svg§600§FALSE§</svg:desc>
          <draw:g>
            <draw:path draw:style-name="gr4" draw:text-style-name="P10" draw:layer="layout" svg:width="7.869cm" svg:height="0.753cm" svg:x="6.985cm" svg:y="3.68cm" svg:viewBox="0 0 7870 754" svg:d="M3935 754c-1312 0-2623 0-3935 0 0-251 0-503 0-754 2623 0 5247 0 7870 0 0 251 0 503 0 754-1312 0-2623 0-3935 0z">
              <text:p/>
            </draw:path>
            <draw:path draw:style-name="gr5" draw:text-style-name="P11" draw:layer="layout" svg:width="0.479cm" svg:height="0.554cm" svg:x="6.985cm" svg:y="3.895cm" svg:viewBox="0 0 480 555" svg:d="M101 515c-3 9-5 12-5 16 0 17 17 24 24 24 5 0 24-2 31-24 3-4 7-33 31-153 8 3 12 3 27 3 141 0 271-132 271-264 0-67-34-117-96-117-122 0-173 163-223 328-91-17-139-65-139-125 0-23 19-117 69-174 7-7 5-7 7-10 0-5-2-9-9-9-24 0-89 122-89 203 0 77 55 139 146 160-15 47-30 95-45 142zM216 333c-5 0-7 0-14-3-10 0-10 0-10-2s14-79 17-91c24-108 91-187 165-187 58 0 82 43 82 84 0 96-108 199-240 199z">
              <text:p/>
            </draw:path>
            <draw:path draw:style-name="gr5" draw:text-style-name="P11" draw:layer="layout" svg:width="0.213cm" svg:height="0.389cm" svg:x="7.558cm" svg:y="4.003cm" svg:viewBox="0 0 214 390" svg:d="M132 17c0-17 0-17-17-17-38 36-91 36-115 36 0 7 0 14 0 21 14 0 53 0 86-16 0 100 0 201 0 301 0 19 0 27-60 27-7 0-14 0-21 0 0 7 0 14 0 21 9-2 81-2 103-2 19 0 94 0 106 2 0-7 0-14 0-21-8 0-15 0-22 0-60 0-60-8-60-27 0-108 0-217 0-325z">
              <text:p/>
            </draw:path>
            <draw:path draw:style-name="gr5" draw:text-style-name="P11" draw:layer="layout" svg:width="0.196cm" svg:height="0.839cm" svg:x="7.954cm" svg:y="3.637cm" svg:viewBox="0 0 197 840" svg:d="M197 831c0-3 0-3-15-17-105-108-132-266-132-395 0-146 32-292 135-395 12-12 12-12 12-14 0-8-3-10-10-10s-84 57-132 165c-43 91-55 184-55 254 0 67 10 167 58 263 50 103 122 158 129 158s10-2 10-9z">
              <text:p/>
            </draw:path>
            <draw:path draw:style-name="gr5" draw:text-style-name="P11" draw:layer="layout" svg:width="0.419cm" svg:height="0.38cm" svg:x="8.223cm" svg:y="3.895cm" svg:viewBox="0 0 420 381" svg:d="M259 117c5-21 24-98 82-98 5 0 26 0 43 10-24 5-41 26-41 45 0 15 10 31 31 31 19 0 46-16 46-50 0-43-48-55-77-55-50 0-79 45-89 65-21-55-67-65-91-65-89 0-137 108-137 129 0 10 10 10 12 10 5 0 8-3 10-10 29-88 84-110 113-110 17 0 45 7 45 55 0 27-14 84-45 201-12 53-43 86-79 86-5 0-24 0-44-9 22-5 41-22 41-46s-19-28-31-28c-26 0-48 21-48 48 0 38 43 55 82 55 55 0 84-60 86-65 12 31 41 65 91 65 89 0 137-108 137-130 0-7-10-7-12-7-7 0-10 3-10 7-28 91-86 110-112 110-34 0-46-26-46-55 0-19 5-36 14-74 10-38 20-76 29-115z">
              <text:p/>
            </draw:path>
            <draw:path draw:style-name="gr5" draw:text-style-name="P11" draw:layer="layout" svg:width="0.196cm" svg:height="0.839cm" svg:x="8.729cm" svg:y="3.637cm" svg:viewBox="0 0 197 840" svg:d="M197 419c0-65-10-165-58-261-50-103-122-158-129-158-5 0-10 5-10 10 0 2 0 2 17 19 81 81 129 215 129 390 0 144-31 292-134 397-12 12-12 12-12 15 0 4 5 9 10 9 7 0 84-57 132-165 43-91 55-184 55-256z">
              <text:p/>
            </draw:path>
            <draw:path draw:style-name="gr5" draw:text-style-name="P11" draw:layer="layout" svg:width="0.097cm" svg:height="0.25cm" svg:x="9.082cm" svg:y="4.178cm" svg:viewBox="0 0 98 251" svg:d="M98 89c0-55-21-89-52-89-29 0-46 22-46 45 0 22 17 44 46 44 9 0 19-3 28-10 3-2 3-2 5-2 0 4 0 0 0 12 0 62-29 112-57 138-8 10-8 12-8 15 0 5 3 9 8 9 9 0 76-64 76-162z">
              <text:p/>
            </draw:path>
            <draw:path draw:style-name="gr5" draw:text-style-name="P11" draw:layer="layout" svg:width="0.479cm" svg:height="0.554cm" svg:x="9.425cm" svg:y="3.895cm" svg:viewBox="0 0 480 555" svg:d="M103 515c-5 9-5 12-5 16 0 17 17 24 24 24 5 0 24-2 32-24 2-4 7-33 28-153 8 3 15 3 29 3 139 0 269-132 269-264 0-67-31-117-96-117-122 0-173 163-223 328-91-17-137-65-137-125 0-23 19-117 70-174 7-7 4-7 7-10 0-5-3-9-12-9-24 0-89 122-89 203 0 77 58 139 146 160-14 47-28 95-43 142zM218 333c-7 0-7 0-14-3-10 0-12 0-12-2s14-79 17-91c26-108 93-187 168-187 57 0 79 43 79 84 0 96-108 199-238 199z">
              <text:p/>
            </draw:path>
            <draw:path draw:style-name="gr5" draw:text-style-name="P11" draw:layer="layout" svg:width="0.261cm" svg:height="0.389cm" svg:x="9.972cm" svg:y="4.003cm" svg:viewBox="0 0 262 390" svg:d="M262 282c-7 0-13 0-20 0-2 12-9 48-16 53-5 5-51 5-58 5-36 0-72 0-108 0 60-55 82-72 118-98 43-36 84-72 84-127 0-72-63-115-140-115-72 0-122 50-122 105 0 29 26 31 31 31 15 0 31-9 31-31 0-9-2-31-33-31 17-40 57-52 86-52 58 0 89 45 89 93 0 50-36 91-55 112-47 47-95 93-142 139-7 5-7 7-7 24 82 0 163 0 245 0 5-36 11-72 17-108z">
              <text:p/>
            </draw:path>
            <draw:path draw:style-name="gr5" draw:text-style-name="P11" draw:layer="layout" svg:width="0.196cm" svg:height="0.839cm" svg:x="10.397cm" svg:y="3.637cm" svg:viewBox="0 0 197 840" svg:d="M197 831c0-3 0-3-15-17-105-108-134-266-134-395 0-146 34-292 137-395 12-12 12-12 12-14 0-8-5-10-10-10-7 0-84 57-134 165-43 91-53 184-53 254 0 67 10 167 55 263 51 103 125 158 132 158 5 0 10-2 10-9z">
              <text:p/>
            </draw:path>
            <draw:path draw:style-name="gr5" draw:text-style-name="P11" draw:layer="layout" svg:width="0.419cm" svg:height="0.38cm" svg:x="10.666cm" svg:y="3.895cm" svg:viewBox="0 0 420 381" svg:d="M257 117c5-21 24-98 84-98 5 0 24 0 43 10-24 5-41 26-41 45 0 15 10 31 31 31 19 0 46-16 46-50 0-43-51-55-79-55-48 0-77 45-87 65-21-55-67-65-91-65-89 0-137 108-137 129 0 10 7 7 10 10 7 0 10-3 12-10 29-88 84-110 113-110 17 0 45 7 45 55 0 27-14 84-45 201-15 53-43 86-82 86-5 0-24 0-41-9 22-5 39-22 39-46s-17-28-31-28c-24 0-46 21-46 48 0 38 43 55 79 55 55 0 87-60 89-65 10 31 41 65 91 65 87 0 134-108 134-130 0-7-7-7-9-7-7 0-10 3-12 7-26 91-84 110-110 110-34 0-48-26-48-55 0-19 4-36 14-74s19-76 29-115z">
              <text:p/>
            </draw:path>
            <draw:path draw:style-name="gr5" draw:text-style-name="P11" draw:layer="layout" svg:width="0.193cm" svg:height="0.839cm" svg:x="11.172cm" svg:y="3.637cm" svg:viewBox="0 0 194 840" svg:d="M194 419c0-65-9-165-55-261-50-103-122-158-132-158-5 0-7 5-7 10 0 2 0 2 14 19 84 81 132 215 132 390 0 144-31 292-136 397-10 12-10 12-10 15 0 4 2 9 7 9 10 0 84-57 135-165 43-91 52-184 52-256z">
              <text:p/>
            </draw:path>
            <draw:path draw:style-name="gr5" draw:text-style-name="P11" draw:layer="layout" svg:width="0.097cm" svg:height="0.25cm" svg:x="11.525cm" svg:y="4.178cm" svg:viewBox="0 0 98 251" svg:d="M98 89c0-55-21-89-55-89-26 0-43 22-43 45 0 22 17 44 43 44 10 0 22-3 29-10 5-2 3-2 5-2s2 0 2 12c0 62-29 112-57 138-10 10-10 12-10 15 0 5 5 9 10 9 9 0 76-64 76-162z">
              <text:p/>
            </draw:path>
            <draw:path draw:style-name="gr5" draw:text-style-name="P11" draw:layer="layout" svg:width="0.479cm" svg:height="0.554cm" svg:x="11.868cm" svg:y="3.895cm" svg:viewBox="0 0 480 555" svg:d="M101 515c-3 9-5 12-5 16 0 17 17 24 26 24 3 0 22-2 32-24 2-4 4-33 28-153 8 3 15 3 29 3 139 0 269-132 269-264 0-67-34-117-96-117-122 0-173 163-223 328-91-17-139-65-139-125 0-23 19-117 69-174 7-7 5-7 7-10 0-5-2-9-9-9-24 0-89 122-89 203 0 77 55 139 146 160-15 47-30 95-45 142zM218 333c-7 0-9 0-16-3-10 0-10 0-10-2s14-79 17-91c26-108 91-187 165-187 60 0 82 43 82 84 0 96-108 199-238 199z">
              <text:p/>
            </draw:path>
            <draw:path draw:style-name="gr5" draw:text-style-name="P11" draw:layer="layout" svg:width="0.27cm" svg:height="0.401cm" svg:x="12.41cm" svg:y="4.003cm" svg:viewBox="0 0 271 402" svg:d="M127 194c48 0 79 31 79 93 0 74-40 96-76 96-22 0-75-7-99-41 27-2 34-21 34-33 0-19-15-34-34-34-17 0-31 12-31 36 0 55 60 91 132 91 82 0 139-55 139-115 0-45-38-91-103-105 62-22 84-65 84-101 0-47-54-81-120-81s-115 31-115 79c0 19 14 31 31 31 19 0 31-14 31-31s-12-29-31-31c22-24 62-31 84-31 26 0 62 12 62 64 0 24-7 51-24 70-19 21-36 24-64 24-15 2-17 2-20 2-1 3-4 3-4 7 0 10 4 10 14 10s21 0 31 0z">
              <text:p/>
            </draw:path>
            <draw:path draw:style-name="gr5" draw:text-style-name="P11" draw:layer="layout" svg:width="0.193cm" svg:height="0.839cm" svg:x="12.839cm" svg:y="3.637cm" svg:viewBox="0 0 194 840" svg:d="M194 831c0-3 0-3-14-17-106-108-132-266-132-395 0-146 31-292 137-395 9-12 9-12 9-14 0-8-2-10-7-10-9 0-84 57-134 165-43 91-53 184-53 254 0 67 10 167 55 263 51 103 123 158 132 158 5 0 7-2 7-9z">
              <text:p/>
            </draw:path>
            <draw:path draw:style-name="gr5" draw:text-style-name="P11" draw:layer="layout" svg:width="0.419cm" svg:height="0.38cm" svg:x="13.108cm" svg:y="3.895cm" svg:viewBox="0 0 420 381" svg:d="M257 117c5-21 24-98 84-98 2 0 24 0 40 10-23 5-40 26-40 45 0 15 9 31 33 31 17 0 46-16 46-50 0-43-51-55-79-55-48 0-79 45-89 65-22-55-67-65-91-65-87 0-135 108-135 129 0 10 8 10 10 10 7 0 10-3 10-10 28-88 86-110 115-110 14 0 43 7 43 55 0 27-12 84-43 201-15 53-43 86-82 86-5 0-24 0-41-9 20-5 39-22 39-46s-19-28-31-28c-24 0-46 21-46 48 0 38 41 55 79 55 55 0 87-60 89-65 10 31 41 65 91 65 87 0 134-108 134-130 0-7-7-7-9-7-10 0-10 3-12 7-29 91-84 110-113 110-31 0-45-26-45-55 0-19 4-36 14-74s19-76 29-115z">
              <text:p/>
            </draw:path>
            <draw:path draw:style-name="gr5" draw:text-style-name="P11" draw:layer="layout" svg:width="0.196cm" svg:height="0.839cm" svg:x="13.612cm" svg:y="3.637cm" svg:viewBox="0 0 197 840" svg:d="M197 419c0-65-10-165-55-261-51-103-125-158-132-158-5 0-10 5-10 10 0 2 0 2 17 19 81 81 132 215 132 390 0 144-31 292-137 397-12 12-12 12-12 15 0 4 5 9 10 9 7 0 84-57 134-165 43-91 53-184 53-256z">
              <text:p/>
            </draw:path>
            <draw:path draw:style-name="gr5" draw:text-style-name="P11" draw:layer="layout" svg:width="0.097cm" svg:height="0.25cm" svg:x="13.965cm" svg:y="4.178cm" svg:viewBox="0 0 98 251" svg:d="M98 89c0-55-19-89-52-89-29 0-46 22-46 45 0 22 17 44 46 44 9 0 21-3 28-10 3-2 4-2 5-2 1 4 3 0 3 12 0 62-32 112-58 138-10 10-10 12-10 15 0 5 5 9 8 9 9 0 76-64 76-162z">
              <text:p/>
            </draw:path>
            <draw:path draw:style-name="gr5" draw:text-style-name="P11" draw:layer="layout" svg:width="0.09cm" svg:height="0.088cm" svg:x="14.339cm" svg:y="4.178cm" svg:viewBox="0 0 91 89" svg:d="M91 45c0-26-21-45-45-45s-46 20-46 45c0 26 22 44 46 44s45-20 45-44z">
              <text:p/>
            </draw:path>
            <draw:path draw:style-name="gr5" draw:text-style-name="P11" draw:layer="layout" svg:width="0.088cm" svg:height="0.088cm" svg:x="14.574cm" svg:y="4.178cm" svg:viewBox="0 0 89 89" svg:d="M89 45c0-26-18-45-43-45-26 0-46 20-46 45 0 26 20 44 46 44 25 0 43-20 43-44z">
              <text:p/>
            </draw:path>
            <draw:path draw:style-name="gr5" draw:text-style-name="P11" draw:layer="layout" svg:width="0.088cm" svg:height="0.088cm" svg:x="14.809cm" svg:y="4.178cm" svg:viewBox="0 0 89 89" svg:d="M89 45c0-26-22-45-46-45s-43 20-43 45c0 26 19 44 43 44s46-20 46-44z">
              <text:p/>
            </draw:path>
          </draw:g>
        </draw:g>
        <draw:g xml:id="id3" draw:id="id3">
          <svg:title>TexMaths</svg:title>
          <svg:desc>24§display§\ket{\varphi_1}, \ket{\varphi_2}, \ket{\varphi_3}, ...§svg§600§FALSE§</svg:desc>
          <draw:g>
            <draw:path draw:style-name="gr4" draw:text-style-name="P10" draw:layer="layout" svg:width="6.563cm" svg:height="0.751cm" svg:x="7.385cm" svg:y="4.888cm" svg:viewBox="0 0 6564 752" svg:d="M0 0c2188 0 4376 0 6564 0 0 251 0 501 0 752-2188 0-4376 0-6564 0 0-251 0-501 0-752z">
              <text:p/>
            </draw:path>
            <draw:path draw:style-name="gr5" draw:text-style-name="P11" draw:layer="layout" svg:width="0.033cm" svg:height="0.837cm" svg:x="7.443cm" svg:y="4.845cm" svg:viewBox="0 0 34 838" svg:d="M34 31c0-17 0-31-17-31s-17 14-17 31c0 259 0 517 0 776 0 17 0 31 17 31s17-14 17-31c0-259 0-517 0-776z">
              <text:p/>
            </draw:path>
            <draw:path draw:style-name="gr5" draw:text-style-name="P11" draw:layer="layout" svg:width="0.479cm" svg:height="0.552cm" svg:x="7.618cm" svg:y="5.104cm" svg:viewBox="0 0 480 553" svg:d="M101 512c-3 12-3 12-3 17 0 19 15 24 24 24 5 0 22-2 32-21 2-8 7-36 28-154 8 0 15 0 29 0 139 0 269-131 269-263 0-65-34-115-96-115-123 0-173 163-223 326-91-17-139-65-139-125 0-24 19-115 69-172 7-7 7-10 7-12 0-3 0-7-9-7-24 0-89 119-89 201 0 79 55 139 146 160-15 47-30 94-45 141zM218 330c-7 0-9 0-16 0-10 0-10-2-10-4 6-31 14-77 17-91 26-106 91-187 168-187 57 0 79 45 79 86 0 93-108 196-238 196z">
              <text:p/>
            </draw:path>
            <draw:path draw:style-name="gr5" draw:text-style-name="P11" draw:layer="layout" svg:width="0.215cm" svg:height="0.389cm" svg:x="8.191cm" svg:y="5.209cm" svg:viewBox="0 0 216 390" svg:d="M134 17c0-15-2-17-19-17-36 38-91 38-115 38 0 7 0 15 0 22 14 0 53 0 86-17 0 100 0 200 0 299 0 20 0 27-60 27-7 0-14 0-21 0 0 7 0 14 0 21 9 0 84-2 105-2 17 0 92 2 106 2 0-7 0-14 0-21-8 0-16 0-24 0-58 0-58-7-58-27 0-108 0-217 0-325z">
              <text:p/>
            </draw:path>
            <draw:path draw:style-name="gr5" draw:text-style-name="P11" draw:layer="layout" svg:width="0.189cm" svg:height="0.837cm" svg:x="8.551cm" svg:y="4.845cm" svg:viewBox="0 0 190 838" svg:d="M185 433c5-9 5-12 5-14s0-5-5-14c-49-129-98-257-147-386-7-14-13-19-21-19-9 0-17 7-17 17 0 2 0 5 5 14 49 129 99 259 149 388-50 129-100 259-149 388-5 9-5 9-5 14 0 10 10 17 17 17 12 0 14-10 19-17 50-129 99-258 149-388z">
              <text:p/>
            </draw:path>
            <draw:path draw:style-name="gr5" draw:text-style-name="P11" draw:layer="layout" svg:width="0.097cm" svg:height="0.25cm" svg:x="9.048cm" svg:y="5.384cm" svg:viewBox="0 0 98 251" svg:d="M98 89c0-55-21-89-55-89-26 0-43 22-43 45 0 22 17 46 43 46 10 0 22-5 29-12 2-2 3-2 5-2s2 0 2 12c0 62-28 113-57 141-9 8-10 9-10 12 0 7 5 9 10 9 9 0 76-64 76-162z">
              <text:p/>
            </draw:path>
            <draw:path draw:style-name="gr5" draw:text-style-name="P11" draw:layer="layout" svg:width="0.033cm" svg:height="0.837cm" svg:x="9.448cm" svg:y="4.845cm" svg:viewBox="0 0 34 838" svg:d="M34 31c0-17 0-31-17-31s-17 14-17 31c0 259 0 517 0 776 0 17 0 31 17 31s17-14 17-31c0-259 0-517 0-776z">
              <text:p/>
            </draw:path>
            <draw:path draw:style-name="gr5" draw:text-style-name="P11" draw:layer="layout" svg:width="0.479cm" svg:height="0.552cm" svg:x="9.626cm" svg:y="5.104cm" svg:viewBox="0 0 480 553" svg:d="M101 512c-5 12-5 12-5 17 0 19 17 24 24 24 5 0 24-2 31-21 3-8 7-36 31-154 8 0 12 0 27 0 139 0 271-131 271-263 0-65-34-115-99-115-120 0-172 163-223 326-91-17-136-65-136-125 0-24 19-115 69-172 7-7 7-10 7-12 0-3-2-7-9-7-24 0-89 119-89 201 0 79 55 139 144 160-14 47-29 94-43 141zM216 330c-7 0-7 0-14 0-10 0-12-2-12-4 5-31 14-77 16-91 27-106 94-187 168-187 58 0 82 45 82 86 0 93-111 196-240 196z">
              <text:p/>
            </draw:path>
            <draw:path draw:style-name="gr5" draw:text-style-name="P11" draw:layer="layout" svg:width="0.26cm" svg:height="0.389cm" svg:x="10.17cm" svg:y="5.209cm" svg:viewBox="0 0 261 390" svg:d="M261 283c-6 0-12 0-19 0-2 14-7 47-16 55-5 2-51 2-58 2-36 0-72 0-108 0 62-55 82-69 118-98 43-34 83-72 83-127 0-72-62-115-136-115-75 0-125 53-125 105 0 31 26 34 31 34 15 0 31-10 31-31 0-12-2-31-33-31 19-41 57-55 86-55 58 0 89 45 89 93 0 50-36 91-55 112-47 47-95 93-142 139-7 8-7 8-7 24 82 0 163 0 245 0 5-36 11-72 16-107z">
              <text:p/>
            </draw:path>
            <draw:path draw:style-name="gr5" draw:text-style-name="P11" draw:layer="layout" svg:width="0.186cm" svg:height="0.837cm" svg:x="10.559cm" svg:y="4.845cm" svg:viewBox="0 0 187 838" svg:d="M182 433c5-9 5-12 5-14s0-5-5-14c-48-129-97-257-146-386-5-14-10-19-19-19-10 0-17 7-17 17 0 2 0 5 5 14 49 129 99 259 149 388-50 129-100 259-149 388-5 9-5 9-5 14 0 10 7 17 17 17 9 0 14-10 17-17 49-129 99-258 148-388z">
              <text:p/>
            </draw:path>
            <draw:path draw:style-name="gr5" draw:text-style-name="P11" draw:layer="layout" svg:width="0.097cm" svg:height="0.25cm" svg:x="11.053cm" svg:y="5.384cm" svg:viewBox="0 0 98 251" svg:d="M98 89c0-55-21-89-52-89-29 0-46 22-46 45 0 22 17 46 46 46 9 0 19-5 28-12 3-2 3-2 5-2 0 4 0 0 0 12 0 62-29 112-57 141-8 7-8 9-8 12 0 7 3 9 8 9 9 0 76-64 76-162z">
              <text:p/>
            </draw:path>
            <draw:path draw:style-name="gr5" draw:text-style-name="P11" draw:layer="layout" svg:width="0.033cm" svg:height="0.837cm" svg:x="11.456cm" svg:y="4.845cm" svg:viewBox="0 0 34 838" svg:d="M34 31c0-17 0-31-17-31s-17 14-17 31c0 259 0 517 0 776 0 17 0 31 17 31s17-14 17-31c0-259 0-517 0-776z">
              <text:p/>
            </draw:path>
            <draw:path draw:style-name="gr5" draw:text-style-name="P11" draw:layer="layout" svg:width="0.479cm" svg:height="0.552cm" svg:x="11.631cm" svg:y="5.104cm" svg:viewBox="0 0 480 553" svg:d="M101 512c-3 12-5 12-5 17 0 19 17 24 26 24 3 0 22-2 32-21 2-8 4-36 28-154 8 0 15 0 29 0 139 0 269-131 269-263 0-65-34-115-96-115-123 0-173 163-223 326-91-17-139-65-139-125 0-24 19-115 69-172 7-7 7-10 7-12 0-3-2-7-9-7-24 0-89 119-89 201 0 79 55 139 146 160-15 47-30 94-45 141zM218 330c-7 0-9 0-16 0-10 0-10-2-10-4 6-31 14-77 17-91 26-106 91-187 165-187 60 0 82 45 82 86 0 93-108 196-238 196z">
              <text:p/>
            </draw:path>
            <draw:path draw:style-name="gr5" draw:text-style-name="P11" draw:layer="layout" svg:width="0.27cm" svg:height="0.401cm" svg:x="12.174cm" svg:y="5.209cm" svg:viewBox="0 0 271 402" svg:d="M127 194c48 0 79 31 79 96 0 72-40 93-76 93-22 0-75-7-99-41 27-2 34-21 34-33 0-19-15-31-34-31-14 0-31 9-31 33 0 55 60 91 132 91 82 0 139-55 139-112 0-46-38-94-103-106 62-24 84-67 84-103 0-45-54-81-120-81s-115 34-115 79c0 19 14 31 31 31 19 0 31-14 31-29 0-16-12-31-31-31 22-26 62-33 84-33 26 0 62 14 62 64 0 24-7 53-24 70-19 24-36 24-64 26-15 0-15 0-20 3-1 2-4 0-4 7s4 7 14 7 21 0 31 0z">
              <text:p/>
            </draw:path>
            <draw:path draw:style-name="gr5" draw:text-style-name="P11" draw:layer="layout" svg:width="0.189cm" svg:height="0.837cm" svg:x="12.565cm" svg:y="4.845cm" svg:viewBox="0 0 190 838" svg:d="M185 433c5-9 5-12 5-14s0-5-5-14c-50-129-99-257-149-386-5-14-10-19-19-19-10 0-17 7-17 17 0 2 0 5 5 14 49 129 99 259 149 388-50 129-100 259-149 388-5 9-5 9-5 14 0 10 7 17 17 17 12 0 14-10 19-17 50-129 99-258 149-388z">
              <text:p/>
            </draw:path>
            <draw:path draw:style-name="gr5" draw:text-style-name="P11" draw:layer="layout" svg:width="0.097cm" svg:height="0.25cm" svg:x="13.059cm" svg:y="5.384cm" svg:viewBox="0 0 98 251" svg:d="M98 89c0-55-19-89-52-89-29 0-46 22-46 45 0 22 17 46 46 46 9 0 21-5 28-12 3-2 4-2 5-2 1 4 3 0 3 12 0 62-30 113-58 141-8 8-10 9-10 12 0 7 5 9 10 9 7 0 74-64 74-162z">
              <text:p/>
            </draw:path>
            <draw:path draw:style-name="gr5" draw:text-style-name="P11" draw:layer="layout" svg:width="0.088cm" svg:height="0.09cm" svg:x="13.435cm" svg:y="5.384cm" svg:viewBox="0 0 89 91" svg:d="M89 45c0-23-22-45-46-45s-43 22-43 45c0 24 19 46 43 46s46-22 46-46z">
              <text:p/>
            </draw:path>
            <draw:path draw:style-name="gr5" draw:text-style-name="P11" draw:layer="layout" svg:width="0.088cm" svg:height="0.09cm" svg:x="13.668cm" svg:y="5.384cm" svg:viewBox="0 0 89 91" svg:d="M89 45c0-23-19-45-43-45s-46 22-46 45c0 24 22 46 46 46s43-22 43-46z">
              <text:p/>
            </draw:path>
            <draw:path draw:style-name="gr5" draw:text-style-name="P11" draw:layer="layout" svg:width="0.088cm" svg:height="0.09cm" svg:x="13.903cm" svg:y="5.384cm" svg:viewBox="0 0 89 91" svg:d="M89 45c0-23-21-45-46-45s-43 22-43 45c0 24 18 46 43 46s46-22 46-46z">
              <text:p/>
            </draw:path>
          </draw:g>
        </draw:g>
        <draw:g xml:id="id4" draw:id="id4">
          <draw:g>
            <svg:title>TexMaths</svg:title>
            <svg:desc>24§display§\braket{\varphi_i}{\varphi_j} = \delta_{i,j}§svg§600§FALSE§</svg:desc>
            <draw:g>
              <draw:path draw:style-name="gr4" draw:text-style-name="P10" draw:layer="layout" svg:width="4.737cm" svg:height="0.789cm" svg:x="17.809cm" svg:y="4.688cm" svg:viewBox="0 0 4738 790" svg:d="M2368 790c-790 0-1579 0-2368 0 0-263 0-527 0-790 1579 0 3159 0 4738 0 0 263 0 527 0 790-790 0-1580 0-2370 0z">
                <text:p/>
              </draw:path>
              <draw:path draw:style-name="gr5" draw:text-style-name="P11" draw:layer="layout" svg:width="0.186cm" svg:height="0.839cm" svg:x="17.859cm" svg:y="4.645cm" svg:viewBox="0 0 187 840" svg:d="M182 34c5-10 5-12 5-17 0-10-7-17-17-17-7 0-12 5-19 19-49 129-97 257-146 386-3 4-5 9-5 14s0 5 5 14c49 129 97 257 146 386 3 9 7 21 19 21 10 0 17-7 17-17 0-2 0-4-5-14-49-130-99-260-148-390 49-129 99-257 148-385z">
                <text:p/>
              </draw:path>
              <draw:path draw:style-name="gr5" draw:text-style-name="P11" draw:layer="layout" svg:width="0.479cm" svg:height="0.554cm" svg:x="18.135cm" svg:y="4.903cm" svg:viewBox="0 0 480 555" svg:d="M103 515c-5 9-5 12-5 16 0 17 15 24 24 24 5 0 22-2 32-24 2-4 7-33 28-153 8 3 15 3 29 3 139 0 269-132 269-264 0-67-31-117-96-117-123 0-173 163-223 328-91-17-137-65-137-125 0-23 19-117 70-174 4-7 3-7 4-10 0-5 0-9-9-9-24 0-89 122-89 203 0 77 58 139 146 160-14 48-28 95-43 142zM218 333c-7 0-7 0-14-3-12 0-12 0-12-2s14-79 17-91c26-108 91-187 168-187 57 0 79 43 79 84 0 96-108 199-238 199z">
                <text:p/>
              </draw:path>
              <draw:path draw:style-name="gr5" draw:text-style-name="P11" draw:layer="layout" svg:width="0.179cm" svg:height="0.394cm" svg:x="18.673cm" svg:y="5.011cm" svg:viewBox="0 0 180 395" svg:d="M163 22c0-10-7-22-24-22-14 0-31 14-31 34 0 9 7 21 24 21s31-17 31-33zM43 321c-2 7-5 14-5 24 0 28 24 50 56 50 60 0 86-81 86-89 0-9-6-6-10-9-9 0-9 5-12 12-14 45-38 69-62 69-12 0-14-7-14-19 0-14 4-26 9-38 5-17 12-31 19-48 5-14 27-67 29-74 0-5 3-12 3-19 0-27-24-48-56-48-60 0-86 79-86 88 0 7 6 5 10 7 9 0 9-2 12-9 14-50 40-72 62-72 10 0 14 5 14 22 0 14-2 21-16 59-13 32-26 63-39 94z">
                <text:p/>
              </draw:path>
              <draw:path draw:style-name="gr5" draw:text-style-name="P11" draw:layer="layout" svg:width="0.033cm" svg:height="0.839cm" svg:x="19.025cm" svg:y="4.645cm" svg:viewBox="0 0 34 840" svg:d="M34 31c0-14 0-31-17-31s-17 17-17 31c0 259 0 519 0 778 0 14 0 31 17 31s17-17 17-31c0-259 0-519 0-778z">
                <text:p/>
              </draw:path>
              <draw:path draw:style-name="gr5" draw:text-style-name="P11" draw:layer="layout" svg:width="0.479cm" svg:height="0.554cm" svg:x="19.203cm" svg:y="4.903cm" svg:viewBox="0 0 480 555" svg:d="M101 515c-5 9-5 12-5 16 0 17 17 24 24 24 5 0 24-2 31-24 3-4 7-33 31-153 8 3 12 3 27 3 139 0 271-132 271-264 0-67-34-117-96-117-123 0-173 163-226 328-88-17-136-65-136-125 0-23 19-117 69-174 7-7 5-7 7-10 0-5-2-9-9-9-24 0-89 122-89 203 0 77 55 139 144 160-14 48-29 95-43 142zM216 333c-5 0-7 0-14-3-10 0-12 0-12-2s14-79 16-91c27-108 94-187 168-187 58 0 82 43 82 84 0 96-111 199-240 199z">
                <text:p/>
              </draw:path>
              <draw:path draw:style-name="gr5" draw:text-style-name="P11" draw:layer="layout" svg:width="0.258cm" svg:height="0.509cm" svg:x="19.711cm" svg:y="5.011cm" svg:viewBox="0 0 259 510" svg:d="M259 22c0-10-7-22-24-22s-33 17-33 34c0 7 7 21 23 21 17 0 34-17 34-33zM134 419c-9 41-40 74-76 74-8 0-15-2-22-5 17-4 22-19 22-28 0-15-12-22-24-22-20 0-34 14-34 34 0 24 23 38 58 38 34 0 105-22 122-93 18-71 37-141 55-211 0-7 2-12 2-19 0-34-28-55-64-55-65 0-103 81-103 88s9 7 12 7c7 0 7 0 12-9 14-34 43-72 79-72 14 0 19 12 19 29 0 7 0 17-2 19-19 75-37 150-56 225z">
                <text:p/>
              </draw:path>
              <draw:path draw:style-name="gr5" draw:text-style-name="P11" draw:layer="layout" svg:width="0.189cm" svg:height="0.839cm" svg:x="20.112cm" svg:y="4.645cm" svg:viewBox="0 0 190 840" svg:d="M185 433c5-9 5-10 5-14s0-2-5-12c-50-129-99-259-149-388-5-14-10-19-19-19-10 0-17 7-17 17 0 2 0 5 5 14 49 129 99 259 149 388-50 129-100 258-149 388-5 9-5 12-5 16 0 10 7 17 17 17 12 0 14-9 19-17 50-130 99-260 149-390z">
                <text:p/>
              </draw:path>
              <draw:path draw:style-name="gr5" draw:text-style-name="P11" draw:layer="layout" svg:width="0.558cm" svg:height="0.198cm" svg:x="20.676cm" svg:y="4.966cm" svg:viewBox="0 0 559 199" svg:d="M530 36c15 0 29-1 29-19s-14-17-26-17c-169 0-338 0-507 0-12 0-26-1-26 17s14 19 29 19c167 0 334 0 501 0zM533 199c12 0 26 1 26-17s-14-19-29-19c-167 0-334 0-501 0-15 0-29 1-29 19s14 17 26 17c169 0 338 0 507 0z">
                <text:p/>
              </draw:path>
              <draw:path draw:style-name="gr5" draw:text-style-name="P11" draw:layer="layout" svg:width="0.344cm" svg:height="0.605cm" svg:x="21.554cm" svg:y="4.678cm" svg:viewBox="0 0 345 606" svg:d="M187 230c-105 24-187 134-187 234 0 82 53 142 132 142 98 0 168-132 168-247 0-77-34-120-63-156-28-38-79-100-79-138 0-17 17-39 46-39 26 0 43 12 60 24 17 10 33 19 48 19 19 0 33-19 33-33 0-17-14-19-45-26-43-10-55-10-67-10-67 0-96 36-96 86 0 46 24 94 50 144zM197 249c21 38 45 84 45 144 0 55-31 196-110 196-46 0-82-36-82-101 0-52 32-210 147-239z">
                <text:p/>
              </draw:path>
              <draw:path draw:style-name="gr5" draw:text-style-name="P11" draw:layer="layout" svg:width="0.177cm" svg:height="0.394cm" svg:x="21.921cm" svg:y="5.011cm" svg:viewBox="0 0 178 395" svg:d="M163 22c0-10-7-22-24-22s-33 14-33 34c0 9 7 21 24 21 16 0 33-17 33-33zM43 321c-2 7-7 14-7 24 0 28 24 50 58 50 57 0 84-81 84-89 0-9-8-9-10-9-7 0-10 5-12 12-12 45-38 69-62 69-12 0-15-7-15-19 0-14 5-26 10-38 7-17 12-31 19-48 5-14 26-67 29-74 2-5 5-12 5-19 0-27-24-48-58-48-58 0-84 79-84 88 0 7 7 7 10 7 7 0 7-2 9-9 17-50 41-72 63-72 9 0 16 5 16 22 0 14-4 21-19 59-12 32-24 63-36 94z">
                <text:p/>
              </draw:path>
              <draw:path draw:style-name="gr5" draw:text-style-name="P11" draw:layer="layout" svg:width="0.073cm" svg:height="0.179cm" svg:x="22.197cm" svg:y="5.334cm" svg:viewBox="0 0 74 180" svg:d="M58 57c0 32-5 70-46 108-2 3-5 3-5 7 0 3 5 8 10 8 7 0 57-48 57-118 0-36-14-62-40-62-20 0-34 14-34 34 0 16 14 33 34 33 14 0 16-6 24-10z">
                <text:p/>
              </draw:path>
              <draw:path draw:style-name="gr5" draw:text-style-name="P11" draw:layer="layout" svg:width="0.258cm" svg:height="0.509cm" svg:x="22.331cm" svg:y="5.011cm" svg:viewBox="0 0 259 510" svg:d="M259 22c0-10-7-22-24-22s-33 17-33 34c0 7 7 21 23 21 17 0 34-17 34-33zM134 419c-12 41-43 74-76 74-8 0-15-2-22-5 14-4 19-19 19-28 0-15-9-22-21-22-20 0-34 14-34 34 0 24 22 38 58 38s105-22 122-93c18-71 35-141 53-211 2-7 4-12 4-19 0-34-28-55-64-55-65 0-103 81-103 88s9 7 12 7c4 0 7 0 9-9 17-34 46-72 82-72 14 0 19 12 19 29 0 7 0 17-2 19-19 75-37 150-56 225z">
                <text:p/>
              </draw:path>
            </draw:g>
          </draw:g>
          <draw:frame draw:style-name="gr3" draw:text-style-name="P13" draw:layer="layout" svg:width="7.017cm" svg:height="0.962cm" svg:x="17.68cm" svg:y="3.71cm">
            <draw:text-box>
              <text:p>Assuming orthonormal:</text:p>
            </draw:text-box>
          </draw:frame>
        </draw:g>
        <draw:g xml:id="id5" draw:id="id5">
          <draw:frame draw:style-name="gr3" draw:text-style-name="P13" draw:layer="layout" svg:width="9.904cm" svg:height="0.962cm" svg:x="1.306cm" svg:y="5.975cm">
            <draw:text-box>
              <text:p>Let’s write the matrix elements as</text:p>
            </draw:text-box>
          </draw:frame>
          <draw:g>
            <svg:title>TexMaths</svg:title>
            <svg:desc>24§display§H_{j,i} = \bra{\varphi_j} H \ket{\varphi_i}§svg§600§FALSE§</svg:desc>
            <draw:g>
              <draw:path draw:style-name="gr4" draw:text-style-name="P10" draw:layer="layout" svg:width="6.316cm" svg:height="0.789cm" svg:x="11.316cm" svg:y="6.1cm" svg:viewBox="0 0 6317 790" svg:d="M3157 790c-1052 0-2105 0-3157 0 0-263 0-527 0-790 2106 0 4212 0 6317 0 0 263 0 527 0 790-1053 0-2106 0-3160 0z">
                <text:p/>
              </draw:path>
              <draw:path draw:style-name="gr5" draw:text-style-name="P11" draw:layer="layout" svg:width="0.709cm" svg:height="0.571cm" svg:x="11.306cm" svg:y="6.114cm" svg:viewBox="0 0 710 572" svg:d="M609 65c10-31 10-39 72-39 22 0 29 0 29-16 0-10-9-10-12-10-24 0-84 2-108 2s-84-2-108-2c-7 0-17 0-17 17 0 9 8 9 24 9 11 0 17 0 32 0 14 3 24 3 24 15 0 2-3 4-5 16-17 68-34 136-51 204-85 0-171 0-256 0 17-65 33-131 50-196 7-31 10-39 70-39 21 0 28 0 28-16 0-10-9-10-12-10-24 0-83 2-107 2s-84-2-108-2c-8 0-17 0-17 17 0 9 7 9 24 9 2 0 17 0 31 0 17 3 24 3 24 15 0 2 0 4-5 16-37 150-75 300-113 451-7 31-9 38-76 38-15 0-22 0-22 17 0 9 10 9 12 9 24 0 84-2 106-2 19 0 38 0 55 0 19 0 36 2 55 2 7 0 17 0 17-17 0-9-7-9-24-9-31 0-55 0-55-15 0-4 2-9 2-14 19-77 38-153 58-230 85 0 171 0 256 0-33 139-55 218-57 232-8 27-24 27-77 27-12 0-19 0-19 17 0 9 9 9 12 9 21 0 81-2 105-2 19 0 36 0 55 0 17 0 36 2 53 2 7 0 19 0 19-17 0-9-9-9-24-9-31 0-55 0-55-15 0-4 3-9 3-14 37-151 75-302 112-452z">
                <text:p/>
              </draw:path>
              <draw:path draw:style-name="gr5" draw:text-style-name="P11" draw:layer="layout" svg:width="0.258cm" svg:height="0.509cm" svg:x="11.973cm" svg:y="6.423cm" svg:viewBox="0 0 259 510" svg:d="M259 22c0-10-7-22-24-22s-31 17-31 34c0 7 7 21 24 21 14 0 31-17 31-33zM134 419c-9 41-40 74-76 74-8 0-15-2-20-5 15-4 20-19 20-28 0-15-12-22-24-22-17 0-34 14-34 34 0 24 25 38 60 38s103-22 122-93c18-71 36-141 53-211 3-7 3-12 3-19 0-34-27-55-63-55-65 0-103 81-103 88s7 7 10 7c7 0 7 0 12-9 14-34 45-72 79-72 14 0 21 12 21 29 0 7-2 17-2 19-19 75-38 150-58 225z">
                <text:p/>
              </draw:path>
              <draw:path draw:style-name="gr5" draw:text-style-name="P11" draw:layer="layout" svg:width="0.073cm" svg:height="0.179cm" svg:x="12.316cm" svg:y="6.746cm" svg:viewBox="0 0 74 180" svg:d="M60 57c0 32-7 70-48 108-2 3-2 3-2 7 0 3 4 8 7 8 9 0 57-48 57-118 0-36-12-62-40-62-20 0-34 14-34 34 0 16 14 33 36 33 12 0 22-10 24-10z">
                <text:p/>
              </draw:path>
              <draw:path draw:style-name="gr5" draw:text-style-name="P11" draw:layer="layout" svg:width="0.177cm" svg:height="0.394cm" svg:x="12.479cm" svg:y="6.423cm" svg:viewBox="0 0 178 395" svg:d="M163 22c0-10-7-22-24-22s-33 14-33 34c0 9 7 21 24 21 16 0 33-17 33-33zM43 321c-2 7-7 14-7 24 0 28 24 50 58 50 57 0 84-81 84-89 0-9-8-9-10-9-7 0-7 5-10 12-14 45-40 69-62 69-12 0-17-7-17-19 0-14 5-26 10-38 7-17 14-31 19-48 5-14 26-67 29-74 2-5 5-12 5-19 0-27-24-48-58-48-58 0-84 79-84 88 0 7 7 7 10 7 7 0 9-2 9-9 17-50 43-72 65-72 10 0 14 5 14 22 0 14-4 21-19 59-12 32-24 63-36 94z">
                <text:p/>
              </draw:path>
              <draw:path draw:style-name="gr5" draw:text-style-name="P11" draw:layer="layout" svg:width="0.56cm" svg:height="0.198cm" svg:x="13.012cm" svg:y="6.378cm" svg:viewBox="0 0 561 199" svg:d="M533 36c12 0 28-1 28-19s-16-17-28-17c-168 0-336 0-504 0-12 0-29-1-29 17s17 19 29 19c168 0 336 0 504 0zM533 199c12 0 28 1 28-17s-16-19-28-19c-168 0-336 0-504 0-12 0-29 1-29 19s17 17 29 17c168 0 336 0 504 0z">
                <text:p/>
              </draw:path>
              <draw:path draw:style-name="gr5" draw:text-style-name="P11" draw:layer="layout" svg:width="0.189cm" svg:height="0.839cm" svg:x="13.948cm" svg:y="6.057cm" svg:viewBox="0 0 190 840" svg:d="M185 34c5-10 5-12 5-17 0-10-8-17-17-17-10 0-15 5-19 19-50 129-100 257-149 386-3 4-5 9-5 14s0 5 5 14c49 129 99 257 149 386 2 9 7 21 19 21 9 0 17-7 17-17 0-2 0-4-5-14-50-130-99-260-149-390 50-129 99-257 149-385z">
                <text:p/>
              </draw:path>
              <draw:path draw:style-name="gr5" draw:text-style-name="P11" draw:layer="layout" svg:width="0.479cm" svg:height="0.554cm" svg:x="14.226cm" svg:y="6.315cm" svg:viewBox="0 0 480 555" svg:d="M101 515c-3 9-5 12-5 16 0 17 17 24 24 24 5 0 24-2 31-24 5-4 7-33 31-153 8 3 12 3 27 3 141 0 271-132 271-264 0-67-34-117-96-117-122 0-173 163-223 328-91-17-139-65-139-125 0-23 19-117 69-174 7-7 5-7 7-10 0-5-2-9-9-9-24 0-89 122-89 203 0 77 55 139 146 160-15 48-30 95-45 142zM218 333c-7 0-9 0-16-3-10 0-10 0-10-2s14-79 17-91c26-108 91-187 165-187 58 0 82 43 82 84 0 96-108 199-238 199z">
                <text:p/>
              </draw:path>
              <draw:path draw:style-name="gr5" draw:text-style-name="P11" draw:layer="layout" svg:width="0.258cm" svg:height="0.509cm" svg:x="14.735cm" svg:y="6.423cm" svg:viewBox="0 0 259 510" svg:d="M259 22c0-10-7-22-24-22s-31 17-31 34c0 7 5 21 22 21 16 0 33-17 33-33zM134 419c-9 41-40 74-76 74-8 0-15-2-22-5 17-4 22-19 22-28 0-15-12-22-24-22-17 0-34 14-34 34 0 24 25 38 60 38s103-22 122-93c18-71 36-141 53-211 3-7 3-12 3-19 0-34-29-55-63-55-67 0-103 81-103 88s7 7 10 7c7 0 7 0 12-9 14-34 45-72 79-72 14 0 19 12 19 29 0 7 0 17 0 19-19 75-38 150-58 225z">
                <text:p/>
              </draw:path>
              <draw:path draw:style-name="gr5" draw:text-style-name="P11" draw:layer="layout" svg:width="0.033cm" svg:height="0.839cm" svg:x="15.19cm" svg:y="6.057cm" svg:viewBox="0 0 34 840" svg:d="M34 31c0-14 0-31-17-31s-17 17-17 31c0 259 0 519 0 778 0 14 0 31 17 31s17-17 17-31c0-259 0-519 0-778z">
                <text:p/>
              </draw:path>
              <draw:path draw:style-name="gr5" draw:text-style-name="P11" draw:layer="layout" svg:width="0.709cm" svg:height="0.571cm" svg:x="15.497cm" svg:y="6.114cm" svg:viewBox="0 0 710 572" svg:d="M612 65c7-31 7-39 69-39 22 0 29 0 29-16 0-10-9-10-12-10-24 0-84 2-108 2s-84-2-108-2c-7 0-17 0-17 17 0 9 8 9 24 9 3 0 17 0 32 0 16 3 24 3 24 15 0 2-3 4-5 16-17 68-34 136-51 204-85 0-171 0-256 0 17-65 33-131 50-196 7-31 10-39 70-39 21 0 28 0 28-16 0-10-9-10-12-10-21 0-83 2-107 2s-84-2-108-2c-8 0-17 0-17 17 0 9 9 9 24 9 2 0 19 0 33 0 15 3 22 3 22 15 0 2 0 4-2 16-38 150-76 300-113 451-10 31-12 38-77 38-17 0-24 0-24 17 0 9 10 9 12 9 24 0 84-2 108-2 17 0 36 0 53 0 19 0 38 2 55 2 7 0 17 0 17-17 0-9-7-9-24-9-31 0-55 0-55-15 0-4 2-9 2-14 19-77 38-153 58-230 85 0 171 0 256 0-33 139-53 218-57 232-8 27-24 27-77 27-12 0-19 0-19 17 0 9 9 9 12 9 24 0 84-2 105-2 19 0 36 0 55 0 20 0 36 2 56 2 4 0 16 0 16-17 0-9-7-9-24-9-31 0-55 0-55-15 0-4 3-9 3-14 38-151 76-302 115-452z">
                <text:p/>
              </draw:path>
              <draw:path draw:style-name="gr5" draw:text-style-name="P11" draw:layer="layout" svg:width="0.033cm" svg:height="0.839cm" svg:x="16.474cm" svg:y="6.057cm" svg:viewBox="0 0 34 840" svg:d="M34 31c0-14 0-31-17-31s-17 17-17 31c0 259 0 519 0 778 0 14 0 31 17 31s17-17 17-31c0-259 0-519 0-778z">
                <text:p/>
              </draw:path>
              <draw:path draw:style-name="gr5" draw:text-style-name="P11" draw:layer="layout" svg:width="0.479cm" svg:height="0.554cm" svg:x="16.652cm" svg:y="6.315cm" svg:viewBox="0 0 480 555" svg:d="M101 515c-3 9-5 12-5 16 0 17 17 24 24 24 5 0 24-2 31-24 3-4 7-33 31-153 8 3 12 3 27 3 141 0 271-132 271-264 0-67-34-117-96-117-122 0-173 163-223 328-91-17-139-65-139-125 0-23 19-117 69-174 7-7 5-7 7-10 0-5-2-9-9-9-24 0-89 122-89 203 0 77 55 139 146 160-15 48-30 95-45 142zM216 333c-5 0-7 0-14-3-10 0-10 0-10-2s14-79 17-91c24-108 91-187 165-187 58 0 82 43 82 84 0 96-108 199-240 199z">
                <text:p/>
              </draw:path>
              <draw:path draw:style-name="gr5" draw:text-style-name="P11" draw:layer="layout" svg:width="0.177cm" svg:height="0.394cm" svg:x="17.189cm" svg:y="6.423cm" svg:viewBox="0 0 178 395" svg:d="M163 22c0-10-7-22-24-22s-33 14-33 34c0 9 7 21 24 21 16 0 33-17 33-33zM43 321c-2 7-7 14-7 24 0 28 24 50 58 50 57 0 84-81 84-89 0-9-8-9-10-9-7 0-7 5-10 12-14 45-40 69-62 69-12 0-17-7-17-19 0-14 5-26 10-38 7-17 12-31 19-48 5-14 26-67 29-74 2-5 5-12 5-19 0-27-24-48-58-48-58 0-84 79-84 88 0 7 7 7 10 7 7 0 9-2 9-9 17-50 41-72 65-72 10 0 14 5 14 22 0 14-4 21-19 59-12 32-24 63-36 94z">
                <text:p/>
              </draw:path>
              <draw:path draw:style-name="gr5" draw:text-style-name="P11" draw:layer="layout" svg:width="0.189cm" svg:height="0.839cm" svg:x="17.486cm" svg:y="6.057cm" svg:viewBox="0 0 190 840" svg:d="M185 433c5-9 5-10 5-14s0-2-5-12c-49-129-98-259-147-388-7-14-13-19-21-19-9 0-17 7-17 17 0 2 0 5 5 14 49 129 99 259 149 388-50 129-100 258-149 388-5 9-5 12-5 16 0 10 10 17 17 17 12 0 14-9 19-17 50-130 99-260 149-390z">
                <text:p/>
              </draw:path>
            </draw:g>
          </draw:g>
        </draw:g>
        <draw:g xml:id="id7" draw:id="id7">
          <draw:frame draw:style-name="gr3" draw:text-style-name="P13" draw:layer="layout" svg:width="5.32cm" svg:height="0.962cm" svg:x="1.28cm" svg:y="7.706cm">
            <draw:text-box>
              <text:p>We want to solve</text:p>
            </draw:text-box>
          </draw:frame>
          <draw:g>
            <svg:title>TexMaths</svg:title>
            <svg:desc>24§display§H\ket{\psi} = E \ket{\psi}§svg§600§FALSE§</svg:desc>
            <draw:g>
              <draw:path draw:style-name="gr4" draw:text-style-name="P10" draw:layer="layout" svg:width="4.945cm" svg:height="0.753cm" svg:x="6.695cm" svg:y="7.841cm" svg:viewBox="0 0 4946 754" svg:d="M2473 754c-824 0-1649 0-2473 0 0-251 0-503 0-754 1649 0 3298 0 4946 0 0 251 0 503 0 754-824 0-1648 0-2473 0z">
                <text:p/>
              </draw:path>
              <draw:path draw:style-name="gr5" draw:text-style-name="P11" draw:layer="layout" svg:width="0.709cm" svg:height="0.571cm" svg:x="6.685cm" svg:y="7.855cm" svg:viewBox="0 0 710 572" svg:d="M609 65c7-31 10-39 72-39 22 0 29 0 29-16 0-10-10-10-12-10-24 0-84 2-108 2s-84-2-110-2c-5 0-15 0-15 17 0 9 8 9 24 9 11 0 17 0 32 0 14 3 21 3 21 15 0 2 0 4-2 16-17 68-34 136-51 204-85 0-171 0-256 0 16-66 33-131 50-196 7-31 10-39 70-39 21 0 28 0 28-16 0-10-9-10-12-10-24 0-84 2-108 2s-83-2-107-2c-8 0-17 0-17 17 0 9 7 9 24 9 2 0 17 0 31 0 17 3 24 3 24 15 0 2-3 4-5 16-37 150-75 300-113 450-7 32-9 39-76 39-15 0-22 0-22 17 0 9 10 9 12 9 24 0 84-2 106-2 19 0 38 0 55 0 19 0 36 2 55 2 7 0 17 0 17-17 0-9-8-9-24-9-31 0-55 0-55-15 0-4 2-9 2-14 19-77 38-153 57-230 86 0 172 0 257 0-36 139-55 218-57 232-10 27-24 27-77 27-12 0-19 0-19 17 0 9 6 6 9 9 24 0 84-2 108-2 17 0 36 0 55 0 17 0 36 2 53 2 7 0 17 0 17-17 0-9-7-9-22-9-31 0-55 0-55-15 0-4 0-9 3-14 37-151 75-302 112-452z">
                <text:p/>
              </draw:path>
              <draw:path draw:style-name="gr5" draw:text-style-name="P11" draw:layer="layout" svg:width="0.033cm" svg:height="0.839cm" svg:x="7.661cm" svg:y="7.798cm" svg:viewBox="0 0 34 840" svg:d="M34 31c0-14 0-31-17-31s-17 17-17 31c0 259 0 519 0 778 0 14 0 31 17 31s17-17 17-31c0-259 0-519 0-778z">
                <text:p/>
              </draw:path>
              <draw:path draw:style-name="gr5" draw:text-style-name="P11" draw:layer="layout" svg:width="0.51cm" svg:height="0.753cm" svg:x="7.82cm" svg:y="7.846cm" svg:viewBox="0 0 511 754" svg:d="M381 22c0-3 3-10 3-12 0-10-5-10-10-10-9 0-9 2-12 17-47 185-94 370-141 555-63-9-96-41-96-96 0-16 0-38 45-155 5-10 10-24 10-41 0-38-26-69-70-69-79 0-110 122-110 129 0 9 6 6 10 9 9 0 9-2 14-16 22-79 55-103 84-103 7 0 22 0 22 26 0 22-8 43-20 72-40 105-40 129-40 144 0 79 67 112 146 117-7 31-7 33-17 76-5 10-21 77-21 82 4 2 0 7 12 7 2-1 4 0 7-2 2-3 7-24 9-36 11-42 21-83 31-125 32 0 106 0 185-91 36-38 53-74 63-100 7-19 26-94 26-130 0-47-24-59-38-59-20 0-41 21-41 40 0 12 5 17 12 22 9 9 31 31 31 72 0 55-46 122-74 153-75 74-128 74-159 74 47-183 93-367 139-550z">
                <text:p/>
              </draw:path>
              <draw:path draw:style-name="gr5" draw:text-style-name="P11" draw:layer="layout" svg:width="0.186cm" svg:height="0.839cm" svg:x="8.422cm" svg:y="7.798cm" svg:viewBox="0 0 187 840" svg:d="M182 433c5-9 5-11 5-14 0-4 0-3-5-12-48-129-97-259-146-388-5-14-11-19-19-19-9 0-17 7-17 17 0 2 0 5 2 14 50 129 100 259 149 388-49 129-99 258-149 388-2 9-2 12-2 16 0 10 7 17 17 17 9 0 14-9 17-17 49-130 99-260 148-390z">
                <text:p/>
              </draw:path>
              <draw:path draw:style-name="gr5" draw:text-style-name="P11" draw:layer="layout" svg:width="0.56cm" svg:height="0.198cm" svg:x="8.983cm" svg:y="8.119cm" svg:viewBox="0 0 561 199" svg:d="M533 36c12 0 28-1 28-19s-16-17-28-17c-168 0-336 0-504 0-12 0-29-1-29 17s17 19 29 19c168 0 336 0 504 0zM533 199c12 0 28 1 28-17s-16-19-28-19c-168 0-336 0-504 0-12 0-29 1-29 19s17 17 29 17c168 0 336 0 504 0z">
                <text:p/>
              </draw:path>
              <draw:path draw:style-name="gr5" draw:text-style-name="P11" draw:layer="layout" svg:width="0.611cm" svg:height="0.569cm" svg:x="9.856cm" svg:y="7.858cm" svg:viewBox="0 0 612 570" svg:d="M566 373c0-2 3-6 5-9 0-3 0-10-12-10-7 0-10 5-10 10-55 124-86 179-230 179-41 0-82 0-122 0-12 0-15 0-19 0-10 0-12-2-12-9 0-3 0-3 4-19 20-76 39-152 58-228 28 0 56 0 84 0 72 0 72 17 72 39 0 4 0 14-7 40-3 5-3 7-3 10 0 5 3 9 12 9 5 0 7-4 12-16 16-66 32-131 48-197 0-4-5-9-9-9-8 0-10 5-12 14-20 65-34 84-111 84-26 0-53 0-79 0 17-68 34-136 50-204 8-28 8-31 46-31 39 0 78 0 118 0 103 0 129 24 129 94 0 19 0 21-5 43 0 5 0 11 0 14 0 4 3 12 10 12 9 0 9-5 12-21 5-49 11-98 17-146 2-22-3-22-22-22-142 0-285 0-427 0-17 0-24 0-24 17 0 9 7 9 24 9 31 0 53 0 53 15 0 2 0 4-3 19-37 148-75 297-112 445-7 31-10 38-77 38-14 0-24 0-24 17 0 10 10 10 24 10 146 0 293 0 439 0 19 0 19 0 24-15 26-60 53-121 79-182z">
                <text:p/>
              </draw:path>
              <draw:path draw:style-name="gr5" draw:text-style-name="P11" draw:layer="layout" svg:width="0.033cm" svg:height="0.839cm" svg:x="10.736cm" svg:y="7.798cm" svg:viewBox="0 0 34 840" svg:d="M34 31c0-14 0-31-17-31s-17 17-17 31c0 259 0 519 0 778 0 14 0 31 17 31s17-17 17-31c0-259 0-519 0-778z">
                <text:p/>
              </draw:path>
              <draw:path draw:style-name="gr5" draw:text-style-name="P11" draw:layer="layout" svg:width="0.51cm" svg:height="0.753cm" svg:x="10.895cm" svg:y="7.846cm" svg:viewBox="0 0 511 754" svg:d="M381 22c0-3 3-10 3-12 0-10-5-10-10-10-9 0-9 2-12 17-47 185-94 370-141 555-63-9-96-41-96-96 0-16 0-38 45-155 5-10 10-24 10-41 0-38-26-69-70-69-79 0-110 122-110 129 0 9 7 9 10 9 9 0 9-2 14-16 22-79 55-103 84-103 7 0 22 0 22 26 0 22-8 43-20 72-40 105-40 129-40 144 0 79 64 112 146 117-7 31-7 33-19 76-3 10-19 77-19 82 4 2 0 7 12 7 2-1 4 0 7-2 2-3 7-24 9-36 11-42 21-83 31-125 32 0 106 0 185-91 36-38 53-74 63-100 7-19 26-94 26-130 0-47-24-59-38-59-20 0-41 21-41 40 0 12 5 17 12 22 9 9 31 31 31 72 0 55-46 122-74 153-75 74-128 74-159 74 47-183 93-367 139-550z">
                <text:p/>
              </draw:path>
              <draw:path draw:style-name="gr5" draw:text-style-name="P11" draw:layer="layout" svg:width="0.189cm" svg:height="0.839cm" svg:x="11.495cm" svg:y="7.798cm" svg:viewBox="0 0 190 840" svg:d="M185 433c5-9 5-11 5-14 0-4 0-3-5-12-49-129-98-259-147-388-7-14-13-19-21-19-9 0-17 7-17 17 0 2 0 5 5 14 49 129 99 259 149 388-50 129-100 258-149 388-5 9-5 12-5 16 0 10 10 17 17 17 12 0 14-9 19-17 50-130 99-260 149-390z">
                <text:p/>
              </draw:path>
            </draw:g>
          </draw:g>
        </draw:g>
        <draw:g xml:id="id8" draw:id="id8">
          <draw:frame draw:style-name="gr3" draw:text-style-name="P13" draw:layer="layout" svg:width="7.013cm" svg:height="0.962cm" svg:x="1.905cm" svg:y="8.89cm">
            <draw:text-box>
              <text:p>expanding on the basis</text:p>
            </draw:text-box>
          </draw:frame>
          <draw:g>
            <svg:title>TexMaths</svg:title>
            <svg:desc>24§display§\ket{\psi} = \sum_i c_i \ket{\varphi_i} = c_1 \ket{\varphi_1} + c_2 \ket{\varphi_2} + ...§svg§600§FALSE§</svg:desc>
            <draw:g>
              <draw:path draw:style-name="gr4" draw:text-style-name="P10" draw:layer="layout" svg:width="14.286cm" svg:height="1.711cm" svg:x="8.93cm" svg:y="8.833cm" svg:viewBox="0 0 14287 1712" svg:d="M7143 1712c-2381 0-4762 0-7143 0 0-571 0-1141 0-1712 4762 0 9525 0 14287 0 0 571 0 1141 0 1712-2381 0-4762 0-7144 0z">
                <text:p/>
              </draw:path>
              <draw:path draw:style-name="gr5" draw:text-style-name="P11" draw:layer="layout" svg:width="0.033cm" svg:height="0.841cm" svg:x="8.988cm" svg:y="8.958cm" svg:viewBox="0 0 34 842" svg:d="M34 31c0-14 0-31-17-31s-17 17-17 31c0 261 0 521 0 782 0 14 0 29 17 29s17-15 17-29c0-261 0-521 0-782z">
                <text:p/>
              </draw:path>
              <draw:path draw:style-name="gr5" draw:text-style-name="P11" draw:layer="layout" svg:width="0.51cm" svg:height="0.754cm" svg:x="9.146cm" svg:y="9.006cm" svg:viewBox="0 0 511 755" svg:d="M382 22c2-3 2-8 2-12 0-10-5-10-10-10-7 0-9 2-12 17-47 185-94 371-141 556-63-7-96-38-96-94 0-16 0-40 45-158 5-9 10-24 10-40 0-39-26-70-70-70-79 0-110 122-110 129 0 10 6 7 10 10 9 0 9-2 14-14 22-82 55-106 84-106 7 0 22 0 22 27 0 21-8 43-20 74-40 105-40 127-40 141 0 79 67 115 146 120-5 29-5 31-17 77-2 7-19 77-19 79 3 2 0 7 10 7 2-1 4 0 7-2 2-3 7-24 9-34 11-42 21-84 32-127 31 0 105 0 184-89 36-38 53-76 63-100 7-22 26-96 26-132 0-48-24-60-36-60-21 0-43 24-43 41 0 12 5 17 12 24 10 9 31 31 31 72 0 52-43 122-74 151-75 76-127 76-159 76 47-184 93-369 140-553z">
                <text:p/>
              </draw:path>
              <draw:path draw:style-name="gr5" draw:text-style-name="P11" draw:layer="layout" svg:width="0.186cm" svg:height="0.841cm" svg:x="9.748cm" svg:y="8.958cm" svg:viewBox="0 0 187 842" svg:d="M182 436c5-9 5-12 5-14s0-5-5-14c-48-130-97-259-146-389-5-14-10-19-19-19-10 0-17 10-17 17 0 2 0 5 2 14 51 130 101 261 152 391-51 129-101 259-152 388-2 10-2 10-2 15 0 9 7 17 17 17 9 0 14-8 17-17 49-130 99-259 148-389z">
                <text:p/>
              </draw:path>
              <draw:path draw:style-name="gr5" draw:text-style-name="P11" draw:layer="layout" svg:width="0.56cm" svg:height="0.196cm" svg:x="10.31cm" svg:y="9.281cm" svg:viewBox="0 0 561 197" svg:d="M533 34c12 0 28 0 28-17s-16-17-28-17c-168 0-336 0-504 0-12 0-29 0-29 17s17 17 29 17c168 0 336 0 504 0zM533 197c12 0 28 0 28-17s-16-17-28-17c-168 0-336 0-504 0-12 0-29 0-29 17s17 17 29 17c168 0 336 0 504 0z">
                <text:p/>
              </draw:path>
              <draw:path draw:style-name="gr5" draw:text-style-name="P11" draw:layer="layout" svg:width="1.122cm" svg:height="1.176cm" svg:x="11.2cm" svg:y="8.79cm" svg:viewBox="0 0 1123 1177" svg:d="M1020 1177c34-89 69-179 103-268-7 0-14 0-22 0-33 88-122 143-218 170-19 5-101 26-264 26-169 0-337 0-506 0 142-168 285-335 427-503 7-5 9-7 9-12 0-3 0-5-7-15-131-178-262-356-393-534 154 0 309 0 463 0 113 0 189 12 197 14 45 5 120 19 187 62 19 15 77 51 105 120 8 0 15 0 22 0-34-79-69-158-103-237-332 0-664 0-996 0-19 0-19 2-22 7-2 3-2 17-2 27 149 203 298 406 446 609-145 170-291 340-436 510-8 10-5 10-8 15 0 9 8 9 22 9 332 0 664 0 996 0z">
                <text:p/>
              </draw:path>
              <draw:path draw:style-name="gr5" draw:text-style-name="P11" draw:layer="layout" svg:width="0.179cm" svg:height="0.395cm" svg:x="11.67cm" svg:y="10.192cm" svg:viewBox="0 0 180 396" svg:d="M163 22c0-10-7-22-24-22-14 0-31 14-31 31 0 10 7 22 24 22s31-17 31-31zM43 321c-2 7-5 15-5 24 0 27 24 51 56 51 60 0 86-82 86-92 0-7-7-7-10-7-9 0-9 5-12 10-14 48-38 72-62 72-12 0-14-7-14-22 0-12 4-24 9-36 5-17 12-33 19-48 5-14 27-67 29-74 0-7 3-14 3-19 0-29-24-51-56-51-60 0-86 80-86 92 0 7 6 4 10 7 9 0 9-3 12-10 14-50 40-72 62-72 10 0 14 5 14 22 0 12-2 21-16 57-13 32-26 64-39 96z">
                <text:p/>
              </draw:path>
              <draw:path draw:style-name="gr5" draw:text-style-name="P11" draw:layer="layout" svg:width="0.328cm" svg:height="0.38cm" svg:x="12.546cm" svg:y="9.217cm" svg:viewBox="0 0 329 381" svg:d="M300 53c-14 0-26 0-38 12s-15 26-15 33c0 19 15 29 31 29 24 0 48-19 48-53 0-43-40-74-100-74-113 0-226 122-226 240 0 76 48 141 137 141 120 0 192-89 192-98 0-5-5-12-10-12s-7 2-12 10c-67 83-158 83-168 83-53 0-77-43-77-93 0-34 17-115 46-168 26-48 72-84 120-84 29 0 60 12 72 34z">
                <text:p/>
              </draw:path>
              <draw:path draw:style-name="gr5" draw:text-style-name="P11" draw:layer="layout" svg:width="0.179cm" svg:height="0.397cm" svg:x="12.904cm" svg:y="9.325cm" svg:viewBox="0 0 180 398" svg:d="M163 24c0-10-7-24-21-24-17 0-34 17-34 34 0 9 7 21 24 21s31-17 31-31zM43 321c-2 10-5 15-5 27 0 26 24 50 56 50 60 0 86-82 86-91 0-7-7-7-10-7-9 0-9 2-12 9-12 48-38 72-62 72-12 0-14-9-14-21 0-15 4-24 9-39 5-14 12-31 19-45 5-15 27-70 29-75 3-7 3-14 3-19 0-29-22-50-56-50-57 0-86 79-86 89 0 9 6 6 10 9 9 0 9-5 12-9 14-51 40-72 62-72 10 0 14 4 14 19 0 14-2 24-16 60-13 31-26 62-39 93z">
                <text:p/>
              </draw:path>
              <draw:path draw:style-name="gr5" draw:text-style-name="P11" draw:layer="layout" svg:width="0.033cm" svg:height="0.841cm" svg:x="13.398cm" svg:y="8.958cm" svg:viewBox="0 0 34 842" svg:d="M34 31c0-14 0-31-17-31s-17 17-17 31c0 261 0 521 0 782 0 14 0 29 17 29s17-15 17-29c0-261 0-521 0-782z">
                <text:p/>
              </draw:path>
              <draw:path draw:style-name="gr5" draw:text-style-name="P11" draw:layer="layout" svg:width="0.479cm" svg:height="0.555cm" svg:x="13.573cm" svg:y="9.217cm" svg:viewBox="0 0 480 556" svg:d="M103 515c-5 12-5 12-5 17 0 19 17 24 24 24 5 0 24-2 32-21 2-8 7-36 28-154 10 0 15 0 29 0 139 0 269-132 269-264 0-67-31-117-96-117-122 0-173 163-223 328-91-16-137-64-137-124 0-24 19-115 70-175 7-7 4-7 7-10 0-5-3-9-12-9-22 0-89 122-89 203 0 79 58 139 146 161-14 47-28 94-43 141zM218 333c-7 0-7 0-14 0-10 0-12-2-12-5 6-30 14-76 17-91 26-108 93-187 168-187 57 0 81 46 81 87 0 93-110 196-240 196z">
                <text:p/>
              </draw:path>
              <draw:path draw:style-name="gr5" draw:text-style-name="P11" draw:layer="layout" svg:width="0.179cm" svg:height="0.397cm" svg:x="14.111cm" svg:y="9.325cm" svg:viewBox="0 0 180 398" svg:d="M163 24c0-10-5-24-21-24-17 0-34 17-34 34 0 9 7 21 24 21s31-17 31-31zM43 321c-2 10-5 15-5 27 0 26 24 50 56 50 60 0 86-82 86-91 0-7-7-7-10-7-7 0-9 2-12 9-12 48-38 72-62 72-12 0-14-9-14-21 0-15 4-24 9-39 5-14 12-31 19-45 5-15 27-70 29-75 3-7 3-14 3-19 0-29-22-50-56-50-57 0-86 79-86 89 0 9 10 9 12 9 7 0 7-5 10-9 14-51 40-72 62-72 10 0 14 4 14 19 0 14-2 24-16 60-13 31-26 62-39 93z">
                <text:p/>
              </draw:path>
              <draw:path draw:style-name="gr5" draw:text-style-name="P11" draw:layer="layout" svg:width="0.186cm" svg:height="0.841cm" svg:x="14.411cm" svg:y="8.958cm" svg:viewBox="0 0 187 842" svg:d="M185 436c2-9 2-12 2-14s0-5-2-14c-50-130-99-259-149-389-5-14-10-19-19-19-10 0-17 10-17 17 0 2 0 5 5 14 49 130 99 261 149 391-50 129-100 259-149 388-5 10-5 10-5 15 0 9 7 17 17 17 12 0 14-8 19-17 50-130 99-259 149-389z">
                <text:p/>
              </draw:path>
              <draw:path draw:style-name="gr5" draw:text-style-name="P11" draw:layer="layout" svg:width="0.558cm" svg:height="0.196cm" svg:x="14.974cm" svg:y="9.281cm" svg:viewBox="0 0 559 197" svg:d="M530 34c15 0 29 0 29-17s-14-17-26-17c-169 0-338 0-507 0-12 0-26 0-26 17s14 17 29 17c167 0 334 0 501 0zM533 197c12 0 26 0 26-17s-14-17-29-17c-167 0-334 0-501 0-15 0-29 0-29 17s14 17 26 17c169 0 338 0 507 0z">
                <text:p/>
              </draw:path>
              <draw:path draw:style-name="gr5" draw:text-style-name="P11" draw:layer="layout" svg:width="0.328cm" svg:height="0.38cm" svg:x="15.85cm" svg:y="9.217cm" svg:viewBox="0 0 329 381" svg:d="M300 53c-12 0-24 0-36 12-14 12-17 26-17 33 0 19 17 29 31 29 27 0 48-19 48-53 0-43-38-74-98-74-115 0-228 122-228 240 0 76 50 141 137 141 122 0 192-89 192-98 0-5-5-12-10-12s-7 2-12 10c-65 83-158 83-168 83-53 0-77-43-77-93 0-34 17-115 46-168 26-48 74-84 120-84 29 0 60 12 72 34z">
                <text:p/>
              </draw:path>
              <draw:path draw:style-name="gr5" draw:text-style-name="P11" draw:layer="layout" svg:width="0.213cm" svg:height="0.39cm" svg:x="16.246cm" svg:y="9.325cm" svg:viewBox="0 0 214 391" svg:d="M132 17c0-17 0-17-17-17-38 36-91 38-115 38 0 8 0 15 0 22 14 0 53 0 86-17 0 100 0 200 0 300 0 19 0 26-60 26-7 0-14 0-21 0 0 7 0 15 0 22 9 0 81-3 103-3 19 0 94 3 106 3 0-7 0-15 0-22-8 0-15 0-22 0-60 0-60-7-60-26 0-109 0-218 0-326z">
                <text:p/>
              </draw:path>
              <draw:path draw:style-name="gr5" draw:text-style-name="P11" draw:layer="layout" svg:width="0.033cm" svg:height="0.841cm" svg:x="16.8cm" svg:y="8.958cm" svg:viewBox="0 0 34 842" svg:d="M34 31c0-14 0-31-17-31s-17 17-17 31c0 261 0 521 0 782 0 14 0 29 17 29s17-15 17-29c0-261 0-521 0-782z">
                <text:p/>
              </draw:path>
              <draw:path draw:style-name="gr5" draw:text-style-name="P11" draw:layer="layout" svg:width="0.479cm" svg:height="0.555cm" svg:x="16.976cm" svg:y="9.217cm" svg:viewBox="0 0 480 556" svg:d="M103 515c-5 12-5 12-5 17 0 19 17 24 24 24 5 0 24-2 32-21 2-8 7-36 28-154 10 0 15 0 29 0 139 0 269-132 269-264 0-67-31-117-96-117-122 0-173 163-223 328-91-16-137-64-137-124 0-24 19-115 70-175 7-7 4-7 7-10 0-5-3-9-12-9-24 0-89 122-89 203 0 79 58 139 146 161-14 47-28 94-43 141zM218 333c-7 0-7 0-14 0-10 0-12-2-12-5 6-30 14-76 17-91 26-108 93-187 168-187 57 0 81 46 81 87 0 93-110 196-240 196z">
                <text:p/>
              </draw:path>
              <draw:path draw:style-name="gr5" draw:text-style-name="P11" draw:layer="layout" svg:width="0.213cm" svg:height="0.39cm" svg:x="17.552cm" svg:y="9.325cm" svg:viewBox="0 0 214 391" svg:d="M132 17c0-17 0-17-17-17-38 36-91 38-115 38 0 8 0 15 0 22 12 0 53 0 84-17 0 100 0 200 0 300 0 19 0 26-58 26-8 0-16 0-24 0 0 7 0 15 0 22 12 0 84-3 106-3 19 0 94 3 106 3 0-7 0-15 0-22-8 0-15 0-22 0-60 0-60-7-60-26 0-109 0-218 0-326z">
                <text:p/>
              </draw:path>
              <draw:path draw:style-name="gr5" draw:text-style-name="P11" draw:layer="layout" svg:width="0.186cm" svg:height="0.841cm" svg:x="17.911cm" svg:y="8.958cm" svg:viewBox="0 0 187 842" svg:d="M182 436c5-9 5-12 5-14s0-5-5-14c-48-130-97-259-146-389-5-14-10-19-19-19-10 0-17 10-17 17 0 2 0 5 2 14 51 130 101 261 152 391-51 129-101 259-152 388-2 10-2 10-2 15 0 9 7 17 17 17 9 0 14-8 17-17 49-130 99-259 148-389z">
                <text:p/>
              </draw:path>
              <draw:path draw:style-name="gr5" draw:text-style-name="P11" draw:layer="layout" svg:width="0.558cm" svg:height="0.56cm" svg:x="18.427cm" svg:y="9.099cm" svg:viewBox="0 0 559 561" svg:d="M298 297c78 0 156 0 235 0 12 0 26 0 26-16 0-17-14-17-26-17-79 0-157 0-235 0 0-79 0-157 0-235 0-12 0-29-17-29s-17 17-17 29c0 78 0 156 0 235-79 0-158 0-238 0-12 0-26 0-26 17 0 16 14 16 26 16 80 0 159 0 238 0 0 79 0 157 0 235 0 12 0 29 17 29s17-17 17-29c0-78 0-156 0-235z">
                <text:p/>
              </draw:path>
              <draw:path draw:style-name="gr5" draw:text-style-name="P11" draw:layer="layout" svg:width="0.328cm" svg:height="0.38cm" svg:x="19.258cm" svg:y="9.217cm" svg:viewBox="0 0 329 381" svg:d="M300 53c-14 0-26 0-38 12s-15 26-15 33c0 19 15 29 31 29 24 0 48-19 48-53 0-43-40-74-100-74-113 0-226 122-226 240 0 76 48 141 137 141 120 0 192-89 192-98 0-5-5-12-12-12-3 0-5 2-10 10-67 83-158 83-168 83-55 0-77-43-77-93 0-34 17-115 46-168 26-48 72-84 118-84 28 0 62 12 74 34z">
                <text:p/>
              </draw:path>
              <draw:path draw:style-name="gr5" draw:text-style-name="P11" draw:layer="layout" svg:width="0.261cm" svg:height="0.39cm" svg:x="19.625cm" svg:y="9.325cm" svg:viewBox="0 0 262 391" svg:d="M262 283c-8 0-15 0-22 0 0 14-7 48-14 55-5 2-51 2-58 2-37 0-74 0-110 0 62-55 84-71 120-98 43-36 84-72 84-127 0-72-63-115-140-115-72 0-122 50-122 105 0 32 26 34 31 34 15 0 31-10 31-31 0-12-4-31-33-31 17-43 57-55 86-55 58 0 89 45 89 93 0 50-36 91-55 113-47 46-95 92-142 139-7 7-7 7-7 24 81 0 162 0 242 0 7-36 13-72 20-108z">
                <text:p/>
              </draw:path>
              <draw:path draw:style-name="gr5" draw:text-style-name="P11" draw:layer="layout" svg:width="0.033cm" svg:height="0.841cm" svg:x="20.208cm" svg:y="8.958cm" svg:viewBox="0 0 34 842" svg:d="M34 31c0-14 0-31-17-31s-17 17-17 31c0 261 0 521 0 782 0 14 0 29 17 29s17-15 17-29c0-261 0-521 0-782z">
                <text:p/>
              </draw:path>
              <draw:path draw:style-name="gr5" draw:text-style-name="P11" draw:layer="layout" svg:width="0.479cm" svg:height="0.555cm" svg:x="20.383cm" svg:y="9.217cm" svg:viewBox="0 0 480 556" svg:d="M101 515c-3 12-5 12-5 17 0 19 17 24 26 24 3 0 22-2 32-21 2-8 4-36 28-154 8 0 15 0 27 0 141 0 271-132 271-264 0-67-34-117-96-117-122 0-173 163-223 328-91-16-139-64-139-124 0-24 19-115 69-175 7-7 5-7 7-10 0-5-2-9-9-9-24 0-89 122-89 203 0 79 55 139 146 161-15 47-30 94-45 141zM218 333c-7 0-9 0-16 0-10 0-10-2-10-5 6-30 14-76 17-91 26-108 91-187 165-187 60 0 82 46 82 87 0 93-108 196-238 196z">
                <text:p/>
              </draw:path>
              <draw:path draw:style-name="gr5" draw:text-style-name="P11" draw:layer="layout" svg:width="0.261cm" svg:height="0.39cm" svg:x="20.93cm" svg:y="9.325cm" svg:viewBox="0 0 262 391" svg:d="M262 283c-8 0-15 0-22 0-2 14-7 48-14 55-5 2-51 2-60 2-36 0-72 0-108 0 62-55 84-71 117-98 46-36 87-72 87-127 0-72-65-115-140-115-74 0-122 50-122 105 0 32 24 34 31 34 15 0 31-10 31-31 0-12-4-31-36-31 20-43 60-55 87-55 60 0 91 45 91 93 0 50-38 91-55 113-48 46-96 92-144 139-5 7-5 7-5 24 81 0 162 0 242 0 7-36 13-72 20-108z">
                <text:p/>
              </draw:path>
              <draw:path draw:style-name="gr5" draw:text-style-name="P11" draw:layer="layout" svg:width="0.189cm" svg:height="0.841cm" svg:x="21.316cm" svg:y="8.958cm" svg:viewBox="0 0 190 842" svg:d="M185 436c5-9 5-12 5-14s0-5-5-14c-50-130-99-259-149-389-5-14-10-19-19-19-10 0-17 10-17 17 0 2 0 5 5 14 49 130 99 261 149 391-50 129-100 259-149 388-5 10-5 10-5 15 0 9 7 17 17 17 12 0 14-8 19-17 50-130 99-259 149-389z">
                <text:p/>
              </draw:path>
              <draw:path draw:style-name="gr5" draw:text-style-name="P11" draw:layer="layout" svg:width="0.56cm" svg:height="0.56cm" svg:x="21.832cm" svg:y="9.099cm" svg:viewBox="0 0 561 561" svg:d="M298 297c78 0 156 0 235 0 12 0 28 0 28-16 0-17-16-17-28-17-79 0-157 0-235 0 0-79 0-157 0-235 0-12 0-29-17-29s-17 17-17 29c0 78 0 156 0 235-78 0-157 0-235 0-12 0-29 0-29 17 0 16 17 16 29 16 78 0 157 0 235 0 0 79 0 157 0 235 0 12 0 29 17 29s17-17 17-29c0-78 0-156 0-235z">
                <text:p/>
              </draw:path>
              <draw:path draw:style-name="gr5" draw:text-style-name="P11" draw:layer="layout" svg:width="0.09cm" svg:height="0.088cm" svg:x="22.701cm" svg:y="9.5cm" svg:viewBox="0 0 91 89" svg:d="M91 46c0-24-21-46-45-46s-46 22-46 46 22 43 46 43 45-19 45-43z">
                <text:p/>
              </draw:path>
              <draw:path draw:style-name="gr5" draw:text-style-name="P11" draw:layer="layout" svg:width="0.088cm" svg:height="0.088cm" svg:x="22.936cm" svg:y="9.5cm" svg:viewBox="0 0 89 89" svg:d="M89 46c0-24-18-46-43-46-26 0-46 22-46 46s20 43 46 43c25 0 43-19 43-43z">
                <text:p/>
              </draw:path>
              <draw:path draw:style-name="gr5" draw:text-style-name="P11" draw:layer="layout" svg:width="0.088cm" svg:height="0.088cm" svg:x="23.171cm" svg:y="9.5cm" svg:viewBox="0 0 89 89" svg:d="M89 46c0-24-22-46-46-46s-43 22-43 46 19 43 43 43 46-19 46-43z">
                <text:p/>
              </draw:path>
            </draw:g>
          </draw:g>
        </draw:g>
        <draw:g xml:id="id6" draw:id="id6">
          <draw:line draw:style-name="gr6" draw:text-style-name="P14" draw:layer="layout" svg:x1="1.905cm" svg:y1="7.285cm" svg:x2="25.4cm" svg:y2="7.285cm">
            <text:p/>
          </draw:line>
          <draw:line draw:style-name="gr6" draw:text-style-name="P14" draw:layer="layout" svg:x1="1.906cm" svg:y1="10.785cm" svg:x2="25.401cm" svg:y2="10.785cm">
            <text:p/>
          </draw:line>
        </draw:g>
        <draw:g xml:id="id10" draw:id="id10">
          <svg:title>TexMaths</svg:title>
          <svg:desc>24§display§\sum_i c_i H\ket{\varphi_i} 
=
\sum_i c_i E\ket{\varphi_i}§svg§600§FALSE§</svg:desc>
          <draw:g>
            <draw:path draw:style-name="gr4" draw:text-style-name="P10" draw:layer="layout" svg:width="9.462cm" svg:height="1.711cm" svg:x="2.529cm" svg:y="11.273cm" svg:viewBox="0 0 9463 1712" svg:d="M4731 1712c-1577 0-3154 0-4731 0 0-571 0-1141 0-1712 3154 0 6309 0 9463 0 0 571 0 1141 0 1712-1577 0-3154 0-4732 0z">
              <text:p/>
            </draw:path>
            <draw:path draw:style-name="gr5" draw:text-style-name="P11" draw:layer="layout" svg:width="1.122cm" svg:height="1.176cm" svg:x="2.534cm" svg:y="11.23cm" svg:viewBox="0 0 1123 1177" svg:d="M1020 1177c34-89 68-179 103-268-7 0-15 0-22 0-33 88-122 143-220 170-17 5-99 26-262 26-170 0-339 0-509 0 144-168 287-335 430-503 7-5 7-7 7-12 0-3 0-5-5-15-131-178-262-356-393-534 154 0 308 0 463 0 113 0 189 12 197 14 45 5 117 19 184 62 22 15 79 51 108 120 7 0 15 0 22 0-35-79-69-158-103-237-332 0-664 0-996 0-19 0-22 2-24 7 0 3 0 17 0 27 149 203 298 406 446 609-145 170-291 340-436 510-10 10-7 10-10 15 0 9 7 9 24 9 332 0 664 0 996 0z">
              <text:p/>
            </draw:path>
            <draw:path draw:style-name="gr5" draw:text-style-name="P11" draw:layer="layout" svg:width="0.177cm" svg:height="0.395cm" svg:x="3.004cm" svg:y="12.632cm" svg:viewBox="0 0 178 396" svg:d="M163 22c0-10-7-22-24-22-14 0-33 14-33 31 0 10 9 22 24 22 16 0 33-17 33-31zM43 321c-2 7-5 15-5 24 0 27 22 51 56 51 60 0 84-82 84-92 0-7-8-7-10-7-7 0-7 5-10 10-14 48-40 72-62 72-12 0-14-7-14-22 0-12 2-24 7-36 7-17 14-33 19-48 7-14 26-67 29-74 2-7 5-14 5-19 0-29-24-51-56-51-60 0-86 80-86 92 0 7 7 7 10 7 7 0 9-3 9-10 17-50 43-72 65-72 10 0 14 5 14 22 0 12-4 21-19 57-12 32-24 64-36 96z">
              <text:p/>
            </draw:path>
            <draw:path draw:style-name="gr5" draw:text-style-name="P11" draw:layer="layout" svg:width="0.325cm" svg:height="0.38cm" svg:x="3.88cm" svg:y="11.657cm" svg:viewBox="0 0 326 381" svg:d="M300 53c-14 0-26 0-38 12-15 12-15 26-15 33 0 19 15 29 31 29 24 0 46-19 46-53 0-43-38-74-98-74-116 0-226 122-226 240 0 76 48 141 137 141 120 0 189-89 189-98 0-5-4-12-9-12s-5 2-10 10c-67 83-158 83-170 83-53 0-75-43-75-93 0-34 17-115 46-168 26-48 72-84 118-84 28 0 62 12 74 34z">
              <text:p/>
            </draw:path>
            <draw:path draw:style-name="gr5" draw:text-style-name="P11" draw:layer="layout" svg:width="0.179cm" svg:height="0.397cm" svg:x="4.237cm" svg:y="11.765cm" svg:viewBox="0 0 180 398" svg:d="M163 24c0-10-7-24-24-24-14 0-33 17-33 34 0 9 9 21 24 21 16 0 33-17 33-31zM43 321c-2 10-5 15-5 27 0 26 24 50 56 50 60 0 86-82 86-91 0-7-6-5-10-7-9 0-9 2-12 9-14 48-40 72-62 72-12 0-14-9-14-21 0-15 2-24 9-39 5-14 12-31 17-45 7-15 29-70 31-75 0-7 3-14 3-19 0-29-24-50-56-50-60 0-86 79-86 89 0 9 7 9 10 9 9 0 9-5 12-9 14-51 40-72 62-72 10 0 14 4 14 19 0 14-2 24-19 60-12 31-24 62-36 93z">
              <text:p/>
            </draw:path>
            <draw:path draw:style-name="gr5" draw:text-style-name="P11" draw:layer="layout" svg:width="0.709cm" svg:height="0.572cm" svg:x="4.523cm" svg:y="11.455cm" svg:viewBox="0 0 710 573" svg:d="M612 65c7-31 7-39 69-39 22 0 29 0 29-16 0-10-9-10-12-10-24 0-84 2-108 2s-84-2-108-2c-7 0-17 0-17 17 0 9 8 9 24 9 3 0 17 0 32 0 16 3 24 3 24 15 0 2-3 5-5 17-17 67-34 135-51 203-85 0-171 0-256 0 17-65 33-131 50-196 7-31 10-39 70-39 21 0 28 0 28-16 0-10-9-10-12-10-21 0-83 2-107 2s-84-2-108-2c-8 0-17 0-17 17 0 9 9 9 24 9 2 0 19 0 33 0 15 3 22 3 22 15 0 2 0 7-2 17-38 150-76 300-113 450-10 34-12 41-77 41-17 0-24 0-24 17 0 7 10 7 12 7 24 0 84-2 108-2 17 0 36 2 53 2 19 0 38 0 55 0 7 0 17 0 17-17 0-7-7-7-24-7-31 0-55 0-55-17 0-5 2-9 2-14 19-77 38-154 58-230 85 0 171 0 256 0-33 139-53 220-57 232-8 27-24 29-77 29-12 0-19 0-19 17 0 7 9 7 12 7 24 0 84-2 105-2 19 0 36 2 55 2 20 0 36 0 56 0 4 0 16 0 16-17 0-7-7-7-24-7-31 0-55 0-55-17 0-5 3-9 3-14 38-151 76-302 115-453z">
              <text:p/>
            </draw:path>
            <draw:path draw:style-name="gr5" draw:text-style-name="P11" draw:layer="layout" svg:width="0.033cm" svg:height="0.841cm" svg:x="5.499cm" svg:y="11.398cm" svg:viewBox="0 0 34 842" svg:d="M34 31c0-14 0-31-17-31s-17 17-17 31c0 261 0 521 0 782 0 14 0 29 17 29s17-15 17-29c0-261 0-521 0-782z">
              <text:p/>
            </draw:path>
            <draw:path draw:style-name="gr5" draw:text-style-name="P11" draw:layer="layout" svg:width="0.479cm" svg:height="0.555cm" svg:x="5.677cm" svg:y="11.657cm" svg:viewBox="0 0 480 556" svg:d="M101 515c-3 12-5 12-5 17 0 19 17 24 24 24 5 0 24-2 31-21 3-8 7-36 31-154 8 0 12 0 27 0 141 0 271-132 271-264 0-67-34-117-96-117-122 0-173 163-223 328-91-16-139-64-139-124 0-24 19-115 69-175 7-7 5-7 7-10 0-5-2-9-9-9-24 0-89 122-89 203 0 79 55 139 146 161-15 47-30 94-45 141zM216 333c-5 0-7 0-14 0-10 0-10-2-10-5 6-30 14-76 17-91 24-108 91-187 165-187 58 0 82 46 82 87 0 93-108 196-240 196z">
              <text:p/>
            </draw:path>
            <draw:path draw:style-name="gr5" draw:text-style-name="P11" draw:layer="layout" svg:width="0.177cm" svg:height="0.397cm" svg:x="6.214cm" svg:y="11.765cm" svg:viewBox="0 0 178 398" svg:d="M163 24c0-10-7-24-24-24s-33 17-33 34c0 9 7 21 24 21 16 0 33-17 33-31zM43 321c-2 10-7 15-7 27 0 26 24 50 58 50 57 0 84-82 84-91 0-7-8-7-10-7-7 0-7 2-10 9-14 48-40 72-64 72-10 0-15-9-15-21 0-15 5-24 10-39 7-14 12-31 19-45 5-15 26-70 29-75 2-7 5-14 5-19 0-29-24-50-58-50-58 0-84 79-84 89 0 9 7 9 10 9 7 0 9-5 9-9 17-51 41-72 65-72 10 0 14 4 14 19 0 14-4 24-19 60-12 31-24 62-36 93z">
              <text:p/>
            </draw:path>
            <draw:path draw:style-name="gr5" draw:text-style-name="P11" draw:layer="layout" svg:width="0.189cm" svg:height="0.841cm" svg:x="6.512cm" svg:y="11.398cm" svg:viewBox="0 0 190 842" svg:d="M185 436c5-9 5-12 5-14s0-5-5-14c-49-130-98-259-147-389-7-14-13-19-21-19-9 0-17 10-17 17 0 2 0 5 5 14 49 130 99 261 149 391-50 129-100 259-149 388-5 10-5 10-5 15 0 9 10 17 17 17 12 0 14-8 19-17 50-130 99-259 149-389z">
              <text:p/>
            </draw:path>
            <draw:path draw:style-name="gr5" draw:text-style-name="P11" draw:layer="layout" svg:width="0.56cm" svg:height="0.196cm" svg:x="7.076cm" svg:y="11.721cm" svg:viewBox="0 0 561 197" svg:d="M533 34c12 0 28 0 28-17s-16-17-28-17c-168 0-336 0-504 0-12 0-29 0-29 17s17 17 29 17c168 0 336 0 504 0zM533 197c12 0 28 0 28-17s-16-17-28-17c-168 0-336 0-504 0-12 0-29 0-29 17s17 17 29 17c168 0 336 0 504 0z">
              <text:p/>
            </draw:path>
            <draw:path draw:style-name="gr5" draw:text-style-name="P11" draw:layer="layout" svg:width="1.122cm" svg:height="1.176cm" svg:x="7.966cm" svg:y="11.23cm" svg:viewBox="0 0 1123 1177" svg:d="M1020 1177c34-89 68-179 103-268-7 0-15 0-22 0-33 88-122 143-220 170-17 5-99 26-262 26-170 0-339 0-509 0 144-168 287-335 430-503 7-5 7-7 7-12 0-3 0-5-5-15-131-178-262-356-393-534 154 0 308 0 463 0 113 0 189 12 197 14 45 5 117 19 184 62 22 15 79 51 108 120 7 0 15 0 22 0-35-79-69-158-103-237-332 0-664 0-996 0-19 0-22 2-24 7 0 3 0 17 0 27 149 203 298 406 446 609-145 170-291 340-436 510-10 10-7 10-10 15 0 9 7 9 24 9 332 0 664 0 996 0z">
              <text:p/>
            </draw:path>
            <draw:path draw:style-name="gr5" draw:text-style-name="P11" draw:layer="layout" svg:width="0.177cm" svg:height="0.395cm" svg:x="8.436cm" svg:y="12.632cm" svg:viewBox="0 0 178 396" svg:d="M163 22c0-10-7-22-24-22-14 0-33 14-33 31 0 10 9 22 24 22 16 0 33-17 33-31zM43 321c-2 7-5 15-5 24 0 27 22 51 56 51 60 0 84-82 84-92 0-7-8-7-10-7-7 0-7 5-10 10-14 48-40 72-62 72-12 0-14-7-14-22 0-12 2-24 9-36 5-17 12-33 17-48 7-14 26-67 29-74 2-7 5-14 5-19 0-29-24-51-56-51-60 0-86 80-86 92 0 7 7 7 10 7 7 0 9-3 9-10 17-50 43-72 65-72 10 0 14 5 14 22 0 12-4 21-19 57-12 32-24 64-36 96z">
              <text:p/>
            </draw:path>
            <draw:path draw:style-name="gr5" draw:text-style-name="P11" draw:layer="layout" svg:width="0.325cm" svg:height="0.38cm" svg:x="9.312cm" svg:y="11.657cm" svg:viewBox="0 0 326 381" svg:d="M300 53c-14 0-26 0-38 12-15 12-15 26-15 33 0 19 15 29 31 29 24 0 46-19 46-53 0-43-38-74-98-74-113 0-226 122-226 240 0 76 48 141 137 141 120 0 189-89 189-98 0-5-4-12-9-12s-5 2-10 10c-67 83-158 83-170 83-53 0-75-43-75-93 0-34 17-115 46-168 26-48 72-84 118-84 28 0 62 12 74 34z">
              <text:p/>
            </draw:path>
            <draw:path draw:style-name="gr5" draw:text-style-name="P11" draw:layer="layout" svg:width="0.179cm" svg:height="0.397cm" svg:x="9.669cm" svg:y="11.765cm" svg:viewBox="0 0 180 398" svg:d="M163 24c0-10-7-24-24-24-14 0-31 17-31 34 0 9 7 21 22 21 16 0 33-17 33-31zM43 321c-2 10-5 15-5 27 0 26 24 50 56 50 60 0 86-82 86-91 0-7-6-5-10-7-9 0-9 2-12 9-14 48-40 72-62 72-12 0-14-9-14-21 0-15 2-24 9-39 5-14 12-31 17-45 7-15 29-70 31-75 0-7 3-14 3-19 0-29-24-50-56-50-60 0-86 79-86 89 0 9 7 9 10 9 9 0 9-5 12-9 14-51 40-72 62-72 10 0 14 4 14 19 0 14-2 24-19 60-12 31-24 62-36 93z">
              <text:p/>
            </draw:path>
            <draw:path draw:style-name="gr5" draw:text-style-name="P11" draw:layer="layout" svg:width="0.611cm" svg:height="0.57cm" svg:x="9.955cm" svg:y="11.458cm" svg:viewBox="0 0 612 571" svg:d="M564 376c2-4 5-9 5-12 0-2 0-9-10-9-7 0-10 5-12 9-55 125-86 183-230 183-41 0-82 0-123 0-12 0-14 0-19-3-7 0-9 0-9-7 0-2 0-5 2-19 19-77 38-154 58-230 28 0 56 0 84 0 71 0 71 16 71 38 0 5 0 17-7 41 0 5-2 7-2 9 0 5 5 10 12 10s9-5 12-17c16-65 32-131 48-196 0-5-3-10-10-10s-9 5-12 14c-17 65-33 84-110 84-26 0-53 0-79 0 17-68 33-136 50-203 7-29 10-32 46-32 40 0 80 0 120 0 103 0 127 24 127 94 0 19 0 21-3 43 0 5-2 13-2 17 0 3 2 9 12 9 7 0 10-4 10-21 6-49 12-98 19-146 2-22-3-22-24-22-142 0-283 0-425 0-17 0-26 0-26 17 0 9 7 9 24 9 31 0 55 0 55 15 0 5 0 5-5 21-37 148-73 296-110 444-10 33-12 41-77 41-14 0-24 0-24 14 0 10 7 10 24 10 146 0 291 0 437 0 19 0 19 0 26-15 26-60 51-120 77-180z">
              <text:p/>
            </draw:path>
            <draw:path draw:style-name="gr5" draw:text-style-name="P11" draw:layer="layout" svg:width="0.033cm" svg:height="0.841cm" svg:x="10.833cm" svg:y="11.398cm" svg:viewBox="0 0 34 842" svg:d="M34 31c0-14 0-31-17-31s-17 17-17 31c0 261 0 521 0 782 0 14 0 29 17 29s17-15 17-29c0-261 0-521 0-782z">
              <text:p/>
            </draw:path>
            <draw:path draw:style-name="gr5" draw:text-style-name="P11" draw:layer="layout" svg:width="0.479cm" svg:height="0.555cm" svg:x="11.011cm" svg:y="11.657cm" svg:viewBox="0 0 480 556" svg:d="M101 515c-3 12-5 12-5 17 0 19 17 24 24 24 5 0 24-2 31-21 3-8 7-36 31-154 8 0 12 0 27 0 141 0 271-132 271-264 0-67-34-117-96-117-122 0-173 163-223 328-91-16-139-64-139-124 0-24 19-115 69-175 7-7 5-7 7-10 0-5-2-9-9-9-24 0-89 122-89 203 0 79 55 139 146 161-15 47-30 94-45 141zM216 333c-5 0-7 0-14 0-10 0-10-2-10-5 6-30 14-76 17-91 24-108 91-187 165-187 58 0 82 46 82 87 0 93-108 196-240 196z">
              <text:p/>
            </draw:path>
            <draw:path draw:style-name="gr5" draw:text-style-name="P11" draw:layer="layout" svg:width="0.177cm" svg:height="0.397cm" svg:x="11.548cm" svg:y="11.765cm" svg:viewBox="0 0 178 398" svg:d="M163 24c0-10-7-24-24-24s-33 17-33 34c0 9 7 21 24 21 16 0 33-17 33-31zM43 321c-2 10-7 15-7 27 0 26 24 50 58 50 57 0 84-82 84-91 0-7-8-7-10-7-7 0-7 2-10 9-14 48-40 72-62 72-12 0-17-9-17-21 0-15 5-24 10-39 7-14 12-31 19-45 5-15 26-70 29-75 2-7 5-14 5-19 0-29-24-50-58-50-58 0-84 79-84 89 0 9 7 9 10 9 7 0 9-5 9-9 17-51 41-72 65-72 10 0 14 4 14 19 0 14-4 24-19 60-12 31-24 62-36 93z">
              <text:p/>
            </draw:path>
            <draw:path draw:style-name="gr5" draw:text-style-name="P11" draw:layer="layout" svg:width="0.189cm" svg:height="0.841cm" svg:x="11.845cm" svg:y="11.398cm" svg:viewBox="0 0 190 842" svg:d="M185 436c5-9 5-12 5-14s0-5-5-14c-49-130-98-259-147-389-7-14-13-19-21-19-9 0-17 10-17 17 0 2 0 5 5 14 49 130 99 261 149 391-50 129-100 259-149 388-5 10-5 10-5 15 0 9 10 17 17 17 12 0 14-8 19-17 50-130 99-259 149-389z">
              <text:p/>
            </draw:path>
          </draw:g>
        </draw:g>
        <draw:g xml:id="id11" draw:id="id11">
          <svg:title>TexMaths</svg:title>
          <svg:desc>24§display§\sum_i c_i \bra{\varphi_j} H\ket{\varphi_i} 
=
\sum_i c_i E\braket{\varphi_j}{\varphi_i}§svg§600§FALSE§</svg:desc>
          <draw:g>
            <draw:path draw:style-name="gr4" draw:text-style-name="P10" draw:layer="layout" svg:width="12.448cm" svg:height="1.711cm" svg:x="0.805cm" svg:y="13.473cm" svg:viewBox="0 0 12449 1712" svg:d="M6224 1712c-2074 0-4149 0-6224 0 0-571 0-1141 0-1712 4150 0 8299 0 12449 0 0 571 0 1141 0 1712-2075 0-4150 0-6225 0z">
              <text:p/>
            </draw:path>
            <draw:path draw:style-name="gr5" draw:text-style-name="P11" draw:layer="layout" svg:width="1.122cm" svg:height="1.176cm" svg:x="0.81cm" svg:y="13.43cm" svg:viewBox="0 0 1123 1177" svg:d="M1020 1177c34-89 69-179 103-268-7 0-14 0-22 0-33 88-122 143-220 170-17 5-99 26-262 26-169 0-339 0-509 0 144-168 287-335 430-503 7-5 7-7 7-12 0-3 0-5-5-15-131-178-262-356-393-534 154 0 309 0 463 0 113 0 189 12 197 14 45 5 117 19 184 62 22 15 80 51 108 120 8 0 15 0 22 0-34-79-69-158-103-237-332 0-664 0-996 0-19 0-22 2-24 7 0 3 0 17 0 27 149 203 298 406 446 609-145 170-291 340-436 510-10 10-7 10-10 15 0 9 7 9 24 9 332 0 664 0 996 0z">
              <text:p/>
            </draw:path>
            <draw:path draw:style-name="gr5" draw:text-style-name="P11" draw:layer="layout" svg:width="0.177cm" svg:height="0.395cm" svg:x="1.28cm" svg:y="14.832cm" svg:viewBox="0 0 178 396" svg:d="M163 22c0-10-7-22-24-22-14 0-33 14-33 31 0 10 9 22 24 22 16 0 33-17 33-31zM43 321c-2 7-5 15-5 24 0 27 22 51 56 51 60 0 84-82 84-92 0-7-8-7-10-7-7 0-7 5-10 10-14 48-40 72-62 72-12 0-14-7-14-22 0-12 2-24 7-36 7-17 14-33 19-48 7-14 26-67 29-74 2-7 5-14 5-19 0-29-24-51-56-51-60 0-86 80-86 92 0 7 7 7 10 7 7 0 9-3 9-10 17-50 43-72 65-72 10 0 14 5 14 22 0 12-4 21-19 57-12 32-24 64-36 96z">
              <text:p/>
            </draw:path>
            <draw:path draw:style-name="gr5" draw:text-style-name="P11" draw:layer="layout" svg:width="0.325cm" svg:height="0.38cm" svg:x="2.156cm" svg:y="13.857cm" svg:viewBox="0 0 326 381" svg:d="M300 53c-14 0-26 0-38 12-15 12-15 26-15 33 0 19 15 29 31 29 24 0 46-19 46-53 0-43-38-74-98-74-113 0-226 122-226 240 0 76 48 141 137 141 120 0 189-89 189-98 0-5-4-12-9-12s-5 2-10 10c-67 83-158 83-170 83-53 0-75-43-75-93 0-34 17-115 46-168 26-48 72-84 118-84 28 0 62 12 74 34z">
              <text:p/>
            </draw:path>
            <draw:path draw:style-name="gr5" draw:text-style-name="P11" draw:layer="layout" svg:width="0.179cm" svg:height="0.397cm" svg:x="2.513cm" svg:y="13.965cm" svg:viewBox="0 0 180 398" svg:d="M163 24c0-10-7-24-24-24-14 0-31 17-31 34 0 9 7 21 22 21 16 0 33-17 33-31zM43 321c-2 10-5 15-5 27 0 26 24 50 56 50 60 0 86-82 86-91 0-7-6-5-10-7-9 0-9 2-12 9-14 48-40 72-62 72-12 0-14-9-14-21 0-15 2-24 9-39 5-14 12-31 17-45 7-15 29-70 31-75 0-7 3-14 3-19 0-29-24-50-56-50-60 0-86 79-86 89 0 9 7 9 10 9 9 0 9-5 12-9 14-51 40-72 62-72 10 0 14 4 14 19 0 14-2 24-19 60-12 31-24 62-36 93z">
              <text:p/>
            </draw:path>
            <draw:path draw:style-name="gr5" draw:text-style-name="P11" draw:layer="layout" svg:width="0.186cm" svg:height="0.841cm" svg:x="3.001cm" svg:y="13.598cm" svg:viewBox="0 0 187 842" svg:d="M182 34c5-10 5-12 5-17 0-7-7-17-17-17-7 0-14 5-19 19-49 129-99 258-149 386 0 7-2 12-2 17 0 2 0 5 2 14 50 129 100 258 149 386 3 10 7 20 19 20 10 0 17-8 17-17 0-3 0-5-5-12-49-131-99-261-148-391 49-130 99-259 148-388z">
              <text:p/>
            </draw:path>
            <draw:path draw:style-name="gr5" draw:text-style-name="P11" draw:layer="layout" svg:width="0.479cm" svg:height="0.555cm" svg:x="3.277cm" svg:y="13.857cm" svg:viewBox="0 0 480 556" svg:d="M101 515c-3 12-3 12-3 17 0 19 15 24 24 24 5 0 22-2 32-21 2-8 7-36 28-154 8 0 15 0 29 0 139 0 269-132 269-264 0-67-34-117-96-117-122 0-173 163-223 328-91-16-139-64-139-124 0-24 19-115 72-175 4-7 3-7 4-10 0-5 0-9-9-9-24 0-89 122-89 203 0 79 55 139 146 161-15 47-30 94-45 141zM218 333c-7 0-9 0-14 0-12 0-12-2-12-5 6-30 14-76 17-91 26-108 91-187 168-187 57 0 79 46 79 87 0 93-108 196-238 196z">
              <text:p/>
            </draw:path>
            <draw:path draw:style-name="gr5" draw:text-style-name="P11" draw:layer="layout" svg:width="0.256cm" svg:height="0.51cm" svg:x="3.788cm" svg:y="13.965cm" svg:viewBox="0 0 257 511" svg:d="M257 24c0-12-7-24-22-24-17 0-33 17-33 34 0 9 7 21 24 21 14 0 31-14 31-31zM132 420c-10 40-41 74-74 74-10 0-17 0-22-3 14-7 19-21 19-31 0-14-12-21-21-21-20 0-34 17-34 36 0 21 22 36 58 36s103-22 122-94c18-70 35-140 53-211 2-5 2-9 2-19 0-34-26-55-62-55-65 0-103 81-103 89 0 9 7 9 9 9 7 0 7-2 12-12 15-33 46-69 79-69 15 0 22 9 22 28 0 5-2 15-2 17-20 75-39 150-58 226z">
              <text:p/>
            </draw:path>
            <draw:path draw:style-name="gr5" draw:text-style-name="P11" draw:layer="layout" svg:width="0.033cm" svg:height="0.841cm" svg:x="4.241cm" svg:y="13.598cm" svg:viewBox="0 0 34 842" svg:d="M34 31c0-14 0-31-17-31s-17 17-17 31c0 261 0 521 0 782 0 14 0 29 17 29s17-15 17-29c0-261 0-521 0-782z">
              <text:p/>
            </draw:path>
            <draw:path draw:style-name="gr5" draw:text-style-name="P11" draw:layer="layout" svg:width="0.709cm" svg:height="0.572cm" svg:x="4.548cm" svg:y="13.655cm" svg:viewBox="0 0 710 573" svg:d="M612 65c7-31 9-39 69-39 24 0 29 0 29-16 0-10-9-10-12-10-21 0-84 2-108 2s-84-2-108-2c-7 0-16 0-16 17 0 9 9 9 24 9 2 0 19 0 33 0 14 3 22 3 22 15 0 2 0 5-3 17-17 67-33 135-50 203-86 0-173 0-259 0 17-65 33-131 50-196 7-31 10-39 72-39 22 0 29 0 29-16 0-10-10-10-12-10-24 0-84 2-108 2s-84-2-110-2c-5 0-15 0-15 17 0 9 7 9 24 9 11 0 17 0 31 0 15 3 22 3 22 15 0 2 0 7-2 17-38 150-76 300-113 450-10 34-10 41-77 41-14 0-24 0-24 17 0 7 8 5 12 7 24 0 84-2 108-2 17 0 36 2 53 2 19 0 38 0 55 0 7 0 17 0 17-17 0-7-7-7-22-7-31 0-55 0-55-17 0-5 0-9 2-14 20-77 39-154 58-230 86 0 171 0 257 0-36 139-55 220-58 232-9 27-26 29-77 29-14 0-21 0-21 17 0 7 9 7 12 7 24 0 84-2 108-2 17 0 36 2 53 2 19 0 38 0 55 0 7 0 16 0 16-17 0-7-7-7-24-7-31 0-55 0-55-17 0-5 3-9 3-14 38-151 76-302 115-453z">
              <text:p/>
            </draw:path>
            <draw:path draw:style-name="gr5" draw:text-style-name="P11" draw:layer="layout" svg:width="0.033cm" svg:height="0.841cm" svg:x="5.527cm" svg:y="13.598cm" svg:viewBox="0 0 34 842" svg:d="M34 31c0-14 0-31-17-31s-17 17-17 31c0 261 0 521 0 782 0 14 0 29 17 29s17-15 17-29c0-261 0-521 0-782z">
              <text:p/>
            </draw:path>
            <draw:path draw:style-name="gr5" draw:text-style-name="P11" draw:layer="layout" svg:width="0.479cm" svg:height="0.555cm" svg:x="5.702cm" svg:y="13.857cm" svg:viewBox="0 0 480 556" svg:d="M101 515c-3 12-3 12-3 17 0 19 15 24 24 24 5 0 22-2 32-21 2-8 7-36 28-154 8 0 15 0 29 0 139 0 269-132 269-264 0-67-34-117-96-117-122 0-173 163-223 328-91-16-139-64-139-124 0-24 19-115 69-175 7-7 5-7 7-10 0-5 0-9-9-9-24 0-89 122-89 203 0 79 55 139 146 161-15 47-30 94-45 141zM218 333c-7 0-9 0-16 0-10 0-10-2-10-5 6-30 14-76 17-91 26-108 91-187 168-187 57 0 79 46 79 87 0 93-108 196-238 196z">
              <text:p/>
            </draw:path>
            <draw:path draw:style-name="gr5" draw:text-style-name="P11" draw:layer="layout" svg:width="0.179cm" svg:height="0.397cm" svg:x="6.24cm" svg:y="13.965cm" svg:viewBox="0 0 180 398" svg:d="M163 24c0-10-7-24-24-24-14 0-31 17-31 34 0 9 7 21 22 21 16 0 33-17 33-31zM43 321c-2 10-5 15-5 27 0 26 24 50 56 50 60 0 86-82 86-91 0-7-6-5-10-7-9 0-9 2-12 9-14 48-40 72-62 72-12 0-14-9-14-21 0-15 2-24 9-39 5-14 12-31 19-45 5-15 27-70 29-75 0-7 3-14 3-19 0-29-24-50-56-50-60 0-86 79-86 89 0 9 7 9 10 9 9 0 9-5 12-9 14-51 40-72 62-72 10 0 14 4 14 19 0 14-2 24-19 60-12 31-24 62-36 93z">
              <text:p/>
            </draw:path>
            <draw:path draw:style-name="gr5" draw:text-style-name="P11" draw:layer="layout" svg:width="0.186cm" svg:height="0.841cm" svg:x="6.54cm" svg:y="13.598cm" svg:viewBox="0 0 187 842" svg:d="M182 436c5-9 5-12 5-14s0-5-5-14c-48-130-97-259-146-389-5-14-10-19-19-19-10 0-17 10-17 17 0 2 0 5 5 14 49 130 99 261 149 391-50 129-100 259-149 388-5 10-5 10-5 15 0 9 7 17 17 17 9 0 14-8 17-17 49-130 99-259 148-389z">
              <text:p/>
            </draw:path>
            <draw:path draw:style-name="gr5" draw:text-style-name="P11" draw:layer="layout" svg:width="0.56cm" svg:height="0.196cm" svg:x="7.101cm" svg:y="13.921cm" svg:viewBox="0 0 561 197" svg:d="M533 34c12 0 28 0 28-17s-16-17-28-17c-168 0-336 0-504 0-12 0-29 0-29 17s17 17 29 17c168 0 336 0 504 0zM533 197c12 0 28 0 28-17s-16-17-28-17c-168 0-336 0-504 0-12 0-29 0-29 17s17 17 29 17c168 0 336 0 504 0z">
              <text:p/>
            </draw:path>
            <draw:path draw:style-name="gr5" draw:text-style-name="P11" draw:layer="layout" svg:width="1.122cm" svg:height="1.176cm" svg:x="7.992cm" svg:y="13.43cm" svg:viewBox="0 0 1123 1177" svg:d="M1020 1177c34-89 69-179 103-268-7 0-14 0-22 0-31 88-122 143-218 170-19 5-101 26-262 26-169 0-339 0-508 0 143-168 286-335 429-503 5-5 7-7 7-12 0-3 0-5-7-15-131-178-262-356-393-534 154 0 309 0 463 0 113 0 189 12 197 14 45 5 120 19 187 62 19 15 77 51 105 120 8 0 15 0 22 0-34-79-69-158-103-237-332 0-664 0-996 0-19 0-19 2-22 7-2 3-2 17-2 27 149 203 298 406 446 609-145 170-291 340-436 510-8 10-5 10-8 15 0 9 8 9 22 9 332 0 664 0 996 0z">
              <text:p/>
            </draw:path>
            <draw:path draw:style-name="gr5" draw:text-style-name="P11" draw:layer="layout" svg:width="0.179cm" svg:height="0.395cm" svg:x="8.462cm" svg:y="14.832cm" svg:viewBox="0 0 180 396" svg:d="M163 22c0-10-7-22-21-22-17 0-34 14-34 31 0 10 7 22 24 22s31-17 31-31zM43 321c-2 7-5 15-5 24 0 27 24 51 56 51 60 0 86-82 86-92 0-7-7-7-10-7-9 0-9 5-12 10-12 48-38 72-62 72-12 0-14-7-14-22 0-12 4-24 9-36 5-17 12-33 19-48 5-14 27-67 29-74 3-7 3-14 3-19 0-29-24-51-56-51-57 0-86 80-86 92 0 7 6 4 10 7 9 0 9-3 12-10 14-50 40-72 62-72 10 0 14 5 14 22 0 12-2 21-16 57-13 32-26 64-39 96z">
              <text:p/>
            </draw:path>
            <draw:path draw:style-name="gr5" draw:text-style-name="P11" draw:layer="layout" svg:width="0.328cm" svg:height="0.38cm" svg:x="9.338cm" svg:y="13.857cm" svg:viewBox="0 0 329 381" svg:d="M300 53c-14 0-26 0-38 12s-15 26-15 33c0 19 15 29 31 29 24 0 48-19 48-53 0-43-40-74-100-74-113 0-226 122-226 240 0 76 50 141 137 141 120 0 192-89 192-98 0-5-5-12-10-12s-7 2-12 10c-67 83-158 83-168 83-53 0-77-43-77-93 0-34 17-115 46-168 26-48 72-84 120-84 29 0 60 12 72 34z">
              <text:p/>
            </draw:path>
            <draw:path draw:style-name="gr5" draw:text-style-name="P11" draw:layer="layout" svg:width="0.179cm" svg:height="0.397cm" svg:x="9.695cm" svg:y="13.965cm" svg:viewBox="0 0 180 398" svg:d="M166 24c0-10-8-24-24-24-17 0-34 17-34 34 0 9 7 21 24 21s34-17 34-31zM43 321c-2 10-5 15-5 27 0 26 24 50 56 50 60 0 86-82 86-91 0-7-7-7-10-7-7 0-9 2-12 9-12 48-38 72-62 72-12 0-14-9-14-21 0-15 4-24 9-39 5-14 12-31 19-45 5-15 27-70 29-75 3-7 3-14 3-19 0-29-22-50-56-50-57 0-86 79-86 89 0 9 10 9 12 9 7 0 7-5 10-9 14-51 40-72 62-72 10 0 14 4 14 19 0 14-2 24-16 60-13 31-26 62-39 93z">
              <text:p/>
            </draw:path>
            <draw:path draw:style-name="gr5" draw:text-style-name="P11" draw:layer="layout" svg:width="0.611cm" svg:height="0.57cm" svg:x="9.981cm" svg:y="13.658cm" svg:viewBox="0 0 612 571" svg:d="M566 376c0-4 3-9 3-12 0-2 0-9-10-9-7 0-10 5-10 9-55 125-86 183-230 183-41 0-83 0-125 0-12 0-12 0-16-3-10 0-12 0-12-7 0-2 0-5 4-19 20-77 39-154 58-230 27 0 54 0 82 0 72 0 72 16 72 38 0 5 0 17-5 41-3 5-3 7-3 9 0 5 3 10 10 10s10-5 14-17c16-65 32-131 48-196 0-5-4-10-12-10-7 0-7 5-9 14-19 65-34 84-111 84-27 0-54 0-81 0 17-68 35-136 53-203 7-29 7-32 45-32 39 0 79 0 118 0 103 0 129 24 129 94 0 19 0 21-5 43 0 5 0 13 0 17 0 3 3 9 10 9 10 0 10-4 12-21 6-49 11-98 17-146 2-22-3-22-24-22-142 0-283 0-425 0-17 0-26 0-26 17 0 9 9 9 24 9 31 0 55 0 55 15 0 5 0 5-5 21-37 148-73 296-110 444-10 33-10 41-77 41-14 0-24 0-24 14 0 10 7 10 24 10 146 0 291 0 437 0 19 0 21 0 26-15 27-60 53-120 79-180z">
              <text:p/>
            </draw:path>
            <draw:path draw:style-name="gr5" draw:text-style-name="P11" draw:layer="layout" svg:width="0.186cm" svg:height="0.841cm" svg:x="10.854cm" svg:y="13.598cm" svg:viewBox="0 0 187 842" svg:d="M182 34c5-10 5-12 5-17 0-7-7-17-17-17-7 0-14 5-19 19-49 129-99 258-149 386 0 7-2 12-2 17 0 2 0 5 2 14 50 129 100 258 149 386 3 10 7 20 19 20 10 0 17-8 17-17 0-3 0-5-5-12-49-131-99-261-148-391 49-130 99-259 148-388z">
              <text:p/>
            </draw:path>
            <draw:path draw:style-name="gr5" draw:text-style-name="P11" draw:layer="layout" svg:width="0.479cm" svg:height="0.555cm" svg:x="11.13cm" svg:y="13.857cm" svg:viewBox="0 0 480 556" svg:d="M101 515c-3 12-3 12-3 17 0 19 15 24 24 24 5 0 22-2 32-21 2-8 7-36 28-154 8 0 15 0 29 0 139 0 269-132 269-264 0-67-34-117-96-117-122 0-173 163-223 328-91-16-139-64-139-124 0-24 19-115 72-175 4-7 3-7 4-10 0-5 0-9-9-9-24 0-89 122-89 203 0 79 55 139 146 161-15 47-30 94-45 141zM218 333c-7 0-9 0-14 0-12 0-12-2-12-5 6-30 14-76 17-91 26-108 91-187 168-187 57 0 79 46 79 87 0 93-108 196-238 196z">
              <text:p/>
            </draw:path>
            <draw:path draw:style-name="gr5" draw:text-style-name="P11" draw:layer="layout" svg:width="0.258cm" svg:height="0.51cm" svg:x="11.641cm" svg:y="13.965cm" svg:viewBox="0 0 259 511" svg:d="M259 24c0-12-9-24-24-24-17 0-33 17-33 34 0 9 7 21 24 21 14 0 33-14 33-31zM132 420c-10 40-41 74-74 74-10 0-15 0-22-3 14-7 19-21 19-31 0-14-12-21-21-21-20 0-34 17-34 36 0 21 22 36 58 36s103-22 122-94c18-70 35-140 53-211 2-5 2-9 2-19 0-34-26-55-62-55-65 0-103 81-103 89 0 9 6 6 9 9 7 0 7-2 12-12 15-33 46-69 79-69 17 0 22 9 22 28 0 5-2 15-2 17-20 75-39 150-58 226z">
              <text:p/>
            </draw:path>
            <draw:path draw:style-name="gr5" draw:text-style-name="P11" draw:layer="layout" svg:width="0.033cm" svg:height="0.841cm" svg:x="12.095cm" svg:y="13.598cm" svg:viewBox="0 0 34 842" svg:d="M34 31c0-14 0-31-17-31s-17 17-17 31c0 261 0 521 0 782 0 14 0 29 17 29s17-15 17-29c0-261 0-521 0-782z">
              <text:p/>
            </draw:path>
            <draw:path draw:style-name="gr5" draw:text-style-name="P11" draw:layer="layout" svg:width="0.479cm" svg:height="0.555cm" svg:x="12.272cm" svg:y="13.857cm" svg:viewBox="0 0 480 556" svg:d="M101 515c-3 12-5 12-5 17 0 19 17 24 24 24 5 0 24-2 31-21 3-8 7-36 31-154 8 0 12 0 27 0 141 0 271-132 271-264 0-67-34-117-96-117-122 0-173 163-223 328-91-16-139-64-139-124 0-24 19-115 69-175 7-7 5-7 7-10 0-5-2-9-9-9-24 0-89 122-89 203 0 79 55 139 146 161-15 47-30 94-45 141zM216 333c-5 0-7 0-14 0-10 0-10-2-10-5 6-30 14-76 17-91 24-108 91-187 165-187 58 0 82 46 82 87 0 93-108 196-240 196z">
              <text:p/>
            </draw:path>
            <draw:path draw:style-name="gr5" draw:text-style-name="P11" draw:layer="layout" svg:width="0.177cm" svg:height="0.397cm" svg:x="12.81cm" svg:y="13.965cm" svg:viewBox="0 0 178 398" svg:d="M163 24c0-10-7-24-24-24s-33 17-33 34c0 9 7 21 24 21 16 0 33-17 33-31zM43 321c-2 10-7 15-7 27 0 26 24 50 58 50 57 0 84-82 84-91 0-7-8-7-10-7-7 0-7 2-10 9-14 48-40 72-62 72-12 0-17-9-17-21 0-15 5-24 10-39 7-14 12-31 19-45 5-15 26-70 29-75 2-7 5-14 5-19 0-29-24-50-58-50-58 0-84 79-84 89 0 9 7 9 10 9 7 0 9-5 9-9 17-51 41-72 65-72 10 0 14 4 14 19 0 14-4 24-19 60-12 31-24 62-36 93z">
              <text:p/>
            </draw:path>
            <draw:path draw:style-name="gr5" draw:text-style-name="P11" draw:layer="layout" svg:width="0.189cm" svg:height="0.841cm" svg:x="13.107cm" svg:y="13.598cm" svg:viewBox="0 0 190 842" svg:d="M185 436c5-9 5-12 5-14s0-5-5-14c-49-130-98-259-147-389-7-14-13-19-21-19-9 0-17 10-17 17 0 2 0 5 5 14 49 130 99 261 149 391-50 129-100 259-149 388-5 10-5 10-5 15 0 9 10 17 17 17 12 0 14-8 19-17 50-130 99-259 149-389z">
              <text:p/>
            </draw:path>
          </draw:g>
        </draw:g>
        <draw:g xml:id="id12" draw:id="id12">
          <svg:title>TexMaths</svg:title>
          <svg:desc>24§display§\sum_i H_{j,i} c_i
=
E c_i§svg§600§FALSE§</svg:desc>
          <draw:g>
            <draw:path draw:style-name="gr4" draw:text-style-name="P10" draw:layer="layout" svg:width="5.74cm" svg:height="1.711cm" svg:x="17.88cm" svg:y="11.273cm" svg:viewBox="0 0 5741 1712" svg:d="M2872 1712c-958 0-1915 0-2872 0 0-571 0-1141 0-1712 1914 0 3827 0 5741 0 0 571 0 1141 0 1712-957 0-1913 0-2869 0z">
              <text:p/>
            </draw:path>
            <draw:path draw:style-name="gr5" draw:text-style-name="P11" draw:layer="layout" svg:width="1.119cm" svg:height="1.176cm" svg:x="17.885cm" svg:y="11.23cm" svg:viewBox="0 0 1120 1177" svg:d="M1020 1177c33-89 67-179 100-268-6 0-12 0-19 0-33 88-122 143-221 170-16 5-98 26-261 26-170 0-339 0-509 0 143-168 287-335 430-503 7-5 7-7 7-12 0-3 0-5-5-15-131-178-262-356-393-534 154 0 308 0 463 0 113 0 189 12 196 14 46 5 118 19 185 62 22 15 79 51 108 120 7 0 13 0 19 0-33-79-67-158-100-237-332 0-664 0-996 0-19 0-22 2-24 7 0 3 0 17 0 27 149 203 297 406 446 609-145 170-291 340-436 510-10 10-7 10-10 15 0 9 7 9 24 9 332 0 664 0 996 0z">
              <text:p/>
            </draw:path>
            <draw:path draw:style-name="gr5" draw:text-style-name="P11" draw:layer="layout" svg:width="0.177cm" svg:height="0.395cm" svg:x="18.355cm" svg:y="12.632cm" svg:viewBox="0 0 178 396" svg:d="M163 22c0-10-7-22-24-22s-33 14-33 31c0 10 7 22 24 22 16 0 33-17 33-31zM43 321c-2 7-5 15-5 24 0 27 22 51 56 51 57 0 84-82 84-92 0-7-8-7-10-7-7 0-7 5-10 10-14 48-40 72-62 72-12 0-17-7-17-22 0-12 5-24 10-36 7-17 14-33 19-48 5-14 26-67 29-74 2-7 5-14 5-19 0-29-24-51-58-51-58 0-84 80-84 92 0 7 7 7 10 7 7 0 9-3 9-10 17-50 43-72 65-72 10 0 14 5 14 22 0 12-4 21-19 57-12 32-24 64-36 96z">
              <text:p/>
            </draw:path>
            <draw:path draw:style-name="gr5" draw:text-style-name="P11" draw:layer="layout" svg:width="0.709cm" svg:height="0.572cm" svg:x="19.228cm" svg:y="11.455cm" svg:viewBox="0 0 710 573" svg:d="M609 65c8-31 10-39 72-39 22 0 29 0 29-16 0-10-9-10-12-10-24 0-84 2-108 2s-84-2-110-2c-5 0-15 0-15 17 0 9 8 9 24 9 11 0 17 0 32 0 14 3 21 3 21 15 0 2 0 5-2 17-17 67-34 135-51 203-85 0-171 0-256 0 16-65 33-131 50-196 7-31 10-39 70-39 21 0 28 0 28-16 0-10-9-10-12-10-24 0-84 2-108 2-23 0-83-2-107-2-8 0-17 0-17 17 0 9 7 9 24 9 2 0 17 0 31 0 17 3 24 3 24 15 0 2-2 7-5 17-37 150-75 300-113 450-7 34-9 41-76 41-15 0-22 0-22 17 0 7 10 7 12 7 24 0 84-2 106-2 19 0 36 2 55 2s36 0 55 0c7 0 17 0 17-17 0-7-7-7-24-7-31 0-55 0-55-17 0-5 2-9 2-14 19-77 38-154 58-230 85 0 171 0 256 0-36 139-55 220-57 232-10 27-24 29-77 29-12 0-22 0-22 17 0 7 8 5 12 7 24 0 84-2 108-2 17 0 36 2 55 2 17 0 36 0 53 0 7 0 17 0 17-17 0-7-7-7-22-7-31 0-55 0-55-17 0-5 0-9 3-14 37-151 75-302 112-453z">
              <text:p/>
            </draw:path>
            <draw:path draw:style-name="gr5" draw:text-style-name="P11" draw:layer="layout" svg:width="0.258cm" svg:height="0.51cm" svg:x="19.895cm" svg:y="11.765cm" svg:viewBox="0 0 259 511" svg:d="M259 24c0-12-7-24-24-24s-33 17-33 34c0 9 7 21 24 21 16 0 33-14 33-31zM134 420c-9 40-40 74-76 74-8 0-15 0-22-3 17-7 22-21 22-31 0-14-12-21-24-21-17 0-34 17-34 36 0 21 23 36 58 36 34 0 105-22 124-94 18-70 36-140 53-211 3-5 3-9 3-19 0-34-29-55-63-55-67 0-103 81-103 89 0 9 7 9 10 9 7 0 7-2 12-12 14-33 45-69 79-69 14 0 19 9 19 28 0 5 0 15 0 17-19 75-38 150-58 226z">
              <text:p/>
            </draw:path>
            <draw:path draw:style-name="gr5" draw:text-style-name="P11" draw:layer="layout" svg:width="0.073cm" svg:height="0.179cm" svg:x="20.238cm" svg:y="12.088cm" svg:viewBox="0 0 74 180" svg:d="M58 58c0 33-5 69-46 107-2 3-5 5-5 8 0 4 5 7 10 7 7 0 57-46 57-115 0-39-14-65-40-65-20 0-34 14-34 34 0 19 14 33 34 33 14 0 16-6 24-9z">
              <text:p/>
            </draw:path>
            <draw:path draw:style-name="gr5" draw:text-style-name="P11" draw:layer="layout" svg:width="0.179cm" svg:height="0.397cm" svg:x="20.399cm" svg:y="11.765cm" svg:viewBox="0 0 180 398" svg:d="M166 24c0-10-8-24-24-24-17 0-34 17-34 34 0 9 7 21 24 21s34-17 34-31zM43 321c-2 10-5 15-5 27 0 26 24 50 58 50 58 0 84-82 84-91 0-7-7-7-10-7-7 0-9 2-12 9-12 48-38 72-62 72-12 0-14-9-14-21 0-15 4-24 9-39 7-14 12-31 19-45 5-15 27-70 29-75 3-7 3-14 3-19 0-29-22-50-56-50-57 0-86 79-86 89 0 9 10 9 12 9 7 0 7-5 10-9 14-51 40-72 62-72 10 0 17 4 17 19 0 14-5 24-19 60-13 31-26 62-39 93z">
              <text:p/>
            </draw:path>
            <draw:path draw:style-name="gr5" draw:text-style-name="P11" draw:layer="layout" svg:width="0.328cm" svg:height="0.38cm" svg:x="20.687cm" svg:y="11.657cm" svg:viewBox="0 0 329 381" svg:d="M300 53c-15 0-27 0-39 12s-14 26-14 33c0 19 14 29 31 29 24 0 48-19 48-53 0-43-41-74-100-74-113 0-226 122-226 240 0 76 50 141 137 141 120 0 192-89 192-98 0-5-5-12-10-12s-7 2-12 10c-67 83-158 83-168 83-53 0-77-43-77-93 0-34 17-115 46-168 26-48 72-84 120-84 29 0 60 12 72 34z">
              <text:p/>
            </draw:path>
            <draw:path draw:style-name="gr5" draw:text-style-name="P11" draw:layer="layout" svg:width="0.179cm" svg:height="0.397cm" svg:x="21.044cm" svg:y="11.765cm" svg:viewBox="0 0 180 398" svg:d="M166 24c0-10-8-24-24-24-17 0-34 17-34 34 0 9 7 21 24 21s34-17 34-31zM43 321c-2 10-5 15-5 27 0 26 24 50 58 50 58 0 84-82 84-91 0-7-7-7-10-7-7 0-9 2-12 9-12 48-38 72-62 72-12 0-14-9-14-21 0-15 4-24 9-39 5-14 12-31 19-45 5-15 27-70 29-75 3-7 3-14 3-19 0-29-22-50-56-50-57 0-86 79-86 89 0 9 10 9 12 9 7 0 7-5 10-9 14-51 40-72 62-72 10 0 14 4 14 19 0 14-2 24-16 60-13 31-26 62-39 93z">
              <text:p/>
            </draw:path>
            <draw:path draw:style-name="gr5" draw:text-style-name="P11" draw:layer="layout" svg:width="0.56cm" svg:height="0.196cm" svg:x="21.579cm" svg:y="11.721cm" svg:viewBox="0 0 561 197" svg:d="M533 34c12 0 28 0 28-17s-16-17-28-17c-168 0-336 0-504 0-12 0-29 0-29 17s17 17 29 17c168 0 336 0 504 0zM533 197c12 0 28 0 28-17s-16-17-28-17c-168 0-336 0-504 0-12 0-29 0-29 17s17 17 29 17c168 0 336 0 504 0z">
              <text:p/>
            </draw:path>
            <draw:path draw:style-name="gr5" draw:text-style-name="P11" draw:layer="layout" svg:width="0.609cm" svg:height="0.57cm" svg:x="22.455cm" svg:y="11.458cm" svg:viewBox="0 0 610 571" svg:d="M564 376c2-4 5-9 5-12 0-2 0-9-12-9-8 0-8 5-10 9-55 125-86 183-230 183-41 0-82 0-123 0-12 0-14 0-19-3-9 0-12 0-12-7 0-2 0-5 5-19 19-77 38-154 58-230 27 0 55 0 83 0 72 0 72 16 72 38 0 5 0 17-7 41-2 5-2 7-2 9 0 5 5 10 12 10 5 0 9-5 12-17 16-65 32-131 48-196 0-5-5-10-10-10-7 0-9 5-12 14-19 65-33 84-110 84-27 0-53 0-79 0 16-68 33-136 50-203 7-29 7-32 46-32s78 0 117 0c103 0 130 24 130 94 0 19 0 21-5 43 0 5 0 13 0 17 0 3 2 9 10 9 9 0 9-4 12-21 5-49 11-98 16-146 3-22-2-22-21-22-143 0-285 0-427 0-17 0-24 0-24 17 0 9 7 9 24 9 31 0 53 0 53 15 0 5 0 5-3 21-37 148-75 296-113 444-7 33-9 41-76 41-15 0-22 0-22 14 0 10 7 10 22 10 146 0 292 0 439 0 19 0 19 0 26-15 26-60 51-120 77-180z">
              <text:p/>
            </draw:path>
            <draw:path draw:style-name="gr5" draw:text-style-name="P11" draw:layer="layout" svg:width="0.328cm" svg:height="0.38cm" svg:x="23.127cm" svg:y="11.657cm" svg:viewBox="0 0 329 381" svg:d="M300 53c-15 0-27 0-39 12s-14 26-14 33c0 19 14 29 31 29 24 0 48-19 48-53 0-43-41-74-100-74-113 0-226 122-226 240 0 76 48 141 137 141 120 0 192-89 192-98 0-5-5-12-10-12s-7 2-12 10c-67 83-158 83-168 83-53 0-77-43-77-93 0-34 17-115 46-168 26-48 72-84 120-84 29 0 60 12 72 34z">
              <text:p/>
            </draw:path>
            <draw:path draw:style-name="gr5" draw:text-style-name="P11" draw:layer="layout" svg:width="0.179cm" svg:height="0.397cm" svg:x="23.484cm" svg:y="11.765cm" svg:viewBox="0 0 180 398" svg:d="M163 24c0-10-7-24-21-24-17 0-34 17-34 34 0 9 7 21 24 21s31-17 31-31zM43 321c-2 10-5 15-5 27 0 26 24 50 56 50 60 0 86-82 86-91 0-7-7-7-10-7-9 0-9 2-12 9-12 48-38 72-62 72-12 0-14-9-14-21 0-15 4-24 9-39 5-14 12-31 19-45 5-15 27-70 29-75 3-7 3-14 3-19 0-29-24-50-56-50-57 0-86 79-86 89 0 9 6 6 10 9 9 0 9-5 12-9 14-51 40-72 62-72 10 0 14 4 14 19 0 14-2 24-16 60-13 31-26 62-39 93z">
              <text:p/>
            </draw:path>
          </draw:g>
        </draw:g>
        <draw:g xml:id="id9" draw:id="id9">
          <draw:polyline draw:style-name="gr6" draw:text-style-name="P14" draw:layer="layout" svg:width="3.174cm" svg:height="3.174cm" draw:transform="rotate (-1.5707963267949) translate (17.145cm 11.43cm)" svg:viewBox="0 0 3175 3175" draw:points="0,3175 3175,3175 0,0 3175,0">
            <text:p/>
          </draw:polyline>
          <draw:custom-shape draw:style-name="gr7" draw:text-style-name="P15" draw:layer="layout" svg:width="0.635cm" svg:height="0.645cm" draw:transform="rotate (-3.14159265358979) translate (14.28cm 13.009cm)">
            <text:p text:style-name="P15"/>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15" draw:layer="layout" svg:width="0.635cm" svg:height="0.645cm" draw:transform="rotate (-3.14159265358979) translate (17.462cm 13.3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15" draw:layer="layout" svg:width="0.635cm" svg:height="0.645cm" draw:transform="rotate (-0.852593339599231) translate (15.578cm 12.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3" draw:id="id13">
          <draw:g>
            <svg:title>TexMaths</svg:title>
            <svg:desc>24§display§\bar{\bar{H}} \vec{c} = E \vec{c}§svg§600§FALSE§</svg:desc>
            <draw:g>
              <draw:path draw:style-name="gr4" draw:text-style-name="P10" draw:layer="layout" svg:width="3.318cm" svg:height="0.743cm" svg:x="20.275cm" svg:y="13.575cm" svg:viewBox="0 0 3319 744" svg:d="M0 0c1106 0 2213 0 3319 0 0 248 0 496 0 744-1106 0-2213 0-3319 0 0-248 0-496 0-744z">
                <text:p/>
              </draw:path>
              <draw:path draw:style-name="gr5" draw:text-style-name="P11" draw:layer="layout" svg:width="0.304cm" svg:height="0.025cm" svg:x="20.51cm" svg:y="13.532cm" svg:viewBox="0 0 305 26" svg:d="M0 0c102 0 203 0 305 0 0 9 0 18 0 26-102 0-203 0-305 0 0-8 0-17 0-26z">
                <text:p/>
              </draw:path>
              <draw:path draw:style-name="gr5" draw:text-style-name="P11" draw:layer="layout" svg:width="0.304cm" svg:height="0.025cm" svg:x="20.51cm" svg:y="13.647cm" svg:viewBox="0 0 305 26" svg:d="M0 0c102 0 203 0 305 0 0 9 0 18 0 26-102 0-203 0-305 0 0-8 0-17 0-26z">
                <text:p/>
              </draw:path>
              <draw:path draw:style-name="gr5" draw:text-style-name="P11" draw:layer="layout" svg:width="0.707cm" svg:height="0.571cm" svg:x="20.265cm" svg:y="13.781cm" svg:viewBox="0 0 708 572" svg:d="M609 65c7-32 10-39 70-39 24 0 29 0 29-16 0-10-10-10-12-10-22 0-84 2-108 2s-84-2-108-2c-8 0-17 0-17 17 0 9 9 9 24 9 2 0 19 0 33 3 15 0 22 2 22 12 0 4 0 4-2 16-17 68-34 136-51 204-85 0-171 0-256 0 16-66 32-131 48-196 7-32 12-39 72-39 21 0 28 0 28-16 0-10-9-10-12-10-24 0-84 2-108 2s-84-2-108-2c-7 0-16 0-16 17 0 9 7 9 24 9 10 1 16 0 31 3 14 0 24 2 24 12 0 4-3 7-5 16-38 150-75 300-113 450-7 31-9 38-76 38-15 0-22 0-22 17 0 10 10 10 12 10 22 0 82-3 106-3 19 0 35 0 55 0 16 0 36 3 52 3 8 0 20 0 20-17 0-10-10-10-24-10-32 0-56 0-56-14 0-5 3-10 3-14 19-77 38-153 57-230 86 0 172 0 257 0-36 139-55 218-57 232-10 26-27 26-77 26-15 0-22 0-22 17 0 10 10 10 12 10 24 0 84-3 108-3 17 0 36 0 53 0 19 0 38 3 55 3 7 0 17 0 17-17 0-10-7-10-24-10-31 0-55 0-55-14 0-5 2-10 2-14 38-151 77-302 115-452z">
                <text:p/>
              </draw:path>
              <draw:path draw:style-name="gr5" draw:text-style-name="P11" draw:layer="layout" svg:width="0.373cm" svg:height="0.164cm" svg:x="21.107cm" svg:y="13.754cm" svg:viewBox="0 0 374 165" svg:d="M300 100c-12 10-41 34-41 48 0 10 10 17 17 17s12-5 17-10c9-11 28-35 67-55 5-2 14-7 14-16 0-10-7-12-12-17-19-12-29-29-36-48 0-7-5-19-17-19s-16 12-16 17 7 31 21 50c-95 0-190 0-285 0-15 0-29 0-29 17 0 16 14 16 29 16 90 0 180 0 271 0z">
                <text:p/>
              </draw:path>
              <draw:path draw:style-name="gr5" draw:text-style-name="P11" draw:layer="layout" svg:width="0.325cm" svg:height="0.379cm" svg:x="21.035cm" svg:y="13.982cm" svg:viewBox="0 0 326 380" svg:d="M297 53c-12 0-24 0-36 12-14 12-14 26-14 33 0 19 14 29 31 29 24 0 46-19 46-55 0-41-39-72-99-72-115 0-225 120-225 239 0 74 48 141 137 141 120 0 189-88 189-98 0-5-5-12-9-12-5 0-5 3-10 10-67 81-158 81-170 81-53 0-75-40-75-91 0-33 17-115 46-167 26-48 72-84 117-84 29 0 60 12 72 34z">
                <text:p/>
              </draw:path>
              <draw:path draw:style-name="gr5" draw:text-style-name="P11" draw:layer="layout" svg:width="0.558cm" svg:height="0.195cm" svg:x="21.646cm" svg:y="14.046cm" svg:viewBox="0 0 559 196" svg:d="M530 33c12 0 29 0 29-16 0-17-17-17-29-17-168 0-336 0-504 0-12 0-26 0-26 17 0 16 14 16 26 16 168 0 336 0 504 0zM530 196c12 0 29 0 29-17 0-16-17-16-29-16-168 0-336 0-504 0-12 0-26 0-26 16 0 17 14 17 26 17 168 0 336 0 504 0z">
                <text:p/>
              </draw:path>
              <draw:path draw:style-name="gr5" draw:text-style-name="P11" draw:layer="layout" svg:width="0.609cm" svg:height="0.568cm" svg:x="22.519cm" svg:y="13.783cm" svg:viewBox="0 0 610 569" svg:d="M564 376c2-5 3-8 4-12 0-3 0-10-9-10-10 0-10 5-12 10-55 124-87 179-230 179-41 0-82 0-123 0-12 0-14 0-19 0-7 0-10-2-10-10 0-2 0-2 3-19 19-75 38-151 57-227 28 0 56 0 84 0 72 0 72 17 72 38 0 5 0 17-7 41 0 5-2 7-2 10 0 4 5 9 12 9s9-5 12-17c16-65 32-130 48-196 0-5-5-9-10-9-7 0-9 4-12 14-17 65-33 84-110 84-27 0-53 0-79 0 16-67 33-134 50-201 7-31 10-34 46-34 40 0 80 0 119 0 101 0 128 24 128 94 0 19 0 21-3 43 0 4-2 13-2 16 0 4 2 10 9 10 10 0 12-5 12-22 6-48 12-97 17-145 3-22 0-22-21-22-142 0-283 0-425 0-17 0-26 0-26 17 0 9 7 9 24 9 31 0 55 0 55 15 0 4 0 4-5 21-37 148-73 295-110 443-10 31-12 38-77 38-14 0-24 0-24 17 0 9 7 9 24 9 145 0 291 0 436 0 20 0 20 0 27-14 25-60 51-120 77-179z">
                <text:p/>
              </draw:path>
              <draw:path draw:style-name="gr5" draw:text-style-name="P11" draw:layer="layout" svg:width="0.373cm" svg:height="0.164cm" svg:x="23.263cm" svg:y="13.754cm" svg:viewBox="0 0 374 165" svg:d="M300 100c-12 10-39 34-39 48 0 10 8 17 17 17 7 0 12-5 15-10 12-11 31-35 67-55 5-2 14-7 14-16 0-10-5-12-12-17-19-12-29-29-33-48-3-7-5-19-17-19s-17 12-17 17 5 31 19 50c-94 0-188 0-283 0-14 0-31 0-31 17 0 16 17 16 31 16 90 0 179 0 269 0z">
                <text:p/>
              </draw:path>
              <draw:path draw:style-name="gr5" draw:text-style-name="P11" draw:layer="layout" svg:width="0.328cm" svg:height="0.379cm" svg:x="23.191cm" svg:y="13.982cm" svg:viewBox="0 0 329 380" svg:d="M300 53c-15 0-27 0-39 12s-14 26-14 33c0 19 14 29 31 29 24 0 48-19 48-55 0-41-41-72-101-72-112 0-225 120-225 239 0 74 50 141 137 141 120 0 192-88 192-98 0-5-5-12-10-12s-7 3-12 10c-67 81-158 81-168 81-53 0-77-40-77-91 0-33 17-115 46-167 26-48 72-84 120-84 29 0 60 12 72 34z">
                <text:p/>
              </draw:path>
            </draw:g>
          </draw:g>
          <draw:custom-shape draw:style-name="gr8" draw:text-style-name="P14" draw:layer="layout" svg:width="4.345cm" svg:height="1.27cm" svg:x="19.837cm" svg:y="13.3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office:forms form:automatic-focus="false" form:apply-design-mode="false"/>
          <draw:page-thumbnail draw:style-name="gr2" draw:layer="layout" svg:width="18.624cm" svg:height="10.476cm" svg:x="1.482cm" svg:y="2.123cm" draw:page-number="3" presentation:class="page"/>
          <draw:frame presentation:style-name="pr3" draw:text-style-name="P1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4" draw:layer="layout" svg:width="25.199cm" svg:height="0.869cm" svg:x="1.336cm" svg:y="0.427cm" presentation:class="title" presentation:placeholder="true">
          <draw:text-box/>
        </draw:frame>
        <draw:frame draw:style-name="gr3" draw:text-style-name="P9" draw:layer="layout" svg:width="12.728cm" svg:height="2.918cm" svg:x="7.221cm" svg:y="4.167cm">
          <draw:text-box>
            <text:p text:style-name="P8"><text:span text:style-name="T4">F</text:span><text:span text:style-name="T4">i</text:span><text:span text:style-name="T4">n</text:span><text:span text:style-name="T4">i</text:span><text:span text:style-name="T4">t</text:span><text:span text:style-name="T4">e</text:span><text:span text:style-name="T4"> </text:span><text:span text:style-name="T4">d</text:span><text:span text:style-name="T4">i</text:span><text:span text:style-name="T4">f</text:span><text:span text:style-name="T4">f</text:span><text:span text:style-name="T4">e</text:span><text:span text:style-name="T4">r</text:span><text:span text:style-name="T4">e</text:span><text:span text:style-name="T4">n</text:span><text:span text:style-name="T4">c</text:span><text:span text:style-name="T4">e</text:span><text:span text:style-name="T4">s</text:span></text:p>
          </draw:text-box>
        </draw:frame>
        <draw:line draw:style-name="gr9" draw:text-style-name="P16" draw:layer="layout" svg:x1="7.968cm" svg:y1="9.196cm" svg:x2="19.906cm" svg:y2="9.196cm">
          <text:p/>
        </draw:line>
        <draw:line draw:style-name="gr10" draw:text-style-name="P16" draw:layer="layout" svg:x1="7.968cm" svg:y1="8.942cm" svg:x2="7.968cm" svg:y2="9.45cm">
          <text:p/>
        </draw:line>
        <draw:line draw:style-name="gr10" draw:text-style-name="P16" draw:layer="layout" svg:x1="9.968cm" svg:y1="8.942cm" svg:x2="9.968cm" svg:y2="9.45cm">
          <text:p/>
        </draw:line>
        <draw:line draw:style-name="gr10" draw:text-style-name="P16" draw:layer="layout" svg:x1="11.968cm" svg:y1="8.942cm" svg:x2="11.968cm" svg:y2="9.45cm">
          <text:p/>
        </draw:line>
        <draw:line draw:style-name="gr10" draw:text-style-name="P16" draw:layer="layout" svg:x1="13.968cm" svg:y1="8.942cm" svg:x2="13.968cm" svg:y2="9.45cm">
          <text:p/>
        </draw:line>
        <draw:line draw:style-name="gr10" draw:text-style-name="P16" draw:layer="layout" svg:x1="15.968cm" svg:y1="8.942cm" svg:x2="15.968cm" svg:y2="9.45cm">
          <text:p/>
        </draw:line>
        <draw:line draw:style-name="gr10" draw:text-style-name="P16" draw:layer="layout" svg:x1="17.968cm" svg:y1="8.942cm" svg:x2="17.968cm" svg:y2="9.45cm">
          <text:p/>
        </draw:line>
        <draw:g>
          <svg:title>TexMaths</svg:title>
          <svg:desc>28§display§x_0§svg§600§FALSE§</svg:desc>
          <draw:frame draw:style-name="gr11" draw:text-style-name="P17" draw:layer="layout" svg:width="0.988cm" svg:height="0.666cm" svg:x="7.47cm" svg:y="9.538cm">
            <draw:image xlink:href="Pictures/10000B0200000162000000EF62CC7645D5A30DA2.svg" xlink:type="simple" xlink:show="embed" xlink:actuate="onLoad" draw:mime-type="image/svg+xml">
              <text:p/>
            </draw:image>
            <draw:image xlink:href="Pictures/100002010000000D000000097ED15DA9A38677FD.png" xlink:type="simple" xlink:show="embed" xlink:actuate="onLoad" draw:mime-type="image/png"/>
          </draw:frame>
        </draw:g>
        <draw:g>
          <svg:title>TexMaths</svg:title>
          <svg:desc>28§display§x_1§svg§600§FALSE§</svg:desc>
          <draw:frame draw:style-name="gr11" draw:text-style-name="P17" draw:layer="layout" svg:width="0.96cm" svg:height="0.655cm" svg:x="9.47cm" svg:y="9.539cm">
            <draw:image xlink:href="Pictures/100009E900000158000000EB8DAA5EFB30F1330C.svg" xlink:type="simple" xlink:show="embed" xlink:actuate="onLoad" draw:mime-type="image/svg+xml">
              <text:p/>
            </draw:image>
            <draw:image xlink:href="Pictures/100002010000000D000000090F4668217D711F30.png" xlink:type="simple" xlink:show="embed" xlink:actuate="onLoad" draw:mime-type="image/png"/>
          </draw:frame>
        </draw:g>
        <draw:g>
          <svg:title>TexMaths</svg:title>
          <svg:desc>28§display§x_2§svg§600§FALSE§</svg:desc>
          <draw:frame draw:style-name="gr11" draw:text-style-name="P17" draw:layer="layout" svg:width="0.983cm" svg:height="0.655cm" svg:x="11.471cm" svg:y="9.541cm">
            <draw:image xlink:href="Pictures/10000B5C00000160000000EB29D01C61F71028E2.svg" xlink:type="simple" xlink:show="embed" xlink:actuate="onLoad" draw:mime-type="image/svg+xml">
              <text:p/>
            </draw:image>
            <draw:image xlink:href="Pictures/100002010000000D0000000924F87F8C30B16776.png" xlink:type="simple" xlink:show="embed" xlink:actuate="onLoad" draw:mime-type="image/png"/>
          </draw:frame>
        </draw:g>
        <draw:g>
          <svg:title>TexMaths</svg:title>
          <svg:desc>28§display§x_{N+1}§svg§600§FALSE§</svg:desc>
          <draw:frame draw:style-name="gr11" draw:text-style-name="P17" draw:layer="layout" svg:width="2.26cm" svg:height="0.736cm" svg:x="17.617cm" svg:y="9.542cm">
            <draw:image xlink:href="Pictures/1000124D000003280000010864B535CDD936F44A.svg" xlink:type="simple" xlink:show="embed" xlink:actuate="onLoad" draw:mime-type="image/svg+xml">
              <text:p/>
            </draw:image>
            <draw:image xlink:href="Pictures/100002010000001F0000000A683DB8155E7ED80D.png" xlink:type="simple" xlink:show="embed" xlink:actuate="onLoad" draw:mime-type="image/png"/>
          </draw:frame>
        </draw:g>
        <draw:path draw:style-name="gr12" draw:text-style-name="P18" draw:layer="layout" svg:width="8.203cm" svg:height="6.173cm" draw:transform="rotate (0.683645468006179) translate (7.879cm 8.058cm)" svg:viewBox="0 0 8204 6174" svg:d="M0 0c237 95 495 106 733 200 219 86 440 188 623 338 178 147 391 265 511 473 124 215 171 463 284 685 107 208 273 379 397 578 134 216 334 347 515 505 175 154 364 319 608 354 272 38 506 196 771 259 233 55 459 133 675 239 238 117 473 196 701 344 218 141 430 276 673 378 214 91 371 278 553 422 181 143 357 298 539 440 212 164 191 467 417 623l113 205 91 131">
          <text:p/>
        </draw:path>
        <draw:g>
          <svg:title>TexMaths</svg:title>
          <svg:desc>22§display§\varphi(x)§svg§600§FALSE§</svg:desc>
          <draw:g>
            <draw:path draw:style-name="gr4" draw:text-style-name="P10" draw:layer="layout" svg:width="1.388cm" svg:height="0.69cm" svg:x="7.947cm" svg:y="6.814cm" svg:viewBox="0 0 1389 691" svg:d="M694 691c-231 0-463 0-694 0 0-230 0-461 0-691 463 0 926 0 1389 0 0 230 0 461 0 691-232 0-463 0-695 0z">
              <text:p/>
            </draw:path>
            <draw:path draw:style-name="gr5" draw:text-style-name="P11" draw:layer="layout" svg:width="0.436cm" svg:height="0.508cm" svg:x="7.947cm" svg:y="7.012cm" svg:viewBox="0 0 437 509" svg:d="M92 472c-4 9-4 11-4 15 0 15 15 22 22 22 4 0 22-2 28-22 3-4 7-31 27-140 9 2 13 2 26 2 128 0 246-121 246-241 0-62-28-108-88-108-112 0-158 149-204 301-83-16-125-60-125-114 0-22 17-108 63-161 7-6 5-6 7-8 0-5-2-9-9-9-22 0-81 112-81 186 0 70 51 128 132 147-13 43-27 87-40 130zM198 305c-7 0-7 0-13-2-9 0-11 0-11-2 0-3 13-73 15-84 24-99 86-171 154-171 52 0 72 40 72 77 0 88-99 182-217 182z">
              <text:p/>
            </draw:path>
            <draw:path draw:style-name="gr5" draw:text-style-name="P11" draw:layer="layout" svg:width="0.179cm" svg:height="0.769cm" svg:x="8.487cm" svg:y="6.775cm" svg:viewBox="0 0 180 770" svg:d="M180 761c0-2 0-2-13-15-97-99-121-244-121-362 0-134 29-268 123-362 11-11 11-11 11-13 0-7-4-9-9-9-6 0-77 53-123 151-37 84-48 169-48 233 0 61 9 154 51 241 48 95 114 145 120 145 5 0 9-2 9-9z">
              <text:p/>
            </draw:path>
            <draw:path draw:style-name="gr5" draw:text-style-name="P11" draw:layer="layout" svg:width="0.383cm" svg:height="0.348cm" svg:x="8.733cm" svg:y="7.012cm" svg:viewBox="0 0 384 349" svg:d="M235 108c4-20 22-90 77-90 4 0 22 0 37 8-19 5-35 24-35 42 0 13 7 29 29 29 17 0 41-16 41-47 0-39-46-50-72-50-44 0-70 42-81 59-18-50-60-59-82-59-81 0-125 99-125 118 0 9 6 6 9 9 7 0 9-2 11-9 26-81 77-100 103-100 13 0 42 6 42 50 0 24-13 77-42 184-13 49-39 79-74 79-5 0-22 0-38-8 20-5 35-20 35-42s-15-26-28-26c-22 0-42 19-42 43 0 36 40 51 73 51 50 0 79-55 81-59 9 28 37 59 83 59 79 0 123-99 123-119 0-6-6-6-8-6-7 0-9 2-11 6-25 84-77 101-102 101-30 0-43-24-43-50 0-18 4-33 13-68s17-70 26-105z">
              <text:p/>
            </draw:path>
            <draw:path draw:style-name="gr5" draw:text-style-name="P11" draw:layer="layout" svg:width="0.179cm" svg:height="0.769cm" svg:x="9.195cm" svg:y="6.775cm" svg:viewBox="0 0 180 770" svg:d="M180 384c0-59-9-151-50-239-47-95-115-145-121-145-5 0-9 4-9 9 0 2 0 2 15 17 75 75 119 198 119 358 0 132-29 268-123 364-11 11-11 11-11 13 0 5 4 9 9 9 6 0 77-53 123-151 39-84 48-169 48-235z">
              <text:p/>
            </draw:path>
          </draw:g>
        </draw:g>
        <draw:custom-shape draw:style-name="gr13" draw:text-style-name="P19" draw:layer="layout" svg:width="0.254cm" svg:height="0.254cm" svg:x="7.746cm" svg:y="8.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9.747cm" svg:y="7.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11.748cm" svg:y="8.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13.749cm" svg:y="7.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15.75cm" svg:y="7.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17.851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2§display§\varphi_1§svg§600§FALSE§</svg:desc>
          <draw:g>
            <draw:path draw:style-name="gr4" draw:text-style-name="P10" draw:layer="layout" svg:width="0.677cm" svg:height="0.426cm" svg:x="10.133cm" svg:y="6.951cm" svg:viewBox="0 0 678 427" svg:d="M0 0c226 0 452 0 678 0 0 142 0 285 0 427-226 0-452 0-678 0 0-142 0-285 0-427z">
              <text:p/>
            </draw:path>
            <draw:path draw:style-name="gr5" draw:text-style-name="P11" draw:layer="layout" svg:width="0.435cm" svg:height="0.505cm" svg:x="10.133cm" svg:y="6.912cm" svg:viewBox="0 0 436 506" svg:d="M92 469c-4 11-4 11-4 15 0 18 13 22 22 22 4 0 19-2 28-20 2-6 7-30 26-140 7 0 14 2 27 2 127 0 245-120 245-243 0-59-30-105-87-105-112 0-158 149-204 298-84-15-125-57-125-114 0-20 17-105 63-158 5-6 5-8 5-11 0-2 0-6-9-6-22 0-79 111-79 184 0 72 50 129 132 147-14 43-27 86-40 129zM197 302c-6 0-8 0-13 0-11 0-11 0-11-4 5-27 13-70 16-81 24-99 83-173 151-173 53 0 74 41 74 79 0 87-98 179-217 179z">
              <text:p/>
            </draw:path>
            <draw:path draw:style-name="gr5" draw:text-style-name="P11" draw:layer="layout" svg:width="0.194cm" svg:height="0.354cm" svg:x="10.655cm" svg:y="7.011cm" svg:viewBox="0 0 195 355" svg:d="M121 13c0-13 0-13-16-13-35 33-83 33-105 33 0 6 0 13 0 20 13 0 48 0 77-16 0 92 0 183 0 274 0 18 0 24-53 24-7 0-14 0-22 0 0 7 0 13 0 20 11 0 77-2 97-2 17 0 85 2 96 2 0-7 0-13 0-20-6 0-13 0-20 0-54 0-54-6-54-24 0-99 0-199 0-298z">
              <text:p/>
            </draw:path>
          </draw:g>
        </draw:g>
        <draw:g>
          <svg:title>TexMaths</svg:title>
          <svg:desc>22§display§\varphi_2§svg§600§FALSE§</svg:desc>
          <draw:g>
            <draw:path draw:style-name="gr4" draw:text-style-name="P10" draw:layer="layout" svg:width="0.695cm" svg:height="0.426cm" svg:x="11.792cm" svg:y="7.464cm" svg:viewBox="0 0 696 427" svg:d="M0 0c232 0 464 0 696 0 0 142 0 285 0 427-232 0-464 0-696 0 0-142 0-285 0-427z">
              <text:p/>
            </draw:path>
            <draw:path draw:style-name="gr5" draw:text-style-name="P11" draw:layer="layout" svg:width="0.436cm" svg:height="0.505cm" svg:x="11.792cm" svg:y="7.425cm" svg:viewBox="0 0 437 506" svg:d="M92 469c-4 11-4 11-4 15 0 18 13 22 22 22 4 0 19-2 28-20 2-6 7-30 27-140 6 0 13 2 26 2 127 0 246-120 246-243 0-59-31-105-88-105-112 0-158 149-204 298-84-15-125-57-125-114 0-20 17-105 63-158 7-6 7-8 7-11 0-2-2-6-11-6-22 0-79 111-79 184 0 72 50 129 132 147-14 43-27 86-40 129zM197 302c-6 0-8 0-13 0-11 0-11 0-11-4 5-27 14-70 16-81 24-99 83-173 151-173 55 0 75 41 75 79 0 87-99 179-218 179z">
              <text:p/>
            </draw:path>
            <draw:path draw:style-name="gr5" draw:text-style-name="P11" draw:layer="layout" svg:width="0.236cm" svg:height="0.354cm" svg:x="12.29cm" svg:y="7.524cm" svg:viewBox="0 0 237 355" svg:d="M237 258c-6 0-12 0-18 0-2 11-8 42-15 49-4 2-46 2-53 2-33 0-65 0-98 0 57-48 74-64 107-90 40-31 77-63 77-116 0-64-57-103-125-103s-112 46-112 94c0 29 22 31 29 31 10 0 28-9 28-29 0-8-4-28-33-28 18-37 53-50 79-50 53 0 81 41 81 85 0 48-33 85-50 103-43 43-86 86-130 129-4 5-4 5-4 20 74 0 148 0 222 0 5-32 10-64 15-97z">
              <text:p/>
            </draw:path>
          </draw:g>
        </draw:g>
        <draw:frame draw:style-name="gr14" draw:text-style-name="P20" draw:layer="layout" svg:width="1.035cm" svg:height="0.962cm" svg:x="13.455cm" svg:y="9.266cm">
          <draw:text-box>
            <text:p><text:span text:style-name="T5">.</text:span><text:span text:style-name="T5">.</text:span><text:span text:style-name="T5">.</text:span></text:p>
          </draw:text-box>
        </draw:frame>
        <draw:g>
          <svg:title>TexMaths</svg:title>
          <svg:desc>28§display§x_{N}§svg§600§FALSE§</svg:desc>
          <draw:frame draw:style-name="gr11" draw:text-style-name="P17" draw:layer="layout" svg:width="1.221cm" svg:height="0.58cm" svg:x="15.519cm" svg:y="9.542cm">
            <draw:image xlink:href="Pictures/10000E06000001B5000000D09BB75819F1F356CF.svg" xlink:type="simple" xlink:show="embed" xlink:actuate="onLoad" draw:mime-type="image/svg+xml">
              <text:p/>
            </draw:image>
            <draw:image xlink:href="Pictures/100002010000001100000008F5944E35AC437346.png" xlink:type="simple" xlink:show="embed" xlink:actuate="onLoad" draw:mime-type="image/png"/>
          </draw:frame>
        </draw:g>
        <presentation:notes draw:style-name="dp2">
          <office:forms form:automatic-focus="false" form:apply-design-mode="false"/>
          <draw:page-thumbnail draw:style-name="gr2" draw:layer="layout" svg:width="18.624cm" svg:height="10.476cm" svg:x="1.482cm" svg:y="2.123cm" draw:page-number="4" presentation:class="page"/>
          <draw:frame presentation:style-name="pr3" draw:text-style-name="P1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4" draw:layer="layout" svg:width="25.199cm" svg:height="0.869cm" svg:x="1.336cm" svg:y="0.427cm" presentation:class="title">
          <draw:text-box>
            <text:p>Finite differences: the second derivative</text:p>
          </draw:text-box>
        </draw:frame>
        <draw:frame draw:style-name="gr3" draw:text-style-name="P13" draw:layer="layout" svg:width="11.852cm" svg:height="0.962cm" svg:x="1.205cm" svg:y="2.44cm">
          <draw:text-box>
            <text:p>→ equivalent to a basis of discrete sites:</text:p>
          </draw:text-box>
        </draw:frame>
        <draw:g>
          <svg:title>TexMaths</svg:title>
          <svg:desc>24§display§\varphi_1 = \varphi(x_1), \varphi_2 = \varphi(x_2), ...§svg§600§FALSE§</svg:desc>
          <draw:g>
            <draw:path draw:style-name="gr4" draw:text-style-name="P10" draw:layer="layout" svg:width="9.537cm" svg:height="0.753cm" svg:x="13.18cm" svg:y="2.559cm" svg:viewBox="0 0 9538 754" svg:d="M4770 754c-1590 0-3180 0-4770 0 0-251 0-503 0-754 3179 0 6359 0 9538 0 0 251 0 503 0 754-1589 0-3179 0-4768 0z">
              <text:p/>
            </draw:path>
            <draw:path draw:style-name="gr5" draw:text-style-name="P11" draw:layer="layout" svg:width="0.479cm" svg:height="0.554cm" svg:x="13.18cm" svg:y="2.774cm" svg:viewBox="0 0 480 555" svg:d="M101 515c-3 9-5 12-5 16 0 17 17 24 24 24 5 0 24-2 31-24 3-4 7-33 31-153 8 3 12 3 27 3 141 0 271-132 271-264 0-67-34-117-96-117-122 0-173 163-223 328-91-17-139-65-139-125 0-23 19-117 69-174 7-7 5-7 7-10 0-5-2-9-9-9-24 0-89 122-89 203 0 77 55 139 146 160-15 47-30 95-45 142zM216 333c-5 0-7 0-14-3-10 0-10 0-10-2s14-79 17-91c24-108 91-187 165-187 58 0 82 43 82 84 0 96-108 199-240 199z">
              <text:p/>
            </draw:path>
            <draw:path draw:style-name="gr5" draw:text-style-name="P11" draw:layer="layout" svg:width="0.213cm" svg:height="0.389cm" svg:x="13.753cm" svg:y="2.882cm" svg:viewBox="0 0 214 390" svg:d="M134 17c0-17-2-17-19-17-38 36-91 36-115 36 0 7 0 14 0 21 14 0 53 0 86-16 0 100 0 201 0 301 0 19 0 27-60 27-7 0-14 0-21 0 0 7 0 14 0 21 9-2 81-2 103-2 19 0 94 0 106 2 0-7 0-14 0-21-8 0-15 0-22 0-58 0-58-8-58-27 0-108 0-217 0-325z">
              <text:p/>
            </draw:path>
            <draw:path draw:style-name="gr5" draw:text-style-name="P11" draw:layer="layout" svg:width="0.56cm" svg:height="0.198cm" svg:x="14.349cm" svg:y="2.837cm" svg:viewBox="0 0 561 199" svg:d="M533 36c12 0 28-1 28-19s-16-17-28-17c-168 0-336 0-504 0-12 0-29-1-29 17s17 19 29 19c168 0 336 0 504 0zM533 199c12 0 28 1 28-17s-16-19-28-19c-168 0-336 0-504 0-12 0-29 1-29 19s17 17 29 17c168 0 336 0 504 0z">
              <text:p/>
            </draw:path>
            <draw:path draw:style-name="gr5" draw:text-style-name="P11" draw:layer="layout" svg:width="0.479cm" svg:height="0.554cm" svg:x="15.234cm" svg:y="2.774cm" svg:viewBox="0 0 480 555" svg:d="M101 515c-3 9-5 12-5 16 0 17 17 24 24 24 5 0 24-2 31-24 5-4 7-33 31-153 8 3 12 3 27 3 141 0 271-132 271-264 0-67-34-117-96-117-122 0-173 163-223 328-91-17-139-65-139-125 0-23 19-117 69-174 7-7 5-7 7-10 0-5-2-9-9-9-24 0-89 122-89 203 0 77 55 139 146 160-15 47-30 95-45 142zM218 333c-7 0-9 0-16-3-10 0-10 0-10-2s14-79 17-91c26-108 91-187 165-187 58 0 82 43 82 84 0 96-108 199-238 199z">
              <text:p/>
            </draw:path>
            <draw:path draw:style-name="gr5" draw:text-style-name="P11" draw:layer="layout" svg:width="0.193cm" svg:height="0.839cm" svg:x="15.827cm" svg:y="2.516cm" svg:viewBox="0 0 194 840" svg:d="M194 831c0-3 0-3-12-17-105-108-134-266-134-395 0-146 34-292 137-395 9-12 9-12 9-14 0-8-2-10-7-10-9 0-84 57-134 165-43 91-53 184-53 254 0 67 10 167 55 263 51 103 123 158 132 158 5 0 7-2 7-9z">
              <text:p/>
            </draw:path>
            <draw:path draw:style-name="gr5" draw:text-style-name="P11" draw:layer="layout" svg:width="0.419cm" svg:height="0.38cm" svg:x="16.095cm" svg:y="2.774cm" svg:viewBox="0 0 420 381" svg:d="M257 117c5-21 24-98 84-98 5 0 24 0 43 10-24 5-41 26-41 45 0 15 10 31 31 31 20 0 46-16 46-50 0-43-50-55-79-55-48 0-77 45-89 65-19-55-65-65-91-65-87 0-135 108-135 129 0 10 8 10 10 10 7 0 10-3 12-10 29-88 84-110 113-110 14 0 45 7 45 55 0 27-14 84-45 201-15 53-43 86-82 86-5 0-24 0-41-9 22-5 39-22 39-46s-17-28-31-28c-24 0-46 21-46 48 0 38 43 55 79 55 55 0 87-60 89-65 10 31 41 65 91 65 87 0 135-108 135-130 0-7-8-7-10-7-7 0-10 3-12 7-26 91-84 110-110 110-34 0-48-26-48-55 0-19 4-36 14-74s19-76 29-115z">
              <text:p/>
            </draw:path>
            <draw:path draw:style-name="gr5" draw:text-style-name="P11" draw:layer="layout" svg:width="0.215cm" svg:height="0.389cm" svg:x="16.616cm" svg:y="2.882cm" svg:viewBox="0 0 216 390" svg:d="M134 17c0-17 0-17-16-17-39 36-92 36-118 36 0 7 0 14 0 21 14 0 55 0 86-16 0 100 0 201 0 301 0 19 0 27-57 27-8 0-16 0-24 0 0 7 0 14 0 21 12-2 84-2 105-2 20 0 94 0 106 2 0-7 0-14 0-21-7 0-14 0-22 0-60 0-60-8-60-27 0-108 0-217 0-325z">
              <text:p/>
            </draw:path>
            <draw:path draw:style-name="gr5" draw:text-style-name="P11" draw:layer="layout" svg:width="0.196cm" svg:height="0.839cm" svg:x="16.978cm" svg:y="2.516cm" svg:viewBox="0 0 197 840" svg:d="M197 419c0-65-10-165-55-261-51-103-125-158-132-158-5 0-10 5-10 10 0 2 0 2 17 19 81 81 129 215 129 390 0 144-31 292-134 397-12 12-12 12-12 15 0 4 5 9 10 9 7 0 84-57 134-165 43-91 53-184 53-256z">
              <text:p/>
            </draw:path>
            <draw:path draw:style-name="gr5" draw:text-style-name="P11" draw:layer="layout" svg:width="0.097cm" svg:height="0.25cm" svg:x="17.331cm" svg:y="3.057cm" svg:viewBox="0 0 98 251" svg:d="M98 89c0-55-19-89-52-89-29 0-46 22-46 45 0 22 17 44 46 44 9 0 21-3 28-10 3-2 4-2 5-2 1 4 3 0 3 12 0 62-32 112-58 138-10 10-10 12-10 15 0 5 5 9 8 9 9 0 76-64 76-162z">
              <text:p/>
            </draw:path>
            <draw:path draw:style-name="gr5" draw:text-style-name="P11" draw:layer="layout" svg:width="0.479cm" svg:height="0.554cm" svg:x="17.677cm" svg:y="2.774cm" svg:viewBox="0 0 480 555" svg:d="M101 515c-5 9-5 12-5 16 0 17 17 24 24 24 5 0 24-2 31-24 3-4 7-33 31-153 8 3 12 3 27 3 141 0 271-132 271-264 0-67-34-117-96-117-122 0-173 163-226 328-88-17-136-65-136-125 0-23 19-117 69-174 7-7 5-7 7-10 0-5-2-9-9-9-24 0-89 122-89 203 0 77 55 139 146 160-15 47-30 95-45 142zM216 333c-5 0-7 0-14-3-10 0-12 0-12-2s14-79 19-91c24-108 91-187 165-187 58 0 82 43 82 84 0 96-108 199-240 199z">
              <text:p/>
            </draw:path>
            <draw:path draw:style-name="gr5" draw:text-style-name="P11" draw:layer="layout" svg:width="0.258cm" svg:height="0.389cm" svg:x="18.224cm" svg:y="2.882cm" svg:viewBox="0 0 259 390" svg:d="M259 282c-6 0-13 0-19 0-2 12-7 48-17 53-2 5-48 5-57 5-36 0-72 0-108 0 62-55 81-72 117-98 43-36 84-72 84-127 0-72-62-115-137-115-74 0-122 50-122 105 0 29 24 31 31 31 12 0 31-9 31-31 0-9-4-31-36-31 20-40 58-52 87-52 60 0 89 45 89 93 0 50-36 91-56 112-47 47-94 93-141 139-5 5-5 7-5 24 81 0 162 0 242 0 6-36 12-72 17-108z">
              <text:p/>
            </draw:path>
            <draw:path draw:style-name="gr5" draw:text-style-name="P11" draw:layer="layout" svg:width="0.56cm" svg:height="0.198cm" svg:x="18.845cm" svg:y="2.837cm" svg:viewBox="0 0 561 199" svg:d="M533 36c12 0 28-1 28-19s-16-17-28-17c-168 0-336 0-504 0-12 0-29-1-29 17s17 19 29 19c168 0 336 0 504 0zM533 199c12 0 28 1 28-17s-16-19-28-19c-168 0-336 0-504 0-12 0-29 1-29 19s17 17 29 17c168 0 336 0 504 0z">
              <text:p/>
            </draw:path>
            <draw:path draw:style-name="gr5" draw:text-style-name="P11" draw:layer="layout" svg:width="0.479cm" svg:height="0.554cm" svg:x="19.73cm" svg:y="2.774cm" svg:viewBox="0 0 480 555" svg:d="M101 515c-3 9-5 12-5 16 0 17 17 24 24 24 5 0 24-2 31-24 3-4 7-33 31-153 8 3 12 3 27 3 141 0 271-132 271-264 0-67-34-117-96-117-122 0-173 163-223 328-91-17-139-65-139-125 0-23 19-117 69-174 7-7 5-7 7-10 0-5-2-9-9-9-24 0-89 122-89 203 0 77 55 139 146 160-15 47-30 95-45 142zM216 333c-5 0-7 0-14-3-10 0-10 0-10-2s14-79 17-91c24-108 91-187 165-187 58 0 82 43 82 84 0 96-108 199-240 199z">
              <text:p/>
            </draw:path>
            <draw:path draw:style-name="gr5" draw:text-style-name="P11" draw:layer="layout" svg:width="0.193cm" svg:height="0.839cm" svg:x="20.323cm" svg:y="2.516cm" svg:viewBox="0 0 194 840" svg:d="M194 831c0-3 0-3-14-17-103-108-132-266-132-395 0-146 34-292 137-395 9-12 9-12 9-14 0-8-2-10-7-10-9 0-84 57-134 165-43 91-53 184-53 254 0 67 10 167 55 263 51 103 123 158 132 158 5 0 7-2 7-9z">
              <text:p/>
            </draw:path>
            <draw:path draw:style-name="gr5" draw:text-style-name="P11" draw:layer="layout" svg:width="0.419cm" svg:height="0.38cm" svg:x="20.592cm" svg:y="2.774cm" svg:viewBox="0 0 420 381" svg:d="M257 117c5-21 24-98 84-98 5 0 24 0 41 10-22 5-39 26-39 45 0 15 7 31 31 31 20 0 46-16 46-50 0-43-50-55-79-55-48 0-77 45-89 65-19-55-65-65-91-65-87 0-135 108-135 129 0 10 8 10 10 10 7 0 10-3 12-10 29-88 84-110 113-110 14 0 45 7 45 55 0 27-14 84-45 201-15 53-43 86-82 86-5 0-24 0-41-9 22-5 39-22 39-46s-17-28-31-28c-24 0-46 21-46 48 0 38 43 55 79 55 55 0 87-60 89-65 10 31 41 65 91 65 87 0 135-108 135-130 0-7-8-7-10-7-7 0-10 3-12 7-26 91-84 110-110 110-34 0-48-26-48-55 0-19 4-36 14-74s19-76 29-115z">
              <text:p/>
            </draw:path>
            <draw:path draw:style-name="gr5" draw:text-style-name="P11" draw:layer="layout" svg:width="0.261cm" svg:height="0.389cm" svg:x="21.086cm" svg:y="2.882cm" svg:viewBox="0 0 262 390" svg:d="M262 282c-8 0-15 0-22 0 0 12-7 48-14 53-5 5-51 5-58 5-37 0-74 0-110 0 62-55 84-72 120-98 43-36 84-72 84-127 0-72-63-115-140-115-72 0-122 50-122 105 0 29 26 31 31 31 15 0 31-9 31-31 0-9-4-31-33-31 17-40 57-52 86-52 58 0 89 45 89 93 0 50-36 91-55 112-47 47-95 93-142 139-7 5-7 7-7 24 81 0 162 0 242 0 7-36 13-72 20-108z">
              <text:p/>
            </draw:path>
            <draw:path draw:style-name="gr5" draw:text-style-name="P11" draw:layer="layout" svg:width="0.196cm" svg:height="0.839cm" svg:x="21.475cm" svg:y="2.516cm" svg:viewBox="0 0 197 840" svg:d="M197 419c0-65-10-165-55-261-51-103-125-158-132-158-5 0-10 5-10 10 0 2 0 2 17 19 81 81 129 215 129 390 0 144-31 292-134 397-12 12-12 12-12 15 0 4 5 9 10 9 7 0 84-57 134-165 43-91 53-184 53-256z">
              <text:p/>
            </draw:path>
            <draw:path draw:style-name="gr5" draw:text-style-name="P11" draw:layer="layout" svg:width="0.097cm" svg:height="0.25cm" svg:x="21.828cm" svg:y="3.057cm" svg:viewBox="0 0 98 251" svg:d="M98 89c0-55-21-89-52-89-29 0-46 22-46 45 0 22 17 44 46 44 9 0 21-3 28-10 3-2 3-2 5-2 1 4 3 0 3 12 0 62-32 112-58 138-10 10-10 12-10 15 0 5 3 9 8 9 9 0 76-64 76-162z">
              <text:p/>
            </draw:path>
            <draw:path draw:style-name="gr5" draw:text-style-name="P11" draw:layer="layout" svg:width="0.09cm" svg:height="0.088cm" svg:x="22.202cm" svg:y="3.057cm" svg:viewBox="0 0 91 89" svg:d="M91 45c0-26-21-45-45-45s-46 20-46 45c0 26 22 44 46 44s45-20 45-44z">
              <text:p/>
            </draw:path>
            <draw:path draw:style-name="gr5" draw:text-style-name="P11" draw:layer="layout" svg:width="0.088cm" svg:height="0.088cm" svg:x="22.437cm" svg:y="3.057cm" svg:viewBox="0 0 89 89" svg:d="M89 45c0-26-18-45-43-45-26 0-46 20-46 45 0 26 20 44 46 44 25 0 43-20 43-44z">
              <text:p/>
            </draw:path>
            <draw:path draw:style-name="gr5" draw:text-style-name="P11" draw:layer="layout" svg:width="0.088cm" svg:height="0.088cm" svg:x="22.672cm" svg:y="3.057cm" svg:viewBox="0 0 89 89" svg:d="M89 45c0-26-22-45-46-45s-43 20-43 45c0 26 19 44 43 44s46-20 46-44z">
              <text:p/>
            </draw:path>
          </draw:g>
        </draw:g>
        <draw:g xml:id="id14" draw:id="id14">
          <draw:line draw:style-name="gr9" draw:text-style-name="P16" draw:layer="layout" svg:x1="1.768cm" svg:y1="6.096cm" svg:x2="13.706cm" svg:y2="6.096cm">
            <text:p/>
          </draw:line>
          <draw:line draw:style-name="gr10" draw:text-style-name="P16" draw:layer="layout" svg:x1="1.768cm" svg:y1="5.842cm" svg:x2="1.768cm" svg:y2="6.35cm">
            <text:p/>
          </draw:line>
          <draw:line draw:style-name="gr10" draw:text-style-name="P16" draw:layer="layout" svg:x1="3.768cm" svg:y1="5.842cm" svg:x2="3.768cm" svg:y2="6.35cm">
            <text:p/>
          </draw:line>
          <draw:line draw:style-name="gr10" draw:text-style-name="P16" draw:layer="layout" svg:x1="5.768cm" svg:y1="5.842cm" svg:x2="5.768cm" svg:y2="6.35cm">
            <text:p/>
          </draw:line>
          <draw:line draw:style-name="gr10" draw:text-style-name="P16" draw:layer="layout" svg:x1="7.768cm" svg:y1="5.842cm" svg:x2="7.768cm" svg:y2="6.35cm">
            <text:p/>
          </draw:line>
          <draw:line draw:style-name="gr10" draw:text-style-name="P16" draw:layer="layout" svg:x1="9.768cm" svg:y1="5.842cm" svg:x2="9.768cm" svg:y2="6.35cm">
            <text:p/>
          </draw:line>
          <draw:line draw:style-name="gr10" draw:text-style-name="P16" draw:layer="layout" svg:x1="11.768cm" svg:y1="5.842cm" svg:x2="11.768cm" svg:y2="6.35cm">
            <text:p/>
          </draw:line>
          <draw:g>
            <svg:title>TexMaths</svg:title>
            <svg:desc>28§display§x_0§svg§600§FALSE§</svg:desc>
            <draw:frame draw:style-name="gr11" draw:text-style-name="P17" draw:layer="layout" svg:width="0.988cm" svg:height="0.666cm" svg:x="1.27cm" svg:y="6.438cm">
              <draw:image xlink:href="Pictures/10000B0200000162000000EF62CC7645D5A30DA2.svg" xlink:type="simple" xlink:show="embed" xlink:actuate="onLoad" draw:mime-type="image/svg+xml">
                <text:p/>
              </draw:image>
              <draw:image xlink:href="Pictures/100002010000000D000000097ED15DA9A38677FD.png" xlink:type="simple" xlink:show="embed" xlink:actuate="onLoad" draw:mime-type="image/png"/>
            </draw:frame>
          </draw:g>
          <draw:g>
            <svg:title>TexMaths</svg:title>
            <svg:desc>28§display§x_1§svg§600§FALSE§</svg:desc>
            <draw:frame draw:style-name="gr11" draw:text-style-name="P17" draw:layer="layout" svg:width="0.96cm" svg:height="0.655cm" svg:x="3.27cm" svg:y="6.439cm">
              <draw:image xlink:href="Pictures/100009E900000158000000EB8DAA5EFB30F1330C.svg" xlink:type="simple" xlink:show="embed" xlink:actuate="onLoad" draw:mime-type="image/svg+xml">
                <text:p/>
              </draw:image>
              <draw:image xlink:href="Pictures/100002010000000D000000090F4668217D711F30.png" xlink:type="simple" xlink:show="embed" xlink:actuate="onLoad" draw:mime-type="image/png"/>
            </draw:frame>
          </draw:g>
          <draw:g>
            <svg:title>TexMaths</svg:title>
            <svg:desc>28§display§x_2§svg§600§FALSE§</svg:desc>
            <draw:frame draw:style-name="gr11" draw:text-style-name="P17" draw:layer="layout" svg:width="0.983cm" svg:height="0.655cm" svg:x="5.271cm" svg:y="6.441cm">
              <draw:image xlink:href="Pictures/10000B5C00000160000000EB29D01C61F71028E2.svg" xlink:type="simple" xlink:show="embed" xlink:actuate="onLoad" draw:mime-type="image/svg+xml">
                <text:p/>
              </draw:image>
              <draw:image xlink:href="Pictures/100002010000000D0000000924F87F8C30B16776.png" xlink:type="simple" xlink:show="embed" xlink:actuate="onLoad" draw:mime-type="image/png"/>
            </draw:frame>
          </draw:g>
          <draw:g>
            <svg:title>TexMaths</svg:title>
            <svg:desc>28§display§x_{N+1}§svg§600§FALSE§</svg:desc>
            <draw:frame draw:style-name="gr11" draw:text-style-name="P17" draw:layer="layout" svg:width="2.26cm" svg:height="0.736cm" svg:x="11.417cm" svg:y="6.442cm">
              <draw:image xlink:href="Pictures/1000124D000003280000010864B535CDD936F44A.svg" xlink:type="simple" xlink:show="embed" xlink:actuate="onLoad" draw:mime-type="image/svg+xml">
                <text:p/>
              </draw:image>
              <draw:image xlink:href="Pictures/100002010000001F0000000A683DB8155E7ED80D.png" xlink:type="simple" xlink:show="embed" xlink:actuate="onLoad" draw:mime-type="image/png"/>
            </draw:frame>
          </draw:g>
          <draw:path draw:style-name="gr12" draw:text-style-name="P18" draw:layer="layout" svg:width="8.203cm" svg:height="6.173cm" draw:transform="rotate (0.683645468006179) translate (1.679cm 4.958cm)" svg:viewBox="0 0 8204 6174" svg:d="M0 0c237 95 495 106 733 200 219 86 440 188 623 338 178 147 391 265 511 473 124 215 171 463 284 685 107 208 273 379 397 578 134 216 334 347 515 505 175 154 364 319 608 354 272 38 506 196 771 259 233 55 459 133 675 239 238 117 473 196 701 344 218 141 430 276 673 378 214 91 371 278 553 422 181 143 357 298 539 440 212 164 191 467 417 623l113 205 91 131">
            <text:p/>
          </draw:path>
          <draw:g>
            <svg:title>TexMaths</svg:title>
            <svg:desc>22§display§\varphi(x)§svg§600§FALSE§</svg:desc>
            <draw:g>
              <draw:path draw:style-name="gr4" draw:text-style-name="P10" draw:layer="layout" svg:width="1.388cm" svg:height="0.69cm" svg:x="1.747cm" svg:y="3.714cm" svg:viewBox="0 0 1389 691" svg:d="M694 691c-231 0-463 0-694 0 0-230 0-461 0-691 463 0 926 0 1389 0 0 230 0 461 0 691-232 0-463 0-695 0z">
                <text:p/>
              </draw:path>
              <draw:path draw:style-name="gr5" draw:text-style-name="P11" draw:layer="layout" svg:width="0.436cm" svg:height="0.508cm" svg:x="1.747cm" svg:y="3.912cm" svg:viewBox="0 0 437 509" svg:d="M92 472c-4 9-4 11-4 15 0 15 15 22 22 22 4 0 22-2 28-22 3-4 7-31 27-140 9 2 13 2 26 2 128 0 246-121 246-241 0-62-28-108-88-108-112 0-158 149-204 301-83-16-125-60-125-114 0-22 17-108 63-161 7-6 5-6 7-8 0-5-2-9-9-9-22 0-81 112-81 186 0 70 51 128 132 147-13 43-27 87-40 130zM198 305c-7 0-7 0-13-2-9 0-11 0-11-2 0-3 13-73 15-84 24-99 86-171 154-171 52 0 72 40 72 77 0 88-99 182-217 182z">
                <text:p/>
              </draw:path>
              <draw:path draw:style-name="gr5" draw:text-style-name="P11" draw:layer="layout" svg:width="0.179cm" svg:height="0.769cm" svg:x="2.287cm" svg:y="3.675cm" svg:viewBox="0 0 180 770" svg:d="M180 761c0-2 0-2-13-15-97-99-121-244-121-362 0-134 29-268 123-362 11-11 11-11 11-13 0-7-4-9-9-9-6 0-77 53-123 151-37 84-48 169-48 233 0 61 9 154 51 241 48 95 114 145 120 145 5 0 9-2 9-9z">
                <text:p/>
              </draw:path>
              <draw:path draw:style-name="gr5" draw:text-style-name="P11" draw:layer="layout" svg:width="0.383cm" svg:height="0.348cm" svg:x="2.533cm" svg:y="3.912cm" svg:viewBox="0 0 384 349" svg:d="M235 108c4-20 22-90 77-90 4 0 22 0 37 8-19 5-35 24-35 42 0 13 7 29 29 29 17 0 41-16 41-47 0-39-46-50-72-50-44 0-70 42-81 59-18-50-60-59-82-59-81 0-125 99-125 118 0 9 6 6 9 9 7 0 9-2 11-9 26-81 77-100 103-100 13 0 42 6 42 50 0 24-13 77-42 184-13 49-39 79-74 79-5 0-22 0-38-8 20-5 35-20 35-42s-15-26-28-26c-22 0-42 19-42 43 0 36 40 51 73 51 50 0 79-55 81-59 9 28 37 59 83 59 79 0 123-99 123-119 0-6-6-6-8-6-7 0-9 2-11 6-25 84-77 101-102 101-30 0-43-24-43-50 0-18 4-33 13-68s17-70 26-105z">
                <text:p/>
              </draw:path>
              <draw:path draw:style-name="gr5" draw:text-style-name="P11" draw:layer="layout" svg:width="0.179cm" svg:height="0.769cm" svg:x="2.995cm" svg:y="3.675cm" svg:viewBox="0 0 180 770" svg:d="M180 384c0-59-9-151-50-239-47-95-115-145-121-145-5 0-9 4-9 9 0 2 0 2 15 17 75 75 119 198 119 358 0 132-29 268-123 364-11 11-11 11-11 13 0 5 4 9 9 9 6 0 77-53 123-151 39-84 48-169 48-235z">
                <text:p/>
              </draw:path>
            </draw:g>
          </draw:g>
          <draw:custom-shape draw:style-name="gr13" draw:text-style-name="P19" draw:layer="layout" svg:width="0.254cm" svg:height="0.254cm" svg:x="1.546cm" svg:y="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3.547cm" svg:y="4.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5.548cm" svg:y="5.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7.549cm" svg:y="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9.55cm" svg:y="4.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11.651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2§display§\varphi_1§svg§600§FALSE§</svg:desc>
            <draw:g>
              <draw:path draw:style-name="gr4" draw:text-style-name="P10" draw:layer="layout" svg:width="0.677cm" svg:height="0.426cm" svg:x="3.933cm" svg:y="3.851cm" svg:viewBox="0 0 678 427" svg:d="M0 0c226 0 452 0 678 0 0 142 0 285 0 427-226 0-452 0-678 0 0-142 0-285 0-427z">
                <text:p/>
              </draw:path>
              <draw:path draw:style-name="gr5" draw:text-style-name="P11" draw:layer="layout" svg:width="0.435cm" svg:height="0.505cm" svg:x="3.933cm" svg:y="3.812cm" svg:viewBox="0 0 436 506" svg:d="M92 469c-4 11-4 11-4 15 0 18 13 22 22 22 4 0 19-2 28-20 2-6 7-30 26-140 7 0 14 2 27 2 127 0 245-120 245-243 0-59-30-105-87-105-112 0-158 149-204 298-84-15-125-57-125-114 0-20 17-105 63-158 5-6 5-8 5-11 0-2 0-6-9-6-22 0-79 111-79 184 0 72 50 129 132 147-14 43-27 86-40 129zM197 302c-6 0-8 0-13 0-11 0-11 0-11-4 5-27 13-70 16-81 24-99 83-173 151-173 53 0 74 41 74 79 0 87-98 179-217 179z">
                <text:p/>
              </draw:path>
              <draw:path draw:style-name="gr5" draw:text-style-name="P11" draw:layer="layout" svg:width="0.194cm" svg:height="0.354cm" svg:x="4.455cm" svg:y="3.911cm" svg:viewBox="0 0 195 355" svg:d="M121 13c0-13 0-13-16-13-35 33-83 33-105 33 0 6 0 13 0 20 13 0 48 0 77-16 0 92 0 183 0 274 0 18 0 24-53 24-7 0-14 0-22 0 0 7 0 13 0 20 11 0 77-2 97-2 17 0 85 2 96 2 0-7 0-13 0-20-6 0-13 0-20 0-54 0-54-6-54-24 0-99 0-199 0-298z">
                <text:p/>
              </draw:path>
            </draw:g>
          </draw:g>
          <draw:g>
            <svg:title>TexMaths</svg:title>
            <svg:desc>22§display§\varphi_2§svg§600§FALSE§</svg:desc>
            <draw:g>
              <draw:path draw:style-name="gr4" draw:text-style-name="P10" draw:layer="layout" svg:width="0.695cm" svg:height="0.426cm" svg:x="5.592cm" svg:y="4.364cm" svg:viewBox="0 0 696 427" svg:d="M0 0c232 0 464 0 696 0 0 142 0 285 0 427-232 0-464 0-696 0 0-142 0-285 0-427z">
                <text:p/>
              </draw:path>
              <draw:path draw:style-name="gr5" draw:text-style-name="P11" draw:layer="layout" svg:width="0.436cm" svg:height="0.505cm" svg:x="5.592cm" svg:y="4.325cm" svg:viewBox="0 0 437 506" svg:d="M92 469c-4 11-4 11-4 15 0 18 13 22 22 22 4 0 19-2 28-20 2-6 7-30 27-140 6 0 13 2 26 2 127 0 246-120 246-243 0-59-31-105-88-105-112 0-158 149-204 298-84-15-125-57-125-114 0-20 17-105 63-158 7-6 7-8 7-11 0-2-2-6-11-6-22 0-79 111-79 184 0 72 50 129 132 147-14 43-27 86-40 129zM197 302c-6 0-8 0-13 0-11 0-11 0-11-4 5-27 14-70 16-81 24-99 83-173 151-173 55 0 75 41 75 79 0 87-99 179-218 179z">
                <text:p/>
              </draw:path>
              <draw:path draw:style-name="gr5" draw:text-style-name="P11" draw:layer="layout" svg:width="0.236cm" svg:height="0.354cm" svg:x="6.09cm" svg:y="4.424cm" svg:viewBox="0 0 237 355" svg:d="M237 258c-6 0-12 0-18 0-2 11-8 42-15 49-4 2-46 2-53 2-33 0-65 0-98 0 57-48 74-64 107-90 40-31 77-63 77-116 0-64-57-103-125-103s-112 46-112 94c0 29 22 31 29 31 10 0 28-9 28-29 0-8-4-28-33-28 18-37 53-50 79-50 53 0 81 41 81 85 0 48-33 85-50 103-43 43-86 86-130 129-4 5-4 5-4 20 74 0 148 0 222 0 5-32 10-64 15-97z">
                <text:p/>
              </draw:path>
            </draw:g>
          </draw:g>
          <draw:frame draw:style-name="gr14" draw:text-style-name="P20" draw:layer="layout" svg:width="1.035cm" svg:height="0.962cm" svg:x="7.255cm" svg:y="6.166cm">
            <draw:text-box>
              <text:p><text:span text:style-name="T5">.</text:span><text:span text:style-name="T5">.</text:span><text:span text:style-name="T5">.</text:span></text:p>
            </draw:text-box>
          </draw:frame>
          <draw:g>
            <svg:title>TexMaths</svg:title>
            <svg:desc>28§display§x_{N}§svg§600§FALSE§</svg:desc>
            <draw:frame draw:style-name="gr11" draw:text-style-name="P17" draw:layer="layout" svg:width="1.221cm" svg:height="0.58cm" svg:x="9.319cm" svg:y="6.442cm">
              <draw:image xlink:href="Pictures/10000E06000001B5000000D09BB75819F1F356CF.svg" xlink:type="simple" xlink:show="embed" xlink:actuate="onLoad" draw:mime-type="image/svg+xml">
                <text:p/>
              </draw:image>
              <draw:image xlink:href="Pictures/100002010000001100000008F5944E35AC437346.png" xlink:type="simple" xlink:show="embed" xlink:actuate="onLoad" draw:mime-type="image/png"/>
            </draw:frame>
          </draw:g>
        </draw:g>
        <draw:g xml:id="id15" draw:id="id15">
          <draw:g>
            <svg:title>TexMaths</svg:title>
            <svg:desc>22§display§\varphi''_n = \dfrac{\varphi_{n-1} - 2 \varphi_n + \varphi_{n+1}}{\Delta x^2}§svg§600§FALSE§</svg:desc>
            <draw:g>
              <draw:path draw:style-name="gr4" draw:text-style-name="P10" draw:layer="layout" svg:width="8.598cm" svg:height="1.493cm" svg:x="16.126cm" svg:y="5.712cm" svg:viewBox="0 0 8599 1494" svg:d="M4300 1494c-1434 0-2867 0-4300 0 0-498 0-996 0-1494 2866 0 5733 0 8599 0 0 498 0 996 0 1494-1433 0-2866 0-4299 0z">
                <text:p/>
              </draw:path>
              <draw:path draw:style-name="gr5" draw:text-style-name="P11" draw:layer="layout" svg:width="0.439cm" svg:height="0.509cm" svg:x="16.126cm" svg:y="6.366cm" svg:viewBox="0 0 440 510" svg:d="M92 472c-2 9-4 11-4 16 0 17 15 22 22 22 4 0 22-2 29-20 2-7 6-33 28-143 7 2 11 2 24 2 130 0 249-121 249-241 0-62-31-108-88-108-112 0-158 149-205 301-83-15-127-59-127-114 0-22 17-108 64-161 6-6 4-5 6-8 0-5-2-9-9-9-22 0-81 112-81 187 0 72 51 127 134 147-14 43-28 86-42 129zM198 305c-4 0-7 0-13-2-9 0-9 0-9-2s13-73 15-83c22-99 84-172 152-172 53 0 75 40 75 77 0 88-99 182-220 182z">
                <text:p/>
              </draw:path>
              <draw:path draw:style-name="gr5" draw:text-style-name="P11" draw:layer="layout" svg:width="0.135cm" svg:height="0.278cm" svg:x="16.619cm" svg:y="6.087cm" svg:viewBox="0 0 136 279" svg:d="M130 46c4-9 6-13 6-15 0-18-15-31-33-31-19 0-26 18-28 26-24 78-49 156-73 233-1 3-1 6-2 9 0 7 18 11 22 11 2 0 2 0 7-9 33-74 67-149 101-224z">
                <text:p/>
              </draw:path>
              <draw:path draw:style-name="gr5" draw:text-style-name="P11" draw:layer="layout" svg:width="0.135cm" svg:height="0.278cm" svg:x="16.797cm" svg:y="6.087cm" svg:viewBox="0 0 136 279" svg:d="M130 46c4-9 6-13 6-15 0-18-15-31-33-31-19 0-26 18-28 26-24 78-49 156-73 233-1 3-1 6-2 9 0 7 18 11 22 11 2 0 2 0 7-9 33-74 67-149 101-224z">
                <text:p/>
              </draw:path>
              <draw:path draw:style-name="gr5" draw:text-style-name="P11" draw:layer="layout" svg:width="0.329cm" svg:height="0.241cm" svg:x="16.619cm" svg:y="6.661cm" svg:viewBox="0 0 330 242" svg:d="M40 204c-3 7-5 20-5 22 0 11 9 16 18 16s18-7 22-11c3-5 6-22 9-33 2-11 8-35 11-49 4-13 6-24 11-37 4-22 6-26 22-48 15-22 39-49 81-49 31 0 31 27 31 38 0 30-22 92-31 114-7 15-9 20-9 29 0 28 24 46 53 46 53 0 77-73 77-82 0-6-7-6-9-6-6 0-9 2-11 9-11 44-35 65-57 65-11 0-13-8-13-19 0-13 2-20 13-44 7-18 29-75 29-103 0-53-42-62-71-62-46 0-75 26-92 48-2-37-35-48-57-48-25 0-36 15-42 29-13 19-20 50-20 52 0 7 7 7 9 7 6 0 9 0 11-15 9-31 20-58 39-58 16 0 18 11 18 27 0 9-6 28-9 44-3 15-9 37-11 48-6 23-12 47-17 70z">
                <text:p/>
              </draw:path>
              <draw:path draw:style-name="gr5" draw:text-style-name="P11" draw:layer="layout" svg:width="0.511cm" svg:height="0.181cm" svg:x="17.272cm" svg:y="6.423cm" svg:viewBox="0 0 512 182" svg:d="M486 33c13 0 26 1 26-15 0-17-13-18-24-18-154 0-309 0-464 0-11 0-24 1-24 18 0 16 13 15 26 15 154 0 307 0 460 0zM488 182c11 0 24 0 24-15s-13-15-26-15c-153 0-306 0-460 0-13 0-26 0-26 15s13 15 24 15c155 0 310 0 464 0z">
                <text:p/>
              </draw:path>
              <draw:path draw:style-name="gr5" draw:text-style-name="P11" draw:layer="layout" svg:width="0.439cm" svg:height="0.507cm" svg:x="18.176cm" svg:y="5.846cm" svg:viewBox="0 0 440 508" svg:d="M92 472c-4 9-4 11-4 16 0 15 15 20 22 20 4 0 22-3 29-20 2-7 6-31 28-141 7 0 11 2 24 2 128 0 249-121 249-244 0-59-31-105-88-105-112 0-158 149-207 299-83-16-125-57-125-114 0-20 17-106 64-159 6-6 6-8 6-11 0-2-2-6-9-6-22 0-81 112-81 184 0 73 51 130 132 150-13 43-26 86-40 129zM198 303c-4 0-7 0-13 0-9 0-11 0-11-2s13-73 15-83c24-99 86-174 154-174 53 0 75 42 75 79 0 88-101 180-220 180z">
                <text:p/>
              </draw:path>
              <draw:path draw:style-name="gr5" draw:text-style-name="P11" draw:layer="layout" svg:width="0.329cm" svg:height="0.243cm" svg:x="18.668cm" svg:y="6.063cm" svg:viewBox="0 0 330 244" svg:d="M40 204c-3 7-5 20-5 22 0 13 9 18 18 18s16-6 20-11c3-6 8-24 11-35 2-9 8-35 11-49 4-11 6-24 11-35 4-22 6-26 22-48 15-22 39-51 81-51 31 0 31 29 31 38 0 33-22 92-31 116-7 13-9 20-9 29 0 28 24 46 51 46 55 0 79-75 79-84 0-6-7-6-9-6-9 0-9 4-11 9-11 44-35 65-57 65-11 0-13-6-13-19 0-11 2-18 13-42 7-18 29-75 29-105 0-53-42-62-71-62-46 0-75 29-92 51-5-38-35-51-57-51-25 0-36 18-44 29-11 22-18 52-18 54 0 7 7 7 9 7 6 0 6-2 11-15 9-33 17-60 39-60 14 0 18 11 18 27 0 11-6 32-9 46s-9 35-11 48c-6 23-12 46-17 68z">
                <text:p/>
              </draw:path>
              <draw:path draw:style-name="gr5" draw:text-style-name="P11" draw:layer="layout" svg:width="0.366cm" svg:height="0.025cm" svg:x="19.082cm" svg:y="6.153cm" svg:viewBox="0 0 367 26" svg:d="M345 26c9 0 22 0 22-13s-13-13-22-13c-107 0-215 0-323 0-9 0-22 0-22 13s13 13 22 13c108 0 216 0 323 0z">
                <text:p/>
              </draw:path>
              <draw:path draw:style-name="gr5" draw:text-style-name="P11" draw:layer="layout" svg:width="0.197cm" svg:height="0.359cm" svg:x="19.566cm" svg:y="5.942cm" svg:viewBox="0 0 198 360" svg:d="M123 15c0-13-2-15-17-15-33 35-84 35-106 35 0 7 0 13 0 20 13 0 48 0 79-15 0 91 0 183 0 274 0 18 0 27-55 27-6 0-13 0-20 0 0 6 0 13 0 19 9-2 77-2 97-2 16 0 84 0 97 2 0-6 0-13 0-19-7 0-15 0-22 0-53 0-53-9-53-27 0-99 0-199 0-299z">
                <text:p/>
              </draw:path>
              <draw:path draw:style-name="gr5" draw:text-style-name="P11" draw:layer="layout" svg:width="0.472cm" svg:height="0.03cm" svg:x="20.089cm" svg:y="5.977cm" svg:viewBox="0 0 473 31" svg:d="M446 31c14 0 27 0 27-16 0-15-13-15-27-15-139 0-278 0-417 0-14 0-29 0-29 15 0 16 15 16 29 16 139 0 278 0 417 0z">
                <text:p/>
              </draw:path>
              <draw:path draw:style-name="gr5" draw:text-style-name="P11" draw:layer="layout" svg:width="0.307cm" svg:height="0.513cm" svg:x="20.837cm" svg:y="5.672cm" svg:viewBox="0 0 308 514" svg:d="M59 455c28-27 55-53 82-79 121-108 167-150 167-227 0-87-68-149-163-149-88 0-145 70-145 141 0 41 40 41 42 41 13 0 39-8 39-39 0-20-13-40-41-40-7 0-7 0-9 0 17-50 59-79 103-79 71 0 104 64 104 125 0 62-38 123-82 172-49 55-98 110-147 165-9 8-9 8-9 28 95 0 191 0 286 0 7-45 15-89 22-134-7 0-13 0-20 0-2 22-9 57-15 68-7 7-57 7-75 7-46 0-92 0-139 0z">
                <text:p/>
              </draw:path>
              <draw:path draw:style-name="gr5" draw:text-style-name="P11" draw:layer="layout" svg:width="0.439cm" svg:height="0.507cm" svg:x="21.224cm" svg:y="5.846cm" svg:viewBox="0 0 440 508" svg:d="M92 472c-4 9-4 11-4 16 0 15 15 20 22 20 4 0 22-3 29-20 2-7 6-31 28-141 7 0 11 2 24 2 130 0 249-121 249-244 0-59-31-105-88-105-112 0-158 149-207 299-81-16-125-57-125-114 0-20 17-106 64-159 6-6 6-8 6-11 0-2-2-6-9-6-22 0-81 112-81 184 0 73 51 130 134 150-14 43-28 86-42 129zM198 303c-4 0-7 0-13 0-9 0-11 0-11-2s13-73 17-83c22-99 84-174 152-174 53 0 75 42 75 79 0 88-99 180-220 180z">
                <text:p/>
              </draw:path>
              <draw:path draw:style-name="gr5" draw:text-style-name="P11" draw:layer="layout" svg:width="0.329cm" svg:height="0.243cm" svg:x="21.717cm" svg:y="6.063cm" svg:viewBox="0 0 330 244" svg:d="M40 204c-3 7-5 20-5 22 0 13 9 18 18 18s18-5 22-11c3-6 6-24 9-35 2-9 8-35 11-49 4-11 6-24 11-35 4-22 6-26 22-48 15-22 39-51 81-51 31 0 31 29 31 38 0 33-22 92-31 116-7 13-9 20-9 29 0 28 24 46 51 46 55 0 79-75 79-84 0-6-7-6-9-6-6 0-9 4-11 9-11 44-35 65-57 65-11 0-13-6-13-19 0-11 2-18 13-42 7-18 29-75 29-105 0-53-42-62-71-62-46 0-75 29-92 51-5-38-35-51-57-51-25 0-36 18-44 29-11 22-18 52-18 54 0 7 7 7 9 7 6 0 6-2 11-15 9-33 20-60 39-60 16 0 18 11 18 27 0 11-6 32-9 46s-9 35-11 48c-6 23-12 46-17 68z">
                <text:p/>
              </draw:path>
              <draw:path draw:style-name="gr5" draw:text-style-name="P11" draw:layer="layout" svg:width="0.514cm" svg:height="0.513cm" svg:x="22.326cm" svg:y="5.736cm" svg:viewBox="0 0 515 514" svg:d="M273 272c72 0 143 0 215 0 11 0 27 0 27-15s-16-15-27-15c-72 0-143 0-215 0 0-72 0-144 0-216 0-11 0-26-16-26-15 0-15 15-15 26 0 72 0 144 0 216-72 0-144 0-216 0-11 0-26 0-26 15s15 15 26 15c72 0 144 0 216 0 0 72 0 144 0 216 0 11 0 26 15 26 16 0 16-15 16-26 0-72 0-144 0-216z">
                <text:p/>
              </draw:path>
              <draw:path draw:style-name="gr5" draw:text-style-name="P11" draw:layer="layout" svg:width="0.439cm" svg:height="0.507cm" svg:x="23.094cm" svg:y="5.846cm" svg:viewBox="0 0 440 508" svg:d="M95 472c-5 9-5 11-5 16 0 15 13 20 22 20 5 0 20-3 29-20 2-7 6-31 26-141 7 0 13 2 27 2 127 0 246-121 246-244 0-59-29-105-88-105-112 0-158 149-205 299-83-16-125-57-125-114 0-20 18-106 64-159 4-6 4-8 4-11 0-2 0-6-9-6-22 0-81 112-81 184 0 73 53 130 134 150-13 43-26 86-39 129zM200 303c-6 0-6 0-13 0-9 0-11 0-11-2s13-73 15-83c25-99 84-174 154-174 53 0 73 42 73 79 0 88-99 180-218 180z">
                <text:p/>
              </draw:path>
              <draw:path draw:style-name="gr5" draw:text-style-name="P11" draw:layer="layout" svg:width="0.331cm" svg:height="0.243cm" svg:x="23.586cm" svg:y="6.063cm" svg:viewBox="0 0 332 244" svg:d="M42 204c-2 7-7 20-7 22 0 13 11 18 20 18s18-6 20-11c2-6 6-24 11-35 2-9 9-35 11-49 4-11 6-24 9-35 6-22 6-26 24-48 13-22 39-51 79-51 33 0 33 29 33 38 0 33-24 92-33 116-4 13-7 20-7 29 0 28 25 46 51 46 55 0 79-75 79-84 0-6-6-4-9-6-8 0-8 4-11 9-13 44-35 65-57 65-11 0-13-6-13-19 0-11 2-18 11-42 7-18 29-75 29-105 0-53-42-62-71-62-44 0-75 29-90 51-4-38-35-51-57-51-24 0-38 18-44 29-11 22-20 52-20 54 0 7 6 5 9 7 9 0 9-2 13-15 9-33 18-60 40-60 13 0 17 11 17 27 0 11-4 32-9 46-4 14-8 35-11 48-5 23-11 46-17 68z">
                <text:p/>
              </draw:path>
              <draw:path draw:style-name="gr5" draw:text-style-name="P11" draw:layer="layout" svg:width="0.397cm" svg:height="0.397cm" svg:x="23.982cm" svg:y="5.966cm" svg:viewBox="0 0 398 398" svg:d="M211 213c56 0 112 0 167 0 7 0 20 0 20-13s-13-13-20-13c-55 0-111 0-167 0 0-55 0-110 0-165 0-9 0-22-13-22s-13 13-13 22c0 55 0 110 0 165-55 0-110 0-165 0-7 0-20 0-20 13s11 13 20 13c55 0 110 0 165 0 0 55 0 110 0 165 0 9 0 20 13 20s13-11 13-20c0-55 0-110 0-165z">
                <text:p/>
              </draw:path>
              <draw:path draw:style-name="gr5" draw:text-style-name="P11" draw:layer="layout" svg:width="0.195cm" svg:height="0.359cm" svg:x="24.477cm" svg:y="5.942cm" svg:viewBox="0 0 196 360" svg:d="M123 15c0-13-2-15-17-15-36 35-84 35-106 35 0 7 0 13 0 20 13 0 48 0 79-15 0 91 0 183 0 274 0 18 0 27-55 27-6 0-13 0-20 0 0 6 0 13 0 19 9-2 75-2 95-2 18 0 86 0 97 2 0-6 0-13 0-19-7 0-13 0-20 0-53 0-53-9-53-27 0-99 0-199 0-299z">
                <text:p/>
              </draw:path>
              <draw:path draw:style-name="gr5" draw:text-style-name="P11" draw:layer="layout" svg:width="6.628cm" svg:height="0.03cm" svg:x="18.136cm" svg:y="6.5cm" svg:viewBox="0 0 6629 31" svg:d="M3314 31c-1104 0-2209 0-3314 0 0-10 0-21 0-31 2210 0 4419 0 6629 0 0 10 0 21 0 31-1105 0-2210 0-3315 0z">
                <text:p/>
              </draw:path>
              <draw:path draw:style-name="gr5" draw:text-style-name="P11" draw:layer="layout" svg:width="0.569cm" svg:height="0.55cm" svg:x="20.771cm" svg:y="6.685cm" svg:viewBox="0 0 570 551" svg:d="M306 13c-7-11-9-13-22-13s-13 2-20 13c-87 174-173 349-260 523-4 7-3 6-4 9 0 6 4 6 18 6 178 0 356 0 534 0 13 0 18 0 18-6-2-3 0-2-5-9-86-174-173-349-259-523zM260 77c69 138 139 277 208 415-139 0-278 0-417 0 69-138 139-277 209-415z">
                <text:p/>
              </draw:path>
              <draw:path draw:style-name="gr5" draw:text-style-name="P11" draw:layer="layout" svg:width="0.384cm" svg:height="0.348cm" svg:x="21.4cm" svg:y="6.896cm" svg:viewBox="0 0 385 349" svg:d="M235 108c7-20 25-90 77-90 5 0 22 0 40 8-22 5-37 25-37 42 0 13 8 26 28 26 18 0 42-13 42-43 0-40-44-51-70-51-47 0-73 40-82 59-20-52-61-59-83-59-82 0-126 99-126 119 0 6 6 4 9 6 7 0 9 0 11-6 26-84 77-101 103-101 16 0 42 6 42 50 0 24-13 75-42 185-13 46-39 79-72 79-5 0-24 0-40-9 20-4 38-22 38-42 0-22-18-28-29-28-24 0-44 19-44 46 0 35 40 50 73 50 52 0 79-55 81-59 9 29 37 59 84 59 79 0 123-99 123-118 0-9-7-9-9-9-7 0-9 4-9 9-26 83-79 101-103 101-31 0-42-24-42-51 0-17 4-35 13-68 8-35 16-70 24-105z">
                <text:p/>
              </draw:path>
              <draw:path draw:style-name="gr5" draw:text-style-name="P11" draw:layer="layout" svg:width="0.239cm" svg:height="0.359cm" svg:x="21.853cm" svg:y="6.654cm" svg:viewBox="0 0 240 360" svg:d="M240 261c-6 0-12 0-18 0-2 11-6 44-15 49-5 4-44 4-53 4-33 0-66 0-99 0 57-50 75-66 108-92 39-31 77-64 77-117 0-63-57-105-126-105-68 0-114 48-114 97 0 28 24 30 29 30 13 0 30-8 30-28 0-9-4-29-33-29 18-37 53-50 80-50 55 0 81 42 81 85 0 49-33 86-51 106-43 42-86 85-129 127-7 5-7 7-7 22 75 0 150 0 224 0 5-33 11-66 16-99z">
                <text:p/>
              </draw:path>
            </draw:g>
          </draw:g>
          <draw:frame draw:style-name="gr15" draw:text-style-name="P13" draw:layer="layout" svg:width="9.525cm" svg:height="1.673cm" svg:x="15.74cm" svg:y="3.91cm">
            <draw:text-box>
              <text:p>We have seen that the second derivative can be written as</text:p>
            </draw:text-box>
          </draw:frame>
        </draw:g>
        <draw:frame draw:style-name="gr16" draw:text-style-name="P20" draw:layer="layout" svg:width="10.531cm" svg:height="0.962cm" svg:x="1.14cm" svg:y="8.066cm">
          <draw:text-box>
            <text:p xml:id="id16" text:id="id16"><text:span text:style-name="T5">A</text:span><text:span text:style-name="T5">p</text:span><text:span text:style-name="T5">p</text:span><text:span text:style-name="T5">l</text:span><text:span text:style-name="T5">y</text:span><text:span text:style-name="T5"> </text:span><text:span text:style-name="T5">r</text:span><text:span text:style-name="T5">u</text:span><text:span text:style-name="T5">l</text:span><text:span text:style-name="T5">e</text:span><text:span text:style-name="T5"> </text:span><text:span text:style-name="T5">f</text:span><text:span text:style-name="T5">o</text:span><text:span text:style-name="T5">r</text:span><text:span text:style-name="T5"> </text:span><text:span text:style-name="T5">n</text:span><text:span text:style-name="T5">=</text:span><text:span text:style-name="T5">1</text:span><text:span text:style-name="T5"> </text:span><text:span text:style-name="T5">.</text:span><text:span text:style-name="T5">.</text:span><text:span text:style-name="T5"> </text:span><text:span text:style-name="T5">N</text:span><text:span text:style-name="T5"> </text:span><text:span text:style-name="T5">(</text:span><text:span text:style-name="T5">i</text:span><text:span text:style-name="T5">n</text:span><text:span text:style-name="T5">n</text:span><text:span text:style-name="T5">e</text:span><text:span text:style-name="T5">r</text:span><text:span text:style-name="T5"> </text:span><text:span text:style-name="T5">p</text:span><text:span text:style-name="T5">o</text:span><text:span text:style-name="T5">i</text:span><text:span text:style-name="T5">n</text:span><text:span text:style-name="T5">t</text:span><text:span text:style-name="T5">s</text:span><text:span text:style-name="T5">)</text:span></text:p>
          </draw:text-box>
        </draw:frame>
        <draw:g xml:id="id17" draw:id="id17">
          <svg:title>TexMaths</svg:title>
          <svg:desc>22§display§\varphi''_1 = \dfrac{\varphi_{0} - 2 \varphi_1 + \varphi_{2}}{\Delta x^2}§svg§600§FALSE§</svg:desc>
          <draw:g>
            <draw:path draw:style-name="gr4" draw:text-style-name="P10" draw:layer="layout" svg:width="6.775cm" svg:height="1.493cm" svg:x="2.41cm" svg:y="9.28cm" svg:viewBox="0 0 6776 1494" svg:d="M3389 1494c-1129 0-2259 0-3389 0 0-498 0-996 0-1494 2259 0 4518 0 6776 0 0 498 0 996 0 1494-1129 0-2258 0-3387 0z">
              <text:p/>
            </draw:path>
            <draw:path draw:style-name="gr5" draw:text-style-name="P11" draw:layer="layout" svg:width="0.439cm" svg:height="0.509cm" svg:x="2.41cm" svg:y="9.934cm" svg:viewBox="0 0 440 510" svg:d="M92 472c-2 9-4 11-4 16 0 17 15 22 22 22 4 0 22-2 29-20 2-7 6-33 28-143 7 2 11 2 24 2 130 0 249-121 249-241 0-62-31-108-88-108-112 0-158 149-205 301-83-15-127-59-127-114 0-22 17-108 64-161 6-6 4-5 6-8 0-5-2-9-9-9-22 0-81 112-81 187 0 72 51 127 134 147-14 43-28 86-42 129zM198 305c-4 0-7 0-13-2-9 0-9 0-9-2s13-73 15-83c22-99 84-172 152-172 53 0 75 40 75 77 0 88-99 182-220 182z">
              <text:p/>
            </draw:path>
            <draw:path draw:style-name="gr5" draw:text-style-name="P11" draw:layer="layout" svg:width="0.135cm" svg:height="0.278cm" svg:x="2.903cm" svg:y="9.655cm" svg:viewBox="0 0 136 279" svg:d="M130 46c4-9 6-13 6-15 0-18-15-31-33-31-19 0-26 18-28 26-24 78-49 156-73 233-1 3-1 6-2 9 0 7 15 11 20 11 4 0 4 0 9-9 33-74 67-149 101-224z">
              <text:p/>
            </draw:path>
            <draw:path draw:style-name="gr5" draw:text-style-name="P11" draw:layer="layout" svg:width="0.135cm" svg:height="0.278cm" svg:x="3.081cm" svg:y="9.655cm" svg:viewBox="0 0 136 279" svg:d="M130 46c4-9 6-13 6-15 0-18-15-31-33-31-19 0-26 18-28 26-24 78-49 156-73 233-1 3-1 6-2 9 0 7 15 11 20 11 4 0 4 0 9-9 33-74 67-149 101-224z">
              <text:p/>
            </draw:path>
            <draw:path draw:style-name="gr5" draw:text-style-name="P11" draw:layer="layout" svg:width="0.195cm" svg:height="0.357cm" svg:x="2.936cm" svg:y="10.108cm" svg:viewBox="0 0 196 358" svg:d="M121 15c0-15 0-15-15-15-36 33-84 35-106 35 0 6 0 12 0 18 13 0 48 0 77-13 0 91 0 183 0 274 0 18 0 24-53 24-6 0-13 0-20 0 0 7 0 14 0 20 9 0 75-2 95-2 18 0 86 2 97 2 0-6 0-13 0-20-7 0-13 0-20 0-55 0-55-6-55-24 0-99 0-199 0-299z">
              <text:p/>
            </draw:path>
            <draw:path draw:style-name="gr5" draw:text-style-name="P11" draw:layer="layout" svg:width="0.511cm" svg:height="0.181cm" svg:x="3.529cm" svg:y="9.991cm" svg:viewBox="0 0 512 182" svg:d="M488 33c11 0 24 1 24-15 0-17-13-18-24-18-154 0-309 0-464 0-9 0-24 1-24 18 0 16 15 15 26 15 154 0 308 0 462 0zM488 182c11 0 24 0 24-15s-13-15-24-15c-154 0-308 0-462 0-11 0-26 0-26 15s15 15 24 15c155 0 310 0 464 0z">
              <text:p/>
            </draw:path>
            <draw:path draw:style-name="gr5" draw:text-style-name="P11" draw:layer="layout" svg:width="0.439cm" svg:height="0.507cm" svg:x="4.433cm" svg:y="9.414cm" svg:viewBox="0 0 440 508" svg:d="M92 472c-4 9-4 11-4 16 0 15 15 20 22 20 4 0 22-3 29-20 2-7 6-31 28-141 7 0 11 2 24 2 130 0 249-121 249-244 0-59-31-105-88-105-112 0-158 149-207 299-81-16-125-57-125-114 0-20 17-106 64-159 6-6 6-8 6-11 0-2-2-6-9-6-22 0-81 112-81 184 0 73 51 130 132 150-13 43-26 86-40 129zM198 303c-4 0-7 0-13 0-9 0-11 0-11-2s13-73 15-83c24-99 86-174 154-174 53 0 75 42 75 79 0 88-101 180-220 180z">
              <text:p/>
            </draw:path>
            <draw:path draw:style-name="gr5" draw:text-style-name="P11" draw:layer="layout" svg:width="0.25cm" svg:height="0.368cm" svg:x="4.928cm" svg:y="9.51cm" svg:viewBox="0 0 251 369" svg:d="M251 187c0-60-7-101-33-139-16-26-51-48-93-48-125 0-125 147-125 187 0 39 0 182 125 182 126 0 126-143 126-182zM125 356c-26 0-59-15-68-59-9-33-9-77-9-117 0-39 0-81 9-110 11-44 46-55 68-55 29 0 58 18 66 51 9 28 9 68 9 114 0 40 0 79-6 114-11 49-47 62-69 62z">
              <text:p/>
            </draw:path>
            <draw:path draw:style-name="gr5" draw:text-style-name="P11" draw:layer="layout" svg:width="0.47cm" svg:height="0.03cm" svg:x="5.483cm" svg:y="9.545cm" svg:viewBox="0 0 471 31" svg:d="M444 31c13 0 27 0 27-16 0-15-14-15-27-15-139 0-278 0-418 0-13 0-26 0-26 15 0 16 13 16 26 16 140 0 279 0 418 0z">
              <text:p/>
            </draw:path>
            <draw:path draw:style-name="gr5" draw:text-style-name="P11" draw:layer="layout" svg:width="0.309cm" svg:height="0.513cm" svg:x="6.228cm" svg:y="9.24cm" svg:viewBox="0 0 310 514" svg:d="M62 455c27-27 54-53 81-79 121-108 167-150 167-227 0-87-70-149-165-149-88 0-145 70-145 141 0 41 40 41 42 41 13 0 39-8 39-39 0-20-13-40-39-40-7 0-9 0-11 0 17-50 59-79 105-79 71 0 104 64 104 125 0 62-40 123-82 172-49 55-99 110-149 165-9 8-9 8-9 28 96 0 192 0 288 0 7-45 15-89 22-134-6 0-13 0-20 0-4 22-8 57-17 68-5 7-55 7-73 7-46 0-92 0-138 0z">
              <text:p/>
            </draw:path>
            <draw:path draw:style-name="gr5" draw:text-style-name="P11" draw:layer="layout" svg:width="0.439cm" svg:height="0.507cm" svg:x="6.615cm" svg:y="9.414cm" svg:viewBox="0 0 440 508" svg:d="M92 472c-2 9-2 11-2 16 0 15 13 20 22 20 2 0 20-3 29-20 2-7 6-31 26-141 7 0 13 2 27 2 127 0 246-121 246-244 0-59-31-105-88-105-112 0-158 149-205 299-83-16-127-57-127-114 0-20 17-106 64-159 6-6 6-8 6-11 0-2 0-6-9-6-22 0-81 112-81 184 0 73 51 130 134 150-14 43-28 86-42 129zM200 303c-6 0-9 0-15 0-9 0-9 0-9-2s13-73 15-83c25-99 84-174 152-174 55 0 75 42 75 79 0 88-99 180-218 180z">
              <text:p/>
            </draw:path>
            <draw:path draw:style-name="gr5" draw:text-style-name="P11" draw:layer="layout" svg:width="0.197cm" svg:height="0.359cm" svg:x="7.141cm" svg:y="9.51cm" svg:viewBox="0 0 198 360" svg:d="M123 15c0-13-2-15-17-15-33 35-84 35-106 35 0 7 0 13 0 20 13 0 48 0 79-15 0 91 0 183 0 274 0 18 0 27-55 27-6 0-13 0-20 0 0 6 0 13 0 19 9-2 77-2 97-2 16 0 84 0 97 2 0-6 0-13 0-19-7 0-15 0-22 0-53 0-53-9-53-27 0-99 0-199 0-299z">
              <text:p/>
            </draw:path>
            <draw:path draw:style-name="gr5" draw:text-style-name="P11" draw:layer="layout" svg:width="0.511cm" svg:height="0.513cm" svg:x="7.645cm" svg:y="9.304cm" svg:viewBox="0 0 512 514" svg:d="M273 272c72 0 143 0 215 0 11 0 24 0 24-15s-13-15-24-15c-72 0-143 0-215 0 0-72 0-144 0-216 0-11 0-26-16-26-15 0-15 15-15 26 0 72 0 144 0 216-73 0-145 0-218 0-11 0-24 0-24 15s13 15 24 15c73 0 145 0 218 0 0 72 0 144 0 216 0 11 0 26 15 26 16 0 16-15 16-26 0-72 0-144 0-216z">
              <text:p/>
            </draw:path>
            <draw:path draw:style-name="gr5" draw:text-style-name="P11" draw:layer="layout" svg:width="0.439cm" svg:height="0.507cm" svg:x="8.412cm" svg:y="9.414cm" svg:viewBox="0 0 440 508" svg:d="M92 472c-2 9-4 11-4 16 0 15 15 20 24 20 2 0 20-3 29-20 2-7 4-31 26-141 7 0 11 2 24 2 130 0 249-121 249-244 0-59-31-105-88-105-112 0-158 149-205 299-83-16-127-57-127-114 0-20 17-106 64-159 6-6 6-8 6-11 0-2-2-6-9-6-22 0-81 112-81 184 0 73 51 130 134 150-14 43-28 86-42 129zM200 303c-6 0-9 0-15 0-9 0-9 0-9-2s13-73 15-83c25-99 84-174 152-174 55 0 75 42 75 79 0 88-99 180-218 180z">
              <text:p/>
            </draw:path>
            <draw:path draw:style-name="gr5" draw:text-style-name="P11" draw:layer="layout" svg:width="0.237cm" svg:height="0.359cm" svg:x="8.914cm" svg:y="9.51cm" svg:viewBox="0 0 238 360" svg:d="M238 261c-6 0-12 0-18 0-2 11-7 44-13 49-5 4-46 4-55 4-33 0-66 0-99 0 57-50 75-66 108-92 39-31 77-64 77-117 0-63-58-105-126-105s-112 48-112 97c0 28 22 30 29 30 13 0 28-8 28-28 0-9-4-29-33-29 18-37 55-50 79-50 55 0 84 42 84 85 0 49-35 86-53 104-43 43-86 86-130 129-4 5-4 7-4 22 74 0 148 0 222 0 5-33 10-66 16-99z">
              <text:p/>
            </draw:path>
            <draw:path draw:style-name="gr5" draw:text-style-name="P11" draw:layer="layout" svg:width="4.831cm" svg:height="0.03cm" svg:x="4.394cm" svg:y="10.068cm" svg:viewBox="0 0 4832 31" svg:d="M2415 31c-805 0-1610 0-2415 0 0-10 0-21 0-31 1611 0 3221 0 4832 0 0 10 0 21 0 31-806 0-1611 0-2417 0z">
              <text:p/>
            </draw:path>
            <draw:path draw:style-name="gr5" draw:text-style-name="P11" draw:layer="layout" svg:width="0.571cm" svg:height="0.55cm" svg:x="6.129cm" svg:y="10.253cm" svg:viewBox="0 0 572 551" svg:d="M306 13c-5-11-7-13-20-13s-15 2-20 13c-87 174-174 349-262 523-4 7-3 6-4 9 0 6 7 6 18 6 178 0 357 0 536 0 13 0 18 0 18-6-2-3 0-2-5-9-87-174-174-349-261-523zM262 77c69 138 138 277 206 415-138 0-277 0-415 0 69-138 139-277 209-415z">
              <text:p/>
            </draw:path>
            <draw:path draw:style-name="gr5" draw:text-style-name="P11" draw:layer="layout" svg:width="0.384cm" svg:height="0.348cm" svg:x="6.76cm" svg:y="10.464cm" svg:viewBox="0 0 385 349" svg:d="M235 108c5-20 22-90 77-90 5 0 22 0 38 8-22 5-38 25-38 42 0 13 9 26 31 26 18 0 42-13 42-43 0-40-46-51-73-51-44 0-72 40-81 59-20-52-62-59-84-59-79 0-123 99-123 119 0 6 7 6 9 6 7 0 9 0 11-6 24-84 77-101 103-101 14 0 42 6 42 50 0 24-13 75-42 185-13 46-39 79-74 79-5 0-22 0-38-9 18-4 35-22 35-42 0-22-17-28-28-28-22 0-42 19-42 46 0 35 37 50 73 50 50 0 79-55 81-59 9 29 37 59 84 59 79 0 123-99 123-118 0-9-7-9-9-9-7 0-9 4-11 9-24 83-77 101-103 101-29 0-42-24-42-51 0-17 4-35 13-68 9-35 18-70 26-105z">
              <text:p/>
            </draw:path>
            <draw:path draw:style-name="gr5" draw:text-style-name="P11" draw:layer="layout" svg:width="0.239cm" svg:height="0.359cm" svg:x="7.214cm" svg:y="10.222cm" svg:viewBox="0 0 240 360" svg:d="M240 261c-7 0-13 0-20 0 0 11-7 44-13 49-5 4-46 4-53 4-34 0-67 0-101 0 57-50 77-66 108-92 41-31 79-64 79-117 0-63-57-105-128-105-66 0-112 48-112 97 0 28 22 30 29 30 13 0 28-8 28-28 0-9-4-29-33-29 18-37 55-50 79-50 55 0 84 42 84 85 0 49-33 86-51 106-44 42-88 85-132 127-4 5-4 7-4 22 74 0 148 0 222 0 6-33 12-66 18-99z">
              <text:p/>
            </draw:path>
          </draw:g>
        </draw:g>
        <draw:g xml:id="id18" draw:id="id18">
          <svg:title>TexMaths</svg:title>
          <svg:desc>22§display§\varphi''_2 = \dfrac{\varphi_{1} - 2 \varphi_2 + \varphi_{3}}{\Delta x^2}§svg§600§FALSE§</svg:desc>
          <draw:g>
            <draw:path draw:style-name="gr4" draw:text-style-name="P10" draw:layer="layout" svg:width="6.775cm" svg:height="1.493cm" svg:x="2.41cm" svg:y="11.282cm" svg:viewBox="0 0 6776 1494" svg:d="M3389 1494c-1129 0-2259 0-3389 0 0-498 0-996 0-1494 2259 0 4518 0 6776 0 0 498 0 996 0 1494-1129 0-2258 0-3387 0z">
              <text:p/>
            </draw:path>
            <draw:path draw:style-name="gr5" draw:text-style-name="P11" draw:layer="layout" svg:width="0.439cm" svg:height="0.509cm" svg:x="2.41cm" svg:y="11.936cm" svg:viewBox="0 0 440 510" svg:d="M92 472c-2 9-4 11-4 16 0 17 15 22 22 22 4 0 22-2 29-20 2-7 6-33 28-143 7 2 11 2 24 2 130 0 249-121 249-241 0-62-31-108-88-108-112 0-158 149-205 301-83-15-127-59-127-114 0-22 17-108 64-161 6-6 4-5 6-8 0-5-2-9-9-9-22 0-81 112-81 187 0 72 51 127 134 147-14 43-28 86-42 129zM198 305c-4 0-7 0-13-2-9 0-9 0-9-2s13-73 15-83c22-99 84-172 152-172 53 0 75 40 75 77 0 88-99 182-220 182z">
              <text:p/>
            </draw:path>
            <draw:path draw:style-name="gr5" draw:text-style-name="P11" draw:layer="layout" svg:width="0.135cm" svg:height="0.278cm" svg:x="2.903cm" svg:y="11.657cm" svg:viewBox="0 0 136 279" svg:d="M130 46c4-9 6-13 6-15 0-18-15-31-33-31-19 0-26 18-28 26-24 78-49 156-73 233-1 3-1 6-2 9 0 7 15 11 20 11 4 0 4 0 9-9 33-74 67-149 101-224z">
              <text:p/>
            </draw:path>
            <draw:path draw:style-name="gr5" draw:text-style-name="P11" draw:layer="layout" svg:width="0.135cm" svg:height="0.278cm" svg:x="3.081cm" svg:y="11.657cm" svg:viewBox="0 0 136 279" svg:d="M130 46c4-9 6-13 6-15 0-18-15-31-33-31-19 0-26 18-28 26-24 78-49 156-73 233-1 3-1 6-2 9 0 7 15 11 20 11 4 0 4 0 9-9 33-74 67-149 101-224z">
              <text:p/>
            </draw:path>
            <draw:path draw:style-name="gr5" draw:text-style-name="P11" draw:layer="layout" svg:width="0.237cm" svg:height="0.357cm" svg:x="2.911cm" svg:y="12.11cm" svg:viewBox="0 0 238 358" svg:d="M238 259c-6 0-12 0-18 0-2 13-7 44-15 51-5 2-44 2-53 2-33 0-66 0-99 0 57-51 75-66 108-90 39-33 77-66 77-117 0-65-58-105-126-105s-112 46-112 97c0 26 22 30 29 30 11 0 28-11 28-28 0-11-4-29-33-29 18-39 53-50 79-50 55 0 82 42 82 85 0 47-33 84-51 104-43 42-86 85-130 127-4 7-4 7-4 22 74 0 148 0 222 0 5-33 10-66 16-99z">
              <text:p/>
            </draw:path>
            <draw:path draw:style-name="gr5" draw:text-style-name="P11" draw:layer="layout" svg:width="0.511cm" svg:height="0.181cm" svg:x="3.529cm" svg:y="11.993cm" svg:viewBox="0 0 512 182" svg:d="M488 33c11 0 24 1 24-15 0-17-13-18-24-18-154 0-309 0-464 0-9 0-24 1-24 18 0 16 15 15 26 15 154 0 308 0 462 0zM488 182c11 0 24 0 24-15s-13-15-24-15c-154 0-308 0-462 0-11 0-26 0-26 15s15 15 24 15c155 0 310 0 464 0z">
              <text:p/>
            </draw:path>
            <draw:path draw:style-name="gr5" draw:text-style-name="P11" draw:layer="layout" svg:width="0.439cm" svg:height="0.507cm" svg:x="4.433cm" svg:y="11.416cm" svg:viewBox="0 0 440 508" svg:d="M92 472c-4 9-4 11-4 16 0 15 15 20 22 20 4 0 22-3 29-20 2-7 6-31 28-141 7 0 11 2 24 2 130 0 249-121 249-244 0-59-31-105-88-105-112 0-158 149-207 299-81-16-125-57-125-114 0-20 17-106 64-159 6-6 6-8 6-11 0-2-2-6-9-6-22 0-81 112-81 184 0 73 51 130 132 150-13 43-26 86-40 129zM198 303c-4 0-7 0-13 0-9 0-11 0-11-2s13-73 15-83c24-99 86-174 154-174 53 0 75 42 75 79 0 88-101 180-220 180z">
              <text:p/>
            </draw:path>
            <draw:path draw:style-name="gr5" draw:text-style-name="P11" draw:layer="layout" svg:width="0.195cm" svg:height="0.359cm" svg:x="4.959cm" svg:y="11.512cm" svg:viewBox="0 0 196 360" svg:d="M121 15c0-13 0-15-15-15-36 35-84 35-106 35 0 7 0 13 0 20 13 0 48 0 77-15 0 91 0 183 0 274 0 18 0 27-53 27-7 0-14 0-22 0 0 6 0 13 0 19 11-2 77-2 97-2 18 0 86 0 97 2 0-6 0-13 0-19-7 0-13 0-20 0-55 0-55-9-55-27 0-99 0-199 0-299z">
              <text:p/>
            </draw:path>
            <draw:path draw:style-name="gr5" draw:text-style-name="P11" draw:layer="layout" svg:width="0.47cm" svg:height="0.03cm" svg:x="5.483cm" svg:y="11.547cm" svg:viewBox="0 0 471 31" svg:d="M444 31c13 0 27 0 27-16 0-15-14-15-27-15-139 0-278 0-418 0-13 0-26 0-26 15 0 16 13 16 26 16 140 0 279 0 418 0z">
              <text:p/>
            </draw:path>
            <draw:path draw:style-name="gr5" draw:text-style-name="P11" draw:layer="layout" svg:width="0.309cm" svg:height="0.513cm" svg:x="6.228cm" svg:y="11.242cm" svg:viewBox="0 0 310 514" svg:d="M62 455c27-27 54-53 81-79 121-108 167-150 167-227 0-87-70-149-165-149-88 0-145 70-145 141 0 41 40 41 42 41 13 0 39-8 39-39 0-20-13-40-39-40-7 0-9 0-11 0 17-50 59-79 105-79 71 0 104 64 104 125 0 62-40 123-82 172-49 55-99 110-149 165-9 8-9 8-9 28 96 0 192 0 288 0 7-45 15-89 22-134-6 0-13 0-20 0-4 22-8 57-17 68-5 7-55 7-73 7-46 0-92 0-138 0z">
              <text:p/>
            </draw:path>
            <draw:path draw:style-name="gr5" draw:text-style-name="P11" draw:layer="layout" svg:width="0.439cm" svg:height="0.507cm" svg:x="6.615cm" svg:y="11.416cm" svg:viewBox="0 0 440 508" svg:d="M92 472c-2 9-2 11-2 16 0 15 13 20 22 20 2 0 20-3 29-20 2-7 6-31 26-141 7 0 13 2 27 2 127 0 246-121 246-244 0-59-31-105-88-105-112 0-158 149-205 299-83-16-127-57-127-114 0-20 17-106 64-159 6-6 6-8 6-11 0-2 0-6-9-6-22 0-81 112-81 184 0 73 51 130 134 150-14 43-28 86-42 129zM200 303c-6 0-9 0-15 0-9 0-9 0-9-2s13-73 15-83c25-99 84-174 152-174 55 0 75 42 75 79 0 88-99 180-218 180z">
              <text:p/>
            </draw:path>
            <draw:path draw:style-name="gr5" draw:text-style-name="P11" draw:layer="layout" svg:width="0.239cm" svg:height="0.359cm" svg:x="7.117cm" svg:y="11.512cm" svg:viewBox="0 0 240 360" svg:d="M240 261c-7 0-13 0-20 0-2 11-7 44-13 49-5 4-46 4-55 4-33 0-66 0-99 0 57-50 77-66 108-92 41-31 79-64 79-117 0-63-57-105-128-105-66 0-112 48-112 97 0 28 22 30 29 30 13 0 28-8 28-28 0-9-4-29-33-29 18-37 55-50 79-50 55 0 84 42 84 85 0 49-35 86-51 104-44 43-88 86-132 129-4 5-4 7-4 22 74 0 148 0 222 0 6-33 12-66 18-99z">
              <text:p/>
            </draw:path>
            <draw:path draw:style-name="gr5" draw:text-style-name="P11" draw:layer="layout" svg:width="0.511cm" svg:height="0.513cm" svg:x="7.645cm" svg:y="11.306cm" svg:viewBox="0 0 512 514" svg:d="M273 272c72 0 143 0 215 0 11 0 24 0 24-15s-13-15-24-15c-72 0-143 0-215 0 0-72 0-144 0-216 0-11 0-26-16-26-15 0-15 15-15 26 0 72 0 144 0 216-73 0-145 0-218 0-11 0-24 0-24 15s13 15 24 15c73 0 145 0 218 0 0 72 0 144 0 216 0 11 0 26 15 26 16 0 16-15 16-26 0-72 0-144 0-216z">
              <text:p/>
            </draw:path>
            <draw:path draw:style-name="gr5" draw:text-style-name="P11" draw:layer="layout" svg:width="0.439cm" svg:height="0.507cm" svg:x="8.412cm" svg:y="11.416cm" svg:viewBox="0 0 440 508" svg:d="M92 472c-2 9-4 11-4 16 0 15 15 20 24 20 2 0 20-3 29-20 2-7 4-31 26-141 7 0 11 2 24 2 130 0 249-121 249-244 0-59-31-105-88-105-112 0-158 149-205 299-83-16-127-57-127-114 0-20 17-106 64-159 6-6 6-8 6-11 0-2-2-6-9-6-22 0-81 112-81 184 0 73 51 130 134 150-14 43-28 86-42 129zM200 303c-6 0-9 0-15 0-9 0-9 0-9-2s13-73 15-83c25-99 84-174 152-174 55 0 75 42 75 79 0 88-99 180-218 180z">
              <text:p/>
            </draw:path>
            <draw:path draw:style-name="gr5" draw:text-style-name="P11" draw:layer="layout" svg:width="0.25cm" svg:height="0.368cm" svg:x="8.907cm" svg:y="11.512cm" svg:viewBox="0 0 251 369" svg:d="M119 178c42 0 72 31 72 88 0 66-37 88-70 88-22 0-68-7-92-40 26 0 33-17 33-28 0-18-14-31-31-31-16 0-31 9-31 31 0 50 57 83 123 83 75 0 128-48 128-103 0-42-35-84-95-97 57-20 77-61 77-94 0-42-49-75-110-75-60 0-105 31-105 73 0 19 11 28 28 28 16 0 27-11 27-26 0-16-11-27-27-29 18-24 55-28 77-28 24 0 57 11 57 57 0 24-6 48-22 66-17 19-33 19-59 22-13 2-15 2-18 2-1 2-4 0-4 6 0 7 4 7 13 7 10 0 19 0 29 0z">
              <text:p/>
            </draw:path>
            <draw:path draw:style-name="gr5" draw:text-style-name="P11" draw:layer="layout" svg:width="4.831cm" svg:height="0.03cm" svg:x="4.394cm" svg:y="12.07cm" svg:viewBox="0 0 4832 31" svg:d="M2415 31c-805 0-1610 0-2415 0 0-10 0-21 0-31 1611 0 3221 0 4832 0 0 10 0 21 0 31-806 0-1611 0-2417 0z">
              <text:p/>
            </draw:path>
            <draw:path draw:style-name="gr5" draw:text-style-name="P11" draw:layer="layout" svg:width="0.571cm" svg:height="0.55cm" svg:x="6.129cm" svg:y="12.255cm" svg:viewBox="0 0 572 551" svg:d="M306 13c-5-11-7-13-20-13s-15 2-20 13c-87 174-174 349-262 523-4 7-3 6-4 9 0 6 7 6 18 6 178 0 357 0 536 0 13 0 18 0 18-6-2-3 0-2-5-9-87-174-174-349-261-523zM262 77c69 138 138 277 206 415-138 0-277 0-415 0 69-138 139-277 209-415z">
              <text:p/>
            </draw:path>
            <draw:path draw:style-name="gr5" draw:text-style-name="P11" draw:layer="layout" svg:width="0.384cm" svg:height="0.348cm" svg:x="6.76cm" svg:y="12.466cm" svg:viewBox="0 0 385 349" svg:d="M235 108c5-20 22-90 77-90 5 0 22 0 38 8-22 5-38 25-38 42 0 13 9 26 31 26 18 0 42-13 42-43 0-40-46-51-73-51-44 0-72 40-81 59-20-52-62-59-84-59-79 0-123 99-123 119 0 6 7 6 9 6 7 0 9 0 11-6 24-84 77-101 103-101 14 0 42 6 42 50 0 24-13 75-42 185-13 46-39 79-74 79-5 0-22 0-38-9 18-4 35-22 35-42 0-22-17-28-28-28-22 0-42 19-42 46 0 35 37 50 73 50 50 0 79-55 81-59 9 29 37 59 84 59 79 0 123-99 123-118 0-9-7-9-9-9-7 0-9 4-11 9-24 83-77 101-103 101-29 0-42-24-42-51 0-17 4-35 13-68 9-35 18-70 26-105z">
              <text:p/>
            </draw:path>
            <draw:path draw:style-name="gr5" draw:text-style-name="P11" draw:layer="layout" svg:width="0.239cm" svg:height="0.359cm" svg:x="7.214cm" svg:y="12.224cm" svg:viewBox="0 0 240 360" svg:d="M240 261c-7 0-13 0-20 0 0 11-7 44-13 49-5 4-46 4-53 4-34 0-67 0-101 0 57-50 77-66 108-92 41-31 79-64 79-117 0-63-57-105-128-105-66 0-112 48-112 97 0 28 22 30 29 30 13 0 28-8 28-28 0-9-4-29-33-29 18-37 55-50 79-50 55 0 84 42 84 85 0 49-33 86-51 106-44 42-88 85-132 127-4 5-4 7-4 22 74 0 148 0 222 0 6-33 12-66 18-99z">
              <text:p/>
            </draw:path>
          </draw:g>
        </draw:g>
        <draw:g xml:id="id19" draw:id="id19">
          <svg:title>TexMaths</svg:title>
          <svg:desc>22§display§\varphi''_3 = \dfrac{\varphi_{2} - 2 \varphi_3 + \varphi_{4}}{\Delta x^2}§svg§600§FALSE§</svg:desc>
          <draw:g>
            <draw:path draw:style-name="gr4" draw:text-style-name="P10" draw:layer="layout" svg:width="6.775cm" svg:height="1.493cm" svg:x="2.41cm" svg:y="13.284cm" svg:viewBox="0 0 6776 1494" svg:d="M3389 1494c-1129 0-2259 0-3389 0 0-498 0-996 0-1494 2259 0 4518 0 6776 0 0 498 0 996 0 1494-1129 0-2258 0-3387 0z">
              <text:p/>
            </draw:path>
            <draw:path draw:style-name="gr5" draw:text-style-name="P11" draw:layer="layout" svg:width="0.439cm" svg:height="0.509cm" svg:x="2.41cm" svg:y="13.938cm" svg:viewBox="0 0 440 510" svg:d="M92 472c-2 9-4 11-4 16 0 17 15 22 22 22 4 0 22-2 29-20 2-7 6-33 28-143 7 2 11 2 24 2 130 0 249-121 249-241 0-62-31-108-88-108-112 0-158 149-205 301-83-15-127-59-127-114 0-22 17-108 64-161 6-6 4-5 6-8 0-5-2-9-9-9-22 0-81 112-81 187 0 72 51 127 134 147-14 43-28 86-42 129zM198 305c-4 0-7 0-13-2-9 0-9 0-9-2s13-73 15-83c22-99 84-172 152-172 53 0 75 40 75 77 0 88-99 182-220 182z">
              <text:p/>
            </draw:path>
            <draw:path draw:style-name="gr5" draw:text-style-name="P11" draw:layer="layout" svg:width="0.135cm" svg:height="0.278cm" svg:x="2.903cm" svg:y="13.659cm" svg:viewBox="0 0 136 279" svg:d="M130 46c4-9 6-13 6-15 0-18-15-31-33-31-19 0-26 18-28 26-24 78-49 156-73 233-1 3-1 6-2 9 0 7 15 11 20 11 4 0 4 0 9-9 33-74 67-149 101-224z">
              <text:p/>
            </draw:path>
            <draw:path draw:style-name="gr5" draw:text-style-name="P11" draw:layer="layout" svg:width="0.135cm" svg:height="0.278cm" svg:x="3.081cm" svg:y="13.659cm" svg:viewBox="0 0 136 279" svg:d="M130 46c4-9 6-13 6-15 0-18-15-31-33-31-19 0-26 18-28 26-24 78-49 156-73 233-1 3-1 6-2 9 0 7 15 11 20 11 4 0 4 0 9-9 33-74 67-149 101-224z">
              <text:p/>
            </draw:path>
            <draw:path draw:style-name="gr5" draw:text-style-name="P11" draw:layer="layout" svg:width="0.248cm" svg:height="0.368cm" svg:x="2.905cm" svg:y="14.112cm" svg:viewBox="0 0 249 369" svg:d="M119 178c42 0 72 29 72 88 0 66-39 86-70 86-22 0-68-7-92-38 26-2 33-20 33-31 0-17-14-28-31-28-16 0-31 9-31 31 0 50 57 83 123 83 75 0 126-50 126-103 0-44-33-86-93-97 55-22 77-61 77-94 0-44-50-75-110-75-59 0-105 29-105 73 0 17 11 28 28 28 16 0 27-13 27-28 0-16-11-27-27-27 18-24 55-31 75-31 24 0 59 11 59 60 0 22-6 46-22 63-17 20-33 22-59 25-13 0-15 0-18 0-2 0-6 2-6 8 0 7 6 7 15 7 10 0 19 0 29 0z">
              <text:p/>
            </draw:path>
            <draw:path draw:style-name="gr5" draw:text-style-name="P11" draw:layer="layout" svg:width="0.511cm" svg:height="0.181cm" svg:x="3.529cm" svg:y="13.995cm" svg:viewBox="0 0 512 182" svg:d="M488 33c11 0 24 1 24-15 0-17-13-18-24-18-154 0-309 0-464 0-9 0-24 1-24 18 0 16 15 15 26 15 154 0 308 0 462 0zM488 182c11 0 24 0 24-15s-13-15-24-15c-154 0-308 0-462 0-11 0-26 0-26 15s15 15 24 15c155 0 310 0 464 0z">
              <text:p/>
            </draw:path>
            <draw:path draw:style-name="gr5" draw:text-style-name="P11" draw:layer="layout" svg:width="0.439cm" svg:height="0.507cm" svg:x="4.433cm" svg:y="13.418cm" svg:viewBox="0 0 440 508" svg:d="M92 472c-4 9-4 11-4 16 0 15 15 20 22 20 4 0 22-3 29-20 2-7 6-31 28-141 7 0 11 2 24 2 130 0 249-121 249-244 0-59-31-105-88-105-112 0-158 149-207 299-81-16-125-57-125-114 0-20 17-106 64-159 6-6 6-8 6-11 0-2-2-6-9-6-22 0-81 112-81 184 0 73 51 130 132 150-13 43-26 86-40 129zM198 303c-4 0-7 0-13 0-9 0-11 0-11-2s13-73 15-83c24-99 86-174 154-174 53 0 75 42 75 79 0 88-101 180-220 180z">
              <text:p/>
            </draw:path>
            <draw:path draw:style-name="gr5" draw:text-style-name="P11" draw:layer="layout" svg:width="0.239cm" svg:height="0.359cm" svg:x="4.933cm" svg:y="13.514cm" svg:viewBox="0 0 240 360" svg:d="M240 261c-6 0-12 0-18 0-2 11-6 44-15 49-5 4-46 4-53 4-33 0-66 0-99 0 57-50 75-66 108-92 39-31 77-64 77-117 0-63-57-105-126-105-68 0-114 48-114 97 0 28 24 30 29 30 13 0 30-8 30-28 0-9-4-29-33-29 18-37 53-50 80-50 55 0 81 42 81 85 0 49-33 86-51 104-43 43-86 86-129 129-7 5-7 7-7 22 75 0 150 0 224 0 5-33 11-66 16-99z">
              <text:p/>
            </draw:path>
            <draw:path draw:style-name="gr5" draw:text-style-name="P11" draw:layer="layout" svg:width="0.47cm" svg:height="0.03cm" svg:x="5.483cm" svg:y="13.549cm" svg:viewBox="0 0 471 31" svg:d="M444 31c13 0 27 0 27-16 0-15-14-15-27-15-139 0-278 0-418 0-13 0-26 0-26 15 0 16 13 16 26 16 140 0 279 0 418 0z">
              <text:p/>
            </draw:path>
            <draw:path draw:style-name="gr5" draw:text-style-name="P11" draw:layer="layout" svg:width="0.309cm" svg:height="0.513cm" svg:x="6.228cm" svg:y="13.244cm" svg:viewBox="0 0 310 514" svg:d="M62 455c27-27 54-53 81-79 121-108 167-150 167-227 0-87-70-149-165-149-88 0-145 70-145 141 0 41 40 41 42 41 13 0 39-8 39-39 0-20-13-40-39-40-7 0-9 0-11 0 17-50 59-79 105-79 71 0 104 64 104 125 0 62-40 123-82 172-49 55-99 110-149 165-9 8-9 8-9 28 96 0 192 0 288 0 7-45 15-89 22-134-6 0-13 0-20 0-4 22-8 57-17 68-5 7-55 7-73 7-46 0-92 0-138 0z">
              <text:p/>
            </draw:path>
            <draw:path draw:style-name="gr5" draw:text-style-name="P11" draw:layer="layout" svg:width="0.439cm" svg:height="0.507cm" svg:x="6.615cm" svg:y="13.418cm" svg:viewBox="0 0 440 508" svg:d="M92 472c-2 9-2 11-2 16 0 15 13 20 22 20 2 0 20-3 29-20 2-7 6-31 26-141 7 0 13 2 27 2 127 0 246-121 246-244 0-59-31-105-88-105-112 0-158 149-205 299-83-16-127-57-127-114 0-20 17-106 64-159 6-6 6-8 6-11 0-2 0-6-9-6-22 0-81 112-81 184 0 73 51 130 134 150-14 43-28 86-42 129zM200 303c-6 0-9 0-15 0-9 0-9 0-9-2s13-73 15-83c25-99 84-174 152-174 55 0 75 42 75 79 0 88-99 180-218 180z">
              <text:p/>
            </draw:path>
            <draw:path draw:style-name="gr5" draw:text-style-name="P11" draw:layer="layout" svg:width="0.248cm" svg:height="0.368cm" svg:x="7.112cm" svg:y="13.514cm" svg:viewBox="0 0 249 369" svg:d="M119 178c42 0 70 31 70 88 0 66-37 88-68 88-22 0-70-7-92-40 24 0 30-17 30-28 0-18-13-31-30-31-14 0-29 9-29 31 0 50 55 83 121 83 75 0 128-48 128-103 0-42-36-84-95-97 57-20 77-61 77-94 0-42-50-75-110-75-61 0-106 31-106 73 0 19 14 28 29 28 18 0 29-11 29-26 0-16-11-27-29-29 20-24 57-28 77-28 24 0 57 11 57 57 0 24-6 48-22 66-17 19-33 19-59 22-13 2-13 2-18 2-1 2-4 0-4 6 0 7 4 7 13 7 10 0 21 0 31 0z">
              <text:p/>
            </draw:path>
            <draw:path draw:style-name="gr5" draw:text-style-name="P11" draw:layer="layout" svg:width="0.511cm" svg:height="0.513cm" svg:x="7.645cm" svg:y="13.308cm" svg:viewBox="0 0 512 514" svg:d="M273 272c72 0 143 0 215 0 11 0 24 0 24-15s-13-15-24-15c-72 0-143 0-215 0 0-72 0-144 0-216 0-11 0-26-16-26-15 0-15 15-15 26 0 72 0 144 0 216-73 0-145 0-218 0-11 0-24 0-24 15s13 15 24 15c73 0 145 0 218 0 0 72 0 144 0 216 0 11 0 26 15 26 16 0 16-15 16-26 0-72 0-144 0-216z">
              <text:p/>
            </draw:path>
            <draw:path draw:style-name="gr5" draw:text-style-name="P11" draw:layer="layout" svg:width="0.439cm" svg:height="0.507cm" svg:x="8.412cm" svg:y="13.418cm" svg:viewBox="0 0 440 508" svg:d="M92 472c-2 9-4 11-4 16 0 15 15 20 24 20 2 0 20-3 29-20 2-7 4-31 26-141 7 0 11 2 24 2 130 0 249-121 249-244 0-59-31-105-88-105-112 0-158 149-205 299-83-16-127-57-127-114 0-20 17-106 64-159 6-6 6-8 6-11 0-2-2-6-9-6-22 0-81 112-81 184 0 73 51 130 134 150-14 43-28 86-42 129zM200 303c-6 0-9 0-15 0-9 0-9 0-9-2s13-73 15-83c25-99 84-174 152-174 55 0 75 42 75 79 0 88-99 180-218 180z">
              <text:p/>
            </draw:path>
            <draw:path draw:style-name="gr5" draw:text-style-name="P11" draw:layer="layout" svg:width="0.263cm" svg:height="0.364cm" svg:x="8.9cm" svg:y="13.51cm" svg:viewBox="0 0 264 365" svg:d="M264 275c0-7 0-14 0-20-20 0-40 0-59 0 0-80 0-160 0-240 0-11 0-15-11-15-7 0-9 0-16 7-59 82-119 165-178 248 0 6 0 13 0 20 53 0 106 0 158 0 0 14 0 29 0 44 0 19 0 26-44 26-4 0-8 0-13 0 0 7 0 13 0 20 27-2 62-2 79-2 20 0 55 0 84 2 0-7 0-13 0-20-5 0-10 0-15 0-44 0-44-7-44-26 0-15 0-30 0-44 19 0 39 0 59 0zM163 59c0 65 0 131 0 196-48 0-96 0-143 0 47-65 95-131 143-196z">
              <text:p/>
            </draw:path>
            <draw:path draw:style-name="gr5" draw:text-style-name="P11" draw:layer="layout" svg:width="4.831cm" svg:height="0.03cm" svg:x="4.394cm" svg:y="14.072cm" svg:viewBox="0 0 4832 31" svg:d="M2415 31c-805 0-1610 0-2415 0 0-10 0-21 0-31 1611 0 3221 0 4832 0 0 10 0 21 0 31-806 0-1611 0-2417 0z">
              <text:p/>
            </draw:path>
            <draw:path draw:style-name="gr5" draw:text-style-name="P11" draw:layer="layout" svg:width="0.571cm" svg:height="0.55cm" svg:x="6.129cm" svg:y="14.257cm" svg:viewBox="0 0 572 551" svg:d="M306 13c-5-11-7-13-20-13s-15 2-20 13c-87 174-174 349-262 523-4 7-3 6-4 9 0 6 7 6 18 6 178 0 357 0 536 0 13 0 18 0 18-6-2-3 0-2-5-9-87-174-174-349-261-523zM262 77c69 138 138 277 206 415-138 0-277 0-415 0 69-138 139-277 209-415z">
              <text:p/>
            </draw:path>
            <draw:path draw:style-name="gr5" draw:text-style-name="P11" draw:layer="layout" svg:width="0.384cm" svg:height="0.348cm" svg:x="6.76cm" svg:y="14.468cm" svg:viewBox="0 0 385 349" svg:d="M235 108c5-20 22-90 77-90 5 0 22 0 38 8-22 5-38 25-38 42 0 13 9 26 31 26 18 0 42-13 42-43 0-40-46-51-73-51-44 0-72 40-81 59-20-52-62-59-84-59-79 0-123 99-123 119 0 6 7 6 9 6 7 0 9 0 11-6 24-84 77-101 103-101 14 0 42 6 42 50 0 24-13 75-42 185-13 46-39 79-74 79-5 0-22 0-38-9 18-4 35-22 35-42 0-22-17-28-28-28-22 0-42 19-42 46 0 35 37 50 73 50 50 0 79-55 81-59 9 29 37 59 84 59 79 0 123-99 123-118 0-9-7-9-9-9-7 0-9 4-11 9-24 83-77 101-103 101-29 0-42-24-42-51 0-17 4-35 13-68 9-35 18-70 26-105z">
              <text:p/>
            </draw:path>
            <draw:path draw:style-name="gr5" draw:text-style-name="P11" draw:layer="layout" svg:width="0.239cm" svg:height="0.359cm" svg:x="7.214cm" svg:y="14.226cm" svg:viewBox="0 0 240 360" svg:d="M240 261c-7 0-13 0-20 0 0 11-7 44-13 49-5 4-46 4-53 4-34 0-67 0-101 0 57-50 77-66 108-92 41-31 79-64 79-117 0-63-57-105-128-105-66 0-112 48-112 97 0 28 22 30 29 30 13 0 28-8 28-28 0-9-4-29-33-29 18-37 55-50 79-50 55 0 84 42 84 85 0 49-33 86-51 106-44 42-88 85-132 127-4 5-4 7-4 22 74 0 148 0 222 0 6-33 12-66 18-99z">
              <text:p/>
            </draw:path>
          </draw:g>
        </draw:g>
        <draw:frame draw:style-name="gr17" draw:text-style-name="P20" draw:layer="layout" svg:width="7.554cm" svg:height="0.962cm" svg:x="15.941cm" svg:y="8.066cm">
          <draw:text-box>
            <text:p xml:id="id20" text:id="id20"><text:span text:style-name="T5">I</text:span><text:span text:style-name="T5">t</text:span><text:span text:style-name="T5"> </text:span><text:span text:style-name="T5">t</text:span><text:span text:style-name="T5">a</text:span><text:span text:style-name="T5">k</text:span><text:span text:style-name="T5">e</text:span><text:span text:style-name="T5">s</text:span><text:span text:style-name="T5"> </text:span><text:span text:style-name="T5">a</text:span><text:span text:style-name="T5"> </text:span><text:span text:style-name="T5">m</text:span><text:span text:style-name="T5">a</text:span><text:span text:style-name="T5">t</text:span><text:span text:style-name="T5">r</text:span><text:span text:style-name="T5">i</text:span><text:span text:style-name="T5">x</text:span><text:span text:style-name="T5"> </text:span><text:span text:style-name="T5">f</text:span><text:span text:style-name="T5">o</text:span><text:span text:style-name="T5">r</text:span><text:span text:style-name="T5">m</text:span><text:span text:style-name="T5">:</text:span></text:p>
          </draw:text-box>
        </draw:frame>
        <draw:g xml:id="id21" draw:id="id21">
          <svg:title>TexMaths</svg:title>
          <svg:desc>22§display§\dfrac{\partial^2}{\partial x^2}
\begin{pmatrix}
\varphi_1 \\ \varphi_2 \\ \vdots \\ \varphi_N
\end{pmatrix}
=
\dfrac{1}{\Delta x^2}
\begin{pmatrix}
-2 &amp; 1 &amp; 0 &amp; 0 \\
1 &amp; -2 &amp; 1 &amp; 0 \\
0 &amp; \ddots &amp; \ddots &amp; \ddots \\
0 &amp; 0 &amp; 1 &amp; -2
\end{pmatrix}
\begin{pmatrix}
\varphi_1 \\ \varphi_2 \\ \vdots \\ \varphi_N
\end{pmatrix}
+
\dfrac{1}{\Delta x^2}
\begin{pmatrix}
\varphi_0 \\ 0 \\ \vdots \\ \varphi_{N+1}
\end{pmatrix}§svg§600§FALSE§</svg:desc>
          <draw:g>
            <draw:path draw:style-name="gr4" draw:text-style-name="P10" draw:layer="layout" svg:width="16.514cm" svg:height="3.014cm" svg:x="11.091cm" svg:y="9.958cm" svg:viewBox="0 0 16515 3015" svg:d="M8258 3015c-2753 0-5505 0-8258 0 0-1005 0-2010 0-3015 5505 0 11010 0 16515 0 0 1005 0 2010 0 3015-2753 0-5505 0-8257 0z">
              <text:p/>
            </draw:path>
            <draw:path draw:style-name="gr5" draw:text-style-name="P11" draw:layer="layout" svg:width="0.299cm" svg:height="0.419cm" svg:x="11.248cm" svg:y="10.815cm" svg:viewBox="0 0 300 420" svg:d="M240 215c-5-35-29-68-73-68-34 0-71 10-117 54-47 47-50 100-50 118 0 36 24 101 104 101 136 0 196-192 196-273 0-90-54-147-123-147-83 0-109 75-109 91 0 8 3 19 21 19s31-18 31-31c0-19-18-19-28-19 26-42 67-45 83-45 42 0 81 29 81 102 0 22-3 51-14 98-1 0-2 0-2 0zM105 405c-61 0-61-60-61-65 0-16 14-95 37-129 23-33 50-51 86-51 62 0 63 64 63 75 0 40-36 170-125 170z">
              <text:p/>
            </draw:path>
            <draw:path draw:style-name="gr5" draw:text-style-name="P11" draw:layer="layout" svg:width="0.176cm" svg:height="0.263cm" svg:x="11.584cm" svg:y="10.752cm" svg:viewBox="0 0 177 264" svg:d="M177 191c-5 0-9 0-13 0-2 10-7 33-12 37-3 2-34 2-39 2-24 0-48 0-72 0 40-37 55-49 79-66 29-25 57-49 57-86 0-49-42-78-94-78-49 0-83 34-83 71 0 20 18 23 21 23 10 0 21-8 21-21 0-8-1-21-23-21 12-29 39-37 59-37 39 0 60 30 60 63 0 34-25 61-38 76-31 32-63 64-95 95-5 4-5 4-5 15 55 0 110 0 165 0 4-24 8-49 12-73z">
              <text:p/>
            </draw:path>
            <draw:path draw:style-name="gr5" draw:text-style-name="P11" draw:layer="layout" svg:width="0.915cm" svg:height="0.023cm" svg:x="11.062cm" svg:y="11.453cm" svg:viewBox="0 0 916 24" svg:d="M459 24c-153 0-306 0-459 0 0-8 0-16 0-24 305 0 611 0 916 0 0 8 0 16 0 24-153 0-305 0-457 0z">
              <text:p/>
            </draw:path>
            <draw:path draw:style-name="gr5" draw:text-style-name="P11" draw:layer="layout" svg:width="0.299cm" svg:height="0.419cm" svg:x="11.085cm" svg:y="11.591cm" svg:viewBox="0 0 300 420" svg:d="M242 214c-7-36-30-67-73-67-36 0-73 9-117 54-47 47-52 100-52 118 0 34 26 101 105 101 137 0 195-192 195-273 0-90-54-147-123-147-83 0-109 73-109 89 0 8 5 21 21 21 20 0 31-18 31-31 0-19-16-19-26-19 24-42 65-45 83-45 40 0 81 29 81 102 0 22-4 51-16 97zM107 403c-63 0-63-58-63-63 0-16 14-95 39-129 22-33 50-51 86-51 61 0 63 64 63 75 0 40-38 168-125 168z">
              <text:p/>
            </draw:path>
            <draw:path draw:style-name="gr5" draw:text-style-name="P11" draw:layer="layout" svg:width="0.283cm" svg:height="0.257cm" svg:x="11.414cm" svg:y="11.747cm" svg:viewBox="0 0 284 258" svg:d="M173 79c4-14 17-66 56-66 3 0 17 0 29 6-16 4-28 18-28 31 0 10 7 21 23 21 11 0 31-11 31-34 0-29-34-37-54-37-34 0-53 31-60 44-14-38-45-44-61-44-60 0-93 73-93 87 0 7 7 7 8 7 4 0 5-2 7-7 19-59 57-74 76-74 11 0 31 5 31 37 0 18-10 57-31 136-8 36-29 59-54 59-3 0-16 0-29-7 15-3 28-14 28-31 0-16-13-19-21-19-18 0-31 15-31 32 0 26 28 38 53 38 38 0 57-39 59-43 8 22 27 43 61 43 60 0 93-73 93-88 0-5-7-5-8-5-5 0-5 2-7 5-19 62-58 75-76 75-23 0-31-18-31-38 0-11 3-24 10-50 6-26 13-52 19-78z">
              <text:p/>
            </draw:path>
            <draw:path draw:style-name="gr5" draw:text-style-name="P11" draw:layer="layout" svg:width="0.174cm" svg:height="0.263cm" svg:x="11.748cm" svg:y="11.57cm" svg:viewBox="0 0 175 264" svg:d="M175 191c-4 0-9 0-13 0-2 8-5 33-10 36-3 3-34 3-40 3-24 0-49 0-73 0 42-37 55-49 79-66 29-25 57-49 57-88 0-47-42-76-92-76-51 0-83 34-83 71 0 20 16 21 21 21 10 0 21-6 21-21 0-6-3-21-24-21 13-27 40-37 58-37 41 0 62 32 62 63 0 36-26 63-39 78-32 31-64 63-96 94-3 3-3 5-3 16 55 0 109 0 164 0 3-24 7-49 11-73z">
              <text:p/>
            </draw:path>
            <draw:path draw:style-name="gr5" draw:text-style-name="P11" draw:layer="layout" svg:width="0.312cm" svg:height="1.029cm" svg:x="12.307cm" svg:y="9.929cm" svg:viewBox="0 0 313 1030" svg:d="M47 1030c13 0 16 0 16-8 2-398 47-730 247-1009 3-5 2-4 3-7 0-6-4-6-13-6s-10 0-11 2c-2 1-75 84-132 199-76 151-123 322-144 530-2 17-13 136-13 270 0 8 0 15 0 23 0 6 3 6 16 6 10 0 21 0 31 0z">
              <text:p/>
            </draw:path>
            <draw:path draw:style-name="gr5" draw:text-style-name="P11" draw:layer="layout" svg:width="0.062cm" svg:height="0.352cm" svg:x="12.307cm" svg:y="10.948cm" svg:viewBox="0 0 63 353" svg:d="M63 15c0-15-1-15-16-15-10 0-21 0-31 0-16 0-16 0-16 15 0 107 0 215 0 322 0 15 0 16 16 16 10 0 21 0 31 0 15 0 16-1 16-16 0-107 0-215 0-322z">
              <text:p/>
            </draw:path>
            <draw:path draw:style-name="gr5" draw:text-style-name="P11" draw:layer="layout" svg:width="0.062cm" svg:height="0.351cm" svg:x="12.307cm" svg:y="11.29cm" svg:viewBox="0 0 63 352" svg:d="M63 15c0-15-1-15-16-15-10 0-21 0-31 0-16 0-16 0-16 15 0 107 0 215 0 322 0 15 0 15 16 15 10 0 21 0 31 0 15 0 16 0 16-15 0-107 0-215 0-322z">
              <text:p/>
            </draw:path>
            <draw:path draw:style-name="gr5" draw:text-style-name="P11" draw:layer="layout" svg:width="0.062cm" svg:height="0.352cm" svg:x="12.307cm" svg:y="11.63cm" svg:viewBox="0 0 63 353" svg:d="M63 16c0-14-1-16-16-16-10 0-21 0-31 0-16 0-16 2-16 16 0 108 0 215 0 323 0 14 0 14 16 14 10 0 21 0 31 0 15 0 16 0 16-14 0-108 0-215 0-323z">
              <text:p/>
            </draw:path>
            <draw:path draw:style-name="gr5" draw:text-style-name="P11" draw:layer="layout" svg:width="0.312cm" svg:height="1.029cm" svg:x="12.307cm" svg:y="11.972cm" svg:viewBox="0 0 313 1030" svg:d="M16 0c-13 0-16 0-16 6 0 8 0 16 0 23 0 347 62 551 79 609 39 127 103 260 198 376 8 11 10 13 13 15 3 0 1 1 10 1s13 0 13-6c-1-2 0-2-3-7-190-264-247-580-247-1009 0-8-3-8-16-8-10 0-21 0-31 0z">
              <text:p/>
            </draw:path>
            <draw:path draw:style-name="gr5" draw:text-style-name="P11" draw:layer="layout" svg:width="0.323cm" svg:height="0.375cm" svg:x="12.756cm" svg:y="10.136cm" svg:viewBox="0 0 324 376" svg:d="M68 348c-2 8-2 8-2 12 0 13 10 16 17 16 1 0 14-2 21-15 1-5 5-22 19-103 5 0 10 0 20 0 94 0 181-90 181-179 0-45-23-79-65-79-82 0-116 110-150 222-62-11-94-44-94-84 0-16 13-80 47-119 4-4 3-4 4-6 0-3 0-7-6-7-16 0-60 83-60 138 0 54 37 94 99 109-10 32-21 63-31 95zM147 225c-4 0-6 0-11 0-6 0-6-1-6-3 3-21 9-52 11-62 18-73 62-126 112-126 40 0 55 31 55 57 0 65-73 134-161 134z">
              <text:p/>
            </draw:path>
            <draw:path draw:style-name="gr5" draw:text-style-name="P11" draw:layer="layout" svg:width="0.145cm" svg:height="0.263cm" svg:x="13.143cm" svg:y="10.209cm" svg:viewBox="0 0 146 264" svg:d="M91 11c0-11-2-11-13-11-25 24-62 26-78 26 0 4 0 9 0 13 10 0 36 0 58-10 0 68 0 135 0 203 0 13 0 17-40 17-5 0-10 0-15 0 0 5 0 10 0 15 7 0 57-2 72-2 11 0 61 2 71 2 0-5 0-10 0-15-6 0-11 0-16 0-39 0-39-4-39-17 0-74 0-147 0-221z">
              <text:p/>
            </draw:path>
            <draw:path draw:style-name="gr5" draw:text-style-name="P11" draw:layer="layout" svg:width="0.323cm" svg:height="0.375cm" svg:x="12.756cm" svg:y="10.82cm" svg:viewBox="0 0 324 376" svg:d="M68 348c-2 7-2 8-2 12 0 13 10 16 17 16 1 0 14-2 21-15 1-5 5-24 19-105 5 2 10 2 20 2 94 0 181-90 181-180 0-44-23-78-65-78-82 0-116 110-150 220-62-11-94-42-94-84 0-14 13-78 47-117 4-4 4-6 4-8 0-1 0-5-6-5-16 0-60 83-60 137 0 53 37 95 99 110-10 32-21 63-31 95zM147 225c-4 0-6 0-11-1-6 0-6 0-6-2s9-54 11-62c18-73 62-128 112-128 40 0 55 31 55 59 0 65-73 134-161 134z">
              <text:p/>
            </draw:path>
            <draw:path draw:style-name="gr5" draw:text-style-name="P11" draw:layer="layout" svg:width="0.176cm" svg:height="0.265cm" svg:x="13.125cm" svg:y="10.891cm" svg:viewBox="0 0 177 266" svg:d="M177 193c-5 0-10 0-15 0 0 8-5 32-10 35-3 4-34 4-39 4-24 0-49 0-74 0 42-38 57-49 79-67 31-24 59-48 59-87 0-47-42-78-94-78-49 0-83 36-83 73 0 19 16 21 21 21 10 0 21-7 21-21 0-7-3-21-24-21 13-28 40-37 58-37 41 0 62 32 62 63 0 35-25 63-38 78-32 31-64 62-97 93-3 4-3 5-3 17 55 0 109 0 164 0 4-25 8-49 13-73z">
              <text:p/>
            </draw:path>
            <draw:path draw:style-name="gr5" draw:text-style-name="P11" draw:layer="layout" svg:width="0.059cm" svg:height="0.059cm" svg:x="13.012cm" svg:y="11.617cm" svg:viewBox="0 0 60 60" svg:d="M60 31c0-16-14-31-31-31s-29 15-29 31 12 29 29 29 31-13 31-29z">
              <text:p/>
            </draw:path>
            <draw:path draw:style-name="gr5" draw:text-style-name="P11" draw:layer="layout" svg:width="0.059cm" svg:height="0.059cm" svg:x="13.012cm" svg:y="11.846cm" svg:viewBox="0 0 60 60" svg:d="M60 29c0-16-14-29-31-29s-29 12-29 29 12 31 29 31 31-13 31-31z">
              <text:p/>
            </draw:path>
            <draw:path draw:style-name="gr5" draw:text-style-name="P11" draw:layer="layout" svg:width="0.059cm" svg:height="0.061cm" svg:x="13.012cm" svg:y="12.072cm" svg:viewBox="0 0 60 62" svg:d="M60 31c0-16-14-31-31-31s-29 15-29 31 12 31 29 31 31-15 31-31z">
              <text:p/>
            </draw:path>
            <draw:path draw:style-name="gr5" draw:text-style-name="P11" draw:layer="layout" svg:width="0.323cm" svg:height="0.375cm" svg:x="12.668cm" svg:y="12.565cm" svg:viewBox="0 0 324 376" svg:d="M68 348c-3 7-3 8-3 12 0 13 11 16 16 16 3 0 16-2 21-15 2-5 5-24 21-105 5 2 8 2 18 2 94 0 183-90 183-180 0-44-23-78-65-78-82 0-116 110-152 222-62-11-92-44-92-84 0-16 13-80 47-119 4-4 4-6 4-8 0-1-1-5-6-5-16 0-60 83-60 137 0 53 37 95 97 110-9 32-19 63-29 95zM146 225c-3 0-5 0-10-1-6 0-8 0-8-2s10-54 11-62c18-73 64-128 114-128 39 0 55 31 55 59 0 65-75 134-162 134z">
              <text:p/>
            </draw:path>
            <draw:path draw:style-name="gr5" draw:text-style-name="P11" draw:layer="layout" svg:width="0.354cm" svg:height="0.271cm" svg:x="13.039cm" svg:y="12.63cm" svg:viewBox="0 0 355 272" svg:d="M305 44c5-16 11-29 42-29 1 0 8-2 8-10 0-2-2-5-7-5-12 0-27 2-40 2-10 0-32-2-42-2-2 0-8 0-8 8 0 5 5 7 8 7 19 0 26 6 26 16 0 3 0 5-2 10-14 57-29 115-44 173-33-69-67-138-100-208-3-6-5-6-15-6-18 0-35 0-53 0-8 0-13 0-13 8 0 7 5 7 13 7s16 0 26 1c-18 71-36 143-54 214-5 15-11 26-42 28-3 0-8 0-8 8 0 5 3 6 6 6 13 0 28-1 41-1 10 0 32 1 42 1 5 0 8-1 8-8 0-6-5-6-8-6-26 0-26-12-26-17 0-1 0-4 2-9 17-68 34-136 52-204 38 79 76 158 115 238 3 6 5 6 10 6 6 0 6-1 8-8 18-73 36-147 55-220z">
              <text:p/>
            </draw:path>
            <draw:path draw:style-name="gr5" draw:text-style-name="P11" draw:layer="layout" svg:width="0.312cm" svg:height="1.029cm" svg:x="13.462cm" svg:y="9.929cm" svg:viewBox="0 0 313 1030" svg:d="M313 1001c0-346-62-551-80-609-39-126-102-259-196-376-9-11-11-13-13-14-1 0-3-2-11-2s-13 0-13 6c2 4 0 2 6 12 200 277 244 619 244 1004 0 8 4 8 16 8 11 0 21 0 32 0 12 0 15 0 15-6 0-8 0-15 0-23z">
              <text:p/>
            </draw:path>
            <draw:path draw:style-name="gr5" draw:text-style-name="P11" draw:layer="layout" svg:width="0.062cm" svg:height="0.352cm" svg:x="13.712cm" svg:y="10.948cm" svg:viewBox="0 0 63 353" svg:d="M63 15c0-15 0-15-14-15-11 0-22 0-33 0-14 0-16 0-16 15 0 107 0 215 0 322 0 15 2 16 16 16 11 0 22 0 33 0 14 0 14-1 14-16 0-107 0-215 0-322z">
              <text:p/>
            </draw:path>
            <draw:path draw:style-name="gr5" draw:text-style-name="P11" draw:layer="layout" svg:width="0.062cm" svg:height="0.351cm" svg:x="13.712cm" svg:y="11.29cm" svg:viewBox="0 0 63 352" svg:d="M63 15c0-15 0-15-14-15-11 0-22 0-33 0-14 0-16 0-16 15 0 107 0 215 0 322 0 15 2 15 16 15 11 0 22 0 33 0 14 0 14 0 14-15 0-107 0-215 0-322z">
              <text:p/>
            </draw:path>
            <draw:path draw:style-name="gr5" draw:text-style-name="P11" draw:layer="layout" svg:width="0.062cm" svg:height="0.352cm" svg:x="13.712cm" svg:y="11.63cm" svg:viewBox="0 0 63 353" svg:d="M63 16c0-14 0-16-14-16-11 0-22 0-33 0-14 0-16 2-16 16 0 108 0 215 0 323 0 14 2 14 16 14 11 0 22 0 33 0 14 0 14 0 14-14 0-108 0-215 0-323z">
              <text:p/>
            </draw:path>
            <draw:path draw:style-name="gr5" draw:text-style-name="P11" draw:layer="layout" svg:width="0.312cm" svg:height="1.029cm" svg:x="13.462cm" svg:y="11.972cm" svg:viewBox="0 0 313 1030" svg:d="M313 6c0-6-3-6-15-6-11 0-21 0-32 0-12 0-16 0-16 8 0 58 0 195-15 335-31 295-107 499-232 674-3 5-2 5-3 7 0 6 5 6 13 6s10 0 11-1c2-2 75-85 132-200 76-150 123-322 144-529 1-18 13-136 13-271 0-7 0-15 0-23z">
              <text:p/>
            </draw:path>
            <draw:path draw:style-name="gr5" draw:text-style-name="P11" draw:layer="layout" svg:width="0.378cm" svg:height="0.133cm" svg:x="14.132cm" svg:y="11.398cm" svg:viewBox="0 0 379 134" svg:d="M360 23c8 0 19 0 19-12 0-11-11-11-19-11-114 0-227 0-341 0-8 0-19 0-19 11 0 12 11 12 19 12 114 0 227 0 341 0zM360 134c8 0 19 0 19-11s-11-11-19-11c-114 0-227 0-341 0-8 0-19 0-19 11s11 11 19 11c114 0 227 0 341 0z">
              <text:p/>
            </draw:path>
            <draw:path draw:style-name="gr5" draw:text-style-name="P11" draw:layer="layout" svg:width="0.187cm" svg:height="0.378cm" svg:x="15.206cm" svg:y="10.844cm" svg:viewBox="0 0 188 379" svg:d="M117 15c0-15 0-15-13-15-36 36-86 36-104 36 0 6 0 12 0 17 11 0 45 0 75-14 0 98 0 196 0 295 0 21-2 27-54 27-6 0-12 0-18 0 0 6 0 12 0 18 20-2 70-2 93-2 22 0 73 0 92 2 0-6 0-12 0-18-6 0-12 0-18 0-52 0-53-6-53-27 0-107 0-213 0-319z">
              <text:p/>
            </draw:path>
            <draw:path draw:style-name="gr5" draw:text-style-name="P11" draw:layer="layout" svg:width="1.054cm" svg:height="0.023cm" svg:x="14.77cm" svg:y="11.453cm" svg:viewBox="0 0 1055 24" svg:d="M527 24c-176 0-351 0-527 0 0-8 0-16 0-24 352 0 703 0 1055 0 0 8 0 16 0 24-176 0-352 0-528 0z">
              <text:p/>
            </draw:path>
            <draw:path draw:style-name="gr5" draw:text-style-name="P11" draw:layer="layout" svg:width="0.42cm" svg:height="0.406cm" svg:x="14.796cm" svg:y="11.591cm" svg:viewBox="0 0 421 407" svg:d="M225 10c-3-7-5-10-14-10-10 0-12 3-15 10-64 128-128 257-193 385-3 5-3 7-3 8 0 4 3 4 13 4 132 0 264 0 395 0 10 0 13 0 13-4 0-1 0-3-3-8-64-128-128-257-193-385zM193 57c51 102 101 205 152 308-102 0-204 0-306 0 51-103 103-206 154-308z">
              <text:p/>
            </draw:path>
            <draw:path draw:style-name="gr5" draw:text-style-name="P11" draw:layer="layout" svg:width="0.283cm" svg:height="0.257cm" svg:x="15.262cm" svg:y="11.747cm" svg:viewBox="0 0 284 258" svg:d="M173 79c4-14 17-66 57-66 3 0 16 0 28 6-15 4-28 18-28 31 0 10 7 21 23 21 13 0 31-11 31-34 0-29-34-37-54-37-32 0-53 31-60 44-14-38-45-44-61-44-59 0-91 73-91 87 0 7 5 7 6 7 5 0 7-2 7-7 19-59 58-74 78-74 9 0 30 5 30 37 0 18-9 57-30 136-10 36-30 59-56 59-3 0-16 0-27-7 13-3 26-14 26-31 0-16-13-19-21-19-16 0-31 15-31 32 0 26 28 38 53 38 38 0 59-39 60-43 7 22 28 43 62 43 58 0 91-73 91-88 0-5-5-5-7-5-5 0-6 2-8 5-18 62-57 75-76 75-21 0-31-18-31-38 0-11 3-24 10-50 6-26 13-52 19-78z">
              <text:p/>
            </draw:path>
            <draw:path draw:style-name="gr5" draw:text-style-name="P11" draw:layer="layout" svg:width="0.176cm" svg:height="0.263cm" svg:x="15.595cm" svg:y="11.57cm" svg:viewBox="0 0 177 264" svg:d="M177 191c-5 0-10 0-15 0 0 8-5 33-10 36-3 3-34 3-39 3-24 0-49 0-74 0 42-37 57-49 81-66 29-25 57-49 57-88 0-47-42-76-94-76-49 0-83 34-83 71 0 20 18 21 21 21 10 0 21-6 21-21 0-6-3-21-23-21 12-27 39-37 57-37 41 0 62 32 62 63 0 36-25 63-38 78-32 31-64 63-97 94-3 3-3 5-3 16 55 0 109 0 164 0 4-24 8-49 13-73z">
              <text:p/>
            </draw:path>
            <draw:path draw:style-name="gr5" draw:text-style-name="P11" draw:layer="layout" svg:width="0.313cm" svg:height="1.029cm" svg:x="16.155cm" svg:y="9.929cm" svg:viewBox="0 0 314 1030" svg:d="M47 1030c13 0 16 0 16-8 2-398 47-730 247-1009 4-5 3-4 4-7 0-6-4-6-13-6-8 0-11 0-11 2-3 1-74 84-133 199-74 151-121 322-142 530-2 17-15 136-15 270 0 8 0 15 0 23 0 6 5 6 16 6 10 0 21 0 31 0z">
              <text:p/>
            </draw:path>
            <draw:path draw:style-name="gr5" draw:text-style-name="P11" draw:layer="layout" svg:width="0.062cm" svg:height="0.352cm" svg:x="16.155cm" svg:y="10.948cm" svg:viewBox="0 0 63 353" svg:d="M63 15c0-15 0-15-16-15-10 0-21 0-31 0-16 0-16 0-16 15 0 107 0 215 0 322 0 15 0 16 16 16 10 0 21 0 31 0 16 0 16-1 16-16 0-107 0-215 0-322z">
              <text:p/>
            </draw:path>
            <draw:path draw:style-name="gr5" draw:text-style-name="P11" draw:layer="layout" svg:width="0.062cm" svg:height="0.351cm" svg:x="16.155cm" svg:y="11.29cm" svg:viewBox="0 0 63 352" svg:d="M63 15c0-15 0-15-16-15-10 0-21 0-31 0-16 0-16 0-16 15 0 107 0 215 0 322 0 15 0 15 16 15 10 0 21 0 31 0 16 0 16 0 16-15 0-107 0-215 0-322z">
              <text:p/>
            </draw:path>
            <draw:path draw:style-name="gr5" draw:text-style-name="P11" draw:layer="layout" svg:width="0.062cm" svg:height="0.352cm" svg:x="16.155cm" svg:y="11.63cm" svg:viewBox="0 0 63 353" svg:d="M63 16c0-14 0-16-16-16-10 0-21 0-31 0-16 0-16 2-16 16 0 108 0 215 0 323 0 14 0 14 16 14 10 0 21 0 31 0 16 0 16 0 16-14 0-108 0-215 0-323z">
              <text:p/>
            </draw:path>
            <draw:path draw:style-name="gr5" draw:text-style-name="P11" draw:layer="layout" svg:width="0.313cm" svg:height="1.029cm" svg:x="16.155cm" svg:y="11.972cm" svg:viewBox="0 0 314 1030" svg:d="M16 0c-11 0-16 0-16 6 0 8 0 16 0 23 0 347 62 551 79 609 39 127 103 260 198 376 8 11 12 13 13 15 2 0 3 1 11 1 9 0 13 0 13-6-1-2 0-2-3-7-189-264-248-580-248-1009 0-8-3-8-16-8-10 0-21 0-31 0z">
              <text:p/>
            </draw:path>
            <draw:path draw:style-name="gr5" draw:text-style-name="P11" draw:layer="layout" svg:width="0.346cm" svg:height="0.022cm" svg:x="16.536cm" svg:y="10.235cm" svg:viewBox="0 0 347 23" svg:d="M327 23c10 0 20 0 20-12 0-11-10-11-20-11-102 0-205 0-308 0-9 0-19 0-19 11 0 12 10 12 19 12 103 0 206 0 308 0z">
              <text:p/>
            </draw:path>
            <draw:path draw:style-name="gr5" draw:text-style-name="P11" draw:layer="layout" svg:width="0.226cm" svg:height="0.378cm" svg:x="16.959cm" svg:y="10.008cm" svg:viewBox="0 0 227 379" svg:d="M44 335c20-19 41-39 61-58 88-78 122-109 122-165 0-65-50-112-120-112-65 0-107 53-107 104 0 32 29 32 31 32 10 0 29-6 29-31 0-14-10-29-29-29-5 0-7 0-8 0 13-37 43-58 76-58 52 0 78 47 78 94 0 45-30 91-60 125-37 40-74 81-111 121-6 7-6 8-6 21 71 0 142 0 212 0 5-33 10-66 15-99-4 0-9 0-13 0-3 18-8 42-13 52-3 3-42 3-54 3-34 0-69 0-103 0z">
              <text:p/>
            </draw:path>
            <draw:path draw:style-name="gr5" draw:text-style-name="P11" draw:layer="layout" svg:width="0.187cm" svg:height="0.378cm" svg:x="18.058cm" svg:y="10.008cm" svg:viewBox="0 0 188 379" svg:d="M117 16c0-14 0-16-13-16-36 37-86 37-104 37 0 6 0 12 0 18 11 0 45 0 75-14 0 98 0 196 0 294 0 20-2 28-54 28-6 0-12 0-18 0 0 5 0 11 0 16 20-2 70-2 93-2 22 0 71 0 92 2 0-5 0-11 0-16-6 0-12 0-18 0-52 0-53-7-53-28 0-106 0-212 0-319z">
              <text:p/>
            </draw:path>
            <draw:path draw:style-name="gr5" draw:text-style-name="P11" draw:layer="layout" svg:width="0.239cm" svg:height="0.391cm" svg:x="19.294cm" svg:y="10.008cm" svg:viewBox="0 0 240 392" svg:d="M240 198c0-46-3-91-23-133-26-55-73-65-97-65-34 0-75 16-99 68-18 41-21 84-21 130 0 42 3 94 26 137 24 46 66 57 94 57 31 0 74-11 99-66 18-39 21-83 21-128zM120 379c-23 0-55-13-67-68-6-34-6-86-6-120 0-37 0-74 5-105 11-68 53-73 68-73 19 0 57 11 66 66 7 33 7 77 7 112 0 42 0 81-7 118-8 54-40 70-66 70z">
              <text:p/>
            </draw:path>
            <draw:path draw:style-name="gr5" draw:text-style-name="P11" draw:layer="layout" svg:width="0.239cm" svg:height="0.391cm" svg:x="20.56cm" svg:y="10.008cm" svg:viewBox="0 0 240 392" svg:d="M240 198c0-46-3-91-23-133-26-55-73-65-97-65-34 0-75 16-99 68-18 41-21 84-21 130 0 42 3 94 26 137 24 46 66 57 94 57 31 0 74-11 99-66 18-39 21-83 21-128zM120 379c-23 0-57-13-67-68-6-34-6-86-6-120 0-37 0-74 5-105 11-68 53-73 68-73 19 0 57 11 66 66 7 33 7 77 7 112 0 42 0 81-7 118-8 54-40 70-66 70z">
              <text:p/>
            </draw:path>
            <draw:path draw:style-name="gr5" draw:text-style-name="P11" draw:layer="layout" svg:width="0.187cm" svg:height="0.378cm" svg:x="16.759cm" svg:y="10.692cm" svg:viewBox="0 0 188 379" svg:d="M117 15c0-13 0-15-13-15-36 37-85 37-104 37 0 6 0 11 0 16 11 0 45 0 75-14 0 98 0 196 0 295 0 21-2 27-52 27-7 0-13 0-20 0 0 6 0 12 0 18 21-2 70-2 93-2 22 0 73 0 92 2 0-6 0-12 0-18-6 0-12 0-18 0-52 0-53-6-53-27 0-107 0-213 0-319z">
              <text:p/>
            </draw:path>
            <draw:path draw:style-name="gr5" draw:text-style-name="P11" draw:layer="layout" svg:width="0.347cm" svg:height="0.022cm" svg:x="17.832cm" svg:y="10.917cm" svg:viewBox="0 0 348 23" svg:d="M327 23c10 0 21 0 21-12 0-11-11-11-21-11-102 0-205 0-308 0-9 0-19 0-19 11 0 12 10 12 19 12 103 0 206 0 308 0z">
              <text:p/>
            </draw:path>
            <draw:path draw:style-name="gr5" draw:text-style-name="P11" draw:layer="layout" svg:width="0.226cm" svg:height="0.378cm" svg:x="18.257cm" svg:y="10.692cm" svg:viewBox="0 0 227 379" svg:d="M44 335c20-19 40-39 60-58 89-79 123-110 123-167 0-65-52-110-122-110-63 0-105 52-105 104 0 30 28 30 29 30 10 0 31-6 31-29 0-14-11-30-31-30-5 0-5 0-8 1 15-37 45-58 78-58 52 0 76 45 76 92 0 46-29 91-60 127-36 40-72 81-109 121-6 7-6 8-6 21 70 0 140 0 211 0 5-33 11-66 16-99-5 0-10 0-15 0-3 18-6 42-13 50-3 5-40 5-53 5-34 0-68 0-102 0z">
              <text:p/>
            </draw:path>
            <draw:path draw:style-name="gr5" draw:text-style-name="P11" draw:layer="layout" svg:width="0.187cm" svg:height="0.378cm" svg:x="19.323cm" svg:y="10.692cm" svg:viewBox="0 0 188 379" svg:d="M117 15c0-13 0-15-13-15-36 37-86 37-104 37 0 6 0 11 0 16 11 0 45 0 75-14 0 98 0 196 0 295 0 21-2 27-54 27-6 0-12 0-18 0 0 6 0 12 0 18 20-2 70-2 93-2 22 0 71 0 92 2 0-6 0-12 0-18-6 0-13 0-19 0-51 0-52-6-52-27 0-107 0-213 0-319z">
              <text:p/>
            </draw:path>
            <draw:path draw:style-name="gr5" draw:text-style-name="P11" draw:layer="layout" svg:width="0.239cm" svg:height="0.391cm" svg:x="20.56cm" svg:y="10.692cm" svg:viewBox="0 0 240 392" svg:d="M240 198c0-46-3-93-23-135-26-53-73-63-97-63-34 0-75 15-99 68-18 39-21 84-21 130 0 42 3 94 26 136 24 47 66 58 94 58 31 0 74-13 99-66 18-39 21-85 21-128zM120 379c-23 0-57-14-67-68-6-34-6-87-6-121 0-36 0-73 5-104 11-68 53-73 68-73 19 0 57 10 66 66 7 33 7 75 7 111 0 43 0 82-7 118-8 55-40 71-66 71z">
              <text:p/>
            </draw:path>
            <draw:path draw:style-name="gr5" draw:text-style-name="P11" draw:layer="layout" svg:width="0.239cm" svg:height="0.389cm" svg:x="16.732cm" svg:y="11.755cm" svg:viewBox="0 0 240 390" svg:d="M240 196c0-45-3-91-23-133-27-55-73-63-97-63-34 0-76 15-99 66-19 41-21 85-21 130 0 42 2 94 26 138 24 45 65 56 94 56 31 0 73-11 99-64 18-41 21-85 21-130zM120 379c-23 0-57-14-67-70-6-34-6-85-6-119 0-38 0-75 5-106 10-68 53-73 68-73 18 0 55 12 66 67 7 32 7 76 7 112 0 42 0 81-7 118-9 53-42 71-66 71z">
              <text:p/>
            </draw:path>
            <draw:path draw:style-name="gr5" draw:text-style-name="P11" draw:layer="layout" svg:width="0.059cm" svg:height="0.061cm" svg:x="17.897cm" svg:y="11.674cm" svg:viewBox="0 0 60 62" svg:d="M60 31c0-16-13-31-29-31s-31 15-31 31 15 31 31 31 29-15 29-31z">
              <text:p/>
            </draw:path>
            <draw:path draw:style-name="gr5" draw:text-style-name="P11" draw:layer="layout" svg:width="0.059cm" svg:height="0.059cm" svg:x="18.119cm" svg:y="11.846cm" svg:viewBox="0 0 60 60" svg:d="M60 29c0-16-14-29-31-29s-29 12-29 29 12 31 29 31 31-13 31-31z">
              <text:p/>
            </draw:path>
            <draw:path draw:style-name="gr5" draw:text-style-name="P11" draw:layer="layout" svg:width="0.061cm" svg:height="0.059cm" svg:x="18.34cm" svg:y="12.016cm" svg:viewBox="0 0 62 60" svg:d="M62 31c0-16-15-31-31-31s-31 15-31 31 15 29 31 29 31-13 31-29z">
              <text:p/>
            </draw:path>
            <draw:path draw:style-name="gr5" draw:text-style-name="P11" draw:layer="layout" svg:width="0.059cm" svg:height="0.061cm" svg:x="19.163cm" svg:y="11.674cm" svg:viewBox="0 0 60 62" svg:d="M60 31c0-16-13-31-29-31s-31 15-31 31 15 31 31 31 29-15 29-31z">
              <text:p/>
            </draw:path>
            <draw:path draw:style-name="gr5" draw:text-style-name="P11" draw:layer="layout" svg:width="0.059cm" svg:height="0.059cm" svg:x="19.385cm" svg:y="11.846cm" svg:viewBox="0 0 60 60" svg:d="M60 29c0-16-14-29-31-29s-29 12-29 29 12 31 29 31 31-13 31-31z">
              <text:p/>
            </draw:path>
            <draw:path draw:style-name="gr5" draw:text-style-name="P11" draw:layer="layout" svg:width="0.061cm" svg:height="0.059cm" svg:x="19.605cm" svg:y="12.016cm" svg:viewBox="0 0 62 60" svg:d="M62 31c0-16-15-31-31-31s-31 15-31 31 15 29 31 29 31-13 31-29z">
              <text:p/>
            </draw:path>
            <draw:path draw:style-name="gr5" draw:text-style-name="P11" draw:layer="layout" svg:width="0.059cm" svg:height="0.061cm" svg:x="20.429cm" svg:y="11.674cm" svg:viewBox="0 0 60 62" svg:d="M60 31c0-16-12-31-29-31s-31 15-31 31 14 31 31 31 29-15 29-31z">
              <text:p/>
            </draw:path>
            <draw:path draw:style-name="gr5" draw:text-style-name="P11" draw:layer="layout" svg:width="0.059cm" svg:height="0.059cm" svg:x="20.651cm" svg:y="11.846cm" svg:viewBox="0 0 60 60" svg:d="M60 29c0-16-14-29-31-29s-29 12-29 29 12 31 29 31 31-13 31-31z">
              <text:p/>
            </draw:path>
            <draw:path draw:style-name="gr5" draw:text-style-name="P11" draw:layer="layout" svg:width="0.061cm" svg:height="0.059cm" svg:x="20.871cm" svg:y="12.016cm" svg:viewBox="0 0 62 60" svg:d="M62 31c0-16-15-31-31-31s-31 15-31 31 15 29 31 29 31-13 31-29z">
              <text:p/>
            </draw:path>
            <draw:path draw:style-name="gr5" draw:text-style-name="P11" draw:layer="layout" svg:width="0.239cm" svg:height="0.391cm" svg:x="16.732cm" svg:y="12.437cm" svg:viewBox="0 0 240 392" svg:d="M240 198c0-46-3-91-23-133-27-55-73-65-97-65-34 0-76 15-99 68-19 39-21 84-21 130 0 42 2 94 26 136 24 47 65 58 94 58 31 0 73-11 99-66 18-39 21-85 21-128zM120 379c-23 0-57-14-67-68-6-34-6-87-6-120 0-37 0-74 5-105 10-68 53-73 68-73 18 0 55 10 66 66 7 33 7 75 7 112 0 42 0 81-7 117-9 55-42 71-66 71z">
              <text:p/>
            </draw:path>
            <draw:path draw:style-name="gr5" draw:text-style-name="P11" draw:layer="layout" svg:width="0.239cm" svg:height="0.391cm" svg:x="18.028cm" svg:y="12.437cm" svg:viewBox="0 0 240 392" svg:d="M240 198c0-46-3-91-23-133-26-55-73-65-97-65-34 0-75 15-99 68-18 39-21 84-21 130 0 42 3 94 26 136 24 47 66 58 94 58 31 0 74-11 99-66 18-39 21-85 21-128zM120 379c-23 0-55-14-67-68-6-34-6-87-6-120 0-37 0-74 5-105 11-68 53-73 68-73 19 0 57 10 66 66 7 33 7 75 7 112 0 42 0 81-7 117-8 55-40 71-66 71z">
              <text:p/>
            </draw:path>
            <draw:path draw:style-name="gr5" draw:text-style-name="P11" draw:layer="layout" svg:width="0.187cm" svg:height="0.378cm" svg:x="19.323cm" svg:y="12.437cm" svg:viewBox="0 0 188 379" svg:d="M117 15c0-13 0-15-13-15-36 37-86 37-104 37 0 6 0 12 0 18 11 0 45 0 75-16 0 98 0 196 0 295 0 21-2 27-54 27-6 0-12 0-18 0 0 6 0 12 0 18 20-2 70-2 93-2 22 0 71 0 92 2 0-6 0-12 0-18-6 0-13 0-19 0-51 0-52-6-52-27 0-107 0-213 0-319z">
              <text:p/>
            </draw:path>
            <draw:path draw:style-name="gr5" draw:text-style-name="P11" draw:layer="layout" svg:width="0.347cm" svg:height="0.022cm" svg:x="20.364cm" svg:y="12.662cm" svg:viewBox="0 0 348 23" svg:d="M327 23c10 0 21 0 21-12 0-11-11-11-21-11-102 0-205 0-308 0-9 0-19 0-19 11 0 12 10 12 19 12 103 0 206 0 308 0z">
              <text:p/>
            </draw:path>
            <draw:path draw:style-name="gr5" draw:text-style-name="P11" draw:layer="layout" svg:width="0.226cm" svg:height="0.378cm" svg:x="20.789cm" svg:y="12.437cm" svg:viewBox="0 0 227 379" svg:d="M44 335c20-19 40-39 60-58 89-79 123-110 123-167 0-65-52-110-122-110-63 0-105 52-105 104 0 30 28 30 29 30 10 0 31-6 31-29 0-14-11-29-31-29-5 0-6 0-8 0 13-37 44-58 78-58 52 0 76 47 76 92 0 46-29 91-60 127-36 40-72 81-109 121-6 7-6 8-6 21 70 0 140 0 211 0 5-33 11-66 16-99-5 0-10 0-15 0-3 18-6 42-13 50-3 5-40 5-53 5-34 0-68 0-102 0z">
              <text:p/>
            </draw:path>
            <draw:path draw:style-name="gr5" draw:text-style-name="P11" draw:layer="layout" svg:width="0.313cm" svg:height="1.029cm" svg:x="21.063cm" svg:y="9.929cm" svg:viewBox="0 0 314 1030" svg:d="M314 1001c0-346-63-551-81-609-37-126-100-259-196-376-8-11-11-13-13-14-1 0-1-2-11-2-8 0-13 0-13 6 3 4 0 2 8 12 198 277 242 619 243 1004 0 8 3 8 16 8 11 0 21 0 31 0 12 0 15 0 16-6 0-8 0-15 0-23z">
              <text:p/>
            </draw:path>
            <draw:path draw:style-name="gr5" draw:text-style-name="P11" draw:layer="layout" svg:width="0.062cm" svg:height="0.352cm" svg:x="21.314cm" svg:y="10.948cm" svg:viewBox="0 0 63 353" svg:d="M63 15c0-15-1-15-16-15-10 0-21 0-31 0-16 0-16 0-16 15 0 107 0 215 0 322 0 15 0 16 16 16 10 0 21 0 31 0 15 0 16-1 16-16 0-107 0-215 0-322z">
              <text:p/>
            </draw:path>
            <draw:path draw:style-name="gr5" draw:text-style-name="P11" draw:layer="layout" svg:width="0.062cm" svg:height="0.351cm" svg:x="21.314cm" svg:y="11.29cm" svg:viewBox="0 0 63 352" svg:d="M63 15c0-15-1-15-16-15-10 0-21 0-31 0-16 0-16 0-16 15 0 107 0 215 0 322 0 15 0 15 16 15 10 0 21 0 31 0 15 0 16 0 16-15 0-107 0-215 0-322z">
              <text:p/>
            </draw:path>
            <draw:path draw:style-name="gr5" draw:text-style-name="P11" draw:layer="layout" svg:width="0.062cm" svg:height="0.352cm" svg:x="21.314cm" svg:y="11.63cm" svg:viewBox="0 0 63 353" svg:d="M63 16c0-14-1-16-16-16-10 0-21 0-31 0-16 0-16 2-16 16 0 108 0 215 0 323 0 14 0 14 16 14 10 0 21 0 31 0 15 0 16 0 16-14 0-108 0-215 0-323z">
              <text:p/>
            </draw:path>
            <draw:path draw:style-name="gr5" draw:text-style-name="P11" draw:layer="layout" svg:width="0.313cm" svg:height="1.029cm" svg:x="21.063cm" svg:y="11.972cm" svg:viewBox="0 0 314 1030" svg:d="M314 6c-1-6-4-6-16-6-10 0-20 0-31 0-13 0-16 0-16 8 0 58-1 195-16 335-31 295-107 499-230 674-5 5-3 5-5 7 0 6 5 6 13 6 10 0 10 0 11-1 4-2 75-85 133-200 75-150 122-322 143-529 1-18 14-136 14-271 0-7 0-15 0-23z">
              <text:p/>
            </draw:path>
            <draw:path draw:style-name="gr5" draw:text-style-name="P11" draw:layer="layout" svg:width="0.313cm" svg:height="1.029cm" svg:x="21.803cm" svg:y="9.929cm" svg:viewBox="0 0 314 1030" svg:d="M47 1030c13 0 16 0 16-8 2-398 47-730 247-1009 4-5 3-4 4-7 0-6-4-6-13-6-8 0-11 0-11 2-3 1-74 84-133 199-74 151-121 322-142 530-2 17-15 136-15 270 0 8 0 15 0 23 0 6 5 6 16 6 10 0 21 0 31 0z">
              <text:p/>
            </draw:path>
            <draw:path draw:style-name="gr5" draw:text-style-name="P11" draw:layer="layout" svg:width="0.062cm" svg:height="0.352cm" svg:x="21.803cm" svg:y="10.948cm" svg:viewBox="0 0 63 353" svg:d="M63 15c0-15 0-15-16-15-10 0-21 0-31 0-16 0-16 0-16 15 0 107 0 215 0 322 0 15 0 16 16 16 10 0 21 0 31 0 16 0 16-1 16-16 0-107 0-215 0-322z">
              <text:p/>
            </draw:path>
            <draw:path draw:style-name="gr5" draw:text-style-name="P11" draw:layer="layout" svg:width="0.062cm" svg:height="0.351cm" svg:x="21.803cm" svg:y="11.29cm" svg:viewBox="0 0 63 352" svg:d="M63 15c0-15 0-15-16-15-10 0-21 0-31 0-16 0-16 0-16 15 0 107 0 215 0 322 0 15 0 15 16 15 10 0 21 0 31 0 16 0 16 0 16-15 0-107 0-215 0-322z">
              <text:p/>
            </draw:path>
            <draw:path draw:style-name="gr5" draw:text-style-name="P11" draw:layer="layout" svg:width="0.062cm" svg:height="0.352cm" svg:x="21.803cm" svg:y="11.63cm" svg:viewBox="0 0 63 353" svg:d="M63 16c0-14 0-16-16-16-10 0-21 0-31 0-16 0-16 2-16 16 0 108 0 215 0 323 0 14 0 14 16 14 10 0 21 0 31 0 16 0 16 0 16-14 0-108 0-215 0-323z">
              <text:p/>
            </draw:path>
            <draw:path draw:style-name="gr5" draw:text-style-name="P11" draw:layer="layout" svg:width="0.313cm" svg:height="1.029cm" svg:x="21.803cm" svg:y="11.972cm" svg:viewBox="0 0 314 1030" svg:d="M16 0c-11 0-16 0-16 6 0 8 0 16 0 23 0 347 62 551 79 609 39 127 103 260 198 376 8 11 12 13 13 15 2 0 3 1 11 1 9 0 13 0 13-6-1-2 0-2-3-7-189-264-246-580-248-1009 0-8-3-8-16-8-10 0-21 0-31 0z">
              <text:p/>
            </draw:path>
            <draw:path draw:style-name="gr5" draw:text-style-name="P11" draw:layer="layout" svg:width="0.323cm" svg:height="0.375cm" svg:x="22.252cm" svg:y="10.136cm" svg:viewBox="0 0 324 376" svg:d="M70 348c-4 8-4 8-4 12 0 13 10 16 17 16 3 0 14-2 21-15 1-5 5-22 19-103 5 0 10 0 20 0 94 0 181-90 181-179 0-45-21-79-65-79-82 0-116 110-150 222-62-11-93-44-93-84 0-16 13-80 47-119 5-4 3-4 5-6 0-3-2-7-8-7-16 0-60 83-60 138 0 54 39 94 99 109-10 32-20 63-29 95zM147 225c-4 0-4 0-9 0-7 0-8-1-8-3 3-21 9-52 11-62 18-73 63-126 113-126 39 0 56 31 56 57 0 65-75 134-163 134z">
              <text:p/>
            </draw:path>
            <draw:path draw:style-name="gr5" draw:text-style-name="P11" draw:layer="layout" svg:width="0.143cm" svg:height="0.263cm" svg:x="22.641cm" svg:y="10.209cm" svg:viewBox="0 0 144 264" svg:d="M89 11c0-11 0-11-11-11-26 24-62 26-78 26 0 4 0 9 0 13 8 0 36 0 57-10 0 68 0 135 0 203 0 13 0 17-39 17-6 0-11 0-16 0 0 5 0 10 0 15 8 0 56-2 71-2 13 0 63 2 71 2 0-5 0-10 0-15-5 0-9 0-14 0-41 0-41-4-41-17 0-74 0-147 0-221z">
              <text:p/>
            </draw:path>
            <draw:path draw:style-name="gr5" draw:text-style-name="P11" draw:layer="layout" svg:width="0.323cm" svg:height="0.375cm" svg:x="22.252cm" svg:y="10.82cm" svg:viewBox="0 0 324 376" svg:d="M70 348c-4 7-4 8-4 12 0 13 10 16 17 16 3 0 14-2 21-15 1-5 5-24 19-105 5 2 10 2 20 2 94 0 181-90 181-180 0-44-21-78-65-78-82 0-116 110-150 220-62-11-93-42-93-84 0-14 13-78 47-117 5-4 5-6 5-8 0-1-2-5-8-5-16 0-60 83-60 137 0 53 39 95 99 110-10 32-20 63-29 95zM147 225c-4 0-4 0-9-1-7 0-8 0-8-2s9-54 11-62c18-73 63-128 113-128 39 0 56 31 56 59 0 65-75 134-163 134z">
              <text:p/>
            </draw:path>
            <draw:path draw:style-name="gr5" draw:text-style-name="P11" draw:layer="layout" svg:width="0.176cm" svg:height="0.265cm" svg:x="22.622cm" svg:y="10.891cm" svg:viewBox="0 0 177 266" svg:d="M177 193c-5 0-9 0-13 0-2 8-7 32-12 35-3 4-34 4-39 4-24 0-48 0-72 0 40-38 55-49 79-67 29-24 57-48 57-87 0-47-42-78-94-78-49 0-83 36-83 73 0 19 18 21 21 21 10 0 21-7 21-21 0-7-1-21-23-21 12-28 39-37 59-37 39 0 60 32 60 63 0 35-25 63-38 78-31 31-63 62-95 93-5 4-5 5-5 17 55 0 110 0 165 0 4-25 8-49 12-73z">
              <text:p/>
            </draw:path>
            <draw:path draw:style-name="gr5" draw:text-style-name="P11" draw:layer="layout" svg:width="0.059cm" svg:height="0.059cm" svg:x="22.508cm" svg:y="11.617cm" svg:viewBox="0 0 60 60" svg:d="M60 31c0-16-12-31-29-31s-31 15-31 31 14 29 31 29 29-13 29-29z">
              <text:p/>
            </draw:path>
            <draw:path draw:style-name="gr5" draw:text-style-name="P11" draw:layer="layout" svg:width="0.059cm" svg:height="0.059cm" svg:x="22.508cm" svg:y="11.846cm" svg:viewBox="0 0 60 60" svg:d="M60 29c0-16-12-29-29-29s-31 12-31 29 14 31 31 31 29-13 29-31z">
              <text:p/>
            </draw:path>
            <draw:path draw:style-name="gr5" draw:text-style-name="P11" draw:layer="layout" svg:width="0.059cm" svg:height="0.061cm" svg:x="22.508cm" svg:y="12.072cm" svg:viewBox="0 0 60 62" svg:d="M60 31c0-16-12-31-29-31s-31 15-31 31 14 31 31 31 29-15 29-31z">
              <text:p/>
            </draw:path>
            <draw:path draw:style-name="gr5" draw:text-style-name="P11" draw:layer="layout" svg:width="0.323cm" svg:height="0.375cm" svg:x="22.165cm" svg:y="12.565cm" svg:viewBox="0 0 324 376" svg:d="M68 348c-2 7-3 8-3 12 0 13 11 16 18 16 1 0 14-2 21-15 1-5 3-24 19-105 5 2 8 2 18 2 96 0 183-90 183-180 0-44-23-78-65-78-82 0-116 110-150 222-62-11-94-44-94-84 0-16 13-80 47-119 4-4 4-6 4-8 0-1-1-5-6-5-16 0-60 83-60 137 0 53 37 95 99 110-10 32-21 63-31 95zM147 225c-4 0-6 0-11-1-6 0-6 0-6-2s9-54 11-62c18-73 62-128 112-128 40 0 55 31 55 59 0 65-73 134-161 134z">
              <text:p/>
            </draw:path>
            <draw:path draw:style-name="gr5" draw:text-style-name="P11" draw:layer="layout" svg:width="0.354cm" svg:height="0.271cm" svg:x="22.536cm" svg:y="12.63cm" svg:viewBox="0 0 355 272" svg:d="M305 44c5-16 11-29 43-29 2 0 7-2 7-10 0-2-2-5-5-5-13 0-27 2-42 2-10 0-32-2-42-2-2 0-8 0-8 8 0 5 5 7 9 7 18 0 25 6 25 16 0 3 0 5-2 10-14 57-28 115-42 173-34-69-68-138-102-208-3-6-3-6-13-6-18 0-37 0-55 0-8 0-13 0-13 8 0 7 5 7 13 7s18 0 26 1c-18 71-36 143-54 214-3 15-9 26-42 28-2 0-8 0-8 8 0 5 3 6 6 6 13 0 28-1 43-1 8 0 32 1 42 1 3 0 8-1 8-8 0-6-5-6-10-6-26 0-26-12-26-17 0-1 0-4 2-9 17-68 34-136 52-204 39 79 77 158 116 238 4 6 5 6 9 6 6 0 6-1 8-8 18-73 36-147 55-220z">
              <text:p/>
            </draw:path>
            <draw:path draw:style-name="gr5" draw:text-style-name="P11" draw:layer="layout" svg:width="0.313cm" svg:height="1.029cm" svg:x="22.959cm" svg:y="9.929cm" svg:viewBox="0 0 314 1030" svg:d="M314 1001c0-346-63-551-79-609-39-126-102-259-198-376-8-11-11-13-13-14-1 0-1-2-11-2-8 0-13 0-13 6 3 4 0 2 8 12 198 277 242 619 243 1004 0 8 3 8 16 8 11 0 21 0 31 0 12 0 15 0 16-6 0-8 0-15 0-23z">
              <text:p/>
            </draw:path>
            <draw:path draw:style-name="gr5" draw:text-style-name="P11" draw:layer="layout" svg:width="0.062cm" svg:height="0.352cm" svg:x="23.21cm" svg:y="10.948cm" svg:viewBox="0 0 63 353" svg:d="M63 15c0-15-1-15-16-15-10 0-21 0-31 0-16 0-16 0-16 15 0 107 0 215 0 322 0 15 0 16 16 16 10 0 21 0 31 0 15 0 16-1 16-16 0-107 0-215 0-322z">
              <text:p/>
            </draw:path>
            <draw:path draw:style-name="gr5" draw:text-style-name="P11" draw:layer="layout" svg:width="0.062cm" svg:height="0.351cm" svg:x="23.21cm" svg:y="11.29cm" svg:viewBox="0 0 63 352" svg:d="M63 15c0-15-1-15-16-15-10 0-21 0-31 0-16 0-16 0-16 15 0 107 0 215 0 322 0 15 0 15 16 15 10 0 21 0 31 0 15 0 16 0 16-15 0-107 0-215 0-322z">
              <text:p/>
            </draw:path>
            <draw:path draw:style-name="gr5" draw:text-style-name="P11" draw:layer="layout" svg:width="0.062cm" svg:height="0.352cm" svg:x="23.21cm" svg:y="11.63cm" svg:viewBox="0 0 63 353" svg:d="M63 16c0-14-1-16-16-16-10 0-21 0-31 0-16 0-16 2-16 16 0 108 0 215 0 323 0 14 0 14 16 14 10 0 21 0 31 0 15 0 16 0 16-14 0-108 0-215 0-323z">
              <text:p/>
            </draw:path>
            <draw:path draw:style-name="gr5" draw:text-style-name="P11" draw:layer="layout" svg:width="0.313cm" svg:height="1.029cm" svg:x="22.959cm" svg:y="11.972cm" svg:viewBox="0 0 314 1030" svg:d="M314 6c-1-6-4-6-16-6-10 0-20 0-31 0-13 0-16 0-16 8 0 58-1 195-16 335-31 295-107 499-230 674-5 5-3 5-5 7 0 6 5 6 13 6 10 0 10 0 11-1 4-2 75-85 133-200 75-150 122-322 143-529 1-18 14-136 14-271 0-7 0-15 0-23z">
              <text:p/>
            </draw:path>
            <draw:path draw:style-name="gr5" draw:text-style-name="P11" draw:layer="layout" svg:width="0.378cm" svg:height="0.378cm" svg:x="23.598cm" svg:y="11.277cm" svg:viewBox="0 0 379 379" svg:d="M201 201c53 0 106 0 159 0 8 0 19 1 19-11 0-13-11-13-19-13-53 0-106 0-159 0 0-53 0-106 0-159 0-8 0-18-11-18-12 0-12 10-12 18 0 53 0 106 0 159-53 0-106 0-159 0-8 0-19 0-19 13 0 12 11 11 19 11 53 0 106 0 159 0 0 53 0 106 0 159 0 8 0 19 12 19 11 0 11-11 11-19 0-53 0-106 0-159z">
              <text:p/>
            </draw:path>
            <draw:path draw:style-name="gr5" draw:text-style-name="P11" draw:layer="layout" svg:width="0.187cm" svg:height="0.378cm" svg:x="24.64cm" svg:y="10.844cm" svg:viewBox="0 0 188 379" svg:d="M117 15c0-15 0-15-13-15-36 36-86 36-104 36 0 6 0 12 0 17 11 0 45 0 75-14 0 98 0 196 0 295 0 21-2 27-54 27-6 0-12 0-18 0 0 6 0 12 0 18 21-2 70-2 93-2 22 0 73 0 92 2 0-6 0-12 0-18-6 0-12 0-18 0-52 0-53-6-53-27 0-107 0-213 0-319z">
              <text:p/>
            </draw:path>
            <draw:path draw:style-name="gr5" draw:text-style-name="P11" draw:layer="layout" svg:width="1.054cm" svg:height="0.023cm" svg:x="24.204cm" svg:y="11.453cm" svg:viewBox="0 0 1055 24" svg:d="M528 24c-176 0-352 0-528 0 0-8 0-16 0-24 352 0 703 0 1055 0 0 8 0 16 0 24-175 0-351 0-527 0z">
              <text:p/>
            </draw:path>
            <draw:path draw:style-name="gr5" draw:text-style-name="P11" draw:layer="layout" svg:width="0.419cm" svg:height="0.406cm" svg:x="24.231cm" svg:y="11.591cm" svg:viewBox="0 0 420 407" svg:d="M224 10c-4-7-5-10-15-10s-10 3-15 10c-64 128-128 257-192 385-2 5-2 7-2 8 0 4 3 4 11 4 132 0 264 0 396 0 10 0 13 0 13-4 0-1 0-3-3-8-65-128-129-257-193-385zM191 57c51 102 102 205 153 308-102 0-205 0-307 0 52-103 103-206 154-308z">
              <text:p/>
            </draw:path>
            <draw:path draw:style-name="gr5" draw:text-style-name="P11" draw:layer="layout" svg:width="0.283cm" svg:height="0.257cm" svg:x="24.695cm" svg:y="11.747cm" svg:viewBox="0 0 284 258" svg:d="M173 79c4-14 17-66 57-66 3 0 16 0 29 6-16 4-27 18-27 31 0 10 6 21 21 21 13 0 31-11 31-34 0-29-34-37-54-37-32 0-52 31-60 44-13-38-44-44-60-44-60 0-92 73-92 87 0 7 5 7 6 7 5 0 7-2 8-7 20-59 57-74 77-74 11 0 30 5 30 37 0 18-9 57-30 136-10 36-30 59-56 59-3 0-16 0-27-7 15-3 26-14 26-31 0-16-11-19-21-19-16 0-31 15-31 32 0 26 29 38 53 38 38 0 59-39 60-43 7 22 28 43 62 43 58 0 91-73 91-88 0-5-5-5-7-5-5 0-6 2-8 5-18 62-57 75-74 75-23 0-33-18-33-38 0-11 3-24 10-50 6-26 13-52 19-78z">
              <text:p/>
            </draw:path>
            <draw:path draw:style-name="gr5" draw:text-style-name="P11" draw:layer="layout" svg:width="0.176cm" svg:height="0.263cm" svg:x="25.029cm" svg:y="11.57cm" svg:viewBox="0 0 177 264" svg:d="M177 191c-5 0-9 0-13 0-2 8-7 33-12 36-3 3-34 3-39 3-24 0-48 0-72 0 40-37 55-49 79-66 29-25 57-49 57-88 0-47-42-76-94-76-49 0-83 34-83 71 0 20 18 21 21 21 10 0 21-6 21-21 0-6-1-21-23-21 12-27 39-37 59-37 39 0 60 32 60 63 0 36-25 63-38 78-31 31-63 63-95 94-5 3-5 5-5 16 55 0 110 0 165 0 4-24 8-49 12-73z">
              <text:p/>
            </draw:path>
            <draw:path draw:style-name="gr5" draw:text-style-name="P11" draw:layer="layout" svg:width="0.313cm" svg:height="1.029cm" svg:x="25.588cm" svg:y="9.929cm" svg:viewBox="0 0 314 1030" svg:d="M49 1030c11 0 14 0 14-8 2-398 49-730 248-1009 3-5 2-4 3-7 0-6-3-6-13-6-9 0-9 0-11 2-1 1-74 84-133 199-74 151-121 322-142 530-2 17-15 136-15 270 0 8 0 15 0 23 2 6 5 6 16 6s22 0 33 0z">
              <text:p/>
            </draw:path>
            <draw:path draw:style-name="gr5" draw:text-style-name="P11" draw:layer="layout" svg:width="0.062cm" svg:height="0.352cm" svg:x="25.588cm" svg:y="10.948cm" svg:viewBox="0 0 63 353" svg:d="M63 15c0-15 0-15-14-15-11 0-22 0-33 0-14 0-16 0-16 15 0 107 0 215 0 322 0 15 2 16 16 16 11 0 22 0 33 0 14 0 14-1 14-16 0-107 0-215 0-322z">
              <text:p/>
            </draw:path>
            <draw:path draw:style-name="gr5" draw:text-style-name="P11" draw:layer="layout" svg:width="0.062cm" svg:height="0.351cm" svg:x="25.588cm" svg:y="11.29cm" svg:viewBox="0 0 63 352" svg:d="M63 15c0-15 0-15-14-15-11 0-22 0-33 0-14 0-16 0-16 15 0 107 0 215 0 322 0 15 2 15 16 15 11 0 22 0 33 0 14 0 14 0 14-15 0-107 0-215 0-322z">
              <text:p/>
            </draw:path>
            <draw:path draw:style-name="gr5" draw:text-style-name="P11" draw:layer="layout" svg:width="0.062cm" svg:height="0.352cm" svg:x="25.588cm" svg:y="11.63cm" svg:viewBox="0 0 63 353" svg:d="M63 16c0-14 0-16-14-16-11 0-22 0-33 0-14 0-16 2-16 16 0 108 0 215 0 323 0 14 2 14 16 14 11 0 22 0 33 0 14 0 14 0 14-14 0-108 0-215 0-323z">
              <text:p/>
            </draw:path>
            <draw:path draw:style-name="gr5" draw:text-style-name="P11" draw:layer="layout" svg:width="0.313cm" svg:height="1.029cm" svg:x="25.588cm" svg:y="11.972cm" svg:viewBox="0 0 314 1030" svg:d="M16 0c-11 0-14 0-16 6 0 8 0 16 0 23 0 347 63 551 81 609 37 127 101 260 196 376 8 11 12 13 13 15 2 0 2 1 11 1 10 0 13 0 13-6-1-2 0-2-3-7-189-264-246-580-248-1009 0-8-3-8-14-8s-22 0-33 0z">
              <text:p/>
            </draw:path>
            <draw:path draw:style-name="gr5" draw:text-style-name="P11" draw:layer="layout" svg:width="0.323cm" svg:height="0.375cm" svg:x="26.327cm" svg:y="10.136cm" svg:viewBox="0 0 324 376" svg:d="M68 348c-3 8-3 8-3 12 0 13 11 16 16 16 3 0 16-2 21-15 2-5 5-22 20-103 6 0 9 0 19 0 94 0 183-90 183-179 0-45-23-79-66-79-83 0-117 110-151 222-62-11-92-44-92-84 0-16 13-80 47-119 4-4 3-4 4-6 0-3-1-7-8-7-14 0-58 83-58 138 0 54 37 94 97 109-9 32-19 63-29 95zM146 225c-5 0-5 0-10 0-6 0-8-1-8-3 4-21 10-52 11-62 18-73 64-126 114-126 39 0 55 31 55 57 0 65-75 134-162 134z">
              <text:p/>
            </draw:path>
            <draw:path draw:style-name="gr5" draw:text-style-name="P11" draw:layer="layout" svg:width="0.184cm" svg:height="0.271cm" svg:x="26.692cm" svg:y="10.209cm" svg:viewBox="0 0 185 272" svg:d="M185 138c0-44-5-76-25-104-11-18-37-34-68-34-92 0-92 109-92 138 0 28 0 134 92 134 93 0 93-107 93-134zM92 261c-19 0-43-10-51-44-5-23-5-55-5-84s0-60 6-83c8-31 34-39 50-39 21 0 43 13 49 36 6 21 6 50 6 86 0 29 0 58-4 82-8 38-34 46-51 46z">
              <text:p/>
            </draw:path>
            <draw:path draw:style-name="gr5" draw:text-style-name="P11" draw:layer="layout" svg:width="0.239cm" svg:height="0.391cm" svg:x="26.492cm" svg:y="10.692cm" svg:viewBox="0 0 240 392" svg:d="M240 198c0-46-3-93-24-135-26-53-72-63-96-63-34 0-76 15-99 68-19 39-21 84-21 130 0 42 2 94 24 136 26 47 67 58 94 58 31 0 75-13 101-66 18-39 21-85 21-128zM118 379c-21 0-55-14-65-68-6-34-6-87-6-121 0-36 0-73 5-104 10-68 53-73 66-73 20 0 57 10 68 66 5 33 5 75 5 111 0 43 0 82-5 118-9 55-42 71-68 71z">
              <text:p/>
            </draw:path>
            <draw:path draw:style-name="gr5" draw:text-style-name="P11" draw:layer="layout" svg:width="0.059cm" svg:height="0.059cm" svg:x="26.581cm" svg:y="11.617cm" svg:viewBox="0 0 60 60" svg:d="M60 31c0-16-13-31-29-31s-31 15-31 31 15 29 31 29 29-13 29-29z">
              <text:p/>
            </draw:path>
            <draw:path draw:style-name="gr5" draw:text-style-name="P11" draw:layer="layout" svg:width="0.059cm" svg:height="0.059cm" svg:x="26.581cm" svg:y="11.846cm" svg:viewBox="0 0 60 60" svg:d="M60 29c0-16-13-29-29-29s-31 12-31 29 15 31 31 31 29-13 29-31z">
              <text:p/>
            </draw:path>
            <draw:path draw:style-name="gr5" draw:text-style-name="P11" draw:layer="layout" svg:width="0.059cm" svg:height="0.061cm" svg:x="26.581cm" svg:y="12.072cm" svg:viewBox="0 0 60 62" svg:d="M60 31c0-16-13-31-29-31s-31 15-31 31 15 31 31 31 29-15 29-31z">
              <text:p/>
            </draw:path>
            <draw:path draw:style-name="gr5" draw:text-style-name="P11" draw:layer="layout" svg:width="0.323cm" svg:height="0.375cm" svg:x="25.949cm" svg:y="12.565cm" svg:viewBox="0 0 324 376" svg:d="M68 348c-2 7-2 8-2 12 0 13 10 16 17 16 3 0 14-2 21-15 1-5 5-24 19-105 5 2 10 2 20 2 94 0 181-90 181-180 0-44-23-78-65-78-82 0-116 110-150 222-62-11-94-44-94-84 0-16 13-80 47-119 4-4 4-6 4-8 0-1 0-5-6-5-16 0-60 83-60 137 0 53 37 95 99 110-10 32-21 63-31 95zM147 225c-4 0-6 0-9-1-8 0-8 0-8-2s9-54 11-62c18-73 62-128 113-128 39 0 54 31 54 59 0 65-73 134-161 134z">
              <text:p/>
            </draw:path>
            <draw:path draw:style-name="gr5" draw:text-style-name="P11" draw:layer="layout" svg:width="0.356cm" svg:height="0.271cm" svg:x="26.321cm" svg:y="12.63cm" svg:viewBox="0 0 357 272" svg:d="M306 44c4-16 10-29 42-29 2 0 9-2 9-10 0-2-4-5-7-5-13 0-27 2-42 2-10 0-32-2-42-2-2 0-8 0-8 8 0 5 6 7 9 7 18 0 26 6 26 16 0 3-1 5-1 10-15 57-29 115-44 173-34-69-68-138-102-208-3-6-3-6-13-6-18 0-37 0-55 0-7 0-13 0-13 8 0 7 4 7 13 7s18 0 26 1c-18 71-36 143-54 214-3 15-9 26-40 28-4 0-10 0-10 8 0 5 3 6 6 6 13 0 28-1 43-1 9 0 32 1 42 1 3 0 8-1 8-8 0-6-5-6-10-6-24 0-24-12-24-17 0-1 0-4 1-9 17-68 34-136 51-204 39 79 77 158 116 238 4 6 5 6 9 6 6 0 6-1 8-8 19-73 37-147 56-220z">
              <text:p/>
            </draw:path>
            <draw:path draw:style-name="gr5" draw:text-style-name="P11" draw:layer="layout" svg:width="0.292cm" svg:height="0.292cm" svg:x="26.726cm" svg:y="12.656cm" svg:viewBox="0 0 293 293" svg:d="M156 156c41 0 82 0 123 0 5 0 14 0 14-10s-9-10-14-10c-41 0-82 0-123 0 0-40 0-81 0-121 0-5 0-15-10-15s-10 8-10 15c0 40 0 81 0 121-40 0-81 0-121 0-5 0-15 0-15 10s8 10 15 10c40 0 81 0 121 0 0 41 0 82 0 123 0 5 0 14 10 14s10-9 10-14c0-41 0-82 0-123z">
              <text:p/>
            </draw:path>
            <draw:path draw:style-name="gr5" draw:text-style-name="P11" draw:layer="layout" svg:width="0.145cm" svg:height="0.263cm" svg:x="27.09cm" svg:y="12.638cm" svg:viewBox="0 0 146 264" svg:d="M91 10c0-10-2-10-13-10-25 24-62 24-78 24 0 5 0 10 0 15 10 0 36 0 58-11 0 68 0 136 0 204 0 13 0 17-40 17-5 0-10 0-15 0 0 5 0 10 0 15 7 0 55-2 72-2 11 0 61 2 71 2 0-5 0-10 0-15-6 0-11 0-16 0-39 0-39-4-39-17 0-74 0-148 0-222z">
              <text:p/>
            </draw:path>
            <draw:path draw:style-name="gr5" draw:text-style-name="P11" draw:layer="layout" svg:width="0.313cm" svg:height="1.029cm" svg:x="27.321cm" svg:y="9.929cm" svg:viewBox="0 0 314 1030" svg:d="M314 1001c0-346-63-551-79-609-39-126-102-259-198-376-8-11-11-13-13-14-1 0-1-2-11-2-8 0-13 0-13 6 3 4 0 2 8 12 198 277 242 619 243 1004 0 8 3 8 16 8 11 0 21 0 31 0 12 0 15 0 16-6 0-8 0-15 0-23z">
              <text:p/>
            </draw:path>
            <draw:path draw:style-name="gr5" draw:text-style-name="P11" draw:layer="layout" svg:width="0.062cm" svg:height="0.352cm" svg:x="27.572cm" svg:y="10.948cm" svg:viewBox="0 0 63 353" svg:d="M63 15c0-15-1-15-16-15-10 0-21 0-31 0-16 0-16 0-16 15 0 107 0 215 0 322 0 15 0 16 16 16 10 0 21 0 31 0 15 0 16-1 16-16 0-107 0-215 0-322z">
              <text:p/>
            </draw:path>
            <draw:path draw:style-name="gr5" draw:text-style-name="P11" draw:layer="layout" svg:width="0.062cm" svg:height="0.351cm" svg:x="27.572cm" svg:y="11.29cm" svg:viewBox="0 0 63 352" svg:d="M63 15c0-15-1-15-16-15-10 0-21 0-31 0-16 0-16 0-16 15 0 107 0 215 0 322 0 15 0 15 16 15 10 0 21 0 31 0 15 0 16 0 16-15 0-107 0-215 0-322z">
              <text:p/>
            </draw:path>
            <draw:path draw:style-name="gr5" draw:text-style-name="P11" draw:layer="layout" svg:width="0.062cm" svg:height="0.352cm" svg:x="27.572cm" svg:y="11.63cm" svg:viewBox="0 0 63 353" svg:d="M63 16c0-14-1-16-16-16-10 0-21 0-31 0-16 0-16 2-16 16 0 108 0 215 0 323 0 14 0 14 16 14 10 0 21 0 31 0 15 0 16 0 16-14 0-108 0-215 0-323z">
              <text:p/>
            </draw:path>
            <draw:path draw:style-name="gr5" draw:text-style-name="P11" draw:layer="layout" svg:width="0.313cm" svg:height="1.029cm" svg:x="27.321cm" svg:y="11.972cm" svg:viewBox="0 0 314 1030" svg:d="M314 6c-1-6-4-6-16-6-10 0-20 0-31 0-13 0-16 0-16 8 0 58-1 195-16 335-31 295-105 499-230 674-5 5-3 5-5 7 0 6 5 6 13 6 10 0 11 0 11-1 4-2 75-85 133-200 75-150 122-322 143-529 1-18 14-136 14-271 0-7 0-15 0-23z">
              <text:p/>
            </draw:path>
          </draw:g>
        </draw:g>
        <draw:line draw:style-name="gr18" draw:text-style-name="P18" xml:id="id23" draw:id="id23" draw:layer="layout" svg:x1="27.432cm" svg:y1="9.174cm" svg:x2="24.384cm" svg:y2="13.238cm">
          <text:p/>
        </draw:line>
        <draw:g xml:id="id22" draw:id="id22">
          <draw:g>
            <svg:title>TexMaths</svg:title>
            <svg:desc>22§display§\varphi_0 = \varphi_{N+1} = 0§svg§600§FALSE§</svg:desc>
            <draw:g>
              <draw:path draw:style-name="gr4" draw:text-style-name="P10" draw:layer="layout" svg:width="5.061cm" svg:height="0.611cm" svg:x="20.817cm" svg:y="14.198cm" svg:viewBox="0 0 5062 612" svg:d="M0 0c1687 0 3375 0 5062 0 0 204 0 408 0 612-1687 0-3375 0-5062 0 0-204 0-408 0-612z">
                <text:p/>
              </draw:path>
              <draw:path draw:style-name="gr5" draw:text-style-name="P11" draw:layer="layout" svg:width="0.437cm" svg:height="0.506cm" svg:x="20.817cm" svg:y="14.332cm" svg:viewBox="0 0 438 507" svg:d="M92 469c-4 11-4 11-4 16 0 17 15 22 22 22 4 0 22-2 29-20 2-7 6-33 26-140 9 0 13 0 26 0 128 0 247-121 247-242 0-59-29-105-88-105-112 0-159 149-205 298-83-15-125-59-125-114 0-22 17-105 64-160 6-6 6-6 6-9 0-4-2-8-11-8-20 0-79 111-79 186 0 72 51 127 132 147-13 43-26 86-40 129zM198 303c-7 0-7 0-13 0-9 0-11-2-11-5 5-27 13-70 15-83 24-97 86-171 154-171 53 0 75 42 75 79 0 85-101 180-220 180z">
                <text:p/>
              </draw:path>
              <draw:path draw:style-name="gr5" draw:text-style-name="P11" draw:layer="layout" svg:width="0.25cm" svg:height="0.368cm" svg:x="21.312cm" svg:y="14.429cm" svg:viewBox="0 0 251 369" svg:d="M251 186c0-59-7-103-33-140-16-24-51-46-93-46-125 0-125 148-125 186 0 39 0 183 125 183 126 0 126-145 126-183zM125 353c-26 0-59-15-70-59-7-31-7-75-7-114 0-40 0-81 9-110 11-44 46-55 68-55 29 0 58 18 66 49 9 30 9 68 9 116 0 39 0 79-6 112-11 50-47 61-69 61z">
                <text:p/>
              </draw:path>
              <draw:path draw:style-name="gr5" draw:text-style-name="P11" draw:layer="layout" svg:width="0.511cm" svg:height="0.179cm" svg:x="21.888cm" svg:y="14.389cm" svg:viewBox="0 0 512 180" svg:d="M486 31c13 0 26 0 26-16 0-15-13-15-24-15-154 0-309 0-464 0-11 0-24 0-24 15 0 16 13 16 26 16 154 0 307 0 460 0zM488 180c11 0 24 0 24-15 0-16-13-16-26-16-153 0-306 0-460 0-13 0-26 0-26 16 0 15 13 15 24 15 155 0 310 0 464 0z">
                <text:p/>
              </draw:path>
              <draw:path draw:style-name="gr5" draw:text-style-name="P11" draw:layer="layout" svg:width="0.439cm" svg:height="0.506cm" svg:x="22.697cm" svg:y="14.332cm" svg:viewBox="0 0 440 507" svg:d="M95 469c-5 11-5 11-5 16 0 17 16 22 22 22 5 0 22-2 29-20 2-7 6-33 26-140 9 0 13 0 27 0 127 0 246-121 246-242 0-59-29-105-88-105-112 0-158 149-205 298-83-15-125-59-125-114 0-22 18-105 64-160 6-6 6-6 6-9 0-4-2-8-11-8-19 0-81 111-81 186 0 72 53 127 134 147-13 43-26 86-39 129zM200 303c-6 0-6 0-13 0-9 0-11-2-11-5 5-27 13-70 15-83 25-97 86-171 154-171 53 0 75 42 75 79 0 85-101 180-220 180z">
                <text:p/>
              </draw:path>
              <draw:path draw:style-name="gr5" draw:text-style-name="P11" draw:layer="layout" svg:width="0.481cm" svg:height="0.368cm" svg:x="23.203cm" svg:y="14.418cm" svg:viewBox="0 0 482 369" svg:d="M413 59c5-20 14-37 58-39 2 0 11 0 11-11 0-5-3-9-9-9-18 0-38 2-55 2-13 0-46-2-60-2-2 0-8 0-8 13 0 7 6 7 11 7 26 2 35 9 35 22 0 4-2 8-2 13-20 78-40 156-60 235-46-93-92-186-138-279-5-11-5-11-18-11-25 0-50 0-75 0-8 0-15 0-15 13 0 7 5 7 18 7 12 0 22 2 33 4-25 96-49 192-73 288-4 19-13 35-55 37-4 0-11 0-11 11 0 6 4 9 7 9 19 0 39-3 57-3 13 0 44 3 57 3 4 0 11-3 11-11 0-9-7-9-13-9-33 0-33-16-33-22 0-2 0-5 2-13 23-92 45-185 68-277 53 108 106 215 158 323 5 9 7 9 11 9 9 0 9-3 14-11 25-100 50-199 74-299z">
                <text:p/>
              </draw:path>
              <draw:path draw:style-name="gr5" draw:text-style-name="P11" draw:layer="layout" svg:width="0.397cm" svg:height="0.396cm" svg:x="23.751cm" svg:y="14.453cm" svg:viewBox="0 0 398 397" svg:d="M213 213c55 0 110 0 165 0 7 0 20 0 20-13 0-14-13-14-20-14-55 0-110 0-165 0 0-55 0-111 0-166 0-7 0-20-13-20-15 0-15 13-15 20 0 55 0 111 0 166-55 0-110 0-165 0-7 0-20 0-20 11 0 16 13 16 20 16 55 0 110 0 165 0 0 55 0 109 0 164 0 7 0 20 13 20 15 0 15-13 15-20 0-55 0-109 0-164z">
                <text:p/>
              </draw:path>
              <draw:path draw:style-name="gr5" draw:text-style-name="P11" draw:layer="layout" svg:width="0.197cm" svg:height="0.357cm" svg:x="24.245cm" svg:y="14.429cm" svg:viewBox="0 0 198 358" svg:d="M123 15c0-15-2-15-17-15-33 35-84 35-106 35 0 7 0 13 0 20 13 0 48 0 79-16 0 92 0 183 0 275 0 17 0 24-55 24-6 0-13 0-20 0 0 6 0 13 0 20 9 0 77-3 97-3 16 0 84 3 97 3 0-7 0-14 0-20-7 0-15 0-22 0-53 0-53-7-53-24 0-100 0-199 0-299z">
                <text:p/>
              </draw:path>
              <draw:path draw:style-name="gr5" draw:text-style-name="P11" draw:layer="layout" svg:width="0.514cm" svg:height="0.179cm" svg:x="24.791cm" svg:y="14.389cm" svg:viewBox="0 0 515 180" svg:d="M488 31c11 0 27 0 27-16 0-15-16-15-27-15-154 0-308 0-462 0-11 0-26 0-26 15 0 16 15 16 26 16 154 0 308 0 462 0zM488 180c11 0 27 0 27-15 0-16-16-16-27-16-154 0-308 0-462 0-11 0-26 0-26 16 0 15 15 15 26 15 154 0 308 0 462 0z">
                <text:p/>
              </draw:path>
              <draw:path draw:style-name="gr5" draw:text-style-name="P11" draw:layer="layout" svg:width="0.324cm" svg:height="0.528cm" svg:x="25.594cm" svg:y="14.159cm" svg:viewBox="0 0 325 529" svg:d="M325 265c0-61-4-122-30-179-36-73-99-86-132-86-46 0-104 20-134 92-25 53-29 112-29 173 0 60 2 128 35 187 33 61 90 77 128 77 42 0 101-16 134-88 24-55 28-114 28-176zM163 511c-31 0-77-17-90-92-9-46-9-116-9-162 0-49 0-99 6-141 16-92 73-98 93-98 24 0 77 13 90 89 9 42 9 101 9 150 0 57 0 109-9 160-11 72-55 94-90 94z">
                <text:p/>
              </draw:path>
            </draw:g>
          </draw:g>
          <draw:frame draw:style-name="gr19" draw:text-style-name="P20" draw:layer="layout" svg:width="9.193cm" svg:height="0.962cm" svg:x="11.631cm" svg:y="14cm">
            <draw:text-box>
              <text:p><text:span text:style-name="T5">v</text:span><text:span text:style-name="T5">a</text:span><text:span text:style-name="T5">n</text:span><text:span text:style-name="T5">i</text:span><text:span text:style-name="T5">s</text:span><text:span text:style-name="T5">h</text:span><text:span text:style-name="T5">i</text:span><text:span text:style-name="T5">n</text:span><text:span text:style-name="T5">g</text:span><text:span text:style-name="T5"> </text:span><text:span text:style-name="T5">b</text:span><text:span text:style-name="T5">o</text:span><text:span text:style-name="T5">u</text:span><text:span text:style-name="T5">n</text:span><text:span text:style-name="T5">d</text:span><text:span text:style-name="T5">a</text:span><text:span text:style-name="T5">r</text:span><text:span text:style-name="T5">y</text:span><text:span text:style-name="T5"> </text:span><text:span text:style-name="T5">c</text:span><text:span text:style-name="T5">o</text:span><text:span text:style-name="T5">n</text:span><text:span text:style-name="T5">d</text:span><text:span text:style-name="T5">i</text:span><text:span text:style-name="T5">t</text:span><text:span text:style-name="T5">i</text:span><text:span text:style-name="T5">o</text:span><text:span text:style-name="T5">n</text:span><text:span text:style-name="T5">s</text:span><text:span text:style-name="T5">:</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2" draw:layer="layout" svg:width="18.624cm" svg:height="10.476cm" svg:x="1.482cm" svg:y="2.123cm" draw:page-number="5" presentation:class="page"/>
          <draw:frame presentation:style-name="pr3" draw:text-style-name="P1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4" draw:layer="layout" svg:width="25.199cm" svg:height="0.869cm" svg:x="1.336cm" svg:y="0.427cm" presentation:class="title">
          <draw:text-box>
            <text:p>Finite differences: the potential term</text:p>
          </draw:text-box>
        </draw:frame>
        <draw:frame draw:style-name="gr3" draw:text-style-name="P13" draw:layer="layout" svg:width="11.852cm" svg:height="0.962cm" svg:x="1.205cm" svg:y="2.441cm">
          <draw:text-box>
            <text:p>→ equivalent to a basis of discrete sites:</text:p>
          </draw:text-box>
        </draw:frame>
        <draw:g>
          <svg:title>TexMaths</svg:title>
          <svg:desc>24§display§\varphi_1 = \varphi(x_1), \varphi_2 = \varphi(x_2), ...§svg§600§FALSE§</svg:desc>
          <draw:g>
            <draw:path draw:style-name="gr4" draw:text-style-name="P10" draw:layer="layout" svg:width="9.537cm" svg:height="0.753cm" svg:x="13.18cm" svg:y="2.56cm" svg:viewBox="0 0 9538 754" svg:d="M4770 754c-1590 0-3180 0-4770 0 0-251 0-503 0-754 3179 0 6359 0 9538 0 0 251 0 503 0 754-1589 0-3179 0-4768 0z">
              <text:p/>
            </draw:path>
            <draw:path draw:style-name="gr5" draw:text-style-name="P11" draw:layer="layout" svg:width="0.479cm" svg:height="0.554cm" svg:x="13.18cm" svg:y="2.775cm" svg:viewBox="0 0 480 555" svg:d="M101 515c-3 9-5 12-5 16 0 17 17 24 24 24 5 0 24-2 31-24 3-4 7-33 31-153 8 3 12 3 27 3 141 0 271-132 271-264 0-67-34-117-96-117-122 0-173 163-223 328-91-17-139-65-139-125 0-23 19-117 69-174 7-7 5-7 7-10 0-5-2-9-9-9-24 0-89 122-89 203 0 77 55 139 146 160-15 47-30 95-45 142zM216 333c-5 0-7 0-14-3-10 0-10 0-10-2s14-79 17-91c24-108 91-187 165-187 58 0 82 43 82 84 0 96-108 199-240 199z">
              <text:p/>
            </draw:path>
            <draw:path draw:style-name="gr5" draw:text-style-name="P11" draw:layer="layout" svg:width="0.213cm" svg:height="0.389cm" svg:x="13.753cm" svg:y="2.883cm" svg:viewBox="0 0 214 390" svg:d="M134 17c0-17-2-17-19-17-38 36-91 36-115 36 0 7 0 14 0 21 14 0 53 0 86-16 0 100 0 201 0 301 0 19 0 27-60 27-7 0-14 0-21 0 0 7 0 14 0 21 9-2 81-2 103-2 19 0 94 0 106 2 0-7 0-14 0-21-8 0-15 0-22 0-58 0-58-8-58-27 0-108 0-217 0-325z">
              <text:p/>
            </draw:path>
            <draw:path draw:style-name="gr5" draw:text-style-name="P11" draw:layer="layout" svg:width="0.56cm" svg:height="0.198cm" svg:x="14.349cm" svg:y="2.838cm" svg:viewBox="0 0 561 199" svg:d="M533 36c12 0 28-1 28-19s-16-17-28-17c-168 0-336 0-504 0-12 0-29-1-29 17s17 19 29 19c168 0 336 0 504 0zM533 199c12 0 28 1 28-17s-16-19-28-19c-168 0-336 0-504 0-12 0-29 1-29 19s17 17 29 17c168 0 336 0 504 0z">
              <text:p/>
            </draw:path>
            <draw:path draw:style-name="gr5" draw:text-style-name="P11" draw:layer="layout" svg:width="0.479cm" svg:height="0.554cm" svg:x="15.234cm" svg:y="2.775cm" svg:viewBox="0 0 480 555" svg:d="M101 515c-3 9-5 12-5 16 0 17 17 24 24 24 5 0 24-2 31-24 5-4 7-33 31-153 8 3 12 3 27 3 141 0 271-132 271-264 0-67-34-117-96-117-122 0-173 163-223 328-91-17-139-65-139-125 0-23 19-117 69-174 7-7 5-7 7-10 0-5-2-9-9-9-24 0-89 122-89 203 0 77 55 139 146 160-15 47-30 95-45 142zM218 333c-7 0-9 0-16-3-10 0-10 0-10-2s14-79 17-91c26-108 91-187 165-187 58 0 82 43 82 84 0 96-108 199-238 199z">
              <text:p/>
            </draw:path>
            <draw:path draw:style-name="gr5" draw:text-style-name="P11" draw:layer="layout" svg:width="0.193cm" svg:height="0.839cm" svg:x="15.827cm" svg:y="2.517cm" svg:viewBox="0 0 194 840" svg:d="M194 831c0-3 0-3-12-17-105-108-134-266-134-395 0-146 34-292 137-395 9-12 9-12 9-14 0-8-2-10-7-10-9 0-84 57-134 165-43 91-53 184-53 254 0 67 10 167 55 263 51 103 123 158 132 158 5 0 7-2 7-9z">
              <text:p/>
            </draw:path>
            <draw:path draw:style-name="gr5" draw:text-style-name="P11" draw:layer="layout" svg:width="0.419cm" svg:height="0.38cm" svg:x="16.095cm" svg:y="2.775cm" svg:viewBox="0 0 420 381" svg:d="M257 117c5-21 24-98 84-98 5 0 24 0 43 10-24 5-41 26-41 45 0 15 10 31 31 31 20 0 46-16 46-50 0-43-50-55-79-55-48 0-77 45-89 65-19-55-65-65-91-65-87 0-135 108-135 129 0 10 8 10 10 10 7 0 10-3 12-10 29-88 84-110 113-110 14 0 45 7 45 55 0 27-14 84-45 201-15 53-43 86-82 86-5 0-24 0-41-9 22-5 39-22 39-46s-17-28-31-28c-24 0-46 21-46 48 0 38 43 55 79 55 55 0 87-60 89-65 10 31 41 65 91 65 87 0 135-108 135-130 0-7-8-7-10-7-7 0-10 3-12 7-26 91-84 110-110 110-34 0-48-26-48-55 0-19 4-36 14-74s19-76 29-115z">
              <text:p/>
            </draw:path>
            <draw:path draw:style-name="gr5" draw:text-style-name="P11" draw:layer="layout" svg:width="0.215cm" svg:height="0.389cm" svg:x="16.616cm" svg:y="2.883cm" svg:viewBox="0 0 216 390" svg:d="M134 17c0-17 0-17-16-17-39 36-92 36-118 36 0 7 0 14 0 21 14 0 55 0 86-16 0 100 0 201 0 301 0 19 0 27-57 27-8 0-16 0-24 0 0 7 0 14 0 21 12-2 84-2 105-2 20 0 94 0 106 2 0-7 0-14 0-21-7 0-14 0-22 0-60 0-60-8-60-27 0-108 0-217 0-325z">
              <text:p/>
            </draw:path>
            <draw:path draw:style-name="gr5" draw:text-style-name="P11" draw:layer="layout" svg:width="0.196cm" svg:height="0.839cm" svg:x="16.978cm" svg:y="2.517cm" svg:viewBox="0 0 197 840" svg:d="M197 419c0-65-10-165-55-261-51-103-125-158-132-158-5 0-10 5-10 10 0 2 0 2 17 19 81 81 129 215 129 390 0 144-31 292-134 397-12 12-12 12-12 15 0 4 5 9 10 9 7 0 84-57 134-165 43-91 53-184 53-256z">
              <text:p/>
            </draw:path>
            <draw:path draw:style-name="gr5" draw:text-style-name="P11" draw:layer="layout" svg:width="0.097cm" svg:height="0.25cm" svg:x="17.331cm" svg:y="3.058cm" svg:viewBox="0 0 98 251" svg:d="M98 89c0-55-19-89-52-89-29 0-46 22-46 45 0 22 17 44 46 44 9 0 21-3 28-10 3-2 4-2 5-2 1 4 3 0 3 12 0 62-32 112-58 138-10 10-10 12-10 15 0 5 5 9 8 9 9 0 76-64 76-162z">
              <text:p/>
            </draw:path>
            <draw:path draw:style-name="gr5" draw:text-style-name="P11" draw:layer="layout" svg:width="0.479cm" svg:height="0.554cm" svg:x="17.677cm" svg:y="2.775cm" svg:viewBox="0 0 480 555" svg:d="M101 515c-5 9-5 12-5 16 0 17 17 24 24 24 5 0 24-2 31-24 3-4 7-33 31-153 8 3 12 3 27 3 141 0 271-132 271-264 0-67-34-117-96-117-122 0-173 163-226 328-88-17-136-65-136-125 0-23 19-117 69-174 7-7 5-7 7-10 0-5-2-9-9-9-24 0-89 122-89 203 0 77 55 139 146 160-15 47-30 95-45 142zM216 333c-5 0-7 0-14-3-10 0-12 0-12-2s14-79 19-91c24-108 91-187 165-187 58 0 82 43 82 84 0 96-108 199-240 199z">
              <text:p/>
            </draw:path>
            <draw:path draw:style-name="gr5" draw:text-style-name="P11" draw:layer="layout" svg:width="0.258cm" svg:height="0.389cm" svg:x="18.224cm" svg:y="2.883cm" svg:viewBox="0 0 259 390" svg:d="M259 282c-6 0-13 0-19 0-2 12-7 48-17 53-2 5-48 5-57 5-36 0-72 0-108 0 62-55 81-72 117-98 43-36 84-72 84-127 0-72-62-115-137-115-74 0-122 50-122 105 0 29 24 31 31 31 12 0 31-9 31-31 0-9-4-31-36-31 20-40 58-52 87-52 60 0 89 45 89 93 0 50-36 91-56 112-47 47-94 93-141 139-5 5-5 7-5 24 81 0 162 0 242 0 6-36 12-72 17-108z">
              <text:p/>
            </draw:path>
            <draw:path draw:style-name="gr5" draw:text-style-name="P11" draw:layer="layout" svg:width="0.56cm" svg:height="0.198cm" svg:x="18.845cm" svg:y="2.838cm" svg:viewBox="0 0 561 199" svg:d="M533 36c12 0 28-1 28-19s-16-17-28-17c-168 0-336 0-504 0-12 0-29-1-29 17s17 19 29 19c168 0 336 0 504 0zM533 199c12 0 28 1 28-17s-16-19-28-19c-168 0-336 0-504 0-12 0-29 1-29 19s17 17 29 17c168 0 336 0 504 0z">
              <text:p/>
            </draw:path>
            <draw:path draw:style-name="gr5" draw:text-style-name="P11" draw:layer="layout" svg:width="0.479cm" svg:height="0.554cm" svg:x="19.73cm" svg:y="2.775cm" svg:viewBox="0 0 480 555" svg:d="M101 515c-3 9-5 12-5 16 0 17 17 24 24 24 5 0 24-2 31-24 3-4 7-33 31-153 8 3 12 3 27 3 141 0 271-132 271-264 0-67-34-117-96-117-122 0-173 163-223 328-91-17-139-65-139-125 0-23 19-117 69-174 7-7 5-7 7-10 0-5-2-9-9-9-24 0-89 122-89 203 0 77 55 139 146 160-15 47-30 95-45 142zM216 333c-5 0-7 0-14-3-10 0-10 0-10-2s14-79 17-91c24-108 91-187 165-187 58 0 82 43 82 84 0 96-108 199-240 199z">
              <text:p/>
            </draw:path>
            <draw:path draw:style-name="gr5" draw:text-style-name="P11" draw:layer="layout" svg:width="0.193cm" svg:height="0.839cm" svg:x="20.323cm" svg:y="2.517cm" svg:viewBox="0 0 194 840" svg:d="M194 831c0-3 0-3-14-17-103-108-132-266-132-395 0-146 34-292 137-395 9-12 9-12 9-14 0-8-2-10-7-10-9 0-84 57-134 165-43 91-53 184-53 254 0 67 10 167 55 263 51 103 123 158 132 158 5 0 7-2 7-9z">
              <text:p/>
            </draw:path>
            <draw:path draw:style-name="gr5" draw:text-style-name="P11" draw:layer="layout" svg:width="0.419cm" svg:height="0.38cm" svg:x="20.592cm" svg:y="2.775cm" svg:viewBox="0 0 420 381" svg:d="M257 117c5-21 24-98 84-98 5 0 24 0 41 10-22 5-39 26-39 45 0 15 7 31 31 31 20 0 46-16 46-50 0-43-50-55-79-55-48 0-77 45-89 65-19-55-65-65-91-65-87 0-135 108-135 129 0 10 8 10 10 10 7 0 10-3 12-10 29-88 84-110 113-110 14 0 45 7 45 55 0 27-14 84-45 201-15 53-43 86-82 86-5 0-24 0-41-9 22-5 39-22 39-46s-17-28-31-28c-24 0-46 21-46 48 0 38 43 55 79 55 55 0 87-60 89-65 10 31 41 65 91 65 87 0 135-108 135-130 0-7-8-7-10-7-7 0-10 3-12 7-26 91-84 110-110 110-34 0-48-26-48-55 0-19 4-36 14-74s19-76 29-115z">
              <text:p/>
            </draw:path>
            <draw:path draw:style-name="gr5" draw:text-style-name="P11" draw:layer="layout" svg:width="0.261cm" svg:height="0.389cm" svg:x="21.086cm" svg:y="2.883cm" svg:viewBox="0 0 262 390" svg:d="M262 282c-8 0-15 0-22 0 0 12-7 48-14 53-5 5-51 5-58 5-37 0-74 0-110 0 62-55 84-72 120-98 43-36 84-72 84-127 0-72-63-115-140-115-72 0-122 50-122 105 0 29 26 31 31 31 15 0 31-9 31-31 0-9-4-31-33-31 17-40 57-52 86-52 58 0 89 45 89 93 0 50-36 91-55 112-47 47-95 93-142 139-7 5-7 7-7 24 81 0 162 0 242 0 7-36 13-72 20-108z">
              <text:p/>
            </draw:path>
            <draw:path draw:style-name="gr5" draw:text-style-name="P11" draw:layer="layout" svg:width="0.196cm" svg:height="0.839cm" svg:x="21.475cm" svg:y="2.517cm" svg:viewBox="0 0 197 840" svg:d="M197 419c0-65-10-165-55-261-51-103-125-158-132-158-5 0-10 5-10 10 0 2 0 2 17 19 81 81 129 215 129 390 0 144-31 292-134 397-12 12-12 12-12 15 0 4 5 9 10 9 7 0 84-57 134-165 43-91 53-184 53-256z">
              <text:p/>
            </draw:path>
            <draw:path draw:style-name="gr5" draw:text-style-name="P11" draw:layer="layout" svg:width="0.097cm" svg:height="0.25cm" svg:x="21.828cm" svg:y="3.058cm" svg:viewBox="0 0 98 251" svg:d="M98 89c0-55-21-89-52-89-29 0-46 22-46 45 0 22 17 44 46 44 9 0 21-3 28-10 3-2 3-2 5-2 1 4 3 0 3 12 0 62-32 112-58 138-10 10-10 12-10 15 0 5 3 9 8 9 9 0 76-64 76-162z">
              <text:p/>
            </draw:path>
            <draw:path draw:style-name="gr5" draw:text-style-name="P11" draw:layer="layout" svg:width="0.09cm" svg:height="0.088cm" svg:x="22.202cm" svg:y="3.058cm" svg:viewBox="0 0 91 89" svg:d="M91 45c0-26-21-45-45-45s-46 20-46 45c0 26 22 44 46 44s45-20 45-44z">
              <text:p/>
            </draw:path>
            <draw:path draw:style-name="gr5" draw:text-style-name="P11" draw:layer="layout" svg:width="0.088cm" svg:height="0.088cm" svg:x="22.437cm" svg:y="3.058cm" svg:viewBox="0 0 89 89" svg:d="M89 45c0-26-18-45-43-45-26 0-46 20-46 45 0 26 20 44 46 44 25 0 43-20 43-44z">
              <text:p/>
            </draw:path>
            <draw:path draw:style-name="gr5" draw:text-style-name="P11" draw:layer="layout" svg:width="0.088cm" svg:height="0.088cm" svg:x="22.672cm" svg:y="3.058cm" svg:viewBox="0 0 89 89" svg:d="M89 45c0-26-22-45-46-45s-43 20-43 45c0 26 19 44 43 44s46-20 46-44z">
              <text:p/>
            </draw:path>
          </draw:g>
        </draw:g>
        <draw:line draw:style-name="gr9" draw:text-style-name="P16" draw:layer="layout" svg:x1="1.768cm" svg:y1="6.097cm" svg:x2="13.706cm" svg:y2="6.097cm">
          <text:p/>
        </draw:line>
        <draw:line draw:style-name="gr10" draw:text-style-name="P16" draw:layer="layout" svg:x1="1.768cm" svg:y1="5.843cm" svg:x2="1.768cm" svg:y2="6.351cm">
          <text:p/>
        </draw:line>
        <draw:line draw:style-name="gr10" draw:text-style-name="P16" draw:layer="layout" svg:x1="3.768cm" svg:y1="5.843cm" svg:x2="3.768cm" svg:y2="6.351cm">
          <text:p/>
        </draw:line>
        <draw:line draw:style-name="gr10" draw:text-style-name="P16" draw:layer="layout" svg:x1="5.768cm" svg:y1="5.843cm" svg:x2="5.768cm" svg:y2="6.351cm">
          <text:p/>
        </draw:line>
        <draw:line draw:style-name="gr10" draw:text-style-name="P16" draw:layer="layout" svg:x1="7.768cm" svg:y1="5.843cm" svg:x2="7.768cm" svg:y2="6.351cm">
          <text:p/>
        </draw:line>
        <draw:line draw:style-name="gr10" draw:text-style-name="P16" draw:layer="layout" svg:x1="9.768cm" svg:y1="5.843cm" svg:x2="9.768cm" svg:y2="6.351cm">
          <text:p/>
        </draw:line>
        <draw:line draw:style-name="gr10" draw:text-style-name="P16" draw:layer="layout" svg:x1="11.768cm" svg:y1="5.843cm" svg:x2="11.768cm" svg:y2="6.351cm">
          <text:p/>
        </draw:line>
        <draw:g>
          <svg:title>TexMaths</svg:title>
          <svg:desc>28§display§x_0§svg§600§FALSE§</svg:desc>
          <draw:frame draw:style-name="gr11" draw:text-style-name="P17" draw:layer="layout" svg:width="0.988cm" svg:height="0.666cm" svg:x="1.27cm" svg:y="6.439cm">
            <draw:image xlink:href="Pictures/10000B0200000162000000EF62CC7645D5A30DA2.svg" xlink:type="simple" xlink:show="embed" xlink:actuate="onLoad" draw:mime-type="image/svg+xml">
              <text:p/>
            </draw:image>
            <draw:image xlink:href="Pictures/100002010000000D000000097ED15DA9A38677FD.png" xlink:type="simple" xlink:show="embed" xlink:actuate="onLoad" draw:mime-type="image/png"/>
          </draw:frame>
        </draw:g>
        <draw:g>
          <svg:title>TexMaths</svg:title>
          <svg:desc>28§display§x_1§svg§600§FALSE§</svg:desc>
          <draw:frame draw:style-name="gr11" draw:text-style-name="P17" draw:layer="layout" svg:width="0.96cm" svg:height="0.655cm" svg:x="3.27cm" svg:y="6.44cm">
            <draw:image xlink:href="Pictures/100009E900000158000000EB8DAA5EFB30F1330C.svg" xlink:type="simple" xlink:show="embed" xlink:actuate="onLoad" draw:mime-type="image/svg+xml">
              <text:p/>
            </draw:image>
            <draw:image xlink:href="Pictures/100002010000000D000000090F4668217D711F30.png" xlink:type="simple" xlink:show="embed" xlink:actuate="onLoad" draw:mime-type="image/png"/>
          </draw:frame>
        </draw:g>
        <draw:g>
          <svg:title>TexMaths</svg:title>
          <svg:desc>28§display§x_2§svg§600§FALSE§</svg:desc>
          <draw:frame draw:style-name="gr11" draw:text-style-name="P17" draw:layer="layout" svg:width="0.983cm" svg:height="0.655cm" svg:x="5.271cm" svg:y="6.442cm">
            <draw:image xlink:href="Pictures/10000B5C00000160000000EB29D01C61F71028E2.svg" xlink:type="simple" xlink:show="embed" xlink:actuate="onLoad" draw:mime-type="image/svg+xml">
              <text:p/>
            </draw:image>
            <draw:image xlink:href="Pictures/100002010000000D0000000924F87F8C30B16776.png" xlink:type="simple" xlink:show="embed" xlink:actuate="onLoad" draw:mime-type="image/png"/>
          </draw:frame>
        </draw:g>
        <draw:g>
          <svg:title>TexMaths</svg:title>
          <svg:desc>28§display§x_{N+1}§svg§600§FALSE§</svg:desc>
          <draw:frame draw:style-name="gr11" draw:text-style-name="P17" draw:layer="layout" svg:width="2.26cm" svg:height="0.736cm" svg:x="11.417cm" svg:y="6.443cm">
            <draw:image xlink:href="Pictures/1000124D000003280000010864B535CDD936F44A.svg" xlink:type="simple" xlink:show="embed" xlink:actuate="onLoad" draw:mime-type="image/svg+xml">
              <text:p/>
            </draw:image>
            <draw:image xlink:href="Pictures/100002010000001F0000000A683DB8155E7ED80D.png" xlink:type="simple" xlink:show="embed" xlink:actuate="onLoad" draw:mime-type="image/png"/>
          </draw:frame>
        </draw:g>
        <draw:path draw:style-name="gr12" draw:text-style-name="P18" draw:layer="layout" svg:width="8.203cm" svg:height="6.173cm" draw:transform="rotate (0.683645468006179) translate (1.679cm 4.959cm)" svg:viewBox="0 0 8204 6174" svg:d="M0 0c237 95 495 106 733 200 219 86 440 188 623 338 178 147 391 265 511 473 124 215 171 463 284 685 107 208 273 379 397 578 134 216 334 347 515 505 175 154 364 319 608 354 272 38 506 196 771 259 233 55 459 133 675 239 238 117 473 196 701 344 218 141 430 276 673 378 214 91 371 278 553 422 181 143 357 298 539 440 212 164 191 467 417 623l113 205 91 131">
          <text:p/>
        </draw:path>
        <draw:g>
          <svg:title>TexMaths</svg:title>
          <svg:desc>22§display§\varphi(x)§svg§600§FALSE§</svg:desc>
          <draw:g>
            <draw:path draw:style-name="gr4" draw:text-style-name="P10" draw:layer="layout" svg:width="1.388cm" svg:height="0.69cm" svg:x="1.747cm" svg:y="3.715cm" svg:viewBox="0 0 1389 691" svg:d="M694 691c-231 0-463 0-694 0 0-230 0-461 0-691 463 0 926 0 1389 0 0 230 0 461 0 691-232 0-463 0-695 0z">
              <text:p/>
            </draw:path>
            <draw:path draw:style-name="gr5" draw:text-style-name="P11" draw:layer="layout" svg:width="0.436cm" svg:height="0.508cm" svg:x="1.747cm" svg:y="3.913cm" svg:viewBox="0 0 437 509" svg:d="M92 472c-4 9-4 11-4 15 0 15 15 22 22 22 4 0 22-2 28-22 3-4 7-31 27-140 9 2 13 2 26 2 128 0 246-121 246-241 0-62-28-108-88-108-112 0-158 149-204 301-83-16-125-60-125-114 0-22 17-108 63-161 7-6 5-6 7-8 0-5-2-9-9-9-22 0-81 112-81 186 0 70 51 128 132 147-13 43-27 87-40 130zM198 305c-7 0-7 0-13-2-9 0-11 0-11-2 0-3 13-73 15-84 24-99 86-171 154-171 52 0 72 40 72 77 0 88-99 182-217 182z">
              <text:p/>
            </draw:path>
            <draw:path draw:style-name="gr5" draw:text-style-name="P11" draw:layer="layout" svg:width="0.179cm" svg:height="0.769cm" svg:x="2.287cm" svg:y="3.676cm" svg:viewBox="0 0 180 770" svg:d="M180 761c0-2 0-2-13-15-97-99-121-244-121-362 0-134 29-268 123-362 11-11 11-11 11-13 0-7-4-9-9-9-6 0-77 53-123 151-37 84-48 169-48 233 0 61 9 154 51 241 48 95 114 145 120 145 5 0 9-2 9-9z">
              <text:p/>
            </draw:path>
            <draw:path draw:style-name="gr5" draw:text-style-name="P11" draw:layer="layout" svg:width="0.383cm" svg:height="0.348cm" svg:x="2.533cm" svg:y="3.913cm" svg:viewBox="0 0 384 349" svg:d="M235 108c4-20 22-90 77-90 4 0 22 0 37 8-19 5-35 24-35 42 0 13 7 29 29 29 17 0 41-16 41-47 0-39-46-50-72-50-44 0-70 42-81 59-18-50-60-59-82-59-81 0-125 99-125 118 0 9 6 6 9 9 7 0 9-2 11-9 26-81 77-100 103-100 13 0 42 6 42 50 0 24-13 77-42 184-13 49-39 79-74 79-5 0-22 0-38-8 20-5 35-20 35-42s-15-26-28-26c-22 0-42 19-42 43 0 36 40 51 73 51 50 0 79-55 81-59 9 28 37 59 83 59 79 0 123-99 123-119 0-6-6-6-8-6-7 0-9 2-11 6-25 84-77 101-102 101-30 0-43-24-43-50 0-18 4-33 13-68s17-70 26-105z">
              <text:p/>
            </draw:path>
            <draw:path draw:style-name="gr5" draw:text-style-name="P11" draw:layer="layout" svg:width="0.179cm" svg:height="0.769cm" svg:x="2.995cm" svg:y="3.676cm" svg:viewBox="0 0 180 770" svg:d="M180 384c0-59-9-151-50-239-47-95-115-145-121-145-5 0-9 4-9 9 0 2 0 2 15 17 75 75 119 198 119 358 0 132-29 268-123 364-11 11-11 11-11 13 0 5 4 9 9 9 6 0 77-53 123-151 39-84 48-169 48-235z">
              <text:p/>
            </draw:path>
          </draw:g>
        </draw:g>
        <draw:custom-shape draw:style-name="gr13" draw:text-style-name="P19" draw:layer="layout" svg:width="0.254cm" svg:height="0.254cm" svg:x="1.546cm" svg:y="4.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3.547cm" svg:y="4.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5.548cm" svg:y="5.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7.549cm" svg:y="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9.55cm" svg:y="4.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11.651cm" svg:y="4.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2§display§\varphi_1§svg§600§FALSE§</svg:desc>
          <draw:g>
            <draw:path draw:style-name="gr4" draw:text-style-name="P10" draw:layer="layout" svg:width="0.677cm" svg:height="0.426cm" svg:x="3.933cm" svg:y="3.852cm" svg:viewBox="0 0 678 427" svg:d="M0 0c226 0 452 0 678 0 0 142 0 285 0 427-226 0-452 0-678 0 0-142 0-285 0-427z">
              <text:p/>
            </draw:path>
            <draw:path draw:style-name="gr5" draw:text-style-name="P11" draw:layer="layout" svg:width="0.435cm" svg:height="0.505cm" svg:x="3.933cm" svg:y="3.813cm" svg:viewBox="0 0 436 506" svg:d="M92 469c-4 11-4 11-4 15 0 18 13 22 22 22 4 0 19-2 28-20 2-6 7-30 26-140 7 0 14 2 27 2 127 0 245-120 245-243 0-59-30-105-87-105-112 0-158 149-204 298-84-15-125-57-125-114 0-20 17-105 63-158 5-6 5-8 5-11 0-2 0-6-9-6-22 0-79 111-79 184 0 72 50 129 132 147-14 43-27 86-40 129zM197 302c-6 0-8 0-13 0-11 0-11 0-11-4 5-27 13-70 16-81 24-99 83-173 151-173 53 0 74 41 74 79 0 87-98 179-217 179z">
              <text:p/>
            </draw:path>
            <draw:path draw:style-name="gr5" draw:text-style-name="P11" draw:layer="layout" svg:width="0.194cm" svg:height="0.354cm" svg:x="4.455cm" svg:y="3.912cm" svg:viewBox="0 0 195 355" svg:d="M121 13c0-13 0-13-16-13-35 33-83 33-105 33 0 6 0 13 0 20 13 0 48 0 77-16 0 92 0 183 0 274 0 18 0 24-53 24-7 0-14 0-22 0 0 7 0 13 0 20 11 0 77-2 97-2 17 0 85 2 96 2 0-7 0-13 0-20-6 0-13 0-20 0-54 0-54-6-54-24 0-99 0-199 0-298z">
              <text:p/>
            </draw:path>
          </draw:g>
        </draw:g>
        <draw:g>
          <svg:title>TexMaths</svg:title>
          <svg:desc>22§display§\varphi_2§svg§600§FALSE§</svg:desc>
          <draw:g>
            <draw:path draw:style-name="gr4" draw:text-style-name="P10" draw:layer="layout" svg:width="0.695cm" svg:height="0.426cm" svg:x="5.592cm" svg:y="4.365cm" svg:viewBox="0 0 696 427" svg:d="M0 0c232 0 464 0 696 0 0 142 0 285 0 427-232 0-464 0-696 0 0-142 0-285 0-427z">
              <text:p/>
            </draw:path>
            <draw:path draw:style-name="gr5" draw:text-style-name="P11" draw:layer="layout" svg:width="0.436cm" svg:height="0.505cm" svg:x="5.592cm" svg:y="4.326cm" svg:viewBox="0 0 437 506" svg:d="M92 469c-4 11-4 11-4 15 0 18 13 22 22 22 4 0 19-2 28-20 2-6 7-30 27-140 6 0 13 2 26 2 127 0 246-120 246-243 0-59-31-105-88-105-112 0-158 149-204 298-84-15-125-57-125-114 0-20 17-105 63-158 7-6 7-8 7-11 0-2-2-6-11-6-22 0-79 111-79 184 0 72 50 129 132 147-14 43-27 86-40 129zM197 302c-6 0-8 0-13 0-11 0-11 0-11-4 5-27 14-70 16-81 24-99 83-173 151-173 55 0 75 41 75 79 0 87-99 179-218 179z">
              <text:p/>
            </draw:path>
            <draw:path draw:style-name="gr5" draw:text-style-name="P11" draw:layer="layout" svg:width="0.236cm" svg:height="0.354cm" svg:x="6.09cm" svg:y="4.425cm" svg:viewBox="0 0 237 355" svg:d="M237 258c-6 0-12 0-18 0-2 11-8 42-15 49-4 2-46 2-53 2-33 0-65 0-98 0 57-48 74-64 107-90 40-31 77-63 77-116 0-64-57-103-125-103s-112 46-112 94c0 29 22 31 29 31 10 0 28-9 28-29 0-8-4-28-33-28 18-37 53-50 79-50 53 0 81 41 81 85 0 48-33 85-50 103-43 43-86 86-130 129-4 5-4 5-4 20 74 0 148 0 222 0 5-32 10-64 15-97z">
              <text:p/>
            </draw:path>
          </draw:g>
        </draw:g>
        <draw:frame draw:style-name="gr14" draw:text-style-name="P20" draw:layer="layout" svg:width="1.035cm" svg:height="0.962cm" svg:x="7.255cm" svg:y="6.167cm">
          <draw:text-box>
            <text:p><text:span text:style-name="T5">.</text:span><text:span text:style-name="T5">.</text:span><text:span text:style-name="T5">.</text:span></text:p>
          </draw:text-box>
        </draw:frame>
        <draw:g>
          <svg:title>TexMaths</svg:title>
          <svg:desc>28§display§x_{N}§svg§600§FALSE§</svg:desc>
          <draw:frame draw:style-name="gr11" draw:text-style-name="P17" draw:layer="layout" svg:width="1.221cm" svg:height="0.58cm" svg:x="9.319cm" svg:y="6.443cm">
            <draw:image xlink:href="Pictures/10000E06000001B5000000D09BB75819F1F356CF.svg" xlink:type="simple" xlink:show="embed" xlink:actuate="onLoad" draw:mime-type="image/svg+xml">
              <text:p/>
            </draw:image>
            <draw:image xlink:href="Pictures/100002010000001100000008F5944E35AC437346.png" xlink:type="simple" xlink:show="embed" xlink:actuate="onLoad" draw:mime-type="image/png"/>
          </draw:frame>
        </draw:g>
        <draw:frame draw:style-name="gr15" draw:text-style-name="P13" draw:layer="layout" svg:width="9.525cm" svg:height="1.673cm" svg:x="15.74cm" svg:y="3.911cm">
          <draw:text-box>
            <text:p>Now let’s consider the potential term as</text:p>
          </draw:text-box>
        </draw:frame>
        <draw:g>
          <svg:title>TexMaths</svg:title>
          <svg:desc>24§display§V(x)\varphi(x) \rightarrow V_i \varphi_i§svg§600§FALSE§</svg:desc>
          <draw:g>
            <draw:path draw:style-name="gr4" draw:text-style-name="P10" draw:layer="layout" svg:width="6.261cm" svg:height="0.753cm" svg:x="16.818cm" svg:y="5.758cm" svg:viewBox="0 0 6262 754" svg:d="M3131 754c-1044 0-2087 0-3131 0 0-251 0-503 0-754 2087 0 4175 0 6262 0 0 251 0 503 0 754-1044 0-2087 0-3131 0z">
              <text:p/>
            </draw:path>
            <draw:path draw:style-name="gr5" draw:text-style-name="P11" draw:layer="layout" svg:width="0.599cm" svg:height="0.59cm" svg:x="16.823cm" svg:y="5.772cm" svg:viewBox="0 0 600 591" svg:d="M482 96c41-67 77-70 108-70 10-2 7-11 10-16 0-8-3-10-10-10-21 0-45 2-69 2-29 0-56-2-84-2-5 0-15 0-15 14 0 10 7 12 12 12 24 0 39 10 39 27 0 12-8 20-12 31-87 137-173 274-259 411-20-148-39-296-58-445 0-14 19-24 60-24 12 0 19 0 19-16 0-10-5-10-12-10-33 0-69 2-103 2-14 0-30-2-46-2-15 0-31 0-45 0-7 0-17 0-17 14 0 12 7 12 22 12 45 0 48 8 50 27 22 173 45 346 67 519 3 17 5 19 17 19s17-5 22-14c101-161 203-321 304-481z">
              <text:p/>
            </draw:path>
            <draw:path draw:style-name="gr5" draw:text-style-name="P11" draw:layer="layout" svg:width="0.196cm" svg:height="0.839cm" svg:x="17.538cm" svg:y="5.715cm" svg:viewBox="0 0 197 840" svg:d="M197 831c0-3 0-3-15-17-105-108-134-266-134-395 0-146 34-292 137-395 12-12 12-12 12-14 0-8-5-10-10-10-7 0-84 57-134 165-43 91-53 184-53 254 0 67 10 167 55 263 51 103 125 158 132 158 5 0 10-2 10-9z">
              <text:p/>
            </draw:path>
            <draw:path draw:style-name="gr5" draw:text-style-name="P11" draw:layer="layout" svg:width="0.419cm" svg:height="0.38cm" svg:x="17.806cm" svg:y="5.973cm" svg:viewBox="0 0 420 381" svg:d="M257 117c5-21 24-98 84-98 4 0 24 0 43 10-24 5-41 26-41 45 0 15 10 31 31 31 19 0 46-16 46-50 0-43-51-55-79-55-48 0-77 45-87 65-21-55-67-65-91-65-89 0-137 108-137 129 0 10 7 7 10 10 7 0 10-3 12-10 29-88 84-110 113-110 17 0 45 7 45 55 0 27-14 84-45 201-15 53-43 86-82 86-5 0-24 0-41-9 22-5 39-22 39-46s-17-28-31-28c-24 0-46 21-46 48 0 38 43 55 79 55 55 0 87-60 89-65 10 31 41 65 91 65 86 0 134-108 134-130 0-7-7-7-9-7-7 0-10 3-12 7-27 91-84 110-110 110-34 0-48-26-48-55 0-19 4-36 14-74s19-76 29-115z">
              <text:p/>
            </draw:path>
            <draw:path draw:style-name="gr5" draw:text-style-name="P11" draw:layer="layout" svg:width="0.193cm" svg:height="0.839cm" svg:x="18.313cm" svg:y="5.715cm" svg:viewBox="0 0 194 840" svg:d="M194 419c0-65-9-165-55-261-50-103-122-158-132-158-5 0-7 5-7 10 0 2 0 2 14 19 84 81 132 215 132 390 0 144-31 292-136 397-10 12-10 12-10 15 0 4 2 9 7 9 10 0 84-57 135-165 43-91 52-184 52-256z">
              <text:p/>
            </draw:path>
            <draw:path draw:style-name="gr5" draw:text-style-name="P11" draw:layer="layout" svg:width="0.479cm" svg:height="0.554cm" svg:x="18.634cm" svg:y="5.973cm" svg:viewBox="0 0 480 555" svg:d="M101 515c-3 9-5 12-5 16 0 17 17 24 26 24 3 0 22-2 32-24 2-4 4-33 28-153 8 3 12 3 27 3 141 0 271-132 271-264 0-67-34-117-96-117-122 0-173 163-223 328-91-17-139-65-139-125 0-23 19-117 69-174 7-7 5-7 7-10 0-5-2-9-9-9-24 0-89 122-89 203 0 77 55 139 146 160-15 47-30 95-45 142zM218 333c-7 0-9 0-16-3-10 0-10 0-10-2s14-79 17-91c26-108 91-187 165-187 60 0 82 43 82 84 0 96-108 199-238 199z">
              <text:p/>
            </draw:path>
            <draw:path draw:style-name="gr5" draw:text-style-name="P11" draw:layer="layout" svg:width="0.196cm" svg:height="0.839cm" svg:x="19.227cm" svg:y="5.715cm" svg:viewBox="0 0 197 840" svg:d="M197 831c0-3 0-3-15-17-105-108-134-266-134-395 0-146 34-292 137-395 12-12 12-12 12-14 0-8-5-10-10-10-7 0-84 57-134 165-43 91-53 184-53 254 0 67 10 167 55 263 51 103 125 158 132 158 5 0 10-2 10-9z">
              <text:p/>
            </draw:path>
            <draw:path draw:style-name="gr5" draw:text-style-name="P11" draw:layer="layout" svg:width="0.419cm" svg:height="0.38cm" svg:x="19.495cm" svg:y="5.973cm" svg:viewBox="0 0 420 381" svg:d="M257 117c5-21 24-98 84-98 4 0 24 0 43 10-24 5-41 26-41 45 0 15 10 31 31 31 19 0 46-16 46-50 0-43-51-55-79-55-48 0-77 45-89 65-19-55-65-65-89-65-89 0-137 108-137 129 0 10 8 10 10 10 7 0 10-3 12-10 29-88 84-110 113-110 14 0 45 7 45 55 0 27-14 84-45 201-15 53-43 86-82 86-5 0-24 0-41-9 22-5 39-22 39-46s-17-28-31-28c-24 0-46 21-46 48 0 38 43 55 79 55 55 0 87-60 89-65 10 31 41 65 91 65 86 0 134-108 134-130 0-7-7-7-9-7-7 0-10 3-12 7-27 91-84 110-110 110-34 0-48-26-48-55 0-19 4-36 14-74s19-76 29-115z">
              <text:p/>
            </draw:path>
            <draw:path draw:style-name="gr5" draw:text-style-name="P11" draw:layer="layout" svg:width="0.193cm" svg:height="0.839cm" svg:x="20.002cm" svg:y="5.715cm" svg:viewBox="0 0 194 840" svg:d="M194 419c0-65-9-165-55-261-50-103-122-158-132-158-5 0-7 5-7 10 0 2 0 2 14 19 84 81 132 215 132 390 0 144-31 292-136 397-10 12-10 12-10 15 0 4 2 9 7 9 10 0 84-57 135-165 43-91 52-184 52-256z">
              <text:p/>
            </draw:path>
            <draw:path draw:style-name="gr5" draw:text-style-name="P11" draw:layer="layout" svg:width="0.748cm" svg:height="0.437cm" svg:x="20.561cm" svg:y="5.916cm" svg:viewBox="0 0 749 438" svg:d="M657 237c-45 33-69 69-76 79-36 57-44 110-44 112 0 10 10 10 17 10 15 0 15-2 17-17 22-81 70-153 166-191 9-3 12-6 12-12s-5-7-8-7c-36-15-139-58-170-199-2-10-2-12-17-12-7 0-17 0-17 10 0 2 8 55 44 110 16 26 40 55 76 81-208 0-417 0-626 0-14 0-31-1-31 17s17 19 31 19c209 0 418 0 626 0z">
              <text:p/>
            </draw:path>
            <draw:path draw:style-name="gr5" draw:text-style-name="P11" draw:layer="layout" svg:width="0.599cm" svg:height="0.59cm" svg:x="21.64cm" svg:y="5.772cm" svg:viewBox="0 0 600 591" svg:d="M482 96c41-67 77-70 108-70 10-2 7-11 10-16 0-8-5-10-10-10-24 0-48 2-69 2-29 0-58-2-84-2-5 0-17 0-17 14 0 10 7 12 14 12 22 0 39 10 39 27 0 12-8 20-12 31-87 137-173 274-259 411-20-148-39-296-58-445 0-14 19-24 58-24 12 0 21 0 21-16 0-10-7-10-12-10-33 0-69 2-103 2-17 0-32-2-48-2s-31 0-46 0c-4 0-14 0-14 14 0 12 7 12 19 12 48 0 48 8 51 27 22 173 44 346 67 519 2 17 7 19 17 19 14 0 16-5 24-14 101-161 203-321 304-481z">
              <text:p/>
            </draw:path>
            <draw:path draw:style-name="gr5" draw:text-style-name="P11" draw:layer="layout" svg:width="0.179cm" svg:height="0.394cm" svg:x="22.111cm" svg:y="6.081cm" svg:viewBox="0 0 180 395" svg:d="M166 22c0-10-8-22-24-22-17 0-34 14-34 34 0 9 7 21 24 21s34-17 34-33zM43 321c-2 7-5 14-5 24 0 28 24 50 58 50 58 0 84-81 84-89 0-9-7-9-10-9-7 0-9 5-12 12-12 45-38 69-62 69-12 0-14-7-14-19 0-14 4-26 9-38 7-17 12-31 19-48 5-12 27-67 29-74 3-5 3-12 3-19 0-27-22-48-56-48-57 0-86 79-86 88 0 7 10 7 12 7 7 0 7-2 10-9 14-50 40-72 62-72 10 0 14 5 14 22 0 14-2 21-16 59-13 32-26 63-39 94z">
              <text:p/>
            </draw:path>
            <draw:path draw:style-name="gr5" draw:text-style-name="P11" draw:layer="layout" svg:width="0.479cm" svg:height="0.554cm" svg:x="22.406cm" svg:y="5.973cm" svg:viewBox="0 0 480 555" svg:d="M103 515c-5 9-5 12-5 16 0 17 15 24 24 24 5 0 22-2 32-24 2-4 7-33 28-153 8 3 15 3 29 3 139 0 269-132 269-264 0-67-31-117-96-117-122 0-173 163-223 328-91-17-137-65-137-125 0-23 19-117 70-174 7-7 4-7 7-10 0-5-3-9-12-9-24 0-89 122-89 203 0 77 58 139 146 160-14 47-28 95-43 142zM218 333c-7 0-7 0-14-3-10 0-12 0-12-2s14-79 17-91c26-108 91-187 168-187 57 0 79 43 79 84 0 96-108 199-238 199z">
              <text:p/>
            </draw:path>
            <draw:path draw:style-name="gr5" draw:text-style-name="P11" draw:layer="layout" svg:width="0.179cm" svg:height="0.394cm" svg:x="22.943cm" svg:y="6.081cm" svg:viewBox="0 0 180 395" svg:d="M163 22c0-10-7-22-21-22-17 0-34 14-34 34 0 9 7 21 24 21s31-17 31-33zM43 321c-2 7-5 14-5 24 0 28 24 50 56 50 60 0 86-81 86-89 0-9-7-9-10-9-9 0-9 5-12 12-12 45-38 69-62 69-12 0-14-7-14-19 0-14 4-26 9-38 5-17 12-31 19-48 5-12 27-67 29-74 3-5 3-12 3-19 0-27-24-48-56-48-57 0-86 79-86 88 0 7 6 5 10 7 9 0 9-2 12-9 14-50 40-72 62-72 10 0 14 5 14 22 0 14-2 21-16 59-13 32-26 63-39 94z">
              <text:p/>
            </draw:path>
          </draw:g>
        </draw:g>
        <draw:frame draw:style-name="gr16" draw:text-style-name="P20" draw:layer="layout" svg:width="10.531cm" svg:height="0.962cm" svg:x="1.141cm" svg:y="8.066cm">
          <draw:text-box>
            <text:p xml:id="id24" text:id="id24"><text:span text:style-name="T5">Apply rule for n=1 .. N (inner points)</text:span></text:p>
          </draw:text-box>
        </draw:frame>
        <draw:g xml:id="id25" draw:id="id25">
          <draw:g>
            <svg:title>TexMaths</svg:title>
            <svg:desc>24§display§V(x)\varphi(x)|_{x=x_1} = V_1 \varphi_1§svg§600§FALSE§</svg:desc>
            <draw:g>
              <draw:path draw:style-name="gr4" draw:text-style-name="P10" draw:layer="layout" svg:width="8.13cm" svg:height="0.753cm" svg:x="1.769cm" svg:y="9.568cm" svg:viewBox="0 0 8131 754" svg:d="M4064 754c-1355 0-2709 0-4064 0 0-251 0-503 0-754 2710 0 5421 0 8131 0 0 251 0 503 0 754-1356 0-2711 0-4067 0z">
                <text:p/>
              </draw:path>
              <draw:path draw:style-name="gr5" draw:text-style-name="P11" draw:layer="layout" svg:width="0.599cm" svg:height="0.59cm" svg:x="1.774cm" svg:y="9.582cm" svg:viewBox="0 0 600 591" svg:d="M482 96c41-67 77-70 108-70 10-2 7-11 10-16 0-8-3-10-10-10-21 0-48 2-69 2-29 0-58-2-84-2-5 0-15 0-15 14 0 10 7 12 12 12 24 0 39 10 39 27 0 12-8 20-12 31-87 137-173 274-259 411-20-148-39-296-58-445 0-14 19-24 60-24 10 0 19 0 19-16 0-10-5-10-12-10-33 0-69 2-103 2-14 0-30-2-46-2-15 0-31 0-45 0-7 0-17 0-17 14 0 12 7 12 22 12 45 0 48 8 50 27 22 173 45 346 67 519 3 17 5 19 17 19s17-5 22-14c101-161 203-321 304-481z">
                <text:p/>
              </draw:path>
              <draw:path draw:style-name="gr5" draw:text-style-name="P11" draw:layer="layout" svg:width="0.196cm" svg:height="0.839cm" svg:x="2.489cm" svg:y="9.525cm" svg:viewBox="0 0 197 840" svg:d="M197 831c0-3 0-3-15-17-105-108-134-266-134-393 0-148 34-294 137-397 12-12 12-12 12-14 0-8-5-10-10-10-9 0-84 57-134 165-43 91-53 184-53 256 0 65 10 165 55 261 51 103 123 158 132 158 5 0 10-2 10-9z">
                <text:p/>
              </draw:path>
              <draw:path draw:style-name="gr5" draw:text-style-name="P11" draw:layer="layout" svg:width="0.419cm" svg:height="0.38cm" svg:x="2.757cm" svg:y="9.783cm" svg:viewBox="0 0 420 381" svg:d="M257 117c5-21 24-98 84-98 4 0 24 0 43 10-24 5-41 26-41 45 0 15 10 31 31 31 19 0 46-16 46-50 0-43-51-55-79-55-48 0-77 45-89 65-19-55-65-65-91-65-87 0-135 108-135 129 0 10 8 10 10 10 7 0 10-3 12-10 29-88 84-110 113-110 14 0 45 7 45 55 0 27-14 84-45 201-15 53-43 86-82 86-5 0-24 0-41-9 22-5 39-22 39-46s-17-28-31-28c-24 0-46 21-46 48 0 38 43 55 79 55 55 0 87-60 89-65 10 31 41 65 91 65 86 0 134-108 134-130 0-7-7-7-9-7-7 0-10 3-12 7-27 91-84 110-110 110-34 0-48-26-48-55 0-19 4-36 14-74s19-76 29-115z">
                <text:p/>
              </draw:path>
              <draw:path draw:style-name="gr5" draw:text-style-name="P11" draw:layer="layout" svg:width="0.193cm" svg:height="0.839cm" svg:x="3.264cm" svg:y="9.525cm" svg:viewBox="0 0 194 840" svg:d="M194 421c0-67-9-167-55-263-50-103-122-158-132-158-5 0-7 5-7 10 0 2 0 2 14 19 84 81 132 215 132 392 0 142-31 290-136 395-10 12-10 12-10 15 0 4 2 9 7 9 10 0 84-57 135-165 43-91 52-184 52-254z">
                <text:p/>
              </draw:path>
              <draw:path draw:style-name="gr5" draw:text-style-name="P11" draw:layer="layout" svg:width="0.479cm" svg:height="0.554cm" svg:x="3.585cm" svg:y="9.783cm" svg:viewBox="0 0 480 555" svg:d="M101 515c-3 9-5 12-5 16 0 17 17 24 24 24 5 0 24-2 31-24 3-4 7-33 31-153 8 3 12 3 27 3 141 0 271-132 271-264 0-67-34-117-96-117-122 0-173 163-223 328-91-17-139-65-139-125 0-23 19-117 69-174 7-7 5-7 7-10 0-5-2-9-9-9-24 0-89 122-89 203 0 77 55 139 146 160-15 47-30 95-45 142zM216 333c-5 0-7 0-14-3-10 0-10 0-10-2s14-79 17-91c24-108 91-187 165-187 58 0 82 43 82 84 0 96-108 199-240 199z">
                <text:p/>
              </draw:path>
              <draw:path draw:style-name="gr5" draw:text-style-name="P11" draw:layer="layout" svg:width="0.193cm" svg:height="0.839cm" svg:x="4.178cm" svg:y="9.525cm" svg:viewBox="0 0 194 840" svg:d="M194 831c0-3 0-3-14-17-106-108-132-266-132-393 0-148 34-294 137-397 9-12 9-12 9-14 0-8-2-10-7-10-9 0-84 57-134 165-43 91-53 184-53 256 0 65 10 165 55 261 51 103 123 158 132 158 5 0 7-2 7-9z">
                <text:p/>
              </draw:path>
              <draw:path draw:style-name="gr5" draw:text-style-name="P11" draw:layer="layout" svg:width="0.419cm" svg:height="0.38cm" svg:x="4.446cm" svg:y="9.783cm" svg:viewBox="0 0 420 381" svg:d="M257 117c5-21 24-98 84-98 4 0 24 0 40 10-21 5-38 26-38 45 0 15 7 31 31 31 19 0 46-16 46-50 0-43-51-55-79-55-48 0-77 45-89 65-19-55-65-65-91-65-87 0-135 108-135 129 0 10 8 10 10 10 7 0 10-3 12-10 29-88 84-110 113-110 14 0 45 7 45 55 0 27-14 84-45 201-15 53-43 86-82 86-5 0-24 0-41-9 20-5 39-22 39-46s-19-28-31-28c-24 0-46 21-46 48 0 38 41 55 79 55 55 0 87-60 89-65 10 31 41 65 91 65 86 0 134-108 134-130 0-7-7-7-9-7-7 0-10 3-12 7-27 91-84 110-113 110-31 0-45-26-45-55 0-19 4-36 14-74s19-76 29-115z">
                <text:p/>
              </draw:path>
              <draw:path draw:style-name="gr5" draw:text-style-name="P11" draw:layer="layout" svg:width="0.193cm" svg:height="0.839cm" svg:x="4.953cm" svg:y="9.525cm" svg:viewBox="0 0 194 840" svg:d="M194 421c0-67-9-167-55-263-50-103-122-158-132-158-5 0-7 5-7 10 0 2 0 2 14 19 84 81 132 215 132 392 0 142-31 290-136 395-10 12-10 12-10 15 0 4 2 9 7 9 10 0 84-57 135-165 43-91 52-184 52-254z">
                <text:p/>
              </draw:path>
              <draw:path draw:style-name="gr5" draw:text-style-name="P11" draw:layer="layout" svg:width="0.033cm" svg:height="0.839cm" svg:x="5.332cm" svg:y="9.525cm" svg:viewBox="0 0 34 840" svg:d="M34 31c0-14 0-31-17-31s-17 17-17 31c0 259 0 519 0 778 0 14 0 31 17 31s17-17 17-31c0-259 0-519 0-778z">
                <text:p/>
              </draw:path>
              <draw:path draw:style-name="gr5" draw:text-style-name="P11" draw:layer="layout" svg:width="0.313cm" svg:height="0.262cm" svg:x="5.495cm" svg:y="10.023cm" svg:viewBox="0 0 314 263" svg:d="M118 196c-8 19-27 51-56 51-2 0-19 0-31-8 24-7 24-28 24-33 0-12-9-22-21-22-17 0-34 15-34 36 0 31 31 43 60 43s53-16 67-40c15 31 46 40 70 40 67 0 103-72 103-88 0-10-7-10-10-10-7 0-7 5-9 12-12 41-48 70-82 70-24 0-36-15-36-39 0-14 15-67 31-134 12-43 39-60 58-60 2 0 19 0 31 10-19 5-26 21-26 31 0 14 11 22 24 22s33-10 33-36c0-31-38-41-60-41-31 0-55 19-67 41-9-24-38-41-72-41-65 0-103 72-103 89 0 7 6 4 10 7 9 0 9-3 12-10 14-45 52-72 81-72 19 0 34 12 34 41 0 10-5 41-12 60-7 27-13 54-19 81z">
                <text:p/>
              </draw:path>
              <draw:path draw:style-name="gr5" draw:text-style-name="P11" draw:layer="layout" svg:width="0.433cm" svg:height="0.157cm" svg:x="5.888cm" svg:y="10.054cm" svg:viewBox="0 0 434 158" svg:d="M413 29c9 0 21 0 21-15 0-14-14-14-21-14-131 0-261 0-391 0-8 0-22 0-22 14 0 15 14 15 24 15 130 0 259 0 389 0zM413 158c7 0 21 0 21-14 0-15-12-15-21-15-130 0-259 0-389 0-10 0-24 0-24 15 0 14 14 14 22 14 130 0 260 0 391 0z">
                <text:p/>
              </draw:path>
              <draw:path draw:style-name="gr5" draw:text-style-name="P11" draw:layer="layout" svg:width="0.316cm" svg:height="0.262cm" svg:x="6.392cm" svg:y="10.023cm" svg:viewBox="0 0 317 263" svg:d="M120 196c-7 19-26 51-55 51-3 0-19 0-31-8 24-7 24-28 24-33 0-12-10-22-22-22-17 0-36 15-36 36 0 31 34 43 62 43 29 0 53-16 68-40 14 31 45 40 69 40 67 0 103-72 103-88 0-10-7-10-9-10-7 0-7 5-10 12-12 41-48 70-81 70-24 0-36-15-36-39 0-14 14-67 31-134 12-43 38-60 57-60 11 4 20 0 32 10-20 5-27 21-27 31 0 14 11 22 24 22s34-10 34-36c0-31-39-41-63-41-28 0-52 19-64 41-10-24-39-41-72-41-65 0-104 72-104 89 0 7 7 4 10 7 10 0 10-3 12-10 14-45 53-72 82-72 19 0 33 12 33 41 0 10-7 41-12 60-6 27-13 54-19 81z">
                <text:p/>
              </draw:path>
              <draw:path draw:style-name="gr5" draw:text-style-name="P11" draw:layer="layout" svg:width="0.172cm" svg:height="0.279cm" svg:x="6.807cm" svg:y="10.085cm" svg:viewBox="0 0 173 280" svg:d="M108 12c0-12-2-12-14-12-32 26-77 26-87 26-2 0-5 0-7 0 0 7 0 13 0 19 2 0 5 0 7 0 10 0 39-2 63-11 0 70 0 140 0 210 0 12 0 17-46 17-7 0-14 0-22 0 0 6 0 13 0 19 24-2 63-2 87-2s62 0 84 2c0-6 0-13 0-19-7 0-13 0-19 0-46 0-46-5-46-17 0-77 0-155 0-232z">
                <text:p/>
              </draw:path>
              <draw:path draw:style-name="gr5" draw:text-style-name="P11" draw:layer="layout" svg:width="0.56cm" svg:height="0.198cm" svg:x="7.4cm" svg:y="9.846cm" svg:viewBox="0 0 561 199" svg:d="M533 36c12 0 28-1 28-19s-16-17-28-17c-168 0-336 0-504 0-12 0-29-1-29 17s17 19 29 19c168 0 336 0 504 0zM533 199c12 0 28 1 28-17s-16-19-28-19c-168 0-336 0-504 0-12 0-29 1-29 19s17 17 29 17c168 0 336 0 504 0z">
                <text:p/>
              </draw:path>
              <draw:path draw:style-name="gr5" draw:text-style-name="P11" draw:layer="layout" svg:width="0.599cm" svg:height="0.59cm" svg:x="8.29cm" svg:y="9.582cm" svg:viewBox="0 0 600 591" svg:d="M482 96c41-67 77-70 108-70 10-2 7-11 10-16 0-8-3-10-10-10-21 0-48 2-69 2-29 0-58-2-84-2-5 0-17 0-17 14 0 10 9 12 14 12 24 0 39 10 39 27 0 12-8 20-12 31-87 137-173 274-259 411-20-148-39-296-58-445 0-14 19-24 58-24 12 0 21 0 21-16 0-10-7-10-12-10-33 0-69 2-103 2-17 0-32-2-48-2s-31 0-46 0c-4 0-14 0-14 14 0 12 7 12 22 12 45 0 48 8 50 27 22 173 43 346 65 519 2 17 7 19 17 19 14 0 16-5 24-14 101-161 203-321 304-481z">
                <text:p/>
              </draw:path>
              <draw:path draw:style-name="gr5" draw:text-style-name="P11" draw:layer="layout" svg:width="0.213cm" svg:height="0.389cm" svg:x="8.799cm" svg:y="9.891cm" svg:viewBox="0 0 214 390" svg:d="M132 17c0-17 0-17-17-17-38 36-91 36-115 36 0 7 0 14 0 21 14 0 53 0 84-16 0 100 0 201 0 301 0 19 0 27-58 27-7 0-14 0-21 0 0 7 0 14 0 21 9-2 81-2 103-2 19 0 94 0 106 2 0-7 0-14 0-21-8 0-15 0-22 0-60 0-60-8-60-27 0-108 0-217 0-325z">
                <text:p/>
              </draw:path>
              <draw:path draw:style-name="gr5" draw:text-style-name="P11" draw:layer="layout" svg:width="0.479cm" svg:height="0.554cm" svg:x="9.154cm" svg:y="9.783cm" svg:viewBox="0 0 480 555" svg:d="M101 515c-3 9-3 12-3 16 0 17 15 24 24 24 5 0 22-2 32-24 2-4 7-33 28-153 8 3 15 3 29 3 139 0 269-132 269-264 0-67-34-117-96-117-122 0-173 163-223 328-91-17-139-65-139-125 0-23 19-117 69-174 7-7 5-7 7-10 0-5 0-9-9-9-24 0-89 122-89 203 0 77 55 139 146 160-15 47-30 95-45 142zM218 333c-7 0-9 0-14-3-12 0-12 0-12-2s14-79 17-91c26-108 91-187 168-187 57 0 79 43 79 84 0 96-108 199-238 199z">
                <text:p/>
              </draw:path>
              <draw:path draw:style-name="gr5" draw:text-style-name="P11" draw:layer="layout" svg:width="0.215cm" svg:height="0.389cm" svg:x="9.727cm" svg:y="9.891cm" svg:viewBox="0 0 216 390" svg:d="M134 17c0-17-2-17-19-17-36 36-91 36-115 36 0 7 0 14 0 21 14 0 53 0 86-16 0 100 0 201 0 301 0 19 0 27-60 27-7 0-14 0-21 0 0 7 0 14 0 21 9-2 84-2 105-2 17 0 92 0 106 2 0-7 0-14 0-21-8 0-16 0-24 0-58 0-58-8-58-27 0-108 0-217 0-325z">
                <text:p/>
              </draw:path>
            </draw:g>
          </draw:g>
          <draw:g>
            <svg:title>TexMaths</svg:title>
            <svg:desc>24§display§V(x)\varphi(x)|_{x=x_2} = V_2 \varphi_2§svg§600§FALSE§</svg:desc>
            <draw:g>
              <draw:path draw:style-name="gr4" draw:text-style-name="P10" draw:layer="layout" svg:width="8.15cm" svg:height="0.753cm" svg:x="1.769cm" svg:y="11.068cm" svg:viewBox="0 0 8151 754" svg:d="M4077 754c-1359 0-2718 0-4077 0 0-251 0-503 0-754 2717 0 5434 0 8151 0 0 251 0 503 0 754-1358 0-2716 0-4074 0z">
                <text:p/>
              </draw:path>
              <draw:path draw:style-name="gr5" draw:text-style-name="P11" draw:layer="layout" svg:width="0.599cm" svg:height="0.59cm" svg:x="1.774cm" svg:y="11.082cm" svg:viewBox="0 0 600 591" svg:d="M482 96c41-67 77-70 108-70 10-2 7-11 10-16 0-8-3-10-10-10-21 0-45 2-69 2-29 0-58-2-84-2-5 0-15 0-15 14 0 10 7 12 12 12 24 0 39 10 39 27 0 12-8 20-12 31-87 137-173 274-259 411-20-148-39-296-58-445 0-14 19-24 60-24 10 0 19 0 19-16 0-10-5-10-12-10-33 0-69 2-103 2-14 0-30-2-46-2-15 0-31 0-45 0-7 0-17 0-17 14 0 12 7 12 22 12 45 0 48 8 50 27 22 173 45 346 67 519 3 17 5 19 17 19s17-5 22-14c101-161 203-321 304-481z">
                <text:p/>
              </draw:path>
              <draw:path draw:style-name="gr5" draw:text-style-name="P11" draw:layer="layout" svg:width="0.196cm" svg:height="0.839cm" svg:x="2.489cm" svg:y="11.025cm" svg:viewBox="0 0 197 840" svg:d="M197 831c0-3 0-3-15-17-105-108-134-266-134-393 0-148 34-294 137-397 12-12 12-12 12-14 0-8-5-10-10-10-7 0-84 57-134 165-43 91-53 184-53 256 0 65 10 165 55 261 51 103 125 158 132 158 5 0 10-2 10-9z">
                <text:p/>
              </draw:path>
              <draw:path draw:style-name="gr5" draw:text-style-name="P11" draw:layer="layout" svg:width="0.419cm" svg:height="0.38cm" svg:x="2.758cm" svg:y="11.283cm" svg:viewBox="0 0 420 381" svg:d="M257 117c5-21 24-98 84-98 5 0 24 0 43 10-24 5-41 26-41 45 0 15 10 31 31 31 20 0 46-16 46-50 0-43-50-55-79-55-48 0-77 45-89 65-19-55-65-65-89-65-89 0-137 108-137 129 0 10 8 10 10 10 7 0 10-3 12-10 29-88 84-110 113-110 14 0 45 7 45 55 0 27-14 84-45 201-15 53-43 86-82 86-5 0-24 0-41-9 22-5 39-22 39-46s-17-28-31-28c-24 0-46 21-46 48 0 38 43 55 79 55 55 0 87-60 89-65 10 31 41 65 91 65 87 0 135-108 135-130 0-7-8-7-10-7-7 0-10 3-12 7-26 91-84 110-110 110-34 0-48-26-48-55 0-19 4-36 14-74s19-76 29-115z">
                <text:p/>
              </draw:path>
              <draw:path draw:style-name="gr5" draw:text-style-name="P11" draw:layer="layout" svg:width="0.193cm" svg:height="0.839cm" svg:x="3.264cm" svg:y="11.025cm" svg:viewBox="0 0 194 840" svg:d="M194 421c0-67-9-167-55-263-50-103-122-158-132-158-5 0-7 5-7 10 0 2 0 2 14 19 84 81 132 215 132 392 0 142-31 290-136 395-10 12-10 12-10 15 0 4 2 9 7 9 10 0 84-57 135-165 43-91 52-184 52-254z">
                <text:p/>
              </draw:path>
              <draw:path draw:style-name="gr5" draw:text-style-name="P11" draw:layer="layout" svg:width="0.479cm" svg:height="0.554cm" svg:x="3.585cm" svg:y="11.283cm" svg:viewBox="0 0 480 555" svg:d="M101 515c-3 9-5 12-5 16 0 17 17 24 24 24 5 0 24-2 31-24 5-4 7-33 31-153 8 3 12 3 27 3 141 0 271-132 271-264 0-67-34-117-96-117-122 0-173 163-223 328-91-17-139-65-139-125 0-23 19-117 69-174 7-7 5-7 7-10 0-5-2-9-9-9-24 0-89 122-89 203 0 77 55 139 146 160-15 47-30 95-45 142zM218 333c-7 0-9 0-16-3-10 0-10 0-10-2s14-79 17-91c26-108 91-187 165-187 58 0 82 43 82 84 0 96-108 199-238 199z">
                <text:p/>
              </draw:path>
              <draw:path draw:style-name="gr5" draw:text-style-name="P11" draw:layer="layout" svg:width="0.193cm" svg:height="0.839cm" svg:x="4.178cm" svg:y="11.025cm" svg:viewBox="0 0 194 840" svg:d="M194 831c0-3 0-3-14-17-103-108-132-266-132-393 0-148 34-294 137-397 9-12 9-12 9-14 0-8-2-10-7-10-9 0-84 57-134 165-43 91-53 184-53 256 0 65 10 165 55 261 51 103 123 158 132 158 5 0 7-2 7-9z">
                <text:p/>
              </draw:path>
              <draw:path draw:style-name="gr5" draw:text-style-name="P11" draw:layer="layout" svg:width="0.419cm" svg:height="0.38cm" svg:x="4.447cm" svg:y="11.283cm" svg:viewBox="0 0 420 381" svg:d="M257 117c5-21 24-98 84-98 5 0 24 0 41 10-22 5-39 26-39 45 0 15 7 31 31 31 20 0 46-16 46-50 0-43-50-55-79-55-48 0-77 45-89 65-19-55-65-65-91-65-87 0-135 108-135 129 0 10 8 10 10 10 7 0 10-3 12-10 29-88 84-110 113-110 14 0 45 7 45 55 0 27-14 84-45 201-15 53-43 86-82 86-5 0-24 0-41-9 22-5 39-22 39-46s-17-28-31-28c-24 0-46 21-46 48 0 38 43 55 79 55 55 0 87-60 89-65 10 31 41 65 91 65 87 0 135-108 135-130 0-7-8-7-10-7-7 0-10 3-12 7-26 91-84 110-113 110-31 0-45-26-45-55 0-19 4-36 14-74s19-76 29-115z">
                <text:p/>
              </draw:path>
              <draw:path draw:style-name="gr5" draw:text-style-name="P11" draw:layer="layout" svg:width="0.193cm" svg:height="0.839cm" svg:x="4.953cm" svg:y="11.025cm" svg:viewBox="0 0 194 840" svg:d="M194 421c0-67-9-167-55-263-50-103-122-158-132-158-5 0-7 5-7 10 0 2 0 2 14 19 84 81 132 215 132 392 0 142-31 290-136 395-10 12-10 12-10 15 0 4 2 9 7 9 10 0 84-57 135-165 43-91 52-184 52-254z">
                <text:p/>
              </draw:path>
              <draw:path draw:style-name="gr5" draw:text-style-name="P11" draw:layer="layout" svg:width="0.033cm" svg:height="0.839cm" svg:x="5.332cm" svg:y="11.025cm" svg:viewBox="0 0 34 840" svg:d="M34 31c0-14 0-31-17-31s-17 17-17 31c0 259 0 519 0 778 0 14 0 31 17 31s17-17 17-31c0-259 0-519 0-778z">
                <text:p/>
              </draw:path>
              <draw:path draw:style-name="gr5" draw:text-style-name="P11" draw:layer="layout" svg:width="0.313cm" svg:height="0.262cm" svg:x="5.495cm" svg:y="11.523cm" svg:viewBox="0 0 314 263" svg:d="M118 196c-5 19-27 51-56 51-2 0-19 0-31-8 24-7 24-28 24-33 0-12-9-22-21-22-17 0-34 15-34 36 0 31 31 43 60 43s53-16 67-40c15 31 46 40 70 40 67 0 103-72 103-88 0-10-5-7-7-10-10 0-10 5-12 12-12 41-48 70-82 70-24 0-36-15-36-39 0-14 15-67 31-134 12-43 39-60 58-60 2 0 19 0 31 10-19 5-24 21-24 31 0 14 9 22 22 22s33-10 33-36c0-31-38-41-60-41-31 0-55 19-67 41-9-24-38-41-69-41-68 0-106 72-106 89 0 7 6 4 10 7 9 0 9-3 12-10 14-45 52-72 81-72 19 0 36 12 36 41 0 10-7 41-14 60-7 27-13 54-19 81z">
                <text:p/>
              </draw:path>
              <draw:path draw:style-name="gr5" draw:text-style-name="P11" draw:layer="layout" svg:width="0.433cm" svg:height="0.157cm" svg:x="5.889cm" svg:y="11.554cm" svg:viewBox="0 0 434 158" svg:d="M413 29c9 0 21 0 21-15 0-14-14-14-21-14-131 0-261 0-391 0-8 0-22 0-22 14 0 15 14 15 24 15 130 0 259 0 389 0zM413 158c7 0 21 0 21-14 0-15-12-15-21-15-130 0-259 0-389 0-10 0-24 0-24 15 0 14 14 14 22 14 130 0 260 0 391 0z">
                <text:p/>
              </draw:path>
              <draw:path draw:style-name="gr5" draw:text-style-name="P11" draw:layer="layout" svg:width="0.313cm" svg:height="0.262cm" svg:x="6.395cm" svg:y="11.523cm" svg:viewBox="0 0 314 263" svg:d="M118 196c-5 19-27 51-56 51-2 0-19 0-31-8 24-7 24-28 24-33 0-12-9-22-21-22-17 0-34 15-34 36 0 31 31 43 60 43s53-16 67-40c15 31 46 40 70 40 67 0 103-72 103-88 0-10-5-7-7-10-10 0-10 5-12 12-12 41-48 70-82 70-24 0-36-15-36-39 0-14 15-67 31-134 12-43 39-60 58-60 2 0 19 0 31 10-19 5-24 21-24 31 0 14 9 22 22 22s33-10 33-36c0-31-38-41-60-41-31 0-55 19-67 41-9-24-38-41-69-41-68 0-106 72-106 89 0 7 6 4 10 7 9 0 9-3 12-10 14-45 52-72 81-72 19 0 36 12 36 41 0 10-7 41-14 60-7 27-13 54-19 81z">
                <text:p/>
              </draw:path>
              <draw:path draw:style-name="gr5" draw:text-style-name="P11" draw:layer="layout" svg:width="0.21cm" svg:height="0.279cm" svg:x="6.786cm" svg:y="11.585cm" svg:viewBox="0 0 211 280" svg:d="M211 199c-6 0-13 0-19 0 0 7-5 33-12 38-2 2-38 2-46 2-27 0-54 0-81 0 26-21 57-43 84-59 38-27 74-51 74-96 0-55-53-84-113-84-57 0-98 34-98 74 0 22 19 27 24 27 12 0 26-10 26-27 0-14-12-24-24-24 12-19 36-31 63-31 43 0 77 24 77 65 0 36-24 62-58 88-34 30-69 59-103 89-5 2-5 2-5 7 0 4 0 8 0 12 66 0 131 0 197 0 5-27 9-54 14-81z">
                <text:p/>
              </draw:path>
              <draw:path draw:style-name="gr5" draw:text-style-name="P11" draw:layer="layout" svg:width="0.56cm" svg:height="0.198cm" svg:x="7.4cm" svg:y="11.346cm" svg:viewBox="0 0 561 199" svg:d="M533 36c12 0 28-1 28-19s-16-17-28-17c-168 0-336 0-504 0-12 0-29-1-29 17s17 19 29 19c168 0 336 0 504 0zM533 199c12 0 28 1 28-17s-16-19-28-19c-168 0-336 0-504 0-12 0-29 1-29 19s17 17 29 17c168 0 336 0 504 0z">
                <text:p/>
              </draw:path>
              <draw:path draw:style-name="gr5" draw:text-style-name="P11" draw:layer="layout" svg:width="0.599cm" svg:height="0.59cm" svg:x="8.291cm" svg:y="11.082cm" svg:viewBox="0 0 600 591" svg:d="M482 96c41-67 77-70 108-70 10-2 7-11 10-16 0-8-3-10-10-10-21 0-48 2-69 2-29 0-58-2-84-2-5 0-15 0-15 14 0 10 7 12 12 12 24 0 39 10 39 27 0 12-8 20-12 31-87 137-173 274-259 411-20-148-39-296-58-445 0-14 19-24 60-24 10 0 19 0 19-16 0-10-5-10-12-10-33 0-69 2-103 2-14 0-30-2-46-2-15 0-31 0-45 0-7 0-17 0-17 14 0 12 7 12 22 12 45 0 48 8 50 27 22 173 43 346 65 519 5 17 7 19 19 19s17-5 22-14c101-161 203-321 304-481z">
                <text:p/>
              </draw:path>
              <draw:path draw:style-name="gr5" draw:text-style-name="P11" draw:layer="layout" svg:width="0.258cm" svg:height="0.389cm" svg:x="8.773cm" svg:y="11.391cm" svg:viewBox="0 0 259 390" svg:d="M259 282c-6 0-13 0-19 0-2 12-7 48-14 53-5 5-51 5-60 5-36 0-72 0-108 0 62-55 81-72 117-98 43-36 84-72 84-127 0-72-62-115-137-115-74 0-122 50-122 105 0 29 24 31 31 31 15 0 31-9 31-31 0-9-4-31-36-31 20-40 60-52 87-52 60 0 89 45 89 93 0 50-36 91-56 112-47 47-94 93-141 139-5 5-5 7-5 24 81 0 162 0 242 0 6-36 12-72 17-108z">
                <text:p/>
              </draw:path>
              <draw:path draw:style-name="gr5" draw:text-style-name="P11" draw:layer="layout" svg:width="0.479cm" svg:height="0.554cm" svg:x="9.154cm" svg:y="11.283cm" svg:viewBox="0 0 480 555" svg:d="M101 515c-3 9-3 12-3 16 0 17 15 24 24 24 5 0 22-2 32-24 2-4 7-33 28-153 8 3 15 3 29 3 139 0 269-132 269-264 0-67-31-117-96-117-122 0-173 163-223 328-91-17-139-65-139-125 0-23 21-117 72-174 4-7 3-7 4-10 0-5 0-9-9-9-24 0-89 122-89 203 0 77 58 139 146 160-15 47-30 95-45 142zM218 333c-7 0-9 0-14-3-12 0-12 0-12-2s14-79 17-91c26-108 91-187 168-187 57 0 79 43 79 84 0 96-108 199-238 199z">
                <text:p/>
              </draw:path>
              <draw:path draw:style-name="gr5" draw:text-style-name="P11" draw:layer="layout" svg:width="0.261cm" svg:height="0.389cm" svg:x="9.701cm" svg:y="11.391cm" svg:viewBox="0 0 262 390" svg:d="M262 282c-8 0-15 0-22 0 0 12-7 48-14 53-5 5-51 5-58 5-37 0-74 0-110 0 62-55 84-72 120-98 43-36 84-72 84-127 0-72-63-115-140-115-72 0-122 50-122 105 0 29 26 31 31 31 15 0 31-9 31-31 0-9-4-31-33-31 17-40 57-52 86-52 58 0 89 45 89 93 0 50-36 91-55 112-47 47-95 93-142 139-7 5-7 7-7 24 81 0 162 0 242 0 7-36 13-72 20-108z">
                <text:p/>
              </draw:path>
            </draw:g>
          </draw:g>
          <draw:g>
            <svg:title>TexMaths</svg:title>
            <svg:desc>24§display§V(x)\varphi(x)|_{x=x_3} = V_3 \varphi_3§svg§600§FALSE§</svg:desc>
            <draw:g>
              <draw:path draw:style-name="gr4" draw:text-style-name="P10" draw:layer="layout" svg:width="8.154cm" svg:height="0.763cm" svg:x="1.769cm" svg:y="12.668cm" svg:viewBox="0 0 8155 764" svg:d="M4079 764c-1360 0-2719 0-4079 0 0-255 0-509 0-764 2718 0 5437 0 8155 0 0 255 0 509 0 764-1359 0-2718 0-4076 0z">
                <text:p/>
              </draw:path>
              <draw:path draw:style-name="gr5" draw:text-style-name="P11" draw:layer="layout" svg:width="0.599cm" svg:height="0.591cm" svg:x="1.774cm" svg:y="12.682cm" svg:viewBox="0 0 600 592" svg:d="M482 96c41-67 77-70 108-70 10-2 7-11 10-16 0-8-3-10-10-10-21 0-48 2-69 2-29 0-58-2-84-2-5 0-15 0-15 14 0 10 7 12 12 12 24 0 39 10 39 27 0 12-8 20-12 31-87 137-173 274-259 412-20-149-39-297-58-446 0-14 19-24 60-24 10 0 19 0 19-16 0-10-5-10-12-10-33 0-69 2-103 2-14 0-30-2-46-2-15 0-31 0-45 0-7 0-17 0-17 14 0 12 7 12 22 12 45 0 48 8 50 27 22 173 45 346 67 519 3 17 5 20 17 20s17-5 22-15c101-160 203-321 304-481z">
                <text:p/>
              </draw:path>
              <draw:path draw:style-name="gr5" draw:text-style-name="P11" draw:layer="layout" svg:width="0.196cm" svg:height="0.84cm" svg:x="2.489cm" svg:y="12.625cm" svg:viewBox="0 0 197 841" svg:d="M197 831c0-2 0-2-15-17-105-105-134-266-134-393 0-146 34-292 137-397 12-12 12-12 12-14 0-8-5-10-10-10-9 0-84 57-134 165-43 91-53 185-53 256 0 65 10 166 55 262 51 103 123 158 132 158 5 0 10-3 10-10z">
                <text:p/>
              </draw:path>
              <draw:path draw:style-name="gr5" draw:text-style-name="P11" draw:layer="layout" svg:width="0.419cm" svg:height="0.38cm" svg:x="2.757cm" svg:y="12.884cm" svg:viewBox="0 0 420 381" svg:d="M257 117c5-21 24-98 84-98 4 0 24 0 43 12-24 3-41 24-41 43 0 15 10 31 31 31 19 0 46-16 46-50 0-43-51-55-79-55-48 0-77 46-89 65-19-55-65-65-91-65-87 0-135 108-135 129 0 10 8 10 10 10 7 0 10-2 12-10 29-88 84-110 113-110 14 0 45 7 45 55 0 27-14 84-45 201-15 53-43 87-82 87-5 0-24 0-41-10 22-5 39-22 39-45 0-24-17-29-31-29-24 0-46 21-46 48 0 38 43 55 79 55 55 0 87-58 89-65 10 31 41 65 91 65 86 0 134-108 134-130 0-7-7-7-9-7-7 0-10 3-12 7-27 91-84 111-110 111-34 0-48-27-48-55 0-17 4-36 14-75 10-38 19-76 29-115z">
                <text:p/>
              </draw:path>
              <draw:path draw:style-name="gr5" draw:text-style-name="P11" draw:layer="layout" svg:width="0.193cm" svg:height="0.84cm" svg:x="3.264cm" svg:y="12.625cm" svg:viewBox="0 0 194 841" svg:d="M194 421c0-67-9-167-55-263-50-103-122-158-132-158-5 0-7 5-7 10 0 2 0 2 14 19 84 81 132 215 132 392 0 144-31 290-136 396-10 12-10 12-10 14 0 7 2 10 7 10 10 0 84-58 135-163 43-94 52-187 52-257z">
                <text:p/>
              </draw:path>
              <draw:path draw:style-name="gr5" draw:text-style-name="P11" draw:layer="layout" svg:width="0.479cm" svg:height="0.555cm" svg:x="3.585cm" svg:y="12.884cm" svg:viewBox="0 0 480 556" svg:d="M101 515c-3 9-5 12-5 17 0 19 17 24 24 24 5 0 24-3 31-22 3-7 7-36 31-156 8 3 12 3 27 3 141 0 271-132 271-264 0-67-34-117-96-117-122 0-173 163-223 328-91-17-139-65-139-124 0-24 19-118 69-175 7-7 5-7 7-10 0-5-2-9-9-9-24 0-89 122-89 203 0 79 55 139 146 161-15 47-30 94-45 141zM216 333c-5 0-7 0-14-3-10 0-10 0-10-2s14-79 17-91c24-108 91-187 165-187 58 0 82 46 82 84 0 96-108 199-240 199z">
                <text:p/>
              </draw:path>
              <draw:path draw:style-name="gr5" draw:text-style-name="P11" draw:layer="layout" svg:width="0.193cm" svg:height="0.84cm" svg:x="4.178cm" svg:y="12.625cm" svg:viewBox="0 0 194 841" svg:d="M194 831c0-2 0-2-14-17-106-105-132-266-132-393 0-146 34-292 137-397 9-12 9-12 9-14 0-8-2-10-7-10-9 0-84 57-134 165-43 91-53 185-53 256 0 65 10 166 55 262 51 103 123 158 132 158 5 0 7-3 7-10z">
                <text:p/>
              </draw:path>
              <draw:path draw:style-name="gr5" draw:text-style-name="P11" draw:layer="layout" svg:width="0.419cm" svg:height="0.38cm" svg:x="4.446cm" svg:y="12.884cm" svg:viewBox="0 0 420 381" svg:d="M257 117c5-21 24-98 84-98 4 0 24 0 40 12-21 3-40 24-40 43 0 15 9 31 33 31 19 0 46-16 46-50 0-43-51-55-79-55-48 0-79 46-89 65-22-55-65-65-91-65-87 0-135 108-135 129 0 10 8 10 10 10 7 0 10-2 12-10 26-88 84-110 113-110 14 0 45 7 45 55 0 27-14 84-45 201-15 53-43 87-82 87-5 0-24 0-41-10 20-5 39-22 39-45 0-24-19-29-31-29-24 0-46 21-46 48 0 38 41 55 79 55 55 0 87-58 89-65 10 31 41 65 91 65 86 0 134-108 134-130 0-7-7-7-9-7-7 0-10 3-12 7-27 91-84 111-113 111-31 0-45-27-45-55 0-17 4-36 14-75 10-38 19-76 29-115z">
                <text:p/>
              </draw:path>
              <draw:path draw:style-name="gr5" draw:text-style-name="P11" draw:layer="layout" svg:width="0.196cm" svg:height="0.84cm" svg:x="4.95cm" svg:y="12.625cm" svg:viewBox="0 0 197 841" svg:d="M197 421c0-67-10-167-55-263-51-103-123-158-132-158-5 0-10 5-10 10 0 2 0 2 17 19 84 81 132 215 132 392 0 144-31 290-137 396-12 12-12 12-12 14 0 7 5 10 10 10 9 0 84-58 134-163 43-94 53-187 53-257z">
                <text:p/>
              </draw:path>
              <draw:path draw:style-name="gr5" draw:text-style-name="P11" draw:layer="layout" svg:width="0.033cm" svg:height="0.84cm" svg:x="5.332cm" svg:y="12.625cm" svg:viewBox="0 0 34 841" svg:d="M34 31c0-14 0-31-17-31s-17 17-17 31c0 260 0 519 0 778 0 17 0 32 17 32s17-15 17-32c0-259 0-518 0-778z">
                <text:p/>
              </draw:path>
              <draw:path draw:style-name="gr5" draw:text-style-name="P11" draw:layer="layout" svg:width="0.316cm" svg:height="0.262cm" svg:x="5.493cm" svg:y="13.123cm" svg:viewBox="0 0 317 263" svg:d="M120 196c-7 20-26 51-55 51-3 0-19 0-31-8 24-7 24-28 24-31 0-14-10-24-24-24-15 0-34 15-34 36 0 31 34 43 62 43 29 0 53-16 68-40 14 31 45 40 69 40 67 0 103-71 103-88 0-7-7-7-9-7-7 0-7 2-10 9-12 41-48 70-81 70-24 0-36-15-36-39 0-14 14-67 31-131 12-46 38-63 57-63 11 4 20 0 32 10-20 5-27 22-27 31 0 14 11 22 24 22s34-10 34-34c0-33-39-43-63-43-28 0-52 19-64 41-12-24-39-41-72-41-65 0-104 72-104 89 0 7 7 4 10 7 10 0 10-3 12-10 14-45 53-72 82-72 19 0 33 12 33 41 0 12-7 41-12 60-6 27-13 54-19 81z">
                <text:p/>
              </draw:path>
              <draw:path draw:style-name="gr5" draw:text-style-name="P11" draw:layer="layout" svg:width="0.433cm" svg:height="0.157cm" svg:x="5.888cm" svg:y="13.154cm" svg:viewBox="0 0 434 158" svg:d="M413 29c9 0 21 0 21-15 0-14-14-14-21-14-131 0-261 0-391 0-8 0-22 0-22 14 0 15 14 15 24 15 130 0 259 0 389 0zM413 158c7 0 21 0 21-14 0-15-12-15-21-15-130 0-259 0-389 0-10 0-24 0-24 15 0 14 14 14 22 14 130 0 260 0 391 0z">
                <text:p/>
              </draw:path>
              <draw:path draw:style-name="gr5" draw:text-style-name="P11" draw:layer="layout" svg:width="0.316cm" svg:height="0.262cm" svg:x="6.392cm" svg:y="13.123cm" svg:viewBox="0 0 317 263" svg:d="M120 196c-7 20-26 51-55 51-3 0-19 0-34-8 27-7 27-28 27-31 0-14-10-24-24-24-15 0-34 15-34 36 0 31 34 43 62 43 29 0 53-16 68-40 14 31 45 40 69 40 67 0 103-71 103-88 0-7-7-7-9-7-7 0-7 2-10 9-12 41-48 70-81 70-24 0-36-15-36-39 0-14 14-67 31-131 12-46 38-63 57-63 11 4 20 0 32 10-20 5-27 22-27 31 0 14 11 22 24 22s34-10 34-34c0-33-39-43-63-43-28 0-52 19-64 41-12-24-39-41-72-41-65 0-104 72-104 89 0 7 7 4 10 7 7 0 10-3 12-10 14-45 53-72 82-72 19 0 33 12 33 41 0 12-7 41-12 60-6 27-13 54-19 81z">
                <text:p/>
              </draw:path>
              <draw:path draw:style-name="gr5" draw:text-style-name="P11" draw:layer="layout" svg:width="0.217cm" svg:height="0.289cm" svg:x="6.781cm" svg:y="13.185cm" svg:viewBox="0 0 218 290" svg:d="M106 141c38 0 64 24 64 65 0 43-26 67-64 67-5 0-56 0-77-24 19-2 24-14 24-24 0-17-12-26-27-26-14 0-26 9-26 26 0 43 50 65 108 65 67 0 110-43 110-84 0-34-28-62-79-74 53-17 65-48 65-72 0-34-43-60-96-60-50 0-94 22-94 60 0 19 17 24 24 24 12 0 24-7 24-24 0-10-4-22-19-24 17-19 55-19 65-19 29 0 53 14 53 43 0 24-17 62-63 65-9 2-12 2-24 2-4 0-9 0-9 7s5 7 12 7c9 0 19 0 29 0z">
                <text:p/>
              </draw:path>
              <draw:path draw:style-name="gr5" draw:text-style-name="P11" draw:layer="layout" svg:width="0.56cm" svg:height="0.195cm" svg:x="7.4cm" svg:y="12.948cm" svg:viewBox="0 0 561 196" svg:d="M533 34c12 0 28 0 28-17s-16-17-28-17c-169 0-338 0-507 0-9 0-26 0-26 17s17 17 29 17c168 0 336 0 504 0zM533 196c12 0 28 0 28-16 0-17-16-17-28-17-168 0-336 0-504 0-12 0-29 0-29 17 0 16 17 16 26 16 169 0 338 0 507 0z">
                <text:p/>
              </draw:path>
              <draw:path draw:style-name="gr5" draw:text-style-name="P11" draw:layer="layout" svg:width="0.599cm" svg:height="0.591cm" svg:x="8.29cm" svg:y="12.682cm" svg:viewBox="0 0 600 592" svg:d="M482 96c41-67 77-70 108-70 10-2 7-11 10-16 0-8-5-10-10-10-24 0-48 2-69 2-29 0-58-2-84-2-5 0-17 0-17 14 0 10 9 12 14 12 22 0 39 10 39 27 0 12-8 20-12 31-87 137-173 274-259 412-20-149-39-297-58-446 0-14 19-24 58-24 12 0 21 0 21-16 0-10-7-10-12-10-33 0-69 2-103 2-17 0-32-2-48-2s-31 0-46 0c-4 0-14 0-14 14 0 12 7 12 19 12 48 0 51 8 53 27 22 173 43 346 65 519 2 17 7 20 17 20 14 0 16-5 24-15 101-160 203-321 304-481z">
                <text:p/>
              </draw:path>
              <draw:path draw:style-name="gr5" draw:text-style-name="P11" draw:layer="layout" svg:width="0.27cm" svg:height="0.401cm" svg:x="8.765cm" svg:y="12.991cm" svg:viewBox="0 0 271 402" svg:d="M130 194c45 0 79 31 79 93 0 75-43 96-77 96-24 0-74-7-101-41 29-2 36-21 36-33 0-19-14-34-33-34-17 0-34 12-34 36 0 55 62 91 134 91 82 0 137-55 137-115 0-45-36-91-101-105 60-22 84-65 84-101 0-47-55-81-120-81-64 0-115 31-115 79 0 19 12 31 31 31 17 0 29-14 29-31s-12-29-29-31c20-24 60-31 82-31 26 0 65 12 65 64 0 24-10 51-24 70-19 21-36 24-65 24-14 2-17 2-19 2-3 0-7 3-7 7 0 10 7 10 16 10 11 0 21 0 32 0z">
                <text:p/>
              </draw:path>
              <draw:path draw:style-name="gr5" draw:text-style-name="P11" draw:layer="layout" svg:width="0.479cm" svg:height="0.555cm" svg:x="9.154cm" svg:y="12.884cm" svg:viewBox="0 0 480 556" svg:d="M101 515c-3 9-3 12-3 17 0 19 15 24 24 24 3 0 22-3 32-22 2-7 7-36 28-156 8 3 15 3 29 3 139 0 269-132 269-264 0-67-34-117-96-117-122 0-173 163-223 328-91-17-139-65-139-124 0-24 19-118 69-175 7-7 5-7 7-10 0-5 0-9-9-9-24 0-89 122-89 203 0 79 55 139 146 161-15 47-30 94-45 141zM218 333c-7 0-9 0-16-3-10 0-10 0-10-2s14-79 17-91c26-108 91-187 165-187 60 0 82 46 82 84 0 96-108 199-238 199z">
                <text:p/>
              </draw:path>
              <draw:path draw:style-name="gr5" draw:text-style-name="P11" draw:layer="layout" svg:width="0.27cm" svg:height="0.401cm" svg:x="9.696cm" svg:y="12.991cm" svg:viewBox="0 0 271 402" svg:d="M130 194c45 0 76 31 76 93 0 75-40 96-76 96-22 0-75-7-99-41 27-2 34-21 34-33 0-19-15-34-34-34-14 0-31 12-31 36 0 55 60 91 132 91 82 0 139-55 139-115 0-45-38-91-103-105 62-22 84-65 84-101 0-47-54-81-120-81s-115 31-115 79c0 19 14 31 31 31 19 0 31-14 31-31s-12-29-31-31c22-24 62-31 84-31 26 0 62 12 62 64 0 24-7 51-24 70-19 21-36 24-64 24-15 2-15 2-20 2-1 3-4 3-4 7 0 10 4 10 14 10 11 0 22 0 34 0z">
                <text:p/>
              </draw:path>
            </draw:g>
          </draw:g>
        </draw:g>
        <draw:g xml:id="id27" draw:id="id27">
          <svg:title>TexMaths</svg:title>
          <svg:desc>22§display§V(x) \varphi(x) \rightarrow
\begin{pmatrix}
V_1 &amp; 0 &amp; 0 &amp; 0 &amp; 0 \\
0 &amp; V_2 &amp; 0 &amp; 0 &amp; 0 \\
0 &amp; 0 &amp; \ddots &amp; 0 &amp; 0 \\
0 &amp; 0 &amp; 0 &amp; V_{N-1} &amp; 0 \\
0 &amp; 0 &amp; 0 &amp; 0 &amp; V_N
\end{pmatrix}
\begin{pmatrix}
\varphi_1 \\ \varphi_2 \\ \vdots \\ \varphi_{N-1} \\ \varphi_N
\end{pmatrix}§svg§600§FALSE§</svg:desc>
          <draw:g>
            <draw:path draw:style-name="gr4" draw:text-style-name="P10" draw:layer="layout" svg:width="15.667cm" svg:height="4.547cm" svg:x="11.76cm" svg:y="9.386cm" svg:viewBox="0 0 15668 4548" svg:d="M0 0c5223 0 10445 0 15668 0 0 1516 0 3032 0 4548-5223 0-10445 0-15668 0 0-1516 0-3032 0-4548z">
              <text:p/>
            </draw:path>
            <draw:path draw:style-name="gr5" draw:text-style-name="P11" draw:layer="layout" svg:width="0.497cm" svg:height="0.493cm" svg:x="11.764cm" svg:y="11.357cm" svg:viewBox="0 0 498 494" svg:d="M401 80c34-54 64-58 89-58 8-2 6-9 8-14 0-6-4-8-8-8-17 0-39 2-57 2-24 0-48-2-70-2-4 0-14 0-14 14 0 6 8 8 12 8 20 0 32 8 32 22 0 12-10 26-10 28-72 113-144 227-216 341-15-124-31-248-47-371 0-12 16-20 47-20 10 0 18 0 18-14 0-6-6-8-10-8-27 0-57 2-85 2-14 0-27 0-40 0s-26-2-38-2c-4 0-12 0-12 14 0 8 6 8 16 8 40 0 40 6 44 24 18 143 36 287 54 430 2 16 6 18 14 18 12 0 14-4 20-14 84-133 168-267 253-400z">
              <text:p/>
            </draw:path>
            <draw:path draw:style-name="gr5" draw:text-style-name="P11" draw:layer="layout" svg:width="0.161cm" svg:height="0.701cm" svg:x="12.358cm" svg:y="11.309cm" svg:viewBox="0 0 162 702" svg:d="M162 694c0-2 0-4-12-16-86-88-110-220-110-327 0-122 28-243 114-331 8-8 8-10 8-12 0-6-2-8-6-8-8 0-70 48-112 138-36 75-44 153-44 213 0 54 8 139 46 219 42 86 102 132 110 132 4 0 6-2 6-8z">
              <text:p/>
            </draw:path>
            <draw:path draw:style-name="gr5" draw:text-style-name="P11" draw:layer="layout" svg:width="0.348cm" svg:height="0.316cm" svg:x="12.581cm" svg:y="11.526cm" svg:viewBox="0 0 349 317" svg:d="M213 98c4-18 20-84 70-84 4 0 20 0 36 10-20 4-34 20-34 38 0 10 8 24 26 24 16 0 38-12 38-40 0-38-42-46-66-46-40 0-64 36-74 52-16-46-53-52-75-52-72 0-112 90-112 108 0 6 6 6 8 6 6 0 8-2 10-8 24-74 70-92 94-92 12 0 37 6 37 48 0 22-11 68-37 165-12 44-36 74-68 74-4 0-20 0-34-10 18-2 32-18 32-38 0-18-14-24-26-24-20 0-38 18-38 42 0 32 36 46 66 46 46 0 72-50 74-54 8 26 33 54 75 54 72 0 112-92 112-108 0-8-6-8-8-8-6 0-8 2-10 8-22 76-70 92-92 92-28 0-40-22-40-46 0-16 4-32 12-62 8-32 16-63 24-95z">
              <text:p/>
            </draw:path>
            <draw:path draw:style-name="gr5" draw:text-style-name="P11" draw:layer="layout" svg:width="0.161cm" svg:height="0.701cm" svg:x="13.002cm" svg:y="11.309cm" svg:viewBox="0 0 162 702" svg:d="M162 351c0-54-8-140-46-219-42-86-102-132-110-132-4 0-6 4-6 8 0 2 0 4 12 16 70 70 110 181 110 327 0 119-26 243-114 331-8 8-8 10-8 12 0 4 2 8 6 8 8 0 70-48 112-138 36-76 44-153 44-213z">
              <text:p/>
            </draw:path>
            <draw:path draw:style-name="gr5" draw:text-style-name="P11" draw:layer="layout" svg:width="0.398cm" svg:height="0.459cm" svg:x="13.269cm" svg:y="11.526cm" svg:viewBox="0 0 399 460" svg:d="M84 429c-2 7-4 9-4 13 0 14 14 18 20 18 4 0 20-2 26-18 4-6 6-27 26-127 6 0 10 2 21 2 118 0 226-110 226-221 0-54-28-96-80-96-102 0-144 136-185 271-76-14-116-52-116-104 0-20 16-95 58-145 6-6 6-6 6-8s-2-8-8-8c-20 0-74 102-74 169 0 66 46 118 122 136-13 39-26 78-38 118zM181 275c-6 0-8 0-14 0-7 0-7 0-7-2s11-66 13-76c22-89 76-157 138-157 48 0 68 38 68 72 0 77-90 163-198 163z">
              <text:p/>
            </draw:path>
            <draw:path draw:style-name="gr5" draw:text-style-name="P11" draw:layer="layout" svg:width="0.161cm" svg:height="0.701cm" svg:x="13.762cm" svg:y="11.309cm" svg:viewBox="0 0 162 702" svg:d="M162 694c0-2 0-4-10-16-88-88-112-220-112-327 0-122 28-243 114-331 8-8 8-10 8-12 0-6-2-8-6-8-8 0-70 48-112 138-36 75-44 153-44 213 0 54 8 139 46 219 42 86 102 132 110 132 4 0 6-2 6-8z">
              <text:p/>
            </draw:path>
            <draw:path draw:style-name="gr5" draw:text-style-name="P11" draw:layer="layout" svg:width="0.348cm" svg:height="0.316cm" svg:x="13.985cm" svg:y="11.526cm" svg:viewBox="0 0 349 317" svg:d="M213 98c4-18 20-84 70-84 4 0 20 0 36 10-20 4-34 20-34 38 0 10 8 24 26 24 16 0 38-12 38-40 0-38-42-46-66-46-40 0-64 36-74 52-16-46-53-52-73-52-74 0-114 90-114 108 0 6 6 6 8 6 6 0 8-2 10-8 24-74 70-92 94-92 12 0 37 6 37 48 0 22-11 68-37 165-12 44-36 74-68 74-4 0-20 0-34-10 18-2 32-18 32-38 0-18-14-24-26-24-20 0-38 18-38 42 0 32 36 46 66 46 46 0 72-50 74-54 8 26 33 54 75 54 72 0 112-92 112-108 0-8-6-8-8-8-6 0-8 2-10 8-22 76-70 92-92 92-28 0-40-22-40-46 0-16 4-32 12-62 8-32 16-63 24-95z">
              <text:p/>
            </draw:path>
            <draw:path draw:style-name="gr5" draw:text-style-name="P11" draw:layer="layout" svg:width="0.161cm" svg:height="0.701cm" svg:x="14.406cm" svg:y="11.309cm" svg:viewBox="0 0 162 702" svg:d="M162 351c0-54-8-140-46-219-42-86-102-132-110-132-4 0-6 4-6 8 0 2 0 4 12 16 70 70 110 181 110 327 0 119-26 243-114 331-8 8-8 10-8 12 0 4 2 8 6 8 8 0 70-48 112-138 36-76 44-153 44-213z">
              <text:p/>
            </draw:path>
            <draw:path draw:style-name="gr5" draw:text-style-name="P11" draw:layer="layout" svg:width="0.621cm" svg:height="0.366cm" svg:x="14.87cm" svg:y="11.477cm" svg:viewBox="0 0 622 367" svg:d="M546 197c-38 30-58 58-63 68-30 48-24 61-36 92 0 10 8 10 14 10 12 0 12-2 16-14 15-70 55-128 135-160 8-4 10-6 10-10s-3-5-4-8c-32-12-116-45-143-163-2-10-2-12-14-12-6 0-14 0-14 10 12 31 6 44 36 92 13 20 33 45 63 67-173 0-347 0-520 0-12 0-26 0-26 14s14 14 26 14c173 0 347 0 520 0z">
              <text:p/>
            </draw:path>
            <draw:path draw:style-name="gr5" draw:text-style-name="P11" draw:layer="layout" svg:width="0.386cm" svg:height="1.267cm" svg:x="15.931cm" svg:y="9.35cm" svg:viewBox="0 0 387 1268" svg:d="M58 1268c16 0 20 0 20-10 2-493 58-899 303-1242 6-6 4-5 6-8 0-8-5-8-16-8s-12 0-14 2c-4 2-92 104-164 245-91 184-149 397-175 652-2 22-18 167-18 333 0 9 0 18 0 28 2 8 6 8 20 8 13 0 25 0 38 0z">
              <text:p/>
            </draw:path>
            <draw:path draw:style-name="gr5" draw:text-style-name="P11" draw:layer="layout" svg:width="0.077cm" svg:height="0.432cm" svg:x="15.931cm" svg:y="10.604cm" svg:viewBox="0 0 78 433" svg:d="M78 18c0-18 0-18-20-18-13 0-25 0-38 0-18 0-20 0-20 18 0 132 0 264 0 397 0 18 2 18 20 18 13 0 25 0 38 0 20 0 20 0 20-18 0-133 0-265 0-397z">
              <text:p/>
            </draw:path>
            <draw:path draw:style-name="gr5" draw:text-style-name="P11" draw:layer="layout" svg:width="0.077cm" svg:height="0.433cm" svg:x="15.931cm" svg:y="11.022cm" svg:viewBox="0 0 78 434" svg:d="M78 20c0-18 0-20-20-20-13 0-25 0-38 0-18 0-20 2-20 20 0 132 0 264 0 397 0 17 2 17 20 17 13 0 25 0 38 0 20 0 20 0 20-17 0-133 0-265 0-397z">
              <text:p/>
            </draw:path>
            <draw:path draw:style-name="gr5" draw:text-style-name="P11" draw:layer="layout" svg:width="0.077cm" svg:height="0.433cm" svg:x="15.931cm" svg:y="11.443cm" svg:viewBox="0 0 78 434" svg:d="M78 20c0-20 0-20-20-20-13 0-25 0-38 0-18 0-20 0-20 20 0 131 0 263 0 395 0 19 2 19 20 19 13 0 25 0 38 0 20 0 20 0 20-19 0-132 0-264 0-395z">
              <text:p/>
            </draw:path>
            <draw:path draw:style-name="gr5" draw:text-style-name="P11" draw:layer="layout" svg:width="0.077cm" svg:height="0.433cm" svg:x="15.931cm" svg:y="11.863cm" svg:viewBox="0 0 78 434" svg:d="M78 18c0-18 0-18-20-18-13 0-25 0-38 0-18 0-20 0-20 18 0 132 0 264 0 397 0 18 2 19 20 19 13 0 25 0 38 0 20 0 20-1 20-19 0-133 0-265 0-397z">
              <text:p/>
            </draw:path>
            <draw:path draw:style-name="gr5" draw:text-style-name="P11" draw:layer="layout" svg:width="0.077cm" svg:height="0.432cm" svg:x="15.931cm" svg:y="12.284cm" svg:viewBox="0 0 78 433" svg:d="M78 18c0-18 0-18-20-18-13 0-25 0-38 0-18 0-20 0-20 18 0 132 0 264 0 397 0 18 2 18 20 18 13 0 25 0 38 0 20 0 20 0 20-18 0-133 0-265 0-397z">
              <text:p/>
            </draw:path>
            <draw:path draw:style-name="gr5" draw:text-style-name="P11" draw:layer="layout" svg:width="0.386cm" svg:height="1.267cm" svg:x="15.931cm" svg:y="12.702cm" svg:viewBox="0 0 387 1268" svg:d="M20 0c-14 0-18 0-20 8 0 9 0 19 0 28 0 428 78 678 98 749 48 156 125 319 243 465 10 12 14 16 16 16 2 2 3 2 14 2s16 0 16-8c-2-3 0-2-4-8-233-323-303-714-305-1242 0-10-4-10-20-10-13 0-25 0-38 0z">
              <text:p/>
            </draw:path>
            <draw:path draw:style-name="gr5" draw:text-style-name="P11" draw:layer="layout" svg:width="0.499cm" svg:height="0.493cm" svg:x="16.38cm" svg:y="9.436cm" svg:viewBox="0 0 500 494" svg:d="M401 80c34-54 64-56 89-58 8 0 7-8 10-12 0-6-4-10-10-10-17 0-37 2-57 2-22 0-46-2-68-2-6 0-14 0-14 14 0 8 6 8 12 8 18 2 32 8 32 24 0 10-8 17-12 26-71 114-142 228-214 343-15-124-31-248-47-371 0-12 16-22 47-22 10 0 18 0 18-14 0-6-6-8-10-8-27 0-57 2-87 2-12 0-26 0-38 0s-26-2-38-2c-6 0-14 0-14 14 0 8 6 8 18 8 40 0 40 6 42 24 18 144 37 288 56 432 2 14 4 16 14 16s14-4 20-12c83-134 167-268 251-402z">
              <text:p/>
            </draw:path>
            <draw:path draw:style-name="gr5" draw:text-style-name="P11" draw:layer="layout" svg:width="0.178cm" svg:height="0.324cm" svg:x="16.802cm" svg:y="9.695cm" svg:viewBox="0 0 179 325" svg:d="M112 14c0-14-2-14-14-14-32 30-78 30-98 30 0 6 0 12 0 18 12 0 44 0 72-14 0 84 0 167 0 251 0 16 0 22-50 22-6 0-12 0-18 0 0 6 0 12 0 18 8 0 70-2 88-2 14 0 75 2 87 2 0-6 0-12 0-18-6 0-12 0-17 0-50 0-50-6-50-22 0-90 0-181 0-271z">
              <text:p/>
            </draw:path>
            <draw:path draw:style-name="gr5" draw:text-style-name="P11" draw:layer="layout" svg:width="0.294cm" svg:height="0.481cm" svg:x="17.979cm" svg:y="9.448cm" svg:viewBox="0 0 295 482" svg:d="M295 243c0-56-4-111-28-163-32-68-90-80-119-80-42 0-94 18-122 84-22 48-26 103-26 159 0 52 2 116 32 168 30 57 80 71 116 71 37 0 89-14 121-81 22-48 26-102 26-158zM148 466c-28 0-70-18-82-83-8-42-8-108-8-148 0-46 0-91 6-129 12-84 66-90 84-90 21 0 67 12 81 82 8 40 8 91 8 137 0 52 0 100-8 144-12 67-52 87-81 87z">
              <text:p/>
            </draw:path>
            <draw:path draw:style-name="gr5" draw:text-style-name="P11" draw:layer="layout" svg:width="0.292cm" svg:height="0.481cm" svg:x="19.45cm" svg:y="9.448cm" svg:viewBox="0 0 293 482" svg:d="M293 243c0-56-2-111-28-163-32-68-90-80-117-80-42 0-94 18-122 84-24 48-26 103-26 159 0 52 2 116 30 168 30 57 82 71 116 71 37 0 91-14 121-81 24-48 26-102 26-158zM146 466c-26 0-68-18-80-83-8-42-8-108-8-148 0-46 0-91 6-129 12-84 66-90 82-90 23 0 69 12 83 82 6 40 6 91 6 137 0 52 0 100-8 144-10 67-50 87-81 87z">
              <text:p/>
            </draw:path>
            <draw:path draw:style-name="gr5" draw:text-style-name="P11" draw:layer="layout" svg:width="0.294cm" svg:height="0.481cm" svg:x="21.388cm" svg:y="9.448cm" svg:viewBox="0 0 295 482" svg:d="M295 243c0-56-4-111-28-163-34-68-90-80-119-80-42 0-94 18-122 84-24 48-26 103-26 159 0 52 2 116 30 168 32 57 82 71 116 71 37 0 91-14 123-81 22-48 26-102 26-158zM146 466c-26 0-68-18-80-83-8-42-8-108-8-148 0-46 0-91 6-129 12-84 66-90 82-90 23 0 69 12 83 82 6 40 6 91 6 137 0 52 0 100-6 144-12 67-52 87-83 87z">
              <text:p/>
            </draw:path>
            <draw:path draw:style-name="gr5" draw:text-style-name="P11" draw:layer="layout" svg:width="0.294cm" svg:height="0.481cm" svg:x="23.386cm" svg:y="9.448cm" svg:viewBox="0 0 295 482" svg:d="M295 243c0-56-2-111-28-163-32-68-90-80-117-80-42 0-94 18-124 84-22 48-26 103-26 159 0 52 4 116 32 168 30 57 82 71 116 71 37 0 91-14 121-81 24-48 26-102 26-158zM148 466c-26 0-68-18-82-83-6-42-6-108-6-148 0-46 0-91 4-129 14-84 66-90 84-90 23 0 69 12 83 82 6 40 6 91 6 137 0 52 0 100-8 144-10 67-50 87-81 87z">
              <text:p/>
            </draw:path>
            <draw:path draw:style-name="gr5" draw:text-style-name="P11" draw:layer="layout" svg:width="0.294cm" svg:height="0.481cm" svg:x="16.555cm" svg:y="10.289cm" svg:viewBox="0 0 295 482" svg:d="M295 241c0-56-4-111-28-163-34-68-90-78-119-78-42 0-94 18-122 84-24 48-26 101-26 157 0 54 2 116 32 170 30 57 80 71 116 71 35 0 89-16 121-81 22-48 26-104 26-160zM148 466c-28 0-70-18-82-85-8-42-8-106-8-148 0-44 0-89 6-127 12-84 66-90 84-90 21 0 67 12 81 82 6 38 6 91 6 135 0 54 0 100-6 146-12 65-52 87-81 87z">
              <text:p/>
            </draw:path>
            <draw:path draw:style-name="gr5" draw:text-style-name="P11" draw:layer="layout" svg:width="0.499cm" svg:height="0.493cm" svg:x="17.803cm" svg:y="10.277cm" svg:viewBox="0 0 500 494" svg:d="M401 80c36-54 64-58 89-58 10-2 7-9 10-14 0-6-4-8-10-8-17 0-37 2-57 2-22 0-46-2-68-2-4 0-14 0-14 14 0 6 6 8 12 8 18 0 32 8 32 22 0 12-10 26-10 28-72 113-144 227-216 341-15-124-31-248-47-371 0-12 16-20 47-20 10 0 18 0 18-14 0-6-6-8-10-8-27 0-57 2-87 2-12 0-26 0-38 0s-26-2-38-2c-4 0-14 0-14 14 0 8 6 8 18 8 40 0 40 6 42 24 18 143 37 287 56 430 2 16 4 18 14 18 12 0 14-4 20-14 83-133 167-267 251-400z">
              <text:p/>
            </draw:path>
            <draw:path draw:style-name="gr5" draw:text-style-name="P11" draw:layer="layout" svg:width="0.216cm" svg:height="0.326cm" svg:x="18.204cm" svg:y="10.534cm" svg:viewBox="0 0 217 327" svg:d="M217 237c-6 0-12 0-18 0 0 10-6 40-12 44-4 4-41 4-47 4-31 0-62 0-92 0 52-46 70-60 100-84 35-28 69-57 69-105 0-60-52-96-115-96-60 0-102 44-102 88 0 26 22 28 26 28 12 0 26-8 26-26 0-8-4-26-28-26 14-36 48-46 72-46 48 0 73 38 73 78 0 44-29 77-45 93-40 40-79 79-118 118-6 4-6 6-6 20 67 0 134 0 201 0 6-30 11-60 16-90z">
              <text:p/>
            </draw:path>
            <draw:path draw:style-name="gr5" draw:text-style-name="P11" draw:layer="layout" svg:width="0.292cm" svg:height="0.481cm" svg:x="19.45cm" svg:y="10.289cm" svg:viewBox="0 0 293 482" svg:d="M293 241c0-56-2-111-28-163-32-68-90-78-117-78-42 0-94 18-122 84-24 48-26 101-26 157 0 54 2 116 30 170 30 57 82 71 116 71 37 0 91-16 121-81 24-48 26-104 26-160zM146 466c-26 0-68-18-80-85-8-42-8-106-8-148 0-44 0-89 6-127 12-84 66-90 82-90 23 0 69 12 83 82 6 38 6 91 6 135 0 54 0 100-8 146-10 65-50 87-81 87z">
              <text:p/>
            </draw:path>
            <draw:path draw:style-name="gr5" draw:text-style-name="P11" draw:layer="layout" svg:width="0.294cm" svg:height="0.481cm" svg:x="21.388cm" svg:y="10.289cm" svg:viewBox="0 0 295 482" svg:d="M295 241c0-56-4-111-28-163-34-68-90-78-119-78-42 0-94 18-122 84-24 48-26 101-26 157 0 54 2 116 30 170 32 57 82 71 116 71 37 0 91-16 123-81 22-48 26-104 26-160zM146 466c-26 0-68-18-80-85-8-42-8-106-8-148 0-44 0-89 6-127 12-84 66-90 82-90 23 0 69 12 83 82 6 38 6 91 6 135 0 54 0 100-6 146-12 65-52 87-83 87z">
              <text:p/>
            </draw:path>
            <draw:path draw:style-name="gr5" draw:text-style-name="P11" draw:layer="layout" svg:width="0.294cm" svg:height="0.481cm" svg:x="23.386cm" svg:y="10.289cm" svg:viewBox="0 0 295 482" svg:d="M295 241c0-56-2-111-28-163-32-68-90-78-117-78-42 0-94 18-124 84-22 48-26 101-26 157 0 54 4 116 32 170 30 57 82 71 116 71 37 0 91-16 121-81 24-48 26-104 26-160zM148 466c-26 0-68-18-82-85-6-42-6-106-6-148 0-44 0-89 4-127 14-84 66-90 84-90 23 0 69 12 83 82 6 38 6 91 6 135 0 54 0 100-8 146-10 65-50 87-81 87z">
              <text:p/>
            </draw:path>
            <draw:path draw:style-name="gr5" draw:text-style-name="P11" draw:layer="layout" svg:width="0.294cm" svg:height="0.481cm" svg:x="16.555cm" svg:y="11.594cm" svg:viewBox="0 0 295 482" svg:d="M295 243c0-56-4-111-28-163-34-68-90-80-119-80-42 0-94 18-122 84-24 48-26 103-26 159 0 52 2 116 32 168 30 57 80 71 116 71 35 0 89-14 121-81 22-48 26-102 26-158zM148 466c-28 0-70-18-82-83-8-42-8-108-8-148 0-46 0-91 6-129 12-84 66-90 84-90 21 0 67 12 81 82 6 40 6 91 6 137 0 52 0 100-6 144-12 67-52 87-81 87z">
              <text:p/>
            </draw:path>
            <draw:path draw:style-name="gr5" draw:text-style-name="P11" draw:layer="layout" svg:width="0.294cm" svg:height="0.481cm" svg:x="17.979cm" svg:y="11.594cm" svg:viewBox="0 0 295 482" svg:d="M295 243c0-56-4-111-28-163-32-68-90-80-119-80-42 0-94 18-122 84-22 48-26 103-26 159 0 52 2 116 32 168 30 57 80 71 116 71 37 0 89-14 121-81 22-48 26-102 26-158zM148 466c-28 0-70-18-82-83-8-42-8-108-8-148 0-46 0-91 6-129 12-84 66-90 84-90 21 0 67 12 81 82 8 40 8 91 8 137 0 52 0 100-8 144-12 67-52 87-81 87z">
              <text:p/>
            </draw:path>
            <draw:path draw:style-name="gr5" draw:text-style-name="P11" draw:layer="layout" svg:width="0.075cm" svg:height="0.073cm" svg:x="19.287cm" svg:y="11.497cm" svg:viewBox="0 0 76 74" svg:d="M76 38c0-22-18-38-38-38s-38 17-38 38 18 36 38 36 38-16 38-36z">
              <text:p/>
            </draw:path>
            <draw:path draw:style-name="gr5" draw:text-style-name="P11" draw:layer="layout" svg:width="0.073cm" svg:height="0.075cm" svg:x="19.56cm" svg:y="11.706cm" svg:viewBox="0 0 74 76" svg:d="M74 38c0-20-16-38-36-38s-38 18-38 38 18 38 38 38 36-18 36-38z">
              <text:p/>
            </draw:path>
            <draw:path draw:style-name="gr5" draw:text-style-name="P11" draw:layer="layout" svg:width="0.073cm" svg:height="0.073cm" svg:x="19.833cm" svg:y="11.917cm" svg:viewBox="0 0 74 74" svg:d="M74 36c0-20-17-36-38-36s-36 15-36 36 15 38 36 38 38-16 38-38z">
              <text:p/>
            </draw:path>
            <draw:path draw:style-name="gr5" draw:text-style-name="P11" draw:layer="layout" svg:width="0.294cm" svg:height="0.481cm" svg:x="21.388cm" svg:y="11.594cm" svg:viewBox="0 0 295 482" svg:d="M295 243c0-56-4-111-28-163-34-68-90-80-119-80-42 0-94 18-122 84-24 48-26 103-26 159 0 52 2 116 30 168 32 57 82 71 116 71 37 0 91-14 123-81 22-48 26-102 26-158zM146 466c-26 0-68-18-80-83-8-42-8-108-8-148 0-46 0-91 6-129 12-84 66-90 82-90 23 0 69 12 83 82 6 40 6 91 6 137 0 52 0 100-6 144-12 67-52 87-83 87z">
              <text:p/>
            </draw:path>
            <draw:path draw:style-name="gr5" draw:text-style-name="P11" draw:layer="layout" svg:width="0.294cm" svg:height="0.481cm" svg:x="23.386cm" svg:y="11.594cm" svg:viewBox="0 0 295 482" svg:d="M295 243c0-56-2-111-28-163-32-68-90-80-117-80-42 0-94 18-124 84-22 48-26 103-26 159 0 52 4 116 32 168 30 57 82 71 116 71 37 0 91-14 121-81 24-48 26-102 26-158zM148 466c-26 0-68-18-82-83-6-42-6-108-6-148 0-46 0-91 4-129 14-84 66-90 84-90 23 0 69 12 83 82 6 40 6 91 6 137 0 52 0 100-8 144-10 67-50 87-81 87z">
              <text:p/>
            </draw:path>
            <draw:path draw:style-name="gr5" draw:text-style-name="P11" draw:layer="layout" svg:width="0.294cm" svg:height="0.481cm" svg:x="16.555cm" svg:y="12.435cm" svg:viewBox="0 0 295 482" svg:d="M295 241c0-56-4-111-28-163-34-68-90-78-119-78-42 0-94 18-122 84-24 48-26 101-26 157 0 54 2 116 32 170 30 57 80 71 116 71 35 0 89-16 121-81 22-48 26-104 26-160zM148 466c-28 0-70-18-82-85-8-42-8-106-8-148 0-44 0-89 6-127 12-84 66-90 84-90 21 0 67 12 81 82 6 38 6 91 6 135 0 54 0 100-6 146-12 65-52 87-81 87z">
              <text:p/>
            </draw:path>
            <draw:path draw:style-name="gr5" draw:text-style-name="P11" draw:layer="layout" svg:width="0.294cm" svg:height="0.481cm" svg:x="17.979cm" svg:y="12.435cm" svg:viewBox="0 0 295 482" svg:d="M295 241c0-56-4-111-28-163-32-68-90-78-119-78-42 0-94 18-122 84-22 48-26 101-26 157 0 54 2 116 32 170 30 57 80 71 116 71 37 0 89-16 121-81 22-48 26-104 26-160zM148 466c-28 0-70-18-82-85-8-42-8-106-8-148 0-44 0-89 6-127 12-84 66-90 84-90 21 0 67 12 81 82 8 38 8 91 8 135 0 54 0 100-8 146-12 65-52 87-81 87z">
              <text:p/>
            </draw:path>
            <draw:path draw:style-name="gr5" draw:text-style-name="P11" draw:layer="layout" svg:width="0.292cm" svg:height="0.481cm" svg:x="19.45cm" svg:y="12.435cm" svg:viewBox="0 0 293 482" svg:d="M293 241c0-56-2-111-28-163-32-68-90-78-117-78-42 0-94 18-122 84-24 48-26 101-26 157 0 54 2 116 30 170 30 57 82 71 116 71 37 0 91-16 121-81 24-48 26-104 26-160zM146 466c-26 0-68-18-80-85-8-42-8-106-8-148 0-44 0-89 6-127 12-84 66-90 82-90 23 0 69 12 83 82 6 38 6 91 6 135 0 54 0 100-8 146-10 65-50 87-81 87z">
              <text:p/>
            </draw:path>
            <draw:path draw:style-name="gr5" draw:text-style-name="P11" draw:layer="layout" svg:width="0.497cm" svg:height="0.493cm" svg:x="20.746cm" svg:y="12.423cm" svg:viewBox="0 0 498 494" svg:d="M401 80c34-54 64-58 89-58 8-2 6-9 8-14 0-6-2-8-8-8-17 0-39 2-57 2-24 0-48-2-70-2-4 0-12 0-12 14 0 6 6 8 10 8 20 0 32 8 32 22 0 12-10 26-10 28-72 113-144 227-216 341-15-124-31-248-47-371 0-12 16-20 47-20 10 0 18 0 18-14 0-6-6-8-10-8-27 0-57 2-85 2-14 0-27 0-40 0s-26-2-38-2c-4 0-12 0-12 14 0 8 6 8 18 8 38 0 40 6 42 24 18 143 36 287 54 430 2 14 6 18 14 18 12 0 14-4 20-14 84-133 168-267 253-400z">
              <text:p/>
            </draw:path>
            <draw:path draw:style-name="gr5" draw:text-style-name="P11" draw:layer="layout" svg:width="0.436cm" svg:height="0.334cm" svg:x="21.149cm" svg:y="12.672cm" svg:viewBox="0 0 437 335" svg:d="M375 52c6-18 14-34 52-36 4 0 10 0 10-10 0-2-2-6-6-6-18 0-36 2-52 2-12 0-40-2-52-2-2 0-10 0-10 10 0 6 6 6 10 6 24 2 32 8 32 20 0 4 0 8-2 12-18 72-36 143-54 215-41-85-82-170-124-255-4-8-6-8-16-8-22 0-45 0-67 0-10 0-16 0-16 10 0 6 6 6 16 6s22 2 32 4c-22 87-44 174-66 261-4 20-14 34-52 36-2 0-10 0-10 10 0 6 4 8 8 8 16 0 34-2 50-2 12 0 42 2 52 2 6 0 10-4 10-12 0-6-6-6-10-6-32-2-32-14-32-22 0-2 0-4 2-12 21-84 42-167 64-251 47 98 95 195 143 293 2 8 4 10 10 10 8 0 8-2 10-12 23-90 45-181 68-271z">
              <text:p/>
            </draw:path>
            <draw:path draw:style-name="gr5" draw:text-style-name="P11" draw:layer="layout" svg:width="0.33cm" svg:height="0.023cm" svg:x="21.665cm" svg:y="12.872cm" svg:viewBox="0 0 331 24" svg:d="M311 24c8 0 20 0 20-12s-12-12-20-12c-97 0-194 0-291 0-8 0-20 0-20 12s10 12 20 12c97 0 194 0 291 0z">
              <text:p/>
            </draw:path>
            <draw:path draw:style-name="gr5" draw:text-style-name="P11" draw:layer="layout" svg:width="0.176cm" svg:height="0.326cm" svg:x="22.104cm" svg:y="12.68cm" svg:viewBox="0 0 177 327" svg:d="M110 14c0-14 0-14-14-14-32 32-76 32-96 32 0 6 0 12 0 18 10 0 44 0 70-14 0 83 0 166 0 249 0 16 0 24-48 24-7 0-13 0-20 0 0 6 0 12 0 18 10-2 70-2 88-2 16 0 77 0 87 2 0-6 0-12 0-18-6 0-12 0-17 0-50 0-50-8-50-24 0-90 0-181 0-271z">
              <text:p/>
            </draw:path>
            <draw:path draw:style-name="gr5" draw:text-style-name="P11" draw:layer="layout" svg:width="0.294cm" svg:height="0.481cm" svg:x="23.386cm" svg:y="12.435cm" svg:viewBox="0 0 295 482" svg:d="M295 241c0-56-2-111-28-163-32-68-90-78-117-78-42 0-94 18-124 84-22 48-26 101-26 157 0 54 4 116 32 170 30 57 82 71 116 71 37 0 91-16 121-81 24-48 26-104 26-160zM148 466c-26 0-68-18-82-85-6-42-6-106-6-148 0-44 0-89 4-127 14-84 66-90 84-90 23 0 69 12 83 82 6 38 6 91 6 135 0 54 0 100-8 146-10 65-50 87-81 87z">
              <text:p/>
            </draw:path>
            <draw:path draw:style-name="gr5" draw:text-style-name="P11" draw:layer="layout" svg:width="0.294cm" svg:height="0.481cm" svg:x="16.555cm" svg:y="13.274cm" svg:viewBox="0 0 295 482" svg:d="M295 243c0-56-4-111-28-163-34-68-90-80-119-80-42 0-94 20-122 84-24 48-26 103-26 159 0 52 2 116 32 170 30 55 80 69 116 69 35 0 89-14 121-81 22-48 26-102 26-158zM148 466c-28 0-70-16-82-83-8-42-8-108-8-148 0-46 0-91 6-129 12-84 66-90 84-90 21 0 67 12 81 82 6 40 6 93 6 137 0 52 0 100-6 144-12 67-52 87-81 87z">
              <text:p/>
            </draw:path>
            <draw:path draw:style-name="gr5" draw:text-style-name="P11" draw:layer="layout" svg:width="0.294cm" svg:height="0.481cm" svg:x="17.979cm" svg:y="13.274cm" svg:viewBox="0 0 295 482" svg:d="M295 243c0-56-4-111-28-163-32-68-90-80-119-80-42 0-94 20-122 84-22 48-26 103-26 159 0 52 2 116 32 170 30 55 80 69 116 69 37 0 89-14 121-81 22-48 26-102 26-158zM148 466c-28 0-70-16-82-83-8-42-8-108-8-148 0-46 0-91 6-129 12-84 66-90 84-90 21 0 67 12 81 82 8 40 8 93 8 137 0 52 0 100-8 144-12 67-52 87-81 87z">
              <text:p/>
            </draw:path>
            <draw:path draw:style-name="gr5" draw:text-style-name="P11" draw:layer="layout" svg:width="0.292cm" svg:height="0.481cm" svg:x="19.45cm" svg:y="13.274cm" svg:viewBox="0 0 293 482" svg:d="M293 243c0-56-2-111-28-163-32-68-90-80-117-80-42 0-94 20-122 84-24 48-26 103-26 159 0 52 2 116 30 170 30 55 82 69 116 69 37 0 91-14 121-81 24-48 26-102 26-158zM146 466c-26 0-68-16-80-83-8-42-8-108-8-148 0-46 0-91 6-129 12-84 66-90 82-90 23 0 69 12 83 82 6 40 6 93 6 137 0 52 0 100-8 144-10 67-50 87-81 87z">
              <text:p/>
            </draw:path>
            <draw:path draw:style-name="gr5" draw:text-style-name="P11" draw:layer="layout" svg:width="0.294cm" svg:height="0.481cm" svg:x="21.388cm" svg:y="13.274cm" svg:viewBox="0 0 295 482" svg:d="M295 243c0-56-4-111-28-163-34-68-90-80-119-80-42 0-94 20-122 84-24 48-26 103-26 159 0 52 2 116 30 170 32 55 82 69 116 69 37 0 91-14 123-81 22-48 26-102 26-158zM146 466c-26 0-68-16-80-83-8-42-8-108-8-148 0-46 0-91 6-129 12-84 66-90 82-90 23 0 69 12 83 82 6 40 6 93 6 137 0 52 0 100-6 144-12 67-52 87-83 87z">
              <text:p/>
            </draw:path>
            <draw:path draw:style-name="gr5" draw:text-style-name="P11" draw:layer="layout" svg:width="0.497cm" svg:height="0.493cm" svg:x="23.105cm" svg:y="13.262cm" svg:viewBox="0 0 498 494" svg:d="M401 80c34-54 64-56 89-58 8 0 6-8 8-12 0-6-4-10-8-10-19 0-39 2-57 2-24 0-48-2-70-2-4 0-14 0-14 14 0 8 6 8 12 8 18 2 32 10 32 24 0 10-7 17-10 26-72 114-144 228-216 343-15-124-31-248-47-371 0-12 16-22 47-22 10 0 18 0 18-14 0-6-6-8-10-8-27 0-57 2-87 2-12 0-26 0-38 0s-26-2-38-2c-4 0-12 0-12 14 0 8 6 8 16 8 40 0 40 6 42 24 18 144 37 288 56 432 2 14 6 16 14 16 12 0 14-4 20-12 84-134 168-268 253-402z">
              <text:p/>
            </draw:path>
            <draw:path draw:style-name="gr5" draw:text-style-name="P11" draw:layer="layout" svg:width="0.436cm" svg:height="0.334cm" svg:x="23.508cm" svg:y="13.512cm" svg:viewBox="0 0 437 335" svg:d="M375 54c4-18 12-36 52-36 2 0 10 0 10-10 0-4-2-8-8-8-16 0-34 2-50 2-12 0-40-2-52-2-4 0-10 0-10 12 0 6 6 6 10 6 24 0 32 8 32 20 0 4 0 6-2 12-18 71-36 142-54 213-41-85-82-170-124-255-4-8-6-8-17-8-22 0-44 0-66 0-10 0-16 0-16 12 0 6 6 6 16 6s20 0 32 2c-22 88-44 175-66 263-6 18-14 32-52 34-4 0-10 0-10 10 0 6 4 8 6 8 18 0 36-2 52-2 12 0 40 2 52 2 6 0 10-2 10-10s-6-8-12-8c-30 0-30-14-30-20 0-2 0-4 2-12 20-84 41-167 62-251 47 98 95 195 143 293 4 8 6 8 12 8 8 0 8-2 10-10 23-90 45-181 68-271z">
              <text:p/>
            </draw:path>
            <draw:path draw:style-name="gr5" draw:text-style-name="P11" draw:layer="layout" svg:width="0.384cm" svg:height="1.267cm" svg:x="24.028cm" svg:y="9.35cm" svg:viewBox="0 0 385 1268" svg:d="M385 1232c0-429-76-678-98-750-48-155-125-319-243-464-10-12-13-14-16-16-2-1-2-2-12-2-12 0-16 0-16 8 3 5 0 2 8 14 243 341 299 761 299 1236 0 10 4 10 20 10 13 0 25 0 38 0 16 0 20 0 20-8 0-10 0-19 0-28z">
              <text:p/>
            </draw:path>
            <draw:path draw:style-name="gr5" draw:text-style-name="P11" draw:layer="layout" svg:width="0.077cm" svg:height="0.432cm" svg:x="24.335cm" svg:y="10.604cm" svg:viewBox="0 0 78 433" svg:d="M78 18c0-18 0-18-20-18-13 0-25 0-38 0-18 0-20 0-20 18 0 132 0 264 0 397 0 18 2 18 20 18 13 0 25 0 38 0 20 0 20 0 20-18 0-133 0-265 0-397z">
              <text:p/>
            </draw:path>
            <draw:path draw:style-name="gr5" draw:text-style-name="P11" draw:layer="layout" svg:width="0.077cm" svg:height="0.433cm" svg:x="24.335cm" svg:y="11.022cm" svg:viewBox="0 0 78 434" svg:d="M78 20c0-18 0-20-20-20-13 0-25 0-38 0-18 0-20 2-20 20 0 132 0 264 0 397 0 17 2 17 20 17 13 0 25 0 38 0 20 0 20 0 20-17 0-133 0-265 0-397z">
              <text:p/>
            </draw:path>
            <draw:path draw:style-name="gr5" draw:text-style-name="P11" draw:layer="layout" svg:width="0.077cm" svg:height="0.433cm" svg:x="24.335cm" svg:y="11.443cm" svg:viewBox="0 0 78 434" svg:d="M78 20c0-20 0-20-20-20-13 0-25 0-38 0-18 0-20 0-20 20 0 131 0 263 0 395 0 19 2 19 20 19 13 0 25 0 38 0 20 0 20 0 20-19 0-132 0-264 0-395z">
              <text:p/>
            </draw:path>
            <draw:path draw:style-name="gr5" draw:text-style-name="P11" draw:layer="layout" svg:width="0.077cm" svg:height="0.433cm" svg:x="24.335cm" svg:y="11.863cm" svg:viewBox="0 0 78 434" svg:d="M78 18c0-18 0-18-20-18-13 0-25 0-38 0-18 0-20 0-20 18 0 132 0 264 0 397 0 18 2 19 20 19 13 0 25 0 38 0 20 0 20-1 20-19 0-133 0-265 0-397z">
              <text:p/>
            </draw:path>
            <draw:path draw:style-name="gr5" draw:text-style-name="P11" draw:layer="layout" svg:width="0.077cm" svg:height="0.432cm" svg:x="24.335cm" svg:y="12.284cm" svg:viewBox="0 0 78 433" svg:d="M78 18c0-18 0-18-20-18-13 0-25 0-38 0-18 0-20 0-20 18 0 132 0 264 0 397 0 18 2 18 20 18 13 0 25 0 38 0 20 0 20 0 20-18 0-133 0-265 0-397z">
              <text:p/>
            </draw:path>
            <draw:path draw:style-name="gr5" draw:text-style-name="P11" draw:layer="layout" svg:width="0.384cm" svg:height="1.267cm" svg:x="24.028cm" svg:y="12.702cm" svg:viewBox="0 0 385 1268" svg:d="M385 8c0-8-4-8-20-8-13 0-25 0-38 0-16 0-20 0-20 10 0 74 0 239-18 415-38 360-131 611-285 827-4 6-3 5-4 8 0 8 4 8 16 8 10 0 12 0 14-2s92-104 161-246c94-183 152-396 178-651 2-22 16-168 16-333 0-9 0-19 0-28z">
              <text:p/>
            </draw:path>
            <draw:path draw:style-name="gr5" draw:text-style-name="P11" draw:layer="layout" svg:width="0.384cm" svg:height="1.267cm" svg:x="24.939cm" svg:y="9.35cm" svg:viewBox="0 0 385 1268" svg:d="M58 1268c16 0 20 0 20-10 0-493 58-899 303-1242 4-6 2-5 4-8 0-8-5-8-16-8s-12 0-14 2-92 104-162 245c-93 184-151 397-177 652-2 22-16 167-16 333 0 9 0 18 0 28 0 8 4 8 20 8 13 0 25 0 38 0z">
              <text:p/>
            </draw:path>
            <draw:path draw:style-name="gr5" draw:text-style-name="P11" draw:layer="layout" svg:width="0.077cm" svg:height="0.432cm" svg:x="24.939cm" svg:y="10.604cm" svg:viewBox="0 0 78 433" svg:d="M78 18c0-18-2-18-20-18-13 0-25 0-38 0-20 0-20 0-20 18 0 132 0 264 0 397 0 18 0 18 20 18 13 0 25 0 38 0 18 0 20 0 20-18 0-133 0-265 0-397z">
              <text:p/>
            </draw:path>
            <draw:path draw:style-name="gr5" draw:text-style-name="P11" draw:layer="layout" svg:width="0.077cm" svg:height="0.433cm" svg:x="24.939cm" svg:y="11.022cm" svg:viewBox="0 0 78 434" svg:d="M78 20c0-18-2-20-20-20-13 0-25 0-38 0-20 0-20 2-20 20 0 132 0 264 0 397 0 17 0 17 20 17 13 0 25 0 38 0 18 0 20 0 20-17 0-133 0-265 0-397z">
              <text:p/>
            </draw:path>
            <draw:path draw:style-name="gr5" draw:text-style-name="P11" draw:layer="layout" svg:width="0.077cm" svg:height="0.433cm" svg:x="24.939cm" svg:y="11.443cm" svg:viewBox="0 0 78 434" svg:d="M78 20c0-20-2-20-20-20-13 0-25 0-38 0-20 0-20 0-20 20 0 131 0 263 0 395 0 19 0 19 20 19 13 0 25 0 38 0 18 0 20 0 20-19 0-132 0-264 0-395z">
              <text:p/>
            </draw:path>
            <draw:path draw:style-name="gr5" draw:text-style-name="P11" draw:layer="layout" svg:width="0.077cm" svg:height="0.433cm" svg:x="24.939cm" svg:y="11.863cm" svg:viewBox="0 0 78 434" svg:d="M78 18c0-18-2-18-20-18-13 0-25 0-38 0-20 0-20 0-20 18 0 132 0 264 0 397 0 18 0 19 20 19 13 0 25 0 38 0 18 0 20-1 20-19 0-133 0-265 0-397z">
              <text:p/>
            </draw:path>
            <draw:path draw:style-name="gr5" draw:text-style-name="P11" draw:layer="layout" svg:width="0.077cm" svg:height="0.432cm" svg:x="24.939cm" svg:y="12.284cm" svg:viewBox="0 0 78 433" svg:d="M78 18c0-18-2-18-20-18-13 0-25 0-38 0-20 0-20 0-20 18 0 132 0 264 0 397 0 18 0 18 20 18 13 0 25 0 38 0 18 0 20 0 20-18 0-133 0-265 0-397z">
              <text:p/>
            </draw:path>
            <draw:path draw:style-name="gr5" draw:text-style-name="P11" draw:layer="layout" svg:width="0.384cm" svg:height="1.267cm" svg:x="24.939cm" svg:y="12.702cm" svg:viewBox="0 0 385 1268" svg:d="M20 0c-16 0-20 0-20 8 0 9 0 19 0 28 0 428 76 678 98 749 48 156 125 319 243 465 10 12 12 16 16 16 0 2 1 2 12 2s16 0 16-8c-2-3 0-2-4-8-233-323-303-714-303-1242 0-10-4-10-20-10-13 0-25 0-38 0z">
              <text:p/>
            </draw:path>
            <draw:path draw:style-name="gr5" draw:text-style-name="P11" draw:layer="layout" svg:width="0.398cm" svg:height="0.461cm" svg:x="25.851cm" svg:y="9.605cm" svg:viewBox="0 0 399 462" svg:d="M84 429c-2 9-4 9-4 13 0 16 14 20 20 20 4 0 20-2 26-18 2-6 6-29 26-129 6 2 10 2 21 2 118 0 226-110 226-221 0-54-28-96-80-96-102 0-144 136-185 273-76-14-116-54-116-104 0-20 16-97 58-145 6-6 6-8 6-10s-2-6-8-6c-20 0-74 102-74 167 0 68 46 118 122 136-13 39-26 78-38 118zM179 277c-4 0-6 0-12-2-7 0-7 0-7-2s11-66 13-76c22-89 76-157 138-157 48 0 68 38 68 72 0 79-90 165-200 165z">
              <text:p/>
            </draw:path>
            <draw:path draw:style-name="gr5" draw:text-style-name="P11" draw:layer="layout" svg:width="0.178cm" svg:height="0.324cm" svg:x="26.327cm" svg:y="9.695cm" svg:viewBox="0 0 179 325" svg:d="M112 14c0-14-2-14-16-14-32 30-76 30-96 30 0 6 0 12 0 18 12 0 44 0 72-14 0 84 0 167 0 251 0 16 0 22-50 22-6 0-12 0-18 0 0 6 0 12 0 18 8 0 68-2 86-2 16 0 77 2 89 2 0-6 0-12 0-18-6 0-13 0-19 0-48 0-48-6-48-22 0-90 0-181 0-271z">
              <text:p/>
            </draw:path>
            <draw:path draw:style-name="gr5" draw:text-style-name="P11" draw:layer="layout" svg:width="0.398cm" svg:height="0.459cm" svg:x="25.851cm" svg:y="10.446cm" svg:viewBox="0 0 399 460" svg:d="M84 429c-2 7-4 9-4 13 0 14 14 18 20 18 4 0 20-2 26-18 2-6 6-27 26-127 6 0 10 2 21 2 118 0 226-110 226-221 0-54-28-96-80-96-102 0-144 136-185 271-76-14-116-52-116-104 0-20 16-95 58-145 6-6 6-6 6-8s-2-8-8-8c-20 0-74 102-74 169 0 66 46 118 122 136-13 39-26 78-38 118zM179 275c-4 0-6 0-12 0-7 0-7 0-7-2s11-66 13-76c22-89 76-157 138-157 48 0 68 38 68 72 0 77-90 163-200 163z">
              <text:p/>
            </draw:path>
            <draw:path draw:style-name="gr5" draw:text-style-name="P11" draw:layer="layout" svg:width="0.214cm" svg:height="0.326cm" svg:x="26.305cm" svg:y="10.534cm" svg:viewBox="0 0 215 327" svg:d="M215 237c-5 0-10 0-16 0-2 10-6 40-12 44-4 4-41 4-49 4-30 0-60 0-90 0 52-46 68-60 98-84 35-28 69-57 69-105 0-60-52-96-113-96-62 0-102 44-102 88 0 26 20 28 26 28 12 0 26-8 26-26 0-8-4-26-30-26 16-36 50-46 72-46 50 0 75 38 75 78 0 44-31 77-47 93-40 40-79 79-118 118-4 4-4 6-4 20 67 0 134 0 201 0 5-30 10-60 14-90z">
              <text:p/>
            </draw:path>
            <draw:path draw:style-name="gr5" draw:text-style-name="P11" draw:layer="layout" svg:width="0.075cm" svg:height="0.073cm" svg:x="26.164cm" svg:y="11.427cm" svg:viewBox="0 0 76 74" svg:d="M76 38c0-22-18-38-38-38s-38 17-38 38 18 36 38 36 38-16 38-36z">
              <text:p/>
            </draw:path>
            <draw:path draw:style-name="gr5" draw:text-style-name="P11" draw:layer="layout" svg:width="0.075cm" svg:height="0.075cm" svg:x="26.164cm" svg:y="11.706cm" svg:viewBox="0 0 76 76" svg:d="M76 38c0-20-18-38-38-38s-38 18-38 38 18 38 38 38 38-18 38-38z">
              <text:p/>
            </draw:path>
            <draw:path draw:style-name="gr5" draw:text-style-name="P11" draw:layer="layout" svg:width="0.075cm" svg:height="0.073cm" svg:x="26.164cm" svg:y="11.987cm" svg:viewBox="0 0 76 74" svg:d="M76 38c0-22-18-38-38-38s-38 17-38 38 18 36 38 36 38-16 38-36z">
              <text:p/>
            </draw:path>
            <draw:path draw:style-name="gr5" draw:text-style-name="P11" draw:layer="layout" svg:width="0.396cm" svg:height="0.459cm" svg:x="25.384cm" svg:y="12.593cm" svg:viewBox="0 0 397 460" svg:d="M84 429c-4 7-4 9-4 13 0 14 14 18 20 18 4 0 20-2 26-18 2-6 6-27 24-127 8 0 12 2 23 2 116 0 224-110 224-221 0-54-26-96-80-96-102 0-144 136-185 271-76-14-114-54-114-104 0-20 16-95 58-145 6-6 6-6 6-8 0-4-2-8-10-8-18 0-72 102-72 169 0 66 46 118 120 136-12 39-24 78-36 118zM179 275c-6 0-6 0-12 0-7 0-9 0-9-2s11-66 13-76c22-89 78-157 140-157 48 0 68 38 68 72 0 77-92 163-200 163z">
              <text:p/>
            </draw:path>
            <draw:path draw:style-name="gr5" draw:text-style-name="P11" draw:layer="layout" svg:width="0.436cm" svg:height="0.334cm" svg:x="25.841cm" svg:y="12.672cm" svg:viewBox="0 0 437 335" svg:d="M375 52c4-18 12-34 52-36 2 0 10 0 10-10 0-2-2-6-8-6-16 0-34 2-50 2-12 0-40-2-52-2-4 0-10 0-10 10 0 6 6 6 10 6 24 2 32 8 32 20 0 4 0 8-2 12-18 72-36 143-54 215-41-85-82-170-124-255-4-8-6-8-17-8-22 0-44 0-66 0-10 0-16 0-16 10 0 6 6 6 16 6s20 2 32 4c-22 87-44 174-66 261-6 20-14 34-52 36-4 0-10 0-10 10 0 6 4 8 8 8 16 0 34-2 50-2 12 0 40 2 52 2 6 0 10-4 10-12 0-6-6-6-12-6-30-2-30-14-30-22 0-2 0-4 2-12 20-84 41-167 62-251 47 98 95 195 143 293 4 8 6 10 12 10 8 0 8-2 10-12 23-90 45-181 68-271z">
              <text:p/>
            </draw:path>
            <draw:path draw:style-name="gr5" draw:text-style-name="P11" draw:layer="layout" svg:width="0.332cm" svg:height="0.023cm" svg:x="26.355cm" svg:y="12.872cm" svg:viewBox="0 0 333 24" svg:d="M313 24c8 0 20 0 20-12s-12-12-20-12c-98 0-195 0-293 0-8 0-20 0-20 12s12 12 20 12c98 0 195 0 293 0z">
              <text:p/>
            </draw:path>
            <draw:path draw:style-name="gr5" draw:text-style-name="P11" draw:layer="layout" svg:width="0.178cm" svg:height="0.326cm" svg:x="26.794cm" svg:y="12.68cm" svg:viewBox="0 0 179 327" svg:d="M112 14c0-14-2-14-16-14-30 32-76 32-96 32 0 6 0 12 0 18 12 0 44 0 72-14 0 83 0 166 0 249 0 16 0 24-50 24-6 0-12 0-18 0 0 6 0 12 0 18 8-2 70-2 88-2 14 0 75 0 87 2 0-6 0-12 0-18-6 0-13 0-19 0-48 0-48-8-48-24 0-90 0-181 0-271z">
              <text:p/>
            </draw:path>
            <draw:path draw:style-name="gr5" draw:text-style-name="P11" draw:layer="layout" svg:width="0.398cm" svg:height="0.461cm" svg:x="25.741cm" svg:y="13.432cm" svg:viewBox="0 0 399 462" svg:d="M86 429c-4 9-4 9-4 13 0 16 12 20 20 20 4 0 18-2 26-18 2-6 6-29 24-127 6 0 11 0 23 0 116 0 224-110 224-219 0-56-26-98-80-98-102 0-144 136-185 273-76-14-114-54-114-104 0-20 16-97 58-145 4-6 4-8 4-10s0-6-8-6c-20 0-74 102-74 169 0 66 48 116 122 134-12 39-24 78-36 118zM181 277c-6 0-6 0-12 0-7 0-9-2-9-4s11-66 13-76c22-89 76-157 140-157 48 0 68 38 68 72 0 79-92 165-200 165z">
              <text:p/>
            </draw:path>
            <draw:path draw:style-name="gr5" draw:text-style-name="P11" draw:layer="layout" svg:width="0.436cm" svg:height="0.334cm" svg:x="26.2cm" svg:y="13.512cm" svg:viewBox="0 0 437 335" svg:d="M375 54c4-18 12-36 52-36 2 0 10 0 10-10 0-4-2-8-8-8-16 0-34 2-50 2-12 0-42-2-52-2-4 0-10 0-10 12 0 6 6 6 10 6 24 0 32 8 32 20 0 4 0 6-2 12-18 71-36 142-54 213-42-85-84-170-126-255-4-8-4-8-15-8-23 0-46 0-68 0-8 0-14 0-14 12 0 6 5 6 16 6s20 0 30 2c-22 88-44 175-66 263-4 18-12 32-50 34-4 0-10 0-10 10 0 6 4 8 6 8 16 0 36-2 52-2 12 0 40 2 52 2 4 0 10-2 10-10s-6-8-12-8c-30 0-30-14-30-20 0-2 0-4 2-12 20-84 41-167 62-251 47 98 95 195 143 293 4 8 6 8 12 8s6-2 10-10c23-90 45-181 68-271z">
              <text:p/>
            </draw:path>
            <draw:path draw:style-name="gr5" draw:text-style-name="P11" draw:layer="layout" svg:width="0.386cm" svg:height="1.267cm" svg:x="27.077cm" svg:y="9.35cm" svg:viewBox="0 0 387 1268" svg:d="M387 1232c0-429-76-678-98-750-48-155-126-319-243-464-10-12-12-16-16-16-2-2-2-2-14-2-10 0-16 0-16 8 3 5 0 2 10 14 243 341 299 761 299 1236 0 10 4 10 20 10 13 0 25 0 38 0 16 0 20 0 20-8 0-10 0-19 0-28z">
              <text:p/>
            </draw:path>
            <draw:path draw:style-name="gr5" draw:text-style-name="P11" draw:layer="layout" svg:width="0.077cm" svg:height="0.432cm" svg:x="27.386cm" svg:y="10.604cm" svg:viewBox="0 0 78 433" svg:d="M78 18c0-18 0-18-20-18-13 0-25 0-38 0-20 0-20 0-20 18 0 132 0 264 0 397 0 18 0 18 20 18 13 0 25 0 38 0 20 0 20 0 20-18 0-133 0-265 0-397z">
              <text:p/>
            </draw:path>
            <draw:path draw:style-name="gr5" draw:text-style-name="P11" draw:layer="layout" svg:width="0.077cm" svg:height="0.433cm" svg:x="27.386cm" svg:y="11.022cm" svg:viewBox="0 0 78 434" svg:d="M78 20c0-18 0-20-20-20-13 0-25 0-38 0-20 0-20 2-20 20 0 132 0 264 0 397 0 17 0 17 20 17 13 0 25 0 38 0 20 0 20 0 20-17 0-133 0-265 0-397z">
              <text:p/>
            </draw:path>
            <draw:path draw:style-name="gr5" draw:text-style-name="P11" draw:layer="layout" svg:width="0.077cm" svg:height="0.433cm" svg:x="27.386cm" svg:y="11.443cm" svg:viewBox="0 0 78 434" svg:d="M78 20c0-20 0-20-20-20-13 0-25 0-38 0-20 0-20 0-20 20 0 131 0 263 0 395 0 19 0 19 20 19 13 0 25 0 38 0 20 0 20 0 20-19 0-132 0-264 0-395z">
              <text:p/>
            </draw:path>
            <draw:path draw:style-name="gr5" draw:text-style-name="P11" draw:layer="layout" svg:width="0.077cm" svg:height="0.433cm" svg:x="27.386cm" svg:y="11.863cm" svg:viewBox="0 0 78 434" svg:d="M78 18c0-18 0-18-20-18-13 0-25 0-38 0-20 0-20 0-20 18 0 132 0 264 0 397 0 18 0 19 20 19 13 0 25 0 38 0 20 0 20-1 20-19 0-133 0-265 0-397z">
              <text:p/>
            </draw:path>
            <draw:path draw:style-name="gr5" draw:text-style-name="P11" draw:layer="layout" svg:width="0.077cm" svg:height="0.432cm" svg:x="27.386cm" svg:y="12.284cm" svg:viewBox="0 0 78 433" svg:d="M78 18c0-18 0-18-20-18-13 0-25 0-38 0-20 0-20 0-20 18 0 132 0 264 0 397 0 18 0 18 20 18 13 0 25 0 38 0 20 0 20 0 20-18 0-133 0-265 0-397z">
              <text:p/>
            </draw:path>
            <draw:path draw:style-name="gr5" draw:text-style-name="P11" draw:layer="layout" svg:width="0.386cm" svg:height="1.267cm" svg:x="27.077cm" svg:y="12.702cm" svg:viewBox="0 0 387 1268" svg:d="M387 8c0-8-4-8-20-8-13 0-25 0-38 0-16 0-20 0-20 10 0 74 0 239-18 415-38 360-131 611-285 827-6 6-4 5-6 8 0 8 6 8 16 8 12 0 14 0 14-2 4-2 94-104 163-246 92-183 152-396 178-651 2-22 16-168 16-333 0-9 0-19 0-28z">
              <text:p/>
            </draw:path>
          </draw:g>
        </draw:g>
        <draw:frame draw:style-name="gr17" draw:text-style-name="P20" draw:layer="layout" svg:width="7.554cm" svg:height="0.962cm" svg:x="15.941cm" svg:y="8.066cm">
          <draw:text-box>
            <text:p xml:id="id26" text:id="id26"><text:span text:style-name="T5">I</text:span><text:span text:style-name="T5">t</text:span><text:span text:style-name="T5"> </text:span><text:span text:style-name="T5">t</text:span><text:span text:style-name="T5">a</text:span><text:span text:style-name="T5">k</text:span><text:span text:style-name="T5">e</text:span><text:span text:style-name="T5">s</text:span><text:span text:style-name="T5"> </text:span><text:span text:style-name="T5">a</text:span><text:span text:style-name="T5"> </text:span><text:span text:style-name="T5">m</text:span><text:span text:style-name="T5">a</text:span><text:span text:style-name="T5">t</text:span><text:span text:style-name="T5">r</text:span><text:span text:style-name="T5">i</text:span><text:span text:style-name="T5">x</text:span><text:span text:style-name="T5"> </text:span><text:span text:style-name="T5">f</text:span><text:span text:style-name="T5">o</text:span><text:span text:style-name="T5">r</text:span><text:span text:style-name="T5">m</text:span><text:span text:style-name="T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office:forms form:automatic-focus="false" form:apply-design-mode="false"/>
          <draw:page-thumbnail draw:style-name="gr2" draw:layer="layout" svg:width="18.624cm" svg:height="10.476cm" svg:x="1.482cm" svg:y="2.123cm" draw:page-number="6" presentation:class="page"/>
          <draw:frame presentation:style-name="pr3" draw:text-style-name="P1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4" draw:layer="layout" svg:width="25.199cm" svg:height="0.869cm" svg:x="1.336cm" svg:y="0.427cm" presentation:class="title">
          <draw:text-box>
            <text:p>Finite differences</text:p>
          </draw:text-box>
        </draw:frame>
        <draw:g xml:id="id28" draw:id="id28">
          <svg:title>TexMaths</svg:title>
          <svg:desc>22§display§\bar{\bar{H}} 
=
-\dfrac{1}{2}\dfrac{1}{\Delta x^2}
\begin{pmatrix}
-2 &amp; 1 &amp; 0 &amp; 0 \\
1 &amp; -2 &amp; 1 &amp; 0 \\
0 &amp; \ddots &amp; \ddots &amp; \ddots \\
0 &amp; 0 &amp; 1 &amp; -2
\end{pmatrix}
+
\begin{pmatrix}
V_1 &amp; 0 &amp; 0 &amp; 0  \\
0 &amp; V_2 &amp; 0 &amp; 0  \\
0 &amp; 0 &amp; \ddots &amp; 0 \\
0 &amp; 0 &amp; 0 &amp; V_{N}
\end{pmatrix}§svg§600§FALSE§</svg:desc>
          <draw:g>
            <draw:path draw:style-name="gr4" draw:text-style-name="P10" draw:layer="layout" svg:width="20.041cm" svg:height="4.091cm" svg:x="2.779cm" svg:y="6.687cm" svg:viewBox="0 0 20042 4092" svg:d="M10022 4092c-3341 0-6681 0-10022 0 0-1364 0-2728 0-4092 6681 0 13361 0 20042 0 0 1364 0 2728 0 4092-3340 0-6680 0-10020 0z">
              <text:p/>
            </draw:path>
            <draw:path draw:style-name="gr5" draw:text-style-name="P11" draw:layer="layout" svg:width="0.278cm" svg:height="0.023cm" svg:x="2.994cm" svg:y="8.169cm" svg:viewBox="0 0 279 24" svg:d="M279 24c0-8 0-16 0-24-93 0-186 0-279 0 0 8 0 16 0 24 93 0 186 0 279 0z">
              <text:p/>
            </draw:path>
            <draw:path draw:style-name="gr5" draw:text-style-name="P11" draw:layer="layout" svg:width="0.278cm" svg:height="0.023cm" svg:x="2.994cm" svg:y="8.274cm" svg:viewBox="0 0 279 24" svg:d="M279 24c0-8 0-16 0-24-93 0-186 0-279 0 0 8 0 16 0 24 93 0 186 0 279 0z">
              <text:p/>
            </draw:path>
            <draw:path draw:style-name="gr5" draw:text-style-name="P11" draw:layer="layout" svg:width="0.65cm" svg:height="0.527cm" svg:x="2.77cm" svg:y="8.397cm" svg:viewBox="0 0 651 528" svg:d="M559 59c9-26 9-35 66-35 20 0 26 0 26-15 0-9-9-9-11-9-22 0-77 2-99 2s-77-2-99-2c-6 0-15 0-15 15 0 9 6 9 22 9 9 1 15 0 28 2 14 3 22 3 22 14 0 2-2 4-4 13-15 63-31 126-46 189-79 0-157 0-236 0 16-61 31-122 47-183 6-26 8-35 63-35 20 0 27 0 27-15 0-9-9-9-11-9-22 0-77 2-99 2s-77-2-99-2c-7 0-16 0-16 15 0 9 7 9 22 9 3 0 16 0 29 2 15 3 22 3 22 14 0 2 0 4-4 13-35 138-69 277-104 415-6 31-9 36-70 36-13 0-20 0-20 15 0 9 9 9 11 9 22 0 77-2 97-2 17 0 35 2 50 2 18 0 33 0 51 0 7 0 15 0 15-16 0-8-6-8-22-8-28 0-50 0-50-14 0-4 2-8 2-13 18-70 35-141 53-211 78 0 157 0 235 0-31 128-50 202-53 213-6 25-22 25-70 25-11 0-18 0-18 15 0 9 9 9 11 9 20 0 75-2 97-2 18 0 33 2 51 2 15 0 33 0 50 0 5 0 16 0 16-16 0-8-9-8-22-8-29 0-51 0-51-14 0-4 2-8 2-13 35-139 69-278 104-418z">
              <text:p/>
            </draw:path>
            <draw:path draw:style-name="gr5" draw:text-style-name="P11" draw:layer="layout" svg:width="0.514cm" svg:height="0.181cm" svg:x="3.703cm" svg:y="8.641cm" svg:viewBox="0 0 515 182" svg:d="M488 31c11 0 27 0 27-16 0-15-16-15-27-15-154 0-308 0-462 0-11 0-26 0-26 15 0 16 15 16 26 16 154 0 308 0 462 0zM488 182c11 0 27 0 27-15s-16-15-27-15c-154 0-308 0-462 0-11 0-26 0-26 15s15 15 26 15c154 0 308 0 462 0z">
              <text:p/>
            </draw:path>
            <draw:path draw:style-name="gr5" draw:text-style-name="P11" draw:layer="layout" svg:width="0.47cm" svg:height="0.032cm" svg:x="4.541cm" svg:y="8.716cm" svg:viewBox="0 0 471 33" svg:d="M444 33c14 0 27 1 27-15 0-17-13-18-27-18-139 0-278 0-418 0-13 0-26 1-26 18 0 16 13 15 26 15 140 0 279 0 418 0z">
              <text:p/>
            </draw:path>
            <draw:path draw:style-name="gr5" draw:text-style-name="P11" draw:layer="layout" svg:width="0.254cm" svg:height="0.514cm" svg:x="5.238cm" svg:y="7.889cm" svg:viewBox="0 0 255 515" svg:d="M158 20c0-20 0-20-17-20-49 48-115 48-141 48 0 8 0 16 0 25 15 0 62 0 101-20 0 133 0 267 0 400 0 29-2 37-70 37-9 0-18 0-27 0 0 8 0 16 0 25 29-3 95-3 126-3s99 0 125 3c0-9 0-17 0-25-8 0-16 0-24 0-70 0-73-8-73-37 0-144 0-289 0-433z">
              <text:p/>
            </draw:path>
            <draw:path draw:style-name="gr5" draw:text-style-name="P11" draw:layer="layout" svg:width="0.386cm" svg:height="0.032cm" svg:x="5.17cm" svg:y="8.716cm" svg:viewBox="0 0 387 33" svg:d="M194 33c-65 0-129 0-194 0 0-11 0-22 0-33 129 0 258 0 387 0 0 11 0 22 0 33-64 0-129 0-193 0z">
              <text:p/>
            </draw:path>
            <draw:path draw:style-name="gr5" draw:text-style-name="P11" draw:layer="layout" svg:width="0.307cm" svg:height="0.514cm" svg:x="5.209cm" svg:y="8.94cm" svg:viewBox="0 0 308 515" svg:d="M59 455c28-26 55-53 82-79 121-106 167-147 167-224 0-90-70-152-165-152-86 0-143 73-143 141 0 44 37 44 40 44 13 0 39-11 39-42 0-20-13-40-39-40-7 0-9 0-11 0 17-50 59-79 105-79 71 0 104 64 104 128 0 61-40 121-82 169-50 55-100 110-149 165-7 9-7 11-7 29 95 0 191 0 286 0 7-45 15-90 22-135-7 0-13 0-20 0-4 25-9 58-17 69-5 6-55 6-73 6-46 0-92 0-139 0z">
              <text:p/>
            </draw:path>
            <draw:path draw:style-name="gr5" draw:text-style-name="P11" draw:layer="layout" svg:width="0.254cm" svg:height="0.514cm" svg:x="6.334cm" svg:y="7.889cm" svg:viewBox="0 0 255 515" svg:d="M158 20c0-20 0-20-17-20-49 48-117 48-141 48 0 8 0 16 0 25 15 0 62 0 101-20 0 133 0 267 0 400 0 29-2 37-70 37-9 0-18 0-27 0 0 8 0 16 0 25 29-3 95-3 126-3s99 0 125 3c0-9 0-17 0-25-8 0-16 0-24 0-70 0-73-8-73-37 0-144 0-289 0-433z">
              <text:p/>
            </draw:path>
            <draw:path draw:style-name="gr5" draw:text-style-name="P11" draw:layer="layout" svg:width="1.431cm" svg:height="0.032cm" svg:x="5.742cm" svg:y="8.716cm" svg:viewBox="0 0 1432 33" svg:d="M717 33c-239 0-478 0-717 0 0-11 0-22 0-33 477 0 955 0 1432 0 0 11 0 22 0 33-238 0-477 0-715 0z">
              <text:p/>
            </draw:path>
            <draw:path draw:style-name="gr5" draw:text-style-name="P11" draw:layer="layout" svg:width="0.569cm" svg:height="0.551cm" svg:x="5.779cm" svg:y="8.903cm" svg:viewBox="0 0 570 552" svg:d="M304 13c-5-9-7-13-20-13s-13 4-20 13c-87 175-175 349-262 523-2 7-2 9-2 11 0 5 4 5 15 5 179 0 358 0 537 0 13 0 18 0 18-5 0-2 0-4-5-11-87-174-174-348-261-523zM260 77c69 139 139 278 209 418-140 0-279 0-418 0 69-140 139-279 209-418z">
              <text:p/>
            </draw:path>
            <draw:path draw:style-name="gr5" draw:text-style-name="P11" draw:layer="layout" svg:width="0.384cm" svg:height="0.349cm" svg:x="6.408cm" svg:y="9.114cm" svg:viewBox="0 0 385 350" svg:d="M235 108c5-20 22-90 77-90 5 0 22 0 40 8-22 5-37 25-37 42 0 13 8 29 28 29 18 0 42-16 42-46 0-40-46-51-73-51-44 0-70 42-79 59-20-50-61-59-83-59-82 0-126 99-126 119 0 9 6 6 9 9 7 0 9-3 11-9 26-82 77-101 103-101 16 0 42 6 42 50 0 24-13 77-42 185-13 48-39 79-74 79-5 0-22 0-38-9 20-4 35-20 35-42s-15-26-28-26c-22 0-42 20-42 44 0 35 40 51 73 51 50 0 79-53 81-58 9 29 37 58 84 58 79 0 123-99 123-119 0-7-7-7-9-7-7 0-9 2-11 7-24 83-77 101-101 101-31 0-44-24-44-51 0-15 4-33 13-68s18-70 26-105z">
              <text:p/>
            </draw:path>
            <draw:path draw:style-name="gr5" draw:text-style-name="P11" draw:layer="layout" svg:width="0.239cm" svg:height="0.357cm" svg:x="6.861cm" svg:y="8.874cm" svg:viewBox="0 0 240 358" svg:d="M240 259c-6 0-12 0-18 0-2 11-9 44-15 49-5 4-46 4-53 4-33 0-66 0-99 0 55-50 75-66 108-90 39-33 77-66 77-119 0-63-57-103-128-103-66 0-112 46-112 97 0 26 24 28 29 28 13 0 28-8 28-28 0-9-2-29-31-29 16-37 53-50 80-50 52 0 81 44 81 85 0 49-33 86-51 106-43 42-86 85-129 127-7 5-7 7-7 22 75 0 150 0 224 0 6-33 11-66 16-99z">
              <text:p/>
            </draw:path>
            <draw:path draw:style-name="gr5" draw:text-style-name="P11" draw:layer="layout" svg:width="0.426cm" svg:height="1.397cm" svg:x="7.62cm" svg:y="6.647cm" svg:viewBox="0 0 427 1398" svg:d="M66 1398c15 0 20 0 20-11 2-540 66-991 336-1369 5-7 3-6 5-9 0-9-5-9-18-9s-13 0-15 2-101 115-181 271c-101 204-165 437-193 719-2 24-20 184-20 367 0 10 0 20 0 31 2 8 7 8 22 8s29 0 44 0z">
              <text:p/>
            </draw:path>
            <draw:path draw:style-name="gr5" draw:text-style-name="P11" draw:layer="layout" svg:width="0.085cm" svg:height="0.478cm" svg:x="7.62cm" svg:y="8.03cm" svg:viewBox="0 0 86 479" svg:d="M86 20c0-20 0-20-20-20-15 0-29 0-44 0-20 0-22 0-22 20 0 146 0 291 0 437 0 20 2 22 22 22 15 0 29 0 44 0 20 0 20-2 20-22 0-146 0-291 0-437z">
              <text:p/>
            </draw:path>
            <draw:path draw:style-name="gr5" draw:text-style-name="P11" draw:layer="layout" svg:width="0.085cm" svg:height="0.476cm" svg:x="7.62cm" svg:y="8.494cm" svg:viewBox="0 0 86 477" svg:d="M86 20c0-20 0-20-20-20-15 0-29 0-44 0-20 0-22 0-22 20 0 146 0 291 0 437 0 20 2 20 22 20 15 0 29 0 44 0 20 0 20 0 20-20 0-146 0-291 0-437z">
              <text:p/>
            </draw:path>
            <draw:path draw:style-name="gr5" draw:text-style-name="P11" draw:layer="layout" svg:width="0.085cm" svg:height="0.478cm" svg:x="7.62cm" svg:y="8.956cm" svg:viewBox="0 0 86 479" svg:d="M86 22c0-20 0-22-20-22-15 0-29 0-44 0-20 0-22 2-22 22 0 146 0 292 0 438 0 19 2 19 22 19 15 0 29 0 44 0 20 0 20 0 20-19 0-146 0-292 0-438z">
              <text:p/>
            </draw:path>
            <draw:path draw:style-name="gr5" draw:text-style-name="P11" draw:layer="layout" svg:width="0.426cm" svg:height="1.397cm" svg:x="7.62cm" svg:y="9.42cm" svg:viewBox="0 0 427 1398" svg:d="M22 0c-15 0-20 0-22 9 0 10 0 20 0 31 0 470 86 747 110 826 53 172 139 352 266 510 13 16 16 18 18 20 2 0 2 2 15 2s18 0 18-8c-2-3 0-3-5-9-257-359-334-787-336-1370 0-11-5-11-20-11s-29 0-44 0z">
              <text:p/>
            </draw:path>
            <draw:path draw:style-name="gr5" draw:text-style-name="P11" draw:layer="layout" svg:width="0.472cm" svg:height="0.03cm" svg:x="8.137cm" svg:y="7.063cm" svg:viewBox="0 0 473 31" svg:d="M444 31c14 0 29 0 29-16 0-15-15-15-29-15-139 0-278 0-418 0-13 0-26 0-26 15 0 16 13 16 26 16 140 0 279 0 418 0z">
              <text:p/>
            </draw:path>
            <draw:path draw:style-name="gr5" draw:text-style-name="P11" draw:layer="layout" svg:width="0.307cm" svg:height="0.514cm" svg:x="8.714cm" svg:y="6.755cm" svg:viewBox="0 0 308 515" svg:d="M59 455c28-26 55-53 82-79 121-106 167-147 167-224 0-88-70-152-165-152-86 0-143 73-143 141 0 44 37 44 40 44 13 0 39-9 39-42 0-20-13-40-39-40-7 0-9 0-11 0 17-50 59-79 105-79 71 0 104 64 104 128 0 61-40 123-82 169-50 55-100 110-149 165-7 9-7 11-7 29 95 0 191 0 286 0 7-45 15-90 22-135-7 0-13 0-20 0-4 25-9 58-17 71-5 4-55 4-73 4-46 0-92 0-139 0z">
              <text:p/>
            </draw:path>
            <draw:path draw:style-name="gr5" draw:text-style-name="P11" draw:layer="layout" svg:width="0.254cm" svg:height="0.514cm" svg:x="10.203cm" svg:y="6.755cm" svg:viewBox="0 0 255 515" svg:d="M158 22c0-20 0-22-17-22-49 51-117 51-141 51 0 8 0 16 0 24 15 0 62 0 101-20 0 133 0 267 0 400 0 27-2 38-72 38-8 0-17 0-25 0 0 7 0 14 0 22 29-3 95-3 126-3s99 0 125 3c0-8 0-15 0-22-8 0-16 0-24 0-70 0-73-9-73-38 0-144 0-289 0-433z">
              <text:p/>
            </draw:path>
            <draw:path draw:style-name="gr5" draw:text-style-name="P11" draw:layer="layout" svg:width="0.322cm" svg:height="0.531cm" svg:x="11.883cm" svg:y="6.755cm" svg:viewBox="0 0 323 532" svg:d="M323 268c0-61-2-123-30-180-36-75-99-88-130-88-46 0-104 22-134 92-27 55-29 115-29 176 0 57 2 128 33 187 33 62 90 77 128 77 41 0 101-15 134-90 26-53 28-112 28-174zM161 515c-29 0-75-18-88-93-9-46-9-116-9-163 0-50 0-101 4-142 16-93 75-99 93-99 26 0 77 15 92 90 7 44 7 103 7 151 0 58 0 110-9 161-11 73-55 95-90 95z">
              <text:p/>
            </draw:path>
            <draw:path draw:style-name="gr5" draw:text-style-name="P11" draw:layer="layout" svg:width="0.325cm" svg:height="0.531cm" svg:x="13.599cm" svg:y="6.755cm" svg:viewBox="0 0 326 532" svg:d="M326 268c0-61-3-123-31-180-35-75-99-88-130-88-46 0-103 22-136 92-25 55-29 115-29 176 0 57 4 128 35 187 33 62 90 77 128 77 42 0 101-15 134-90 26-53 29-112 29-174zM163 515c-29 0-75-18-88-93-9-46-9-116-9-163 0-50 0-101 4-142 16-93 73-99 93-99 26 0 77 15 92 90 7 44 7 103 7 151 0 58 0 110-9 161-11 73-55 95-90 95z">
              <text:p/>
            </draw:path>
            <draw:path draw:style-name="gr5" draw:text-style-name="P11" draw:layer="layout" svg:width="0.254cm" svg:height="0.514cm" svg:x="8.443cm" svg:y="7.683cm" svg:viewBox="0 0 255 515" svg:d="M158 20c0-18 0-20-17-20-49 51-117 51-141 51 0 7 0 14 0 22 15 0 59 0 101-20 0 133 0 267 0 400 0 29-2 37-72 37-8 0-17 0-25 0 0 8 0 16 0 25 27-3 95-3 126-3s97 0 125 3c0-9 0-17 0-25-9 0-17 0-26 0-68 0-71-8-71-37 0-144 0-289 0-433z">
              <text:p/>
            </draw:path>
            <draw:path draw:style-name="gr5" draw:text-style-name="P11" draw:layer="layout" svg:width="0.472cm" svg:height="0.03cm" svg:x="9.897cm" svg:y="7.988cm" svg:viewBox="0 0 473 31" svg:d="M447 31c13 0 26 0 26-16 0-15-13-15-26-15-140 0-279 0-418 0-14 0-29 0-29 15 0 16 15 16 29 16 139 0 278 0 418 0z">
              <text:p/>
            </draw:path>
            <draw:path draw:style-name="gr5" draw:text-style-name="P11" draw:layer="layout" svg:width="0.307cm" svg:height="0.514cm" svg:x="10.473cm" svg:y="7.683cm" svg:viewBox="0 0 308 515" svg:d="M59 455c28-26 55-53 82-79 121-108 167-150 167-226 0-88-68-150-163-150-88 0-145 70-145 141 0 41 40 41 42 41 13 0 39-8 39-39 0-20-13-42-41-42-5 0-7 0-9 2 17-50 59-79 103-79 71 0 104 62 104 126 0 61-38 123-82 171-49 55-98 110-147 165-9 9-9 11-9 29 95 0 191 0 286 0 7-45 15-90 22-135-6 0-12 0-18 0-4 25-11 58-17 69-7 6-57 6-75 6-46 0-92 0-139 0z">
              <text:p/>
            </draw:path>
            <draw:path draw:style-name="gr5" draw:text-style-name="P11" draw:layer="layout" svg:width="0.254cm" svg:height="0.514cm" svg:x="11.921cm" svg:y="7.683cm" svg:viewBox="0 0 255 515" svg:d="M158 20c0-18 0-20-17-20-49 51-117 51-141 51 0 7 0 14 0 22 15 0 62 0 101-20 0 133 0 267 0 400 0 29-2 37-72 37-8 0-17 0-25 0 0 8 0 16 0 25 27-3 95-3 126-3s99 0 125 3c0-9 0-17 0-25-8 0-16 0-24 0-70 0-73-8-73-37 0-144 0-289 0-433z">
              <text:p/>
            </draw:path>
            <draw:path draw:style-name="gr5" draw:text-style-name="P11" draw:layer="layout" svg:width="0.325cm" svg:height="0.531cm" svg:x="13.599cm" svg:y="7.683cm" svg:viewBox="0 0 326 532" svg:d="M326 268c0-61-3-125-31-182-35-73-99-86-130-86-46 0-103 20-136 92-25 53-29 115-29 176 0 57 4 128 35 185 33 64 90 79 128 79 42 0 101-17 134-90 26-53 29-114 29-174zM163 515c-29 0-75-20-88-93-9-46-9-119-9-165 0-48 0-99 4-140 16-93 73-99 93-99 26 0 77 13 92 90 7 44 7 101 7 149 0 60 0 112-9 161-11 75-55 97-90 97z">
              <text:p/>
            </draw:path>
            <draw:path draw:style-name="gr5" draw:text-style-name="P11" draw:layer="layout" svg:width="0.325cm" svg:height="0.529cm" svg:x="8.403cm" svg:y="9.125cm" svg:viewBox="0 0 326 530" svg:d="M326 266c0-62-5-123-31-180-35-75-99-86-132-86-46 0-104 20-134 90-25 55-29 114-29 176 0 57 2 128 35 187 33 62 90 77 128 77 42 0 101-15 134-88 24-55 29-114 29-176zM163 515c-31 0-77-20-90-95-9-46-9-117-9-163 0-50 0-101 6-143 16-92 73-99 93-99 24 0 77 16 90 91 9 44 9 103 9 151 0 57 0 110-9 161-11 72-55 97-90 97z">
              <text:p/>
            </draw:path>
            <draw:path draw:style-name="gr5" draw:text-style-name="P11" draw:layer="layout" svg:width="0.083cm" svg:height="0.083cm" svg:x="9.985cm" svg:y="9.015cm" svg:viewBox="0 0 84 84" svg:d="M84 42c0-22-20-42-42-42s-42 20-42 42 20 42 42 42 42-20 42-42z">
              <text:p/>
            </draw:path>
            <draw:path draw:style-name="gr5" draw:text-style-name="P11" draw:layer="layout" svg:width="0.08cm" svg:height="0.08cm" svg:x="10.286cm" svg:y="9.248cm" svg:viewBox="0 0 81 81" svg:d="M81 40c0-22-17-40-39-40s-42 16-42 40c0 23 20 41 42 41s39-17 39-41z">
              <text:p/>
            </draw:path>
            <draw:path draw:style-name="gr5" draw:text-style-name="P11" draw:layer="layout" svg:width="0.08cm" svg:height="0.08cm" svg:x="10.588cm" svg:y="9.479cm" svg:viewBox="0 0 81 81" svg:d="M81 42c0-22-18-42-41-42-24 0-40 20-40 42s16 39 40 39c23 0 41-17 41-39z">
              <text:p/>
            </draw:path>
            <draw:path draw:style-name="gr5" draw:text-style-name="P11" draw:layer="layout" svg:width="0.083cm" svg:height="0.083cm" svg:x="11.703cm" svg:y="9.015cm" svg:viewBox="0 0 84 84" svg:d="M84 42c0-22-20-42-42-42s-42 20-42 42 20 42 42 42 42-20 42-42z">
              <text:p/>
            </draw:path>
            <draw:path draw:style-name="gr5" draw:text-style-name="P11" draw:layer="layout" svg:width="0.08cm" svg:height="0.08cm" svg:x="12.004cm" svg:y="9.248cm" svg:viewBox="0 0 81 81" svg:d="M81 40c0-22-17-40-39-40s-42 16-42 40c0 23 20 41 42 41s39-17 39-41z">
              <text:p/>
            </draw:path>
            <draw:path draw:style-name="gr5" draw:text-style-name="P11" draw:layer="layout" svg:width="0.08cm" svg:height="0.08cm" svg:x="12.306cm" svg:y="9.479cm" svg:viewBox="0 0 81 81" svg:d="M81 42c0-22-18-42-41-42-24 0-40 20-40 42s16 39 40 39c23 0 41-17 41-39z">
              <text:p/>
            </draw:path>
            <draw:path draw:style-name="gr5" draw:text-style-name="P11" draw:layer="layout" svg:width="0.083cm" svg:height="0.083cm" svg:x="13.421cm" svg:y="9.015cm" svg:viewBox="0 0 84 84" svg:d="M84 42c0-22-20-42-42-42s-42 20-42 42 20 42 42 42 42-20 42-42z">
              <text:p/>
            </draw:path>
            <draw:path draw:style-name="gr5" draw:text-style-name="P11" draw:layer="layout" svg:width="0.08cm" svg:height="0.08cm" svg:x="13.722cm" svg:y="9.248cm" svg:viewBox="0 0 81 81" svg:d="M81 40c0-22-16-40-39-40s-42 16-42 40c0 23 19 41 42 41s39-17 39-41z">
              <text:p/>
            </draw:path>
            <draw:path draw:style-name="gr5" draw:text-style-name="P11" draw:layer="layout" svg:width="0.08cm" svg:height="0.08cm" svg:x="14.024cm" svg:y="9.479cm" svg:viewBox="0 0 81 81" svg:d="M81 42c0-22-18-42-41-42-24 0-40 20-40 42s16 39 40 39c23 0 41-17 41-39z">
              <text:p/>
            </draw:path>
            <draw:path draw:style-name="gr5" draw:text-style-name="P11" draw:layer="layout" svg:width="0.325cm" svg:height="0.531cm" svg:x="8.403cm" svg:y="10.051cm" svg:viewBox="0 0 326 532" svg:d="M326 268c0-61-5-123-31-180-35-75-99-88-132-88-46 0-104 20-134 92-25 53-29 115-29 176 0 57 2 128 35 185 33 64 90 79 128 79 42 0 101-15 134-90 24-53 29-114 29-174zM163 515c-31 0-77-20-90-93-9-46-9-119-9-163 0-50 0-101 6-142 16-93 73-99 93-99 24 0 77 13 90 90 9 44 9 101 9 151 0 58 0 110-9 159-11 75-55 97-90 97z">
              <text:p/>
            </draw:path>
            <draw:path draw:style-name="gr5" draw:text-style-name="P11" draw:layer="layout" svg:width="0.325cm" svg:height="0.531cm" svg:x="10.165cm" svg:y="10.051cm" svg:viewBox="0 0 326 532" svg:d="M326 268c0-61-5-123-33-180-36-75-99-88-130-88-46 0-104 20-134 92-27 53-29 115-29 176 0 57 2 128 33 185 33 64 90 79 128 79 41 0 101-15 134-90 26-53 31-114 31-174zM161 515c-29 0-75-20-88-93-9-46-9-119-9-163 0-50 0-101 6-142 14-93 73-99 91-99 26 0 77 13 92 90 7 44 7 101 7 151 0 58 0 110-9 159-11 75-55 97-90 97z">
              <text:p/>
            </draw:path>
            <draw:path draw:style-name="gr5" draw:text-style-name="P11" draw:layer="layout" svg:width="0.254cm" svg:height="0.514cm" svg:x="11.921cm" svg:y="10.051cm" svg:viewBox="0 0 255 515" svg:d="M158 20c0-18 0-20-17-20-49 51-117 51-141 51 0 8 0 16 0 24 15 0 62 0 101-22 0 133 0 267 0 400 0 29-2 37-72 37-8 0-17 0-25 0 0 8 0 16 0 25 27-3 95-3 126-3s99 0 125 3c0-9 0-17 0-25-8 0-16 0-24 0-70 0-73-8-73-37 0-144 0-289 0-433z">
              <text:p/>
            </draw:path>
            <draw:path draw:style-name="gr5" draw:text-style-name="P11" draw:layer="layout" svg:width="0.472cm" svg:height="0.03cm" svg:x="13.333cm" svg:y="10.356cm" svg:viewBox="0 0 473 31" svg:d="M447 31c13 0 26 0 26-16 0-15-13-15-26-15-140 0-279 0-418 0-14 0-29 0-29 15 0 16 15 16 29 16 139 0 278 0 418 0z">
              <text:p/>
            </draw:path>
            <draw:path draw:style-name="gr5" draw:text-style-name="P11" draw:layer="layout" svg:width="0.307cm" svg:height="0.514cm" svg:x="13.909cm" svg:y="10.051cm" svg:viewBox="0 0 308 515" svg:d="M59 455c28-26 55-53 82-79 121-108 167-150 167-226 0-88-68-150-163-150-88 0-145 70-145 141 0 41 40 41 42 41 13 0 39-8 39-39 0-20-13-40-41-40-7 0-7 0-9 0 17-50 59-79 103-79 71 0 104 64 104 126 0 61-38 123-82 171-49 55-98 110-147 165-9 9-9 11-9 29 95 0 191 0 286 0 7-45 15-90 22-135-7 0-13 0-20 0-2 25-9 58-15 69-7 6-57 6-75 6-46 0-92 0-139 0z">
              <text:p/>
            </draw:path>
            <draw:path draw:style-name="gr5" draw:text-style-name="P11" draw:layer="layout" svg:width="0.426cm" svg:height="1.397cm" svg:x="14.281cm" svg:y="6.647cm" svg:viewBox="0 0 427 1398" svg:d="M427 1359c0-471-84-748-108-827-53-171-139-352-268-510-11-15-14-18-18-20-2 0-2-2-15-2-11 0-18 0-18 9 4 5 0 2 11 15 268 376 330 840 330 1363 0 11 4 11 22 11 14 0 28 0 42 0 17 0 22 0 22-8 0-11 0-21 0-31z">
              <text:p/>
            </draw:path>
            <draw:path draw:style-name="gr5" draw:text-style-name="P11" draw:layer="layout" svg:width="0.085cm" svg:height="0.478cm" svg:x="14.622cm" svg:y="8.03cm" svg:viewBox="0 0 86 479" svg:d="M86 20c0-20 0-20-22-20-14 0-28 0-42 0-22 0-22 0-22 20 0 146 0 291 0 437 0 20 0 22 22 22 14 0 28 0 42 0 22 0 22-2 22-22 0-146 0-291 0-437z">
              <text:p/>
            </draw:path>
            <draw:path draw:style-name="gr5" draw:text-style-name="P11" draw:layer="layout" svg:width="0.085cm" svg:height="0.476cm" svg:x="14.622cm" svg:y="8.494cm" svg:viewBox="0 0 86 477" svg:d="M86 20c0-20 0-20-22-20-14 0-28 0-42 0-22 0-22 0-22 20 0 146 0 291 0 437 0 20 0 20 22 20 14 0 28 0 42 0 22 0 22 0 22-20 0-146 0-291 0-437z">
              <text:p/>
            </draw:path>
            <draw:path draw:style-name="gr5" draw:text-style-name="P11" draw:layer="layout" svg:width="0.085cm" svg:height="0.478cm" svg:x="14.622cm" svg:y="8.956cm" svg:viewBox="0 0 86 479" svg:d="M86 22c0-20 0-22-22-22-14 0-28 0-42 0-22 0-22 2-22 22 0 146 0 292 0 438 0 19 0 19 22 19 14 0 28 0 42 0 22 0 22 0 22-19 0-146 0-292 0-438z">
              <text:p/>
            </draw:path>
            <draw:path draw:style-name="gr5" draw:text-style-name="P11" draw:layer="layout" svg:width="0.426cm" svg:height="1.397cm" svg:x="14.281cm" svg:y="9.42cm" svg:viewBox="0 0 427 1398" svg:d="M427 9c0-9-5-9-22-9-14 0-28 0-42 0-18 0-22 0-22 11 0 79 0 264-20 455-42 400-145 677-314 915-7 6-5 6-7 9 0 8 7 8 18 8 13 0 15 0 17-2s101-114 178-270c102-205 168-438 196-719 2-24 18-185 18-367 0-11 0-21 0-31z">
              <text:p/>
            </draw:path>
            <draw:path draw:style-name="gr5" draw:text-style-name="P11" draw:layer="layout" svg:width="0.514cm" svg:height="0.514cm" svg:x="15.148cm" svg:y="8.476cm" svg:viewBox="0 0 515 515" svg:d="M273 273c72 0 145 0 218 0 8 0 24 1 24-16 0-16-16-17-24-17-73 0-146 0-218 0 0-72 0-144 0-216 0-11 0-24-16-24-15 0-15 13-15 24 0 72 0 144 0 216-72 0-144 0-216 0-11 0-26 1-26 17 0 17 15 16 26 16 72 0 144 0 216 0 0 71 0 143 0 215 0 11 0 27 15 27 16 0 16-16 16-27 0-72 0-144 0-215z">
              <text:p/>
            </draw:path>
            <draw:path draw:style-name="gr5" draw:text-style-name="P11" draw:layer="layout" svg:width="0.426cm" svg:height="1.397cm" svg:x="16.102cm" svg:y="6.647cm" svg:viewBox="0 0 427 1398" svg:d="M66 1398c15 0 20 0 20-11 2-540 66-991 336-1369 5-7 3-6 5-9 0-9-5-9-18-9s-13 0-15 2-101 115-181 271c-101 204-165 437-193 719-2 24-20 184-20 367 0 10 0 20 0 31 2 8 7 8 22 8s29 0 44 0z">
              <text:p/>
            </draw:path>
            <draw:path draw:style-name="gr5" draw:text-style-name="P11" draw:layer="layout" svg:width="0.085cm" svg:height="0.478cm" svg:x="16.102cm" svg:y="8.03cm" svg:viewBox="0 0 86 479" svg:d="M86 20c0-20 0-20-20-20-15 0-29 0-44 0-20 0-22 0-22 20 0 146 0 291 0 437 0 20 2 22 22 22 15 0 29 0 44 0 20 0 20-2 20-22 0-146 0-291 0-437z">
              <text:p/>
            </draw:path>
            <draw:path draw:style-name="gr5" draw:text-style-name="P11" draw:layer="layout" svg:width="0.085cm" svg:height="0.476cm" svg:x="16.102cm" svg:y="8.494cm" svg:viewBox="0 0 86 477" svg:d="M86 20c0-20 0-20-20-20-15 0-29 0-44 0-20 0-22 0-22 20 0 146 0 291 0 437 0 20 2 20 22 20 15 0 29 0 44 0 20 0 20 0 20-20 0-146 0-291 0-437z">
              <text:p/>
            </draw:path>
            <draw:path draw:style-name="gr5" draw:text-style-name="P11" draw:layer="layout" svg:width="0.085cm" svg:height="0.478cm" svg:x="16.102cm" svg:y="8.956cm" svg:viewBox="0 0 86 479" svg:d="M86 22c0-20 0-22-20-22-15 0-29 0-44 0-20 0-22 2-22 22 0 146 0 292 0 438 0 19 2 19 22 19 15 0 29 0 44 0 20 0 20 0 20-19 0-146 0-292 0-438z">
              <text:p/>
            </draw:path>
            <draw:path draw:style-name="gr5" draw:text-style-name="P11" draw:layer="layout" svg:width="0.426cm" svg:height="1.397cm" svg:x="16.102cm" svg:y="9.42cm" svg:viewBox="0 0 427 1398" svg:d="M22 0c-15 0-20 0-22 9 0 10 0 20 0 31 0 470 86 747 110 826 53 172 139 352 266 510 13 16 16 18 18 20 2 0 2 2 15 2s18 0 18-8c-2-3 0-3-5-9-257-359-334-787-336-1370 0-11-5-11-20-11s-29 0-44 0z">
              <text:p/>
            </draw:path>
            <draw:path draw:style-name="gr5" draw:text-style-name="P11" draw:layer="layout" svg:width="0.551cm" svg:height="0.542cm" svg:x="16.597cm" svg:y="6.744cm" svg:viewBox="0 0 552 543" svg:d="M442 88c40-62 71-64 99-66 11 0 7-9 11-13 0-7-4-9-11-9-20 0-42 2-61 2-27 0-53-2-77-2-5 0-16 0-16 13 0 9 7 9 13 9 20 2 36 11 36 26 0 11-8 19-11 29-80 126-159 252-238 378-18-136-35-273-53-409 0-13 18-24 53-24 11 0 20 0 20-15 0-7-7-7-11-7-31 0-64 2-97 2-13 0-29-2-42-2s-28 0-42 0c-4 0-15 0-15 13 0 9 9 9 20 9 44 0 44 9 46 26 21 159 41 318 62 478 2 15 4 17 15 17 13 0 15-4 22-13 92-147 185-295 277-442z">
              <text:p/>
            </draw:path>
            <draw:path draw:style-name="gr5" draw:text-style-name="P11" draw:layer="layout" svg:width="0.195cm" svg:height="0.357cm" svg:x="17.066cm" svg:y="7.027cm" svg:viewBox="0 0 196 358" svg:d="M121 15c0-15 0-15-15-15-36 33-84 35-106 35 0 6 0 12 0 18 11 0 48 0 77-13 0 91 0 183 0 274 0 18 0 25-53 25-7 0-14 0-22 0 0 6 0 13 0 19 11 0 77-2 97-2 18 0 86 2 97 2 0-6 0-13 0-19-7 0-13 0-20 0-55 0-55-7-55-25 0-99 0-199 0-299z">
              <text:p/>
            </draw:path>
            <draw:path draw:style-name="gr5" draw:text-style-name="P11" draw:layer="layout" svg:width="0.325cm" svg:height="0.531cm" svg:x="18.362cm" svg:y="6.755cm" svg:viewBox="0 0 326 532" svg:d="M326 268c0-61-5-123-31-180-35-75-99-88-132-88-46 0-104 22-134 92-25 55-29 115-29 176 0 57 2 128 35 187 33 62 90 77 128 77 42 0 99-15 134-90 24-53 29-112 29-174zM163 515c-31 0-77-18-90-93-9-46-9-116-9-163 0-50 0-101 6-142 16-93 73-99 93-99 24 0 77 15 90 90 9 44 9 103 9 151 0 58 0 110-9 161-11 73-55 95-90 95z">
              <text:p/>
            </draw:path>
            <draw:path draw:style-name="gr5" draw:text-style-name="P11" draw:layer="layout" svg:width="0.325cm" svg:height="0.531cm" svg:x="19.985cm" svg:y="6.755cm" svg:viewBox="0 0 326 532" svg:d="M326 268c0-61-5-123-31-180-38-75-99-88-132-88-46 0-104 22-134 92-27 55-29 115-29 176 0 57 2 128 35 187 33 62 88 77 128 77 42 0 99-15 134-90 24-53 29-112 29-174zM163 515c-31 0-77-18-90-93-9-46-9-116-9-163 0-50 0-101 6-142 14-93 73-99 93-99 24 0 75 15 90 90 9 44 9 103 9 151 0 58 0 110-9 161-13 73-57 95-90 95z">
              <text:p/>
            </draw:path>
            <draw:path draw:style-name="gr5" draw:text-style-name="P11" draw:layer="layout" svg:width="0.325cm" svg:height="0.531cm" svg:x="21.727cm" svg:y="6.755cm" svg:viewBox="0 0 326 532" svg:d="M326 268c0-61-5-123-31-180-35-75-99-88-132-88-46 0-104 22-134 92-25 55-29 115-29 176 0 57 2 128 35 187 33 62 90 77 128 77 42 0 99-15 134-90 24-53 29-112 29-174zM163 515c-31 0-77-18-90-93-9-46-9-116-9-163 0-50 0-101 6-142 16-93 73-99 93-99 24 0 77 15 90 90 9 44 9 103 9 151 0 58 0 110-9 161-11 73-55 95-90 95z">
              <text:p/>
            </draw:path>
            <draw:path draw:style-name="gr5" draw:text-style-name="P11" draw:layer="layout" svg:width="0.325cm" svg:height="0.531cm" svg:x="16.791cm" svg:y="7.683cm" svg:viewBox="0 0 326 532" svg:d="M326 268c0-61-5-125-31-182-35-73-99-86-132-86-46 0-104 20-134 92-25 53-29 115-29 176 0 57 2 128 35 185 33 64 88 79 128 79 42 0 99-17 134-90 24-53 29-114 29-174zM163 515c-31 0-77-20-90-93-9-46-9-119-9-165 0-48 0-99 6-140 16-93 73-99 93-99 24 0 75 13 90 90 9 44 9 101 9 149 0 60 0 112-9 161-11 75-57 97-90 97z">
              <text:p/>
            </draw:path>
            <draw:path draw:style-name="gr5" draw:text-style-name="P11" draw:layer="layout" svg:width="0.551cm" svg:height="0.544cm" svg:x="18.168cm" svg:y="7.669cm" svg:viewBox="0 0 552 545" svg:d="M442 88c40-59 71-62 99-64 11 0 11-13 11-15 0-5-4-9-11-9-20 0-42 2-61 2-27 0-53-2-77-2-5 0-16 0-16 15 0 9 7 9 13 9 20 2 36 9 36 27 0 11-8 19-11 28-80 125-159 251-238 376-18-135-35-271-53-407 0-13 18-24 53-24 11 0 20 0 20-15 0-7-7-9-11-9-31 0-64 2-97 2-13 0-29 0-42 0s-28-2-42-2c-4 0-15 0-15 15 0 9 9 9 20 9 44 0 44 7 46 27 21 159 41 318 62 477 2 15 6 17 15 17 13 0 15-4 22-13 92-148 185-296 277-444z">
              <text:p/>
            </draw:path>
            <draw:path draw:style-name="gr5" draw:text-style-name="P11" draw:layer="layout" svg:width="0.239cm" svg:height="0.36cm" svg:x="18.61cm" svg:y="7.953cm" svg:viewBox="0 0 240 361" svg:d="M240 262c-6 0-12 0-18 0-2 11-9 44-15 48-5 4-46 4-53 4-33 0-66 0-99 0 55-50 75-66 108-90 39-33 77-66 77-118 0-64-57-106-128-106-66 0-112 48-112 99 0 26 24 29 29 29 13 0 28-9 28-29 0-9-2-29-31-29 16-37 53-50 80-50 52 0 81 44 81 86 0 48-33 85-51 105-43 43-86 85-129 128-7 4-7 6-7 22 75 0 150 0 224 0 6-33 11-66 16-99z">
              <text:p/>
            </draw:path>
            <draw:path draw:style-name="gr5" draw:text-style-name="P11" draw:layer="layout" svg:width="0.325cm" svg:height="0.531cm" svg:x="19.985cm" svg:y="7.683cm" svg:viewBox="0 0 326 532" svg:d="M326 268c0-61-5-125-31-182-38-73-99-86-132-86-46 0-104 20-134 92-27 53-29 115-29 176 0 57 2 128 35 185 33 64 88 79 128 79 42 0 99-17 134-90 24-53 29-114 29-174zM163 515c-31 0-77-20-90-93-9-46-9-119-9-165 0-48 0-99 6-140 14-93 73-99 93-99 24 0 75 13 90 90 9 44 9 101 9 149 0 60 0 112-9 161-13 75-57 97-90 97z">
              <text:p/>
            </draw:path>
            <draw:path draw:style-name="gr5" draw:text-style-name="P11" draw:layer="layout" svg:width="0.325cm" svg:height="0.531cm" svg:x="21.727cm" svg:y="7.683cm" svg:viewBox="0 0 326 532" svg:d="M326 268c0-61-5-125-31-182-35-73-99-86-132-86-46 0-104 20-134 92-25 53-29 115-29 176 0 57 2 128 35 185 33 64 90 79 128 79 42 0 99-17 134-90 24-53 29-114 29-174zM163 515c-31 0-77-20-90-93-9-46-9-119-9-165 0-48 0-99 6-140 16-93 73-99 93-99 24 0 77 13 90 90 9 44 9 101 9 149 0 60 0 112-9 161-11 75-55 97-90 97z">
              <text:p/>
            </draw:path>
            <draw:path draw:style-name="gr5" draw:text-style-name="P11" draw:layer="layout" svg:width="0.325cm" svg:height="0.529cm" svg:x="16.791cm" svg:y="9.125cm" svg:viewBox="0 0 326 530" svg:d="M326 266c0-62-5-123-31-180-35-75-99-86-132-86-46 0-104 20-134 90-25 55-29 114-29 176 0 57 2 128 35 187 33 62 88 77 128 77 42 0 99-15 134-88 24-55 29-114 29-176zM163 515c-31 0-77-20-90-95-9-46-9-117-9-163 0-50 0-101 6-143 16-92 73-99 93-99 24 0 75 16 90 91 9 44 9 103 9 151 0 57 0 110-9 161-11 72-57 97-90 97z">
              <text:p/>
            </draw:path>
            <draw:path draw:style-name="gr5" draw:text-style-name="P11" draw:layer="layout" svg:width="0.325cm" svg:height="0.529cm" svg:x="18.362cm" svg:y="9.125cm" svg:viewBox="0 0 326 530" svg:d="M326 266c0-62-5-123-31-180-35-75-99-86-132-86-46 0-104 20-134 90-25 55-29 114-29 176 0 57 2 128 35 187 33 62 90 77 128 77 42 0 99-15 134-88 24-55 29-114 29-176zM163 515c-31 0-77-20-90-95-9-46-9-117-9-163 0-50 0-101 6-143 16-92 73-99 93-99 24 0 77 16 90 91 9 44 9 103 9 151 0 57 0 110-9 161-11 72-55 97-90 97z">
              <text:p/>
            </draw:path>
            <draw:path draw:style-name="gr5" draw:text-style-name="P11" draw:layer="layout" svg:width="0.08cm" svg:height="0.083cm" svg:x="19.807cm" svg:y="9.015cm" svg:viewBox="0 0 81 84" svg:d="M81 42c0-22-19-42-41-42s-40 20-40 42 18 42 40 42 41-20 41-42z">
              <text:p/>
            </draw:path>
            <draw:path draw:style-name="gr5" draw:text-style-name="P11" draw:layer="layout" svg:width="0.083cm" svg:height="0.08cm" svg:x="20.106cm" svg:y="9.248cm" svg:viewBox="0 0 84 81" svg:d="M84 40c0-22-20-40-42-40s-42 16-42 40c0 23 20 41 42 41s42-17 42-41z">
              <text:p/>
            </draw:path>
            <draw:path draw:style-name="gr5" draw:text-style-name="P11" draw:layer="layout" svg:width="0.08cm" svg:height="0.08cm" svg:x="20.407cm" svg:y="9.479cm" svg:viewBox="0 0 81 81" svg:d="M81 42c0-22-16-42-39-42s-42 20-42 42 19 39 42 39 39-17 39-39z">
              <text:p/>
            </draw:path>
            <draw:path draw:style-name="gr5" draw:text-style-name="P11" draw:layer="layout" svg:width="0.325cm" svg:height="0.529cm" svg:x="21.727cm" svg:y="9.125cm" svg:viewBox="0 0 326 530" svg:d="M326 266c0-62-5-123-31-180-35-75-99-86-132-86-46 0-104 20-134 90-25 55-29 114-29 176 0 57 2 128 35 187 33 62 90 77 128 77 42 0 99-15 134-88 24-55 29-114 29-176zM163 515c-31 0-77-20-90-95-9-46-9-117-9-163 0-50 0-101 6-143 16-92 73-99 93-99 24 0 77 16 90 91 9 44 9 103 9 151 0 57 0 110-9 161-11 72-55 97-90 97z">
              <text:p/>
            </draw:path>
            <draw:path draw:style-name="gr5" draw:text-style-name="P11" draw:layer="layout" svg:width="0.325cm" svg:height="0.531cm" svg:x="16.791cm" svg:y="10.051cm" svg:viewBox="0 0 326 532" svg:d="M326 268c0-61-5-123-31-180-35-75-99-88-132-88-46 0-104 20-134 92-25 53-29 115-29 176 0 57 2 128 35 185 33 64 88 79 128 79 42 0 99-15 134-90 24-53 29-114 29-174zM163 515c-31 0-77-20-90-93-9-46-9-119-9-163 0-50 0-101 6-142 16-93 73-99 93-99 24 0 75 13 90 90 9 44 9 101 9 151 0 58 0 110-9 159-11 75-57 97-90 97z">
              <text:p/>
            </draw:path>
            <draw:path draw:style-name="gr5" draw:text-style-name="P11" draw:layer="layout" svg:width="0.325cm" svg:height="0.531cm" svg:x="18.362cm" svg:y="10.051cm" svg:viewBox="0 0 326 532" svg:d="M326 268c0-61-5-123-31-180-35-75-99-88-132-88-46 0-104 20-134 92-25 53-29 115-29 176 0 57 2 128 35 185 33 64 90 79 128 79 42 0 99-15 134-90 24-53 29-114 29-174zM163 515c-31 0-77-20-90-93-9-46-9-119-9-163 0-50 0-101 6-142 16-93 73-99 93-99 24 0 77 13 90 90 9 44 9 101 9 151 0 58 0 110-9 159-11 75-55 97-90 97z">
              <text:p/>
            </draw:path>
            <draw:path draw:style-name="gr5" draw:text-style-name="P11" draw:layer="layout" svg:width="0.325cm" svg:height="0.531cm" svg:x="19.985cm" svg:y="10.051cm" svg:viewBox="0 0 326 532" svg:d="M326 268c0-61-5-123-31-180-38-75-99-88-132-88-46 0-104 20-134 92-27 53-29 115-29 176 0 57 2 128 35 185 33 64 88 79 128 79 42 0 99-15 134-90 24-53 29-114 29-174zM163 515c-31 0-77-20-90-93-9-46-9-119-9-163 0-50 0-101 6-142 14-93 73-99 93-99 24 0 75 13 90 90 9 44 9 101 9 151 0 58 0 110-9 159-13 75-57 97-90 97z">
              <text:p/>
            </draw:path>
            <draw:path draw:style-name="gr5" draw:text-style-name="P11" draw:layer="layout" svg:width="0.551cm" svg:height="0.544cm" svg:x="21.415cm" svg:y="10.037cm" svg:viewBox="0 0 552 545" svg:d="M442 88c38-59 71-62 99-64 9 0 11-13 11-15 0-5-4-9-11-9-20 0-42 2-64 2-24 0-50-2-77-2-4 0-13 0-13 15 0 9 7 9 11 9 22 2 38 9 38 27 0 11-9 19-14 28-79 125-158 251-237 376-18-135-35-271-53-407 0-13 20-24 55-24 11 0 18 0 18-15 0-7-5-9-9-9-31 0-66 2-97 2-13 0-28 0-42 0s-28-2-42-2c-6 0-15 0-15 15 0 9 7 9 20 9 42 0 44 7 46 27 21 159 41 318 62 477 2 15 4 17 15 17s15-4 22-13c92-148 185-296 277-444z">
              <text:p/>
            </draw:path>
            <draw:path draw:style-name="gr5" draw:text-style-name="P11" draw:layer="layout" svg:width="0.481cm" svg:height="0.368cm" svg:x="21.859cm" svg:y="10.312cm" svg:viewBox="0 0 482 369" svg:d="M414 59c6-22 15-39 59-39 2 0 9-2 9-13 0-3-2-7-7-7-17 0-37 2-57 2-13 0-44-2-57-2-2 0-11 0-11 11 0 7 6 9 13 9 24 0 33 9 33 22 0 4 0 6-2 13-19 78-38 157-57 235-47-94-93-187-139-281-4-9-4-9-18-9-25 0-49 0-74 0-11 0-18 0-18 11 0 9 7 9 18 9s24 0 35 2c-24 97-49 193-73 290-4 20-13 35-57 38-2 0-11 0-11 11 0 6 4 8 9 8 17 0 37-2 57-2 11 0 44 2 57 2 5 0 11-2 11-11 0-8-6-8-13-8-35 0-35-16-35-22 0-3 0-7 2-14 23-92 47-184 70-277 53 108 106 216 159 324 4 8 6 8 11 8 9 0 9-2 11-11 25-99 50-199 75-299z">
              <text:p/>
            </draw:path>
            <draw:path draw:style-name="gr5" draw:text-style-name="P11" draw:layer="layout" svg:width="0.426cm" svg:height="1.397cm" svg:x="22.433cm" svg:y="6.647cm" svg:viewBox="0 0 427 1398" svg:d="M427 1359c0-471-86-748-108-827-53-171-139-352-268-510-11-15-16-18-18-20-2 0-2-2-15-2-11 0-18 0-18 9 4 5 0 2 11 15 268 376 328 840 330 1363 0 11 4 11 22 11 14 0 28 0 42 0 15 0 20 0 22-8 0-11 0-21 0-31z">
              <text:p/>
            </draw:path>
            <draw:path draw:style-name="gr5" draw:text-style-name="P11" draw:layer="layout" svg:width="0.085cm" svg:height="0.478cm" svg:x="22.774cm" svg:y="8.03cm" svg:viewBox="0 0 86 479" svg:d="M86 20c0-20-2-20-22-20-14 0-28 0-42 0-22 0-22 0-22 20 0 146 0 291 0 437 0 20 0 22 22 22 14 0 28 0 42 0 20 0 22-2 22-22 0-146 0-291 0-437z">
              <text:p/>
            </draw:path>
            <draw:path draw:style-name="gr5" draw:text-style-name="P11" draw:layer="layout" svg:width="0.085cm" svg:height="0.476cm" svg:x="22.774cm" svg:y="8.494cm" svg:viewBox="0 0 86 477" svg:d="M86 20c0-20-2-20-22-20-14 0-28 0-42 0-22 0-22 0-22 20 0 146 0 291 0 437 0 20 0 20 22 20 14 0 28 0 42 0 20 0 22 0 22-20 0-146 0-291 0-437z">
              <text:p/>
            </draw:path>
            <draw:path draw:style-name="gr5" draw:text-style-name="P11" draw:layer="layout" svg:width="0.085cm" svg:height="0.478cm" svg:x="22.774cm" svg:y="8.956cm" svg:viewBox="0 0 86 479" svg:d="M86 22c0-20-2-22-22-22-14 0-28 0-42 0-22 0-22 2-22 22 0 146 0 292 0 438 0 19 0 19 22 19 14 0 28 0 42 0 20 0 22 0 22-19 0-146 0-292 0-438z">
              <text:p/>
            </draw:path>
            <draw:path draw:style-name="gr5" draw:text-style-name="P11" draw:layer="layout" svg:width="0.426cm" svg:height="1.397cm" svg:x="22.433cm" svg:y="9.42cm" svg:viewBox="0 0 427 1398" svg:d="M427 9c-2-9-7-9-22-9-14 0-28 0-42 0-18 0-22 0-22 11 0 79-2 264-22 455-42 400-143 677-312 915-7 6-5 6-7 9 0 8 7 8 18 8 13 0 15 0 15-2 4-2 101-114 180-270 102-205 165-438 194-719 2-24 20-185 20-367 0-11 0-21 0-31z">
              <text:p/>
            </draw:path>
          </draw:g>
        </draw:g>
        <draw:frame draw:style-name="gr3" draw:text-style-name="P13" draw:layer="layout" svg:width="3.427cm" svg:height="0.962cm" svg:x="1.27cm" svg:y="2.34cm">
          <draw:text-box>
            <text:p>Therefore,</text:p>
          </draw:text-box>
        </draw:frame>
        <draw:g>
          <svg:title>TexMaths</svg:title>
          <svg:desc>24§display§H \varphi(x) = E \varphi(x)§svg§600§FALSE§</svg:desc>
          <draw:g>
            <draw:path draw:style-name="gr4" draw:text-style-name="P10" draw:layer="layout" svg:width="5.768cm" svg:height="0.751cm" svg:x="4.985cm" svg:y="3.885cm" svg:viewBox="0 0 5769 752" svg:d="M0 0c1923 0 3846 0 5769 0 0 251 0 501 0 752-1923 0-3846 0-5769 0 0-251 0-501 0-752z">
              <text:p/>
            </draw:path>
            <draw:path draw:style-name="gr5" draw:text-style-name="P11" draw:layer="layout" svg:width="0.707cm" svg:height="0.574cm" svg:x="4.975cm" svg:y="3.897cm" svg:viewBox="0 0 708 575" svg:d="M609 65c8-29 10-39 72-39 22 0 27 0 27-16 0-10-8-10-10-10-24 0-86 2-108 2-26 0-86-2-110-2-7 0-15 0-15 17 0 9 8 9 22 9 2 0 19 0 34 3 14 2 21 2 21 14 0 2 0 5-2 14-17 69-34 138-51 206-85 0-171 0-256 0 16-66 32-132 48-198 9-29 12-39 72-39 21 0 28 0 28-16 0-10-9-10-12-10-24 0-84 2-108 2s-83-2-107-2c-8 0-17 0-17 17 0 9 7 9 24 9 10 1 17 0 31 3 14 2 24 2 24 14 0 2-3 5-5 14-37 151-75 301-113 451-7 33-9 40-76 40-15 0-22 0-22 17 0 10 10 10 12 10 22 0 82-5 106-5 19 0 36 2 55 2 17 0 36 3 55 3 5 0 17 0 17-20 0-7-10-7-24-7-31 0-55 0-55-16 0-5 2-10 2-15 19-76 38-153 57-230 86 0 172 0 257 0-36 142-55 221-57 233-10 26-24 28-77 28-12 0-22 0-22 17 0 10 8 6 12 10 24 0 84-5 108-5 17 0 36 2 53 2 19 0 38 3 55 3 7 0 17 0 17-20 0-7-7-7-24-7-31 0-53 0-53-16 0-5 0-10 3-15 37-151 75-302 112-452z">
              <text:p/>
            </draw:path>
            <draw:path draw:style-name="gr5" draw:text-style-name="P11" draw:layer="layout" svg:width="0.479cm" svg:height="0.552cm" svg:x="5.752cm" svg:y="4.101cm" svg:viewBox="0 0 480 553" svg:d="M101 512c-3 12-3 12-3 17 0 19 15 24 24 24 3 0 22-2 32-21 2-8 7-36 28-154 8 0 15 0 29 0 139 0 269-131 269-263 0-65-34-115-96-115-123 0-173 163-223 326-91-17-139-65-139-125 0-24 19-115 69-172 7-7 7-10 7-12 0-3 0-7-9-7-24 0-89 119-89 201 0 79 55 139 146 160-15 47-30 94-45 141zM218 330c-7 0-9 0-16 0-10 0-10-2-10-4 6-31 14-77 17-91 26-106 91-187 165-187 60 0 82 45 82 86 0 93-108 196-238 196z">
              <text:p/>
            </draw:path>
            <draw:path draw:style-name="gr5" draw:text-style-name="P11" draw:layer="layout" svg:width="0.196cm" svg:height="0.837cm" svg:x="6.345cm" svg:y="3.842cm" svg:viewBox="0 0 197 838" svg:d="M197 828c0-2 0-2-15-16-105-106-132-264-132-393 0-146 32-292 135-397 12-10 12-10 12-15s-5-7-10-7c-7 0-84 57-134 163-43 93-53 187-53 256 0 65 10 168 55 261 51 103 125 158 132 158 5 0 10-2 10-10z">
              <text:p/>
            </draw:path>
            <draw:path draw:style-name="gr5" draw:text-style-name="P11" draw:layer="layout" svg:width="0.419cm" svg:height="0.377cm" svg:x="6.613cm" svg:y="4.101cm" svg:viewBox="0 0 420 378" svg:d="M257 117c4-21 24-100 84-100 4 0 24 0 43 12-24 5-41 26-41 45 0 15 10 29 31 29 19 0 46-14 46-48 0-43-51-55-79-55-48 0-77 43-87 62-21-55-67-62-91-62-89 0-137 108-137 129 0 7 7 5 10 7 7 0 10-2 12-9 29-89 84-110 113-110 17 0 45 9 45 57 0 27-14 82-45 199-15 53-43 89-79 89-8 0-27 0-44-12 22-5 39-22 39-46 0-21-17-29-31-29-24 0-46 22-46 48 0 39 43 55 79 55 55 0 87-57 89-62 10 31 41 62 91 62 86 0 134-107 134-129 0-7-7-7-9-7-7 0-10 2-12 9-27 89-84 111-111 111-33 0-48-29-48-56 0-19 5-38 15-74 9-38 19-76 29-115z">
              <text:p/>
            </draw:path>
            <draw:path draw:style-name="gr5" draw:text-style-name="P11" draw:layer="layout" svg:width="0.193cm" svg:height="0.837cm" svg:x="7.12cm" svg:y="3.842cm" svg:viewBox="0 0 194 838" svg:d="M194 419c0-65-9-168-55-261-50-103-122-158-132-158-5 0-7 2-7 7s0 5 14 22c84 81 132 215 132 390 0 144-31 290-136 397-10 10-10 10-10 12 0 8 2 10 7 10 10 0 84-57 135-163 43-93 52-187 52-256z">
              <text:p/>
            </draw:path>
            <draw:path draw:style-name="gr5" draw:text-style-name="P11" draw:layer="layout" svg:width="0.558cm" svg:height="0.195cm" svg:x="7.681cm" svg:y="4.163cm" svg:viewBox="0 0 559 196" svg:d="M530 34c15 0 29 0 29-17s-14-17-26-17c-169 0-338 0-507 0-12 0-26 0-26 17s14 17 29 17c167 0 334 0 501 0zM533 196c12 0 26 0 26-16 0-17-14-17-29-17-167 0-334 0-501 0-15 0-29 0-29 17 0 16 14 16 26 16 169 0 338 0 507 0z">
              <text:p/>
            </draw:path>
            <draw:path draw:style-name="gr5" draw:text-style-name="P11" draw:layer="layout" svg:width="0.611cm" svg:height="0.571cm" svg:x="8.554cm" svg:y="3.899cm" svg:viewBox="0 0 612 572" svg:d="M564 376c2-5 5-10 5-12-4-3 0-10-10-10-7 0-10 5-12 10-53 124-84 182-228 182-42 0-83 0-125 0-12 0-12 0-19-2-7 0-9 0-9-8 0-2 0-4 4-19 20-76 39-153 58-230 27 0 54 0 81 0 72 0 72 19 72 39 0 7 0 16-4 40-3 5-3 8-3 10 0 5 3 9 10 9s9-4 14-16c16-66 32-131 48-197 0-4-5-9-12-9s-9 5-12 17c-17 62-31 81-110 81-27 0-53 0-79 0 16-67 33-134 50-201 10-29 10-34 46-34 40 0 80 0 120 0 103 0 127 24 127 94 0 21 0 21-3 45 0 5 0 10 0 15 0 4 3 9 10 9 10 0 10-5 12-21 6-48 11-96 17-144 2-24-3-24-24-24-142 0-283 0-425 0-17 0-26 0-26 17 0 9 7 9 24 9 31 0 55 0 55 17 0 2 0 5-5 19-37 148-73 296-110 443-10 34-10 41-77 41-14 0-24 0-24 14 0 12 7 12 24 12 146 0 291 0 437 0 19 0 21-2 26-14 26-61 51-121 77-182z">
              <text:p/>
            </draw:path>
            <draw:path draw:style-name="gr5" draw:text-style-name="P11" draw:layer="layout" svg:width="0.479cm" svg:height="0.552cm" svg:x="9.235cm" svg:y="4.101cm" svg:viewBox="0 0 480 553" svg:d="M101 512c-3 12-5 12-5 17 0 19 17 24 24 24 5 0 24-2 31-21 3-8 7-36 31-154 8 0 12 0 27 0 141 0 271-131 271-263 0-65-34-115-96-115-123 0-173 163-223 326-91-17-139-65-139-125 0-24 19-115 69-172 7-7 7-10 7-12 0-3-2-7-9-7-24 0-89 119-89 201 0 79 55 139 146 160-15 47-30 94-45 141zM216 330c-5 0-7 0-14 0-10 0-10-2-10-4 6-31 14-77 17-91 26-106 91-187 165-187 58 0 82 45 82 86 0 93-108 196-240 196z">
              <text:p/>
            </draw:path>
            <draw:path draw:style-name="gr5" draw:text-style-name="P11" draw:layer="layout" svg:width="0.193cm" svg:height="0.837cm" svg:x="9.828cm" svg:y="3.842cm" svg:viewBox="0 0 194 838" svg:d="M194 828c0-2 0-2-14-16-106-106-132-264-132-393 0-146 34-292 137-397 9-10 9-10 9-15s-2-7-7-7c-9 0-84 57-134 163-43 93-53 187-53 256 0 65 10 168 55 261 51 103 123 158 132 158 5 0 7-2 7-10z">
              <text:p/>
            </draw:path>
            <draw:path draw:style-name="gr5" draw:text-style-name="P11" draw:layer="layout" svg:width="0.419cm" svg:height="0.377cm" svg:x="10.097cm" svg:y="4.101cm" svg:viewBox="0 0 420 378" svg:d="M257 117c4-21 24-100 84-100 4 0 24 0 40 12-21 5-38 26-38 45 0 15 7 29 31 29 19 0 46-14 46-48 0-43-51-55-79-55-48 0-80 43-89 62-22-55-65-62-91-62-87 0-135 108-135 129 0 7 8 7 10 7 7 0 10-2 12-9 29-89 84-110 113-110 14 0 45 9 45 57 0 27-14 82-45 199-15 53-43 89-82 89-5 0-24 0-41-12 20-5 39-22 39-46 0-21-19-29-31-29-24 0-46 22-46 48 0 39 41 55 79 55 55 0 87-57 89-62 10 31 41 62 91 62 86 0 134-107 134-129 0-7-7-7-9-7-7 0-10 2-12 9-27 89-84 111-113 111-31 0-46-29-46-56 0-19 5-38 15-74 9-38 19-76 29-115z">
              <text:p/>
            </draw:path>
            <draw:path draw:style-name="gr5" draw:text-style-name="P11" draw:layer="layout" svg:width="0.193cm" svg:height="0.837cm" svg:x="10.603cm" svg:y="3.842cm" svg:viewBox="0 0 194 838" svg:d="M194 419c0-65-9-168-55-261-50-103-122-158-132-158-5 0-7 2-7 7s0 5 14 22c84 81 132 215 132 390 0 144-31 290-136 397-10 10-10 10-10 12 0 8 2 10 7 10 10 0 84-57 135-163 43-93 52-187 52-256z">
              <text:p/>
            </draw:path>
          </draw:g>
        </draw:g>
        <draw:g>
          <svg:title>TexMaths</svg:title>
          <svg:desc>24§display§H = -\dfrac{1}{2}\dfrac{\partial^2}{\partial x^2} + V(x)§svg§600§FALSE§</svg:desc>
          <draw:g>
            <draw:path draw:style-name="gr4" draw:text-style-name="P10" draw:layer="layout" svg:width="7.405cm" svg:height="1.775cm" svg:x="14.105cm" svg:y="3.301cm" svg:viewBox="0 0 7406 1776" svg:d="M3704 1776c-1234 0-2469 0-3704 0 0-592 0-1184 0-1776 2469 0 4937 0 7406 0 0 592 0 1184 0 1776-1234 0-2468 0-3702 0z">
              <text:p/>
            </draw:path>
            <draw:path draw:style-name="gr5" draw:text-style-name="P11" draw:layer="layout" svg:width="0.709cm" svg:height="0.574cm" svg:x="14.095cm" svg:y="3.948cm" svg:viewBox="0 0 710 575" svg:d="M609 67c8-31 10-41 72-41 22 0 29 0 29-16 0-10-9-10-12-10-24 0-84 5-108 5s-84-5-108-5c-7 0-17 0-17 19 0 7 8 7 24 7 11 1 17 0 32 3 14 2 24 2 24 14 0 3-3 5-5 15-17 68-34 137-51 206-85 0-171 0-256 0 17-66 33-131 50-197 7-31 10-41 70-41 21 0 28 0 28-16 0-10-9-10-12-10-24 0-83 5-107 5s-84-5-108-5c-8 0-17 0-17 19 0 7 7 7 24 7 2 0 17 0 31 3 17 2 24 2 24 14 0 3 0 5-5 15-37 150-75 301-113 452-7 34-9 39-76 39-15 0-22 0-22 17 0 9 10 9 12 9 24 0 84-2 106-2 19 0 38 2 55 2 19 0 36 0 55 0 7 0 17 0 17-17 0-9-7-9-24-9-31 0-55 0-55-15 0-4 2-9 2-14 19-77 38-153 58-230 85 0 171 0 256 0-36 139-55 220-57 232-10 27-24 27-77 27-12 0-19 0-19 17 0 9 9 9 12 9 21 0 81-2 105-2 19 0 36 2 55 2 17 0 36 0 53 0 7 0 17 0 17-17 0-9-7-9-22-9-31 0-55 0-55-15 0-4 3-9 3-14 37-151 75-302 112-453z">
              <text:p/>
            </draw:path>
            <draw:path draw:style-name="gr5" draw:text-style-name="P11" draw:layer="layout" svg:width="0.56cm" svg:height="0.198cm" svg:x="15.112cm" svg:y="4.214cm" svg:viewBox="0 0 561 199" svg:d="M533 34c12 0 28 0 28-17s-16-17-28-17c-168 0-336 0-504 0-12 0-29 0-29 17s17 17 29 17c168 0 336 0 504 0zM533 199c12 0 28 0 28-17s-16-17-28-17c-168 0-336 0-504 0-12 0-29 0-29 17s17 17 29 17c168 0 336 0 504 0z">
              <text:p/>
            </draw:path>
            <draw:path draw:style-name="gr5" draw:text-style-name="P11" draw:layer="layout" svg:width="0.515cm" svg:height="0.035cm" svg:x="16.024cm" svg:y="4.296cm" svg:viewBox="0 0 516 36" svg:d="M487 36c14 0 29-1 29-19s-15-17-29-17c-152 0-304 0-456 0-14 0-31-1-31 17s17 19 31 19c152 0 304 0 456 0z">
              <text:p/>
            </draw:path>
            <draw:path draw:style-name="gr5" draw:text-style-name="P11" draw:layer="layout" svg:width="0.277cm" svg:height="0.56cm" svg:x="16.787cm" svg:y="3.395cm" svg:viewBox="0 0 278 561" svg:d="M173 22c0-20 0-22-19-22-53 53-128 53-154 53 0 9 0 17 0 26 17 0 67 0 110-21 0 145 0 290 0 436 0 31-2 40-79 40-9 0-17 0-26 0 0 9 0 18 0 27 29-3 103-3 137-3 33 0 108 0 136 3 0-9 0-18 0-27-8 0-17 0-26 0-77 0-79-9-79-40 0-158 0-315 0-472z">
              <text:p/>
            </draw:path>
            <draw:path draw:style-name="gr5" draw:text-style-name="P11" draw:layer="layout" svg:width="0.419cm" svg:height="0.035cm" svg:x="16.712cm" svg:y="4.296cm" svg:viewBox="0 0 420 36" svg:d="M211 36c-70 0-141 0-211 0 0-12 0-24 0-36 140 0 280 0 420 0 0 12 0 24 0 36-70 0-139 0-209 0z">
              <text:p/>
            </draw:path>
            <draw:path draw:style-name="gr5" draw:text-style-name="P11" draw:layer="layout" svg:width="0.335cm" svg:height="0.56cm" svg:x="16.753cm" svg:y="4.54cm" svg:viewBox="0 0 336 561" svg:d="M65 496c30-29 61-57 91-86 130-118 180-163 180-247 0-96-74-163-178-163-96 0-158 79-158 153 0 46 43 46 46 46 14 0 43-10 43-43 0-22-15-43-43-43-8 0-10 0-12 0 19-55 64-87 112-87 77 0 113 70 113 137s-41 134-86 187c-55 60-109 120-163 180-10 9-10 12-10 31 105 0 210 0 314 0 7-49 15-98 22-146-7 0-13 0-19 0-5 26-12 62-20 74-7 7-62 7-79 7-51 0-102 0-153 0z">
              <text:p/>
            </draw:path>
            <draw:path draw:style-name="gr5" draw:text-style-name="P11" draw:layer="layout" svg:width="0.443cm" svg:height="0.62cm" svg:x="17.61cm" svg:y="3.351cm" svg:viewBox="0 0 444 621" svg:d="M357 319c-9-53-43-101-110-101-50 0-105 14-170 79-70 70-77 149-77 175 0 53 38 149 156 149 199 0 288-281 288-403 0-132-79-218-182-218-123 0-161 110-161 134 0 12 7 29 31 29 29 0 46-24 46-43 0-31-27-31-39-31 36-63 96-67 120-67 62 0 122 43 122 153 0 31-4 74-24 144zM158 599c-93 0-93-86-93-96 0-21 21-141 55-191 34-48 77-75 127-75 94 0 94 94 94 110 0 63-53 252-183 252z">
              <text:p/>
            </draw:path>
            <draw:path draw:style-name="gr5" draw:text-style-name="P11" draw:layer="layout" svg:width="0.258cm" svg:height="0.39cm" svg:x="18.109cm" svg:y="3.258cm" svg:viewBox="0 0 259 391" svg:d="M259 285c-6 0-13 0-19 0-2 12-7 48-14 53-5 2-51 2-60 2-36 0-72 0-108 0 62-52 81-69 117-98 43-34 84-72 84-127 0-72-62-115-137-115-74 0-122 53-122 105 0 32 24 34 31 34 15 0 31-10 31-31 0-10-4-31-36-31 20-43 60-55 87-55 60 0 91 45 91 93 0 53-38 91-58 113-47 47-94 94-141 141-5 5-5 7-5 22 81 0 162 0 242 0 6-36 12-71 17-106z">
              <text:p/>
            </draw:path>
            <draw:path draw:style-name="gr5" draw:text-style-name="P11" draw:layer="layout" svg:width="1.352cm" svg:height="0.035cm" svg:x="17.336cm" svg:y="4.296cm" svg:viewBox="0 0 1353 36" svg:d="M677 36c-226 0-451 0-677 0 0-12 0-24 0-36 451 0 902 0 1353 0 0 12 0 24 0 36-225 0-451 0-676 0z">
              <text:p/>
            </draw:path>
            <draw:path draw:style-name="gr5" draw:text-style-name="P11" draw:layer="layout" svg:width="0.443cm" svg:height="0.62cm" svg:x="17.37cm" svg:y="4.499cm" svg:viewBox="0 0 444 621" svg:d="M355 316c-7-52-43-98-108-98-50 0-105 12-173 79-69 70-74 146-74 173 0 52 36 151 154 151 201 0 290-283 290-403 0-134-79-218-182-218-123 0-161 108-161 132 0 12 5 29 31 29 29 0 46-24 46-44 0-28-27-28-41-28 38-63 98-70 122-70 62 0 120 46 120 154 0 33-5 76-22 143 0 0-1 0-2 0zM156 597c-91 0-91-87-91-96 0-22 21-139 55-189 34-48 74-77 127-77 91 0 94 96 94 112 0 60-53 250-185 250z">
              <text:p/>
            </draw:path>
            <draw:path draw:style-name="gr5" draw:text-style-name="P11" draw:layer="layout" svg:width="0.419cm" svg:height="0.38cm" svg:x="17.854cm" svg:y="4.729cm" svg:viewBox="0 0 420 381" svg:d="M257 117c5-21 24-98 84-98 4 0 24 0 40 10-21 5-38 26-38 45 0 15 7 29 31 29 19 0 46-14 46-48 0-43-51-55-79-55-48 0-77 46-89 65-19-58-65-65-91-65-87 0-135 108-135 129 0 8 8 8 10 8 7 0 10 0 12-8 29-91 84-110 113-110 14 0 45 7 45 55 0 27-14 84-45 202-15 50-43 86-82 86-5 0-24 0-41-10 22-5 39-21 39-45s-17-31-31-31c-24 0-46 24-46 50 0 38 43 55 79 55 55 0 87-60 89-65 10 31 41 65 91 65 86 0 134-108 134-129 0-10-7-10-9-10-7 0-10 5-12 10-27 91-84 110-110 110-34 0-48-26-48-55 0-19 4-36 14-75 10-38 19-76 29-115z">
              <text:p/>
            </draw:path>
            <draw:path draw:style-name="gr5" draw:text-style-name="P11" draw:layer="layout" svg:width="0.261cm" svg:height="0.392cm" svg:x="18.349cm" svg:y="4.466cm" svg:viewBox="0 0 262 393" svg:d="M262 285c-8 0-15 0-22 0 0 12-7 48-14 53-5 5-51 5-58 5-37 0-74 0-110 0 62-55 84-72 120-101 43-34 84-69 84-127 0-69-63-115-140-115-72 0-122 53-122 105 0 32 26 34 31 34 15 0 31-10 31-31 0-10-4-31-33-31 17-41 57-55 86-55 58 0 89 45 89 93 0 53-36 93-55 115-47 46-95 93-142 139-7 5-7 7-7 24 81 0 162 0 242 0 7-36 13-72 20-108z">
              <text:p/>
            </draw:path>
            <draw:path draw:style-name="gr5" draw:text-style-name="P11" draw:layer="layout" svg:width="0.56cm" svg:height="0.557cm" svg:x="19.025cm" svg:y="4.034cm" svg:viewBox="0 0 561 558" svg:d="M297 297c79 0 157 0 236 0 12 0 28-1 28-19s-16-17-28-17c-79 0-157 0-236 0 0-78 0-156 0-235 0-12 0-26-16-26-17 0-17 14-17 26 0 79 0 157 0 235-78 0-157 0-235 0-12 0-29-1-29 17s17 19 29 19c78 0 157 0 235 0 0 78 0 157 0 235 0 12 0 26 17 26 16 0 16-14 16-26 0-78 0-157 0-235z">
              <text:p/>
            </draw:path>
            <draw:path draw:style-name="gr5" draw:text-style-name="P11" draw:layer="layout" svg:width="0.601cm" svg:height="0.593cm" svg:x="19.867cm" svg:y="3.948cm" svg:viewBox="0 0 602 594" svg:d="M482 98c43-67 77-69 108-72 12 0 8-9 12-14 0-7-5-12-12-12-21 0-45 5-67 5-29 0-58-5-84-5-5 0-17 0-17 17 0 9 7 9 15 9 21 3 38 12 38 29 0 12-8 21-12 31-86 138-173 275-259 412-19-148-38-297-58-445 0-15 20-27 58-27 12 0 22 0 22-16 0-8-8-10-12-10-34 0-70 5-106 5-14 0-31-3-46-3-14 0-31-2-45-2-5 0-17 0-17 17 0 9 10 9 22 9 48 0 48 10 50 29 22 173 45 347 67 520 3 17 7 19 17 19 14 0 17-4 24-14 101-161 201-321 302-482z">
              <text:p/>
            </draw:path>
            <draw:path draw:style-name="gr5" draw:text-style-name="P11" draw:layer="layout" svg:width="0.193cm" svg:height="0.84cm" svg:x="20.585cm" svg:y="3.893cm" svg:viewBox="0 0 194 841" svg:d="M194 834c0-5 0-5-14-19-106-106-132-266-132-396 0-146 31-292 137-397 9-10 9-10 9-15s-2-7-7-7c-9 0-86 58-134 163-43 93-53 187-53 256 0 67 7 168 55 264 51 103 123 158 132 158 5 0 7-2 7-7z">
              <text:p/>
            </draw:path>
            <draw:path draw:style-name="gr5" draw:text-style-name="P11" draw:layer="layout" svg:width="0.419cm" svg:height="0.38cm" svg:x="20.853cm" svg:y="4.152cm" svg:viewBox="0 0 420 381" svg:d="M257 117c5-21 24-98 84-98 2 0 24 0 40 10-24 5-40 26-40 45 0 15 9 31 33 31 17 0 46-16 46-50 0-43-51-55-79-55-48 0-79 46-89 65-22-55-67-65-91-65-87 0-135 108-135 129 0 10 8 10 10 10 7 0 10-2 10-10 28-88 84-110 112-110 17 0 46 7 46 55 0 27-14 84-46 202-12 52-43 86-79 86-5 0-24 0-43-10 22-5 41-21 41-45s-19-29-31-29c-27 0-46 22-46 48 0 38 41 55 79 55 55 0 84-57 89-65 10 31 38 65 89 65 88 0 136-108 136-129 0-8-7-8-12-8-7 0-7 3-9 8-29 91-86 110-113 110-33 0-45-26-45-55 0-17 4-36 14-75 10-38 19-76 29-115z">
              <text:p/>
            </draw:path>
            <draw:path draw:style-name="gr5" draw:text-style-name="P11" draw:layer="layout" svg:width="0.196cm" svg:height="0.84cm" svg:x="21.357cm" svg:y="3.893cm" svg:viewBox="0 0 197 841" svg:d="M197 419c0-64-10-165-55-261-51-103-125-158-132-158-5 0-10 2-10 7s0 5 17 22c81 81 129 215 129 390 0 147-31 293-134 401-12 9-12 9-12 14s5 7 10 7c7 0 84-57 134-163 43-93 53-187 53-259z">
              <text:p/>
            </draw:path>
          </draw:g>
        </draw:g>
        <draw:frame draw:style-name="gr3" draw:text-style-name="P13" draw:layer="layout" svg:width="8.71cm" svg:height="0.962cm" svg:x="1.271cm" svg:y="5.34cm">
          <draw:text-box>
            <text:p>on a discrete lattice becomes</text:p>
          </draw:text-box>
        </draw:frame>
        <draw:line draw:style-name="gr9" draw:text-style-name="P16" draw:layer="layout" svg:x1="7.768cm" svg:y1="13.997cm" svg:x2="19.706cm" svg:y2="13.997cm">
          <text:p/>
        </draw:line>
        <draw:line draw:style-name="gr10" draw:text-style-name="P16" draw:layer="layout" svg:x1="7.768cm" svg:y1="13.743cm" svg:x2="7.768cm" svg:y2="14.251cm">
          <text:p/>
        </draw:line>
        <draw:line draw:style-name="gr10" draw:text-style-name="P16" draw:layer="layout" svg:x1="9.768cm" svg:y1="13.743cm" svg:x2="9.768cm" svg:y2="14.251cm">
          <text:p/>
        </draw:line>
        <draw:line draw:style-name="gr10" draw:text-style-name="P16" draw:layer="layout" svg:x1="11.768cm" svg:y1="13.743cm" svg:x2="11.768cm" svg:y2="14.251cm">
          <text:p/>
        </draw:line>
        <draw:line draw:style-name="gr10" draw:text-style-name="P16" draw:layer="layout" svg:x1="13.768cm" svg:y1="13.743cm" svg:x2="13.768cm" svg:y2="14.251cm">
          <text:p/>
        </draw:line>
        <draw:line draw:style-name="gr10" draw:text-style-name="P16" draw:layer="layout" svg:x1="15.768cm" svg:y1="13.743cm" svg:x2="15.768cm" svg:y2="14.251cm">
          <text:p/>
        </draw:line>
        <draw:line draw:style-name="gr10" draw:text-style-name="P16" draw:layer="layout" svg:x1="17.768cm" svg:y1="13.743cm" svg:x2="17.768cm" svg:y2="14.251cm">
          <text:p/>
        </draw:line>
        <draw:g>
          <svg:title>TexMaths</svg:title>
          <svg:desc>28§display§x_0§svg§600§FALSE§</svg:desc>
          <draw:frame draw:style-name="gr11" draw:text-style-name="P17" draw:layer="layout" svg:width="0.988cm" svg:height="0.666cm" svg:x="7.27cm" svg:y="14.339cm">
            <draw:image xlink:href="Pictures/10000B0200000162000000EF62CC7645D5A30DA2.svg" xlink:type="simple" xlink:show="embed" xlink:actuate="onLoad" draw:mime-type="image/svg+xml">
              <text:p/>
            </draw:image>
            <draw:image xlink:href="Pictures/100002010000000D000000097ED15DA9A38677FD.png" xlink:type="simple" xlink:show="embed" xlink:actuate="onLoad" draw:mime-type="image/png"/>
          </draw:frame>
        </draw:g>
        <draw:g>
          <svg:title>TexMaths</svg:title>
          <svg:desc>28§display§x_1§svg§600§FALSE§</svg:desc>
          <draw:frame draw:style-name="gr11" draw:text-style-name="P17" draw:layer="layout" svg:width="0.96cm" svg:height="0.655cm" svg:x="9.27cm" svg:y="14.34cm">
            <draw:image xlink:href="Pictures/100009E900000158000000EB8DAA5EFB30F1330C.svg" xlink:type="simple" xlink:show="embed" xlink:actuate="onLoad" draw:mime-type="image/svg+xml">
              <text:p/>
            </draw:image>
            <draw:image xlink:href="Pictures/100002010000000D000000090F4668217D711F30.png" xlink:type="simple" xlink:show="embed" xlink:actuate="onLoad" draw:mime-type="image/png"/>
          </draw:frame>
        </draw:g>
        <draw:g>
          <svg:title>TexMaths</svg:title>
          <svg:desc>28§display§x_2§svg§600§FALSE§</svg:desc>
          <draw:frame draw:style-name="gr11" draw:text-style-name="P17" draw:layer="layout" svg:width="0.983cm" svg:height="0.655cm" svg:x="11.271cm" svg:y="14.342cm">
            <draw:image xlink:href="Pictures/10000B5C00000160000000EB29D01C61F71028E2.svg" xlink:type="simple" xlink:show="embed" xlink:actuate="onLoad" draw:mime-type="image/svg+xml">
              <text:p/>
            </draw:image>
            <draw:image xlink:href="Pictures/100002010000000D0000000924F87F8C30B16776.png" xlink:type="simple" xlink:show="embed" xlink:actuate="onLoad" draw:mime-type="image/png"/>
          </draw:frame>
        </draw:g>
        <draw:g>
          <svg:title>TexMaths</svg:title>
          <svg:desc>28§display§x_{N+1}§svg§600§FALSE§</svg:desc>
          <draw:frame draw:style-name="gr11" draw:text-style-name="P17" draw:layer="layout" svg:width="2.26cm" svg:height="0.736cm" svg:x="17.417cm" svg:y="14.343cm">
            <draw:image xlink:href="Pictures/1000124D000003280000010864B535CDD936F44A.svg" xlink:type="simple" xlink:show="embed" xlink:actuate="onLoad" draw:mime-type="image/svg+xml">
              <text:p/>
            </draw:image>
            <draw:image xlink:href="Pictures/100002010000001F0000000A683DB8155E7ED80D.png" xlink:type="simple" xlink:show="embed" xlink:actuate="onLoad" draw:mime-type="image/png"/>
          </draw:frame>
        </draw:g>
        <draw:path draw:style-name="gr12" draw:text-style-name="P18" draw:layer="layout" svg:width="8.203cm" svg:height="6.173cm" draw:transform="rotate (0.683645468006179) translate (7.679cm 12.859cm)" svg:viewBox="0 0 8204 6174" svg:d="M0 0c237 95 495 106 733 200 219 86 440 188 623 338 178 147 391 265 511 473 124 215 171 463 284 685 107 208 273 379 397 578 134 216 334 347 515 505 175 154 364 319 608 354 272 38 506 196 771 259 233 55 459 133 675 239 238 117 473 196 701 344 218 141 430 276 673 378 214 91 371 278 553 422 181 143 357 298 539 440 212 164 191 467 417 623l113 205 91 131">
          <text:p/>
        </draw:path>
        <draw:g>
          <svg:title>TexMaths</svg:title>
          <svg:desc>22§display§\varphi(x)§svg§600§FALSE§</svg:desc>
          <draw:g>
            <draw:path draw:style-name="gr4" draw:text-style-name="P10" draw:layer="layout" svg:width="1.388cm" svg:height="0.69cm" svg:x="7.747cm" svg:y="11.615cm" svg:viewBox="0 0 1389 691" svg:d="M694 691c-231 0-463 0-694 0 0-230 0-461 0-691 463 0 926 0 1389 0 0 230 0 461 0 691-232 0-463 0-695 0z">
              <text:p/>
            </draw:path>
            <draw:path draw:style-name="gr5" draw:text-style-name="P11" draw:layer="layout" svg:width="0.436cm" svg:height="0.508cm" svg:x="7.747cm" svg:y="11.813cm" svg:viewBox="0 0 437 509" svg:d="M92 472c-4 9-4 11-4 15 0 15 15 22 22 22 4 0 22-2 28-22 3-4 7-31 27-140 9 2 13 2 26 2 128 0 246-121 246-241 0-62-28-108-88-108-112 0-158 149-204 301-83-16-125-60-125-114 0-22 17-108 63-161 7-6 5-6 7-8 0-5-2-9-9-9-22 0-81 112-81 186 0 70 51 128 132 147-13 43-27 87-40 130zM198 305c-7 0-7 0-13-2-9 0-11 0-11-2 0-3 13-73 15-84 24-99 86-171 154-171 52 0 72 40 72 77 0 88-99 182-217 182z">
              <text:p/>
            </draw:path>
            <draw:path draw:style-name="gr5" draw:text-style-name="P11" draw:layer="layout" svg:width="0.179cm" svg:height="0.769cm" svg:x="8.287cm" svg:y="11.576cm" svg:viewBox="0 0 180 770" svg:d="M180 761c0-2 0-2-13-15-97-99-121-244-121-362 0-134 29-268 123-362 11-11 11-11 11-13 0-7-4-9-9-9-6 0-77 53-123 151-37 84-48 169-48 233 0 61 9 154 51 241 48 95 114 145 120 145 5 0 9-2 9-9z">
              <text:p/>
            </draw:path>
            <draw:path draw:style-name="gr5" draw:text-style-name="P11" draw:layer="layout" svg:width="0.383cm" svg:height="0.348cm" svg:x="8.533cm" svg:y="11.813cm" svg:viewBox="0 0 384 349" svg:d="M235 108c4-20 22-90 77-90 4 0 22 0 37 8-19 5-35 24-35 42 0 13 7 29 29 29 17 0 41-16 41-47 0-39-46-50-72-50-44 0-70 42-81 59-18-50-60-59-82-59-81 0-125 99-125 118 0 9 6 6 9 9 7 0 9-2 11-9 26-81 77-100 103-100 13 0 42 6 42 50 0 24-13 77-42 184-13 49-39 79-74 79-5 0-22 0-38-8 20-5 35-20 35-42s-15-26-28-26c-22 0-42 19-42 43 0 36 40 51 73 51 50 0 79-55 81-59 9 28 37 59 83 59 79 0 123-99 123-119 0-6-6-6-8-6-7 0-9 2-11 6-25 84-77 101-102 101-30 0-43-24-43-50 0-18 4-33 13-68s17-70 26-105z">
              <text:p/>
            </draw:path>
            <draw:path draw:style-name="gr5" draw:text-style-name="P11" draw:layer="layout" svg:width="0.179cm" svg:height="0.769cm" svg:x="8.995cm" svg:y="11.576cm" svg:viewBox="0 0 180 770" svg:d="M180 384c0-59-9-151-50-239-47-95-115-145-121-145-5 0-9 4-9 9 0 2 0 2 15 17 75 75 119 198 119 358 0 132-29 268-123 364-11 11-11 11-11 13 0 5 4 9 9 9 6 0 77-53 123-151 39-84 48-169 48-235z">
              <text:p/>
            </draw:path>
          </draw:g>
        </draw:g>
        <draw:custom-shape draw:style-name="gr13" draw:text-style-name="P19" draw:layer="layout" svg:width="0.254cm" svg:height="0.254cm" svg:x="7.546cm" svg:y="12.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9.547cm" svg:y="12.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11.548cm" svg:y="1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13.549cm" svg:y="12.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15.55cm" svg:y="12.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9" draw:layer="layout" svg:width="0.254cm" svg:height="0.254cm" svg:x="17.651cm" svg:y="1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2§display§\varphi_1§svg§600§FALSE§</svg:desc>
          <draw:g>
            <draw:path draw:style-name="gr4" draw:text-style-name="P10" draw:layer="layout" svg:width="0.677cm" svg:height="0.426cm" svg:x="9.933cm" svg:y="11.752cm" svg:viewBox="0 0 678 427" svg:d="M0 0c226 0 452 0 678 0 0 142 0 285 0 427-226 0-452 0-678 0 0-142 0-285 0-427z">
              <text:p/>
            </draw:path>
            <draw:path draw:style-name="gr5" draw:text-style-name="P11" draw:layer="layout" svg:width="0.435cm" svg:height="0.505cm" svg:x="9.933cm" svg:y="11.713cm" svg:viewBox="0 0 436 506" svg:d="M92 469c-4 11-4 11-4 15 0 18 13 22 22 22 4 0 19-2 28-20 2-6 7-30 26-140 7 0 14 2 27 2 127 0 245-120 245-243 0-59-30-105-87-105-112 0-158 149-204 298-84-15-125-57-125-114 0-20 17-105 63-158 5-6 5-8 5-11 0-2 0-6-9-6-22 0-79 111-79 184 0 72 50 129 132 147-14 43-27 86-40 129zM197 302c-6 0-8 0-13 0-11 0-11 0-11-4 5-27 13-70 16-81 24-99 83-173 151-173 53 0 74 41 74 79 0 87-98 179-217 179z">
              <text:p/>
            </draw:path>
            <draw:path draw:style-name="gr5" draw:text-style-name="P11" draw:layer="layout" svg:width="0.194cm" svg:height="0.354cm" svg:x="10.455cm" svg:y="11.812cm" svg:viewBox="0 0 195 355" svg:d="M121 13c0-13 0-13-16-13-35 33-83 33-105 33 0 6 0 13 0 20 13 0 48 0 77-16 0 92 0 183 0 274 0 18 0 24-53 24-7 0-14 0-22 0 0 7 0 13 0 20 11 0 77-2 97-2 17 0 85 2 96 2 0-7 0-13 0-20-6 0-13 0-20 0-54 0-54-6-54-24 0-99 0-199 0-298z">
              <text:p/>
            </draw:path>
          </draw:g>
        </draw:g>
        <draw:g>
          <svg:title>TexMaths</svg:title>
          <svg:desc>22§display§\varphi_2§svg§600§FALSE§</svg:desc>
          <draw:g>
            <draw:path draw:style-name="gr4" draw:text-style-name="P10" draw:layer="layout" svg:width="0.695cm" svg:height="0.426cm" svg:x="11.592cm" svg:y="12.265cm" svg:viewBox="0 0 696 427" svg:d="M0 0c232 0 464 0 696 0 0 142 0 285 0 427-232 0-464 0-696 0 0-142 0-285 0-427z">
              <text:p/>
            </draw:path>
            <draw:path draw:style-name="gr5" draw:text-style-name="P11" draw:layer="layout" svg:width="0.436cm" svg:height="0.505cm" svg:x="11.592cm" svg:y="12.226cm" svg:viewBox="0 0 437 506" svg:d="M92 469c-4 11-4 11-4 15 0 18 13 22 22 22 4 0 19-2 28-20 2-6 7-30 27-140 6 0 13 2 26 2 127 0 246-120 246-243 0-59-31-105-88-105-112 0-158 149-204 298-84-15-125-57-125-114 0-20 17-105 63-158 7-6 7-8 7-11 0-2-2-6-11-6-22 0-79 111-79 184 0 72 50 129 132 147-14 43-27 86-40 129zM197 302c-6 0-8 0-13 0-11 0-11 0-11-4 5-27 14-70 16-81 24-99 83-173 151-173 55 0 75 41 75 79 0 87-99 179-218 179z">
              <text:p/>
            </draw:path>
            <draw:path draw:style-name="gr5" draw:text-style-name="P11" draw:layer="layout" svg:width="0.236cm" svg:height="0.354cm" svg:x="12.09cm" svg:y="12.325cm" svg:viewBox="0 0 237 355" svg:d="M237 258c-6 0-12 0-18 0-2 11-8 42-15 49-4 2-46 2-53 2-33 0-65 0-98 0 57-48 74-64 107-90 40-31 77-63 77-116 0-64-57-103-125-103s-112 46-112 94c0 29 22 31 29 31 10 0 28-9 28-29 0-8-4-28-33-28 18-37 53-50 79-50 53 0 81 41 81 85 0 48-33 85-50 103-43 43-86 86-130 129-4 5-4 5-4 20 74 0 148 0 222 0 5-32 10-64 15-97z">
              <text:p/>
            </draw:path>
          </draw:g>
        </draw:g>
        <draw:frame draw:style-name="gr14" draw:text-style-name="P20" draw:layer="layout" svg:width="1.035cm" svg:height="0.962cm" svg:x="13.255cm" svg:y="14.067cm">
          <draw:text-box>
            <text:p><text:span text:style-name="T5">.</text:span><text:span text:style-name="T5">.</text:span><text:span text:style-name="T5">.</text:span></text:p>
          </draw:text-box>
        </draw:frame>
        <draw:g>
          <svg:title>TexMaths</svg:title>
          <svg:desc>28§display§x_{N}§svg§600§FALSE§</svg:desc>
          <draw:frame draw:style-name="gr11" draw:text-style-name="P17" draw:layer="layout" svg:width="1.221cm" svg:height="0.58cm" svg:x="15.319cm" svg:y="14.343cm">
            <draw:image xlink:href="Pictures/10000E06000001B5000000D09BB75819F1F356CF.svg" xlink:type="simple" xlink:show="embed" xlink:actuate="onLoad" draw:mime-type="image/svg+xml">
              <text:p/>
            </draw:image>
            <draw:image xlink:href="Pictures/100002010000001100000008F5944E35AC437346.png" xlink:type="simple" xlink:show="embed" xlink:actuate="onLoad" draw:mime-type="image/png"/>
          </draw:frame>
        </draw:g>
        <draw:custom-shape draw:style-name="gr20" draw:text-style-name="P21" draw:layer="layout" svg:width="0.603cm" svg:height="0.635cm" draw:transform="rotate (-0.753633171011152) translate (7.68cm 12.529cm)">
          <text:p/>
          <draw:enhanced-geometry svg:viewBox="0 0 21600 21600" draw:glue-points="10800 0 0 10800 10800 21600 21600 10800" draw:path-stretchpoint-x="10800" draw:path-stretchpoint-y="10800" draw:text-areas="?f1 ?f1 ?f2 ?f3" draw:type="cross" draw:modifiers="9444.1558441558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 draw:text-style-name="P21" draw:layer="layout" svg:width="0.603cm" svg:height="0.635cm" draw:transform="rotate (-0.753633171011152) translate (17.773cm 12cm)">
          <text:p/>
          <draw:enhanced-geometry svg:viewBox="0 0 21600 21600" draw:glue-points="10800 0 0 10800 10800 21600 21600 10800" draw:path-stretchpoint-x="10800" draw:path-stretchpoint-y="10800" draw:text-areas="?f1 ?f1 ?f2 ?f3" draw:type="cross" draw:modifiers="9444.1558441558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office:forms form:automatic-focus="false" form:apply-design-mode="false"/>
          <draw:page-thumbnail draw:style-name="gr2" draw:layer="layout" svg:width="18.624cm" svg:height="10.476cm" svg:x="1.482cm" svg:y="2.123cm" draw:page-number="7" presentation:class="page"/>
          <draw:frame presentation:style-name="pr3" draw:text-style-name="P1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4" draw:layer="layout" svg:width="25.199cm" svg:height="0.869cm" svg:x="1.336cm" svg:y="0.427cm" presentation:class="title" presentation:placeholder="true">
          <draw:text-box/>
        </draw:frame>
        <draw:frame draw:style-name="gr3" draw:text-style-name="P9" draw:layer="layout" svg:width="9.028cm" svg:height="2.918cm" svg:x="8.921cm" svg:y="4.167cm">
          <draw:text-box>
            <text:p text:style-name="P8"><text:span text:style-name="T4">P</text:span><text:span text:style-name="T4">l</text:span><text:span text:style-name="T4">a</text:span><text:span text:style-name="T4">n</text:span><text:span text:style-name="T4">e</text:span><text:span text:style-name="T4"> </text:span><text:span text:style-name="T4">w</text:span><text:span text:style-name="T4">a</text:span><text:span text:style-name="T4">v</text:span><text:span text:style-name="T4">e</text:span><text:span text:style-name="T4">s</text:span></text:p>
          </draw:text-box>
        </draw:frame>
        <draw:g>
          <svg:title>TexMaths</svg:title>
          <svg:desc>24§display§\exp(i k x)§svg§600§FALSE§</svg:desc>
          <draw:g>
            <draw:path draw:style-name="gr4" draw:text-style-name="P10" draw:layer="layout" svg:width="3.009cm" svg:height="0.753cm" svg:x="12.084cm" svg:y="6.943cm" svg:viewBox="0 0 3010 754" svg:d="M1506 754c-502 0-1004 0-1506 0 0-251 0-503 0-754 1003 0 2006 0 3010 0 0 251 0 503 0 754-502 0-1003 0-1504 0z">
              <text:p/>
            </draw:path>
            <draw:path draw:style-name="gr5" draw:text-style-name="P11" draw:layer="layout" svg:width="0.325cm" svg:height="0.384cm" svg:x="12.065cm" svg:y="7.154cm" svg:viewBox="0 0 326 385" svg:d="M72 165c5-124 74-146 103-146 86 0 96 113 96 146-66 0-133 0-199 0zM70 182c78 0 156 0 235 0 19 0 21 0 21-17 0-84-45-165-151-165-98 0-175 86-175 191 0 113 89 194 185 194 103 0 141-93 141-110 0-7-7-9-12-9-7 0-7 4-9 12-29 86-106 86-116 86-40 0-74-24-93-55-26-41-26-96-26-127z">
              <text:p/>
            </draw:path>
            <draw:path draw:style-name="gr5" draw:text-style-name="P11" draw:layer="layout" svg:width="0.423cm" svg:height="0.36cm" svg:x="12.427cm" svg:y="7.168cm" svg:viewBox="0 0 424 361" svg:d="M230 165c27-33 58-74 77-96 26-28 62-43 101-43 0-8 0-17 0-26-22 2-46 2-70 2s-69-2-79-2c0 9 0 18 0 26 17 3 24 13 24 27 0 13-10 24-12 28-18 22-35 43-53 65-22-28-45-56-67-84-7-9-7-9-7-14 0-14 14-22 31-22 0-8 0-17 0-26-24 0-79 2-91 2-19 0-58 0-82-2 0 9 0 18 0 26 60 0 60 0 101 51 28 36 56 73 84 110-26 32-53 65-79 98-41 50-91 50-108 50 0 9 0 18 0 26 22-2 48-2 70-2 24 0 60 2 79 2 0-8 0-17 0-26-19-2-24-12-24-26 0-17 24-46 76-106 21 28 42 56 63 84 7 10 19 22 19 29s-10 19-31 19c0 9 0 18 0 26 24 0 72-2 91-2 22 0 55 0 81 2 0-8 0-17 0-26-45 0-62 0-81-26-38-48-75-96-113-144z">
              <text:p/>
            </draw:path>
            <draw:path draw:style-name="gr5" draw:text-style-name="P11" draw:layer="layout" svg:width="0.414cm" svg:height="0.533cm" svg:x="12.885cm" svg:y="7.158cm" svg:viewBox="0 0 415 534" svg:d="M120 55c0-18 0-37 0-55-40 3-80 6-120 10 0 8 0 17 0 26 60 0 65 5 65 41 0 131 0 263 0 395 0 35-10 35-65 35 0 9 0 18 0 27 29 0 72-3 94-3 21 0 64 3 95 3 0-9 0-18 0-27-57 0-67 0-67-35 0-48 0-95 0-142 0-3 0-6 0-9 5 14 41 60 103 60 101 0 190-82 190-192 0-105-82-189-178-189-64 0-100 38-117 55zM122 275c0-62 0-124 0-186 24-44 67-67 111-67 60 0 112 74 112 167 0 103-60 172-122 172-34 0-65-16-89-50-12-17-12-19-12-36z">
              <text:p/>
            </draw:path>
            <draw:path draw:style-name="gr5" draw:text-style-name="P11" draw:layer="layout" svg:width="0.193cm" svg:height="0.839cm" svg:x="13.413cm" svg:y="6.9cm" svg:viewBox="0 0 194 840" svg:d="M194 831c0-3 0-3-14-17-106-108-132-266-132-395 0-146 31-292 137-395 9-12 9-12 9-14 0-8-2-10-7-10-10 0-84 57-134 165-43 91-53 184-53 254 0 67 10 167 55 263 51 103 122 158 132 158 5 0 7-2 7-9z">
              <text:p/>
            </draw:path>
            <draw:path draw:style-name="gr5" draw:text-style-name="P11" draw:layer="layout" svg:width="0.22cm" svg:height="0.564cm" svg:x="13.681cm" svg:y="6.974cm" svg:viewBox="0 0 221 565" svg:d="M213 31c0-17-12-31-31-31-21 0-45 24-45 45 0 17 12 32 33 32 19 0 43-20 43-46zM151 347c10-24 10-26 17-48 7-17 12-29 12-45 0-39-27-70-70-70-79 0-110 122-110 130 0 9 7 9 10 9 7 0 9-2 14-17 22-79 55-103 84-103 7 0 22 0 22 27 0 17-8 36-10 43-7 21-46 120-58 155-9 22-19 51-19 67 0 41 29 70 67 70 79 0 111-122 111-129 0-8-8-8-10-8-7 0-7 3-12 15-14 52-43 103-86 103-15 0-19-7-19-27 0-21 4-33 24-83 11-30 22-59 33-89z">
              <text:p/>
            </draw:path>
            <draw:path draw:style-name="gr5" draw:text-style-name="P11" draw:layer="layout" svg:width="0.38cm" svg:height="0.59cm" svg:x="13.993cm" svg:y="6.948cm" svg:viewBox="0 0 381 591" svg:d="M194 10c0-3 0-10-9-10-20 0-82 7-103 7-8 3-17 3-17 17 0 12 7 12 21 12 41 0 41 5 41 14-1 6-1 11-2 17-41 160-82 321-123 481-2 12-2 15-2 19 0 19 17 24 24 24 12 0 24-7 29-17 5-9 43-162 48-184 29 3 96 17 96 72 0 5 0 10-3 17 0 9-2 19-2 28 0 51 33 84 77 84 26 0 48-14 67-45 21-36 31-82 31-84 0-7-7-7-12-7-7 0-7 2-10 14-16 60-38 103-74 103-17 0-26-9-26-38 0-15 2-34 7-48 2-14 2-17 2-26 0-53-53-79-124-89 26-14 52-41 71-60 41-45 80-81 120-81 8 0 8 0 10 0 10 2 10 2 17 7 2 0 1 2 2 2-41 5-48 36-48 46 0 14 10 31 34 31 21 0 45-19 45-53 0-24-19-52-57-52-24 0-63 7-123 74-28 31-62 64-93 79 29-118 57-236 86-354z">
              <text:p/>
            </draw:path>
            <draw:path draw:style-name="gr5" draw:text-style-name="P11" draw:layer="layout" svg:width="0.419cm" svg:height="0.38cm" svg:x="14.437cm" svg:y="7.158cm" svg:viewBox="0 0 420 381" svg:d="M257 117c4-21 24-98 84-98 2 0 24 0 40 10-24 5-40 26-40 45 0 15 9 31 33 31 17 0 46-16 46-50 0-43-51-55-79-55-48 0-80 45-89 65-22-55-67-65-91-65-87 0-135 108-135 129 0 10 8 10 10 10 7 0 10-3 10-10 28-88 84-110 112-110 17 0 46 7 46 55 0 27-15 84-46 201-12 53-40 86-79 86-5 0-24 0-43-9 22-5 41-22 41-46s-19-28-31-28c-27 0-46 21-46 48 0 38 41 55 79 55 55 0 86-60 89-65 9 31 38 65 91 65 86 0 134-108 134-130 0-7-7-7-9-7-10 0-10 3-12 7-29 91-87 110-113 110-31 0-46-26-46-55 0-19 5-36 15-74 9-38 19-76 29-115z">
              <text:p/>
            </draw:path>
            <draw:path draw:style-name="gr5" draw:text-style-name="P11" draw:layer="layout" svg:width="0.196cm" svg:height="0.839cm" svg:x="14.94cm" svg:y="6.9cm" svg:viewBox="0 0 197 840" svg:d="M197 419c0-65-10-165-56-261-50-103-124-158-131-158-5 0-10 5-10 10 0 2 0 2 17 19 81 81 129 215 129 390 0 144-31 292-134 397-12 12-12 12-12 15 0 4 5 9 10 9 7 0 84-57 134-165 43-91 53-184 53-256z">
              <text:p/>
            </draw:path>
          </draw:g>
        </draw:g>
        <presentation:notes draw:style-name="dp2">
          <office:forms form:automatic-focus="false" form:apply-design-mode="false"/>
          <draw:page-thumbnail draw:style-name="gr2" draw:layer="layout" svg:width="18.624cm" svg:height="10.476cm" svg:x="1.482cm" svg:y="2.123cm" draw:page-number="8" presentation:class="page"/>
          <draw:frame presentation:style-name="pr3" draw:text-style-name="P1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4" draw:layer="layout" svg:width="25.199cm" svg:height="0.869cm" svg:x="1.336cm" svg:y="0.427cm" presentation:class="title">
          <draw:text-box>
            <text:p>Plane waves</text:p>
          </draw:text-box>
        </draw:frame>
        <draw:frame draw:style-name="gr3" draw:text-style-name="P13" draw:layer="layout" svg:width="7.237cm" svg:height="0.962cm" svg:x="1.27cm" svg:y="2.54cm">
          <draw:text-box>
            <text:p>In this case, the basis is</text:p>
          </draw:text-box>
        </draw:frame>
        <draw:g>
          <svg:title>TexMaths</svg:title>
          <svg:desc>24§display§\varphi_k(x) = e^{i k x}§svg§600§FALSE§</svg:desc>
          <draw:g>
            <draw:path draw:style-name="gr4" draw:text-style-name="P10" draw:layer="layout" svg:width="4.487cm" svg:height="0.878cm" svg:x="8.687cm" svg:y="2.537cm" svg:viewBox="0 0 4488 879" svg:d="M0 0c1496 0 2992 0 4488 0 0 293 0 586 0 879-1496 0-2992 0-4488 0 0-293 0-586 0-879z">
              <text:p/>
            </draw:path>
            <draw:path draw:style-name="gr5" draw:text-style-name="P11" draw:layer="layout" svg:width="0.476cm" svg:height="0.555cm" svg:x="8.687cm" svg:y="2.877cm" svg:viewBox="0 0 477 556" svg:d="M101 515c-5 9-5 12-5 17 0 19 17 24 24 24 5 0 24-3 31-22 3-7 7-36 29-156 9 3 14 3 29 3 139 0 268-132 268-264 0-67-31-117-96-117-122 0-172 163-223 328-91-17-136-65-136-124 0-24 19-118 69-175 7-7 5-7 7-10 0-5-2-9-12-9-21 0-86 122-86 203 0 79 55 139 144 161-14 47-29 94-43 141zM216 333c-7 0-7 0-15-3-9 0-12 0-12-2s15-79 17-91c27-108 94-187 168-187 58 0 82 46 82 84 0 96-111 199-240 199z">
              <text:p/>
            </draw:path>
            <draw:path draw:style-name="gr5" draw:text-style-name="P11" draw:layer="layout" svg:width="0.289cm" svg:height="0.413cm" svg:x="9.239cm" svg:y="2.966cm" svg:viewBox="0 0 290 414" svg:d="M142 19c0-2 1-6 2-9 0-3-2-10-10-10-12 0-60 5-76 7-5 0-12 0-12 15 0 7 7 7 14 7 29 0 29 5 29 9 0 3 0 7-3 12-27 111-54 222-81 333-5 12-5 12-5 14 0 8 7 17 22 17 14 0 21-12 26-24 0-2 26-105 29-115 41 5 77 20 77 51 0 2 0 4-3 9-2 10-2 12-2 19 0 43 33 60 62 60 58 0 50-59 74-88 0-8-7-8-9-8-7 0-7 3-12 12-5 27-22 67-51 67-16 0-21-14-21-28 0-10 0-12 5-27 0-2 2-12 2-19 0-52-72-60-96-62 17-10 39-29 51-38 28-29 57-58 91-58 7 0 14 3 19 10-24 2-31 24-31 31 0 14 12 24 24 24 16 0 33-14 33-38 0-20-14-41-45-41-34 0-63 24-94 50-24 24-43 43-69 53 20-78 40-157 60-235z">
              <text:p/>
            </draw:path>
            <draw:path draw:style-name="gr5" draw:text-style-name="P11" draw:layer="layout" svg:width="0.193cm" svg:height="0.839cm" svg:x="9.694cm" svg:y="2.619cm" svg:viewBox="0 0 194 840" svg:d="M194 831c0-2 0-2-14-17-106-105-132-266-132-393 0-146 31-294 134-397 12-12 12-12 12-14 0-8-2-10-7-10-10 0-86 57-134 165-43 91-53 185-53 256 0 65 7 166 55 261 51 103 122 158 132 158 5 0 7-2 7-9z">
              <text:p/>
            </draw:path>
            <draw:path draw:style-name="gr5" draw:text-style-name="P11" draw:layer="layout" svg:width="0.419cm" svg:height="0.38cm" svg:x="9.963cm" svg:y="2.877cm" svg:viewBox="0 0 420 381" svg:d="M257 117c4-21 24-98 84-98 2 0 24 0 40 12-24 3-40 24-40 43 0 15 9 31 33 31 17 0 46-16 46-50 0-43-51-55-79-55-51 0-80 45-89 65-22-55-67-65-91-65-89 0-137 108-137 129 0 10 10 10 12 10 5 0 10-3 10-10 28-88 84-110 112-110 17 0 46 7 46 55 0 27-15 84-46 201-12 53-43 87-79 87-5 0-24 0-43-10 22-5 41-22 41-45 0-24-19-29-31-29-27 0-46 21-46 48 0 38 41 55 79 55 55 0 84-58 87-65 11 31 40 65 91 65 88 0 136-108 136-130 0-7-9-7-12-7-7 0-7 3-9 7-29 91-87 111-113 111-34 0-46-27-46-55 0-17 5-36 15-75 9-38 19-76 29-115z">
              <text:p/>
            </draw:path>
            <draw:path draw:style-name="gr5" draw:text-style-name="P11" draw:layer="layout" svg:width="0.196cm" svg:height="0.839cm" svg:x="10.467cm" svg:y="2.619cm" svg:viewBox="0 0 197 840" svg:d="M197 421c0-67-10-167-55-263-53-103-125-158-132-158-5 0-10 5-10 10 0 2 0 2 17 19 81 81 129 215 129 392 0 144-31 290-134 398-12 10-12 10-12 12 0 7 5 9 10 9 7 0 84-57 134-162 43-94 53-187 53-257z">
              <text:p/>
            </draw:path>
            <draw:path draw:style-name="gr5" draw:text-style-name="P11" draw:layer="layout" svg:width="0.56cm" svg:height="0.195cm" svg:x="11.028cm" svg:y="2.942cm" svg:viewBox="0 0 561 196" svg:d="M532 34c12 0 29 0 29-17s-17-17-29-17c-167 0-335 0-503 0-12 0-29 0-29 17s17 17 29 17c168 0 336 0 503 0zM532 196c12 0 29 0 29-16 0-17-17-17-29-17-167 0-335 0-503 0-12 0-29 0-29 17 0 16 17 16 29 16 168 0 336 0 503 0z">
              <text:p/>
            </draw:path>
            <draw:path draw:style-name="gr5" draw:text-style-name="P11" draw:layer="layout" svg:width="0.323cm" svg:height="0.38cm" svg:x="11.908cm" svg:y="2.877cm" svg:viewBox="0 0 324 381" svg:d="M120 177c24 0 86 0 129-19 58-24 63-74 63-86 0-36-31-72-89-72-93 0-223 81-223 230 0 84 50 151 134 151 120 0 190-89 190-98 0-5-5-12-10-12s-5 2-9 9c-68 82-159 82-171 82-64 0-72-70-72-96 0-10 0-36 12-89 16 0 31 0 46 0zM79 160c34-129 120-141 144-141 38 0 62 24 62 53 0 88-136 88-170 88-12 0-24 0-36 0z">
              <text:p/>
            </draw:path>
            <draw:path draw:style-name="gr5" draw:text-style-name="P11" draw:layer="layout" svg:width="0.179cm" svg:height="0.394cm" svg:x="12.29cm" svg:y="2.513cm" svg:viewBox="0 0 180 395" svg:d="M166 22c0-10-8-22-24-22-17 0-34 14-34 31 0 10 7 22 24 22s34-15 34-31zM43 321c-2 7-5 14-5 24 0 29 24 50 58 50 58 0 84-81 84-91 0-7-7-7-10-7-7 0-9 5-12 10-12 47-38 71-62 71-12 0-14-7-14-21 0-12 4-24 9-36 7-17 12-34 19-48 5-14 27-67 29-74 3-7 3-15 3-19 0-29-22-51-56-51-57 0-86 82-86 91 0 7 10 7 12 7 7 0 7-2 10-9 14-50 40-72 62-72 10 0 17 5 17 22 0 12-5 21-19 57-13 32-26 64-39 96z">
              <text:p/>
            </draw:path>
            <draw:path draw:style-name="gr5" draw:text-style-name="P11" draw:layer="layout" svg:width="0.289cm" svg:height="0.413cm" svg:x="12.546cm" svg:y="2.494cm" svg:viewBox="0 0 290 414" svg:d="M139 17c3 0 3-7 3-10 0-2-3-7-10-7-12 0-60 5-74 5-5 2-15 2-15 14 0 10 10 10 17 10 29 0 29 2 29 7s-3 7-3 14c-28 111-56 222-84 333-2 10-1 8-2 12 0 10 7 19 19 19 17 0 24-12 27-24 2-2 26-107 28-115 44 5 77 17 77 48 0 3 0 7-2 12-3 10-3 12-3 19 0 41 36 60 65 60 55 0 74-88 74-91 0-7-7-7-9-7-10 0-10 2-12 14-7 27-24 67-53 67-14 0-19-14-19-31 0-9 0-9 2-26 0-2 3-12 3-17 0-52-70-62-94-62 17-12 39-31 48-41 31-26 60-55 94-55 7 0 14 3 19 7-27 5-31 24-31 34 0 12 9 21 24 21 14 0 33-11 33-38 0-19-14-41-45-41-34 0-65 24-96 53-24 24-43 41-67 50 19-78 38-156 57-234z">
              <text:p/>
            </draw:path>
            <draw:path draw:style-name="gr5" draw:text-style-name="P11" draw:layer="layout" svg:width="0.316cm" svg:height="0.265cm" svg:x="12.901cm" svg:y="2.642cm" svg:viewBox="0 0 317 266" svg:d="M120 196c-7 22-26 53-55 53-3 0-19 0-34-7 27-10 27-29 27-34 0-12-10-21-24-21-15 0-34 14-34 36 0 28 34 43 62 43 29 0 53-17 68-43 14 31 45 43 69 43 67 0 103-74 103-91 0-7-7-7-9-7-8 0-8 2-10 9-12 41-48 72-82 72-24 0-35-17-35-38 0-15 14-70 31-134 12-46 38-60 57-60 11 2 19 0 31 7-19 7-26 24-26 33 0 12 11 22 24 22s34-12 34-36c0-33-39-43-63-43-29 0-53 19-65 43-12-24-38-43-71-43-65 0-104 72-104 91 0 7 7 5 10 7 7 0 10-2 12-9 14-46 53-72 82-72 19 0 33 9 33 38 0 12-7 41-12 62-6 27-13 53-19 79z">
              <text:p/>
            </draw:path>
          </draw:g>
        </draw:g>
        <draw:g xml:id="id29" draw:id="id29">
          <draw:frame draw:style-name="gr21" draw:text-style-name="P13" draw:layer="layout" svg:width="25.056cm" svg:height="1.673cm" svg:x="1.305cm" svg:y="3.802cm">
            <draw:text-box>
              <text:p><text:span text:style-name="T6">How to </text:span><text:span text:style-name="T6">choose the </text:span><text:span text:style-name="T6">values of </text:span><text:span text:style-name="T6">k?</text:span> There’s a relation between k and x resolutions,</text:p>
              <text:p><text:tab/>which is due to the <text:span text:style-name="T7">periodicity </text:span><text:span text:style-name="T7">imposed by </text:span><text:span text:style-name="T7">the plane-</text:span><text:span text:style-name="T7">waves</text:span></text:p>
            </draw:text-box>
          </draw:frame>
          <draw:line draw:style-name="gr6" draw:text-style-name="P14" draw:layer="layout" svg:x1="1.905cm" svg:y1="5.415cm" svg:x2="25.4cm" svg:y2="5.415cm">
            <text:p/>
          </draw:line>
        </draw:g>
        <draw:frame draw:style-name="gr3" draw:text-style-name="P13" draw:layer="layout" svg:width="21.893cm" svg:height="0.962cm" svg:x="1.905cm" svg:y="6.05cm">
          <draw:text-box>
            <text:p xml:id="id30" text:id="id30">It’s easier if we start in x-space → let’s assume that V(x+L) = V(x) is periodic</text:p>
          </draw:text-box>
        </draw:frame>
        <draw:g xml:id="id31" draw:id="id31">
          <draw:line draw:style-name="gr6" draw:text-style-name="P14" draw:layer="layout" svg:x1="15.875cm" svg:y1="7.02cm" svg:x2="24.13cm" svg:y2="7.02cm">
            <text:p/>
          </draw:line>
          <draw:frame draw:style-name="gr3" draw:text-style-name="P22" draw:layer="layout" svg:width="9.299cm" svg:height="0.763cm" svg:x="15.253cm" svg:y="6.928cm">
            <draw:text-box>
              <text:p><text:span text:style-name="T8">…</text:span><text:span text:style-name="T8">but let’s ignore </text:span><text:span text:style-name="T8">Bloch’s theorem </text:span><text:span text:style-name="T8">for now...</text:span></text:p>
            </draw:text-box>
          </draw:frame>
          <draw:polyline draw:style-name="gr6" draw:text-style-name="P14" draw:layer="layout" svg:width="9.524cm" svg:height="1.269cm" svg:x="15.375cm" svg:y="7.755cm" svg:viewBox="0 0 9525 1270" draw:points="0,0 635,0 635,1270 1270,1270 1270,0 3175,0 3175,1270 3810,1270 3810,0 5715,0 5715,1270 6350,1270 6350,0 8255,0 8255,1270 8890,1270 8890,0 9525,0">
            <text:p/>
          </draw:polyline>
          <draw:path draw:style-name="gr22" draw:text-style-name="P14" draw:layer="layout" svg:width="2.402cm" svg:height="0.85cm" draw:transform="rotate (0.330041761552128) translate (17.6030903134009cm 8.99899174818767cm)" svg:viewBox="0 0 2403 851" svg:d="M0 27c1031 346 920-144 1342 1 423 144 18 466 1061 823">
            <text:p/>
          </draw:path>
        </draw:g>
        <draw:g xml:id="id32" draw:id="id32">
          <draw:frame draw:style-name="gr3" draw:text-style-name="P13" draw:layer="layout" svg:width="7.004cm" svg:height="0.962cm" svg:x="1.905cm" svg:y="7.32cm">
            <draw:text-box>
              <text:p>Consequently, we want</text:p>
            </draw:text-box>
          </draw:frame>
          <draw:g>
            <svg:title>TexMaths</svg:title>
            <svg:desc>24§display§\varphi_k(x+L) = \varphi_k(x)§svg§600§FALSE§</svg:desc>
            <draw:g>
              <draw:path draw:style-name="gr4" draw:text-style-name="P10" draw:layer="layout" svg:width="6.765cm" svg:height="0.753cm" svg:x="3.621cm" svg:y="8.528cm" svg:viewBox="0 0 6766 754" svg:d="M3383 754c-1128 0-2255 0-3383 0 0-251 0-503 0-754 2255 0 4511 0 6766 0 0 251 0 503 0 754-1128 0-2255 0-3383 0z">
                <text:p/>
              </draw:path>
              <draw:path draw:style-name="gr5" draw:text-style-name="P11" draw:layer="layout" svg:width="0.479cm" svg:height="0.554cm" svg:x="3.621cm" svg:y="8.743cm" svg:viewBox="0 0 480 555" svg:d="M101 515c-3 9-5 12-5 16 0 17 17 24 24 24 5 0 24-2 31-24 3-4 7-33 31-153 8 3 12 3 27 3 141 0 271-132 271-264 0-67-34-117-96-117-122 0-173 163-223 328-91-17-139-65-139-125 0-23 19-117 69-174 7-7 5-7 7-10 0-5-2-9-9-9-24 0-89 122-89 203 0 77 55 139 146 160-15 47-30 95-45 142zM216 333c-5 0-7 0-14-3-10 0-10 0-10-2s14-79 17-91c24-108 91-187 165-187 58 0 82 43 82 84 0 96-108 199-240 199z">
                <text:p/>
              </draw:path>
              <draw:path draw:style-name="gr5" draw:text-style-name="P11" draw:layer="layout" svg:width="0.289cm" svg:height="0.413cm" svg:x="4.175cm" svg:y="8.832cm" svg:viewBox="0 0 290 414" svg:d="M139 19c0-2 2-6 3-9 0-3-3-10-10-10-12 0-60 5-74 7-5 0-15 0-15 15 0 7 10 7 17 7 26 0 26 5 26 9 0 3 0 7-2 12-27 111-54 222-82 333-2 10-1 8-2 12 0 10 5 19 19 19 17 0 24-12 27-24 2-2 26-105 28-115 44 5 77 19 77 48 0 5 0 7-2 12-3 10-3 12-3 19 0 41 36 60 63 60 57 0 51-59 77-88 0-10-7-7-10-10-10 0-10 5-12 14-7 27-24 67-53 67-17 0-21-14-21-28 0-12 0-12 4-27 0-2 3-12 3-19 0-53-70-60-96-62 17-12 41-31 50-38 29-29 60-58 91-58 8 0 15 3 20 10-24 2-29 24-29 31 0 14 9 21 24 21 14 0 33-12 33-36 0-19-14-40-45-40-34 0-65 24-96 50-24 24-43 43-67 53 19-78 38-157 57-235z">
                <text:p/>
              </draw:path>
              <draw:path draw:style-name="gr5" draw:text-style-name="P11" draw:layer="layout" svg:width="0.193cm" svg:height="0.839cm" svg:x="4.629cm" svg:y="8.485cm" svg:viewBox="0 0 194 840" svg:d="M194 831c0-3 0-3-14-17-106-108-132-266-132-395 0-146 31-292 137-395 9-12 9-12 9-14 0-8-2-10-7-10-9 0-84 57-134 165-43 91-53 184-53 254 0 67 10 167 55 263 51 103 123 158 132 158 5 0 7-2 7-9z">
                <text:p/>
              </draw:path>
              <draw:path draw:style-name="gr5" draw:text-style-name="P11" draw:layer="layout" svg:width="0.419cm" svg:height="0.38cm" svg:x="4.897cm" svg:y="8.743cm" svg:viewBox="0 0 420 381" svg:d="M257 117c5-21 24-98 84-98 2 0 24 0 40 10-24 5-40 26-40 45 0 15 9 31 33 31 19 0 46-16 46-50 0-43-51-55-79-55-48 0-79 45-89 65-22-55-67-65-91-65-87 0-135 108-135 129 0 10 8 10 10 10 7 0 10-3 10-10 28-88 86-110 115-110 14 0 45 7 45 55 0 27-14 84-45 201-15 53-43 86-82 86-5 0-24 0-41-9 20-5 39-22 39-46s-19-28-31-28c-24 0-46 21-46 48 0 38 41 55 79 55 55 0 87-60 89-65 10 31 41 65 91 65 86 0 134-108 134-130 0-7-7-7-9-7-10 0-10 3-12 7-29 91-84 110-113 110-31 0-45-26-45-55 0-19 4-36 14-74s19-76 29-115z">
                <text:p/>
              </draw:path>
              <draw:path draw:style-name="gr5" draw:text-style-name="P11" draw:layer="layout" svg:width="0.56cm" svg:height="0.557cm" svg:x="5.588cm" svg:y="8.626cm" svg:viewBox="0 0 561 558" svg:d="M298 297c78 0 156 0 235 0 12 0 28-1 28-19s-16-17-28-17c-79 0-157 0-235 0 0-78 0-156 0-235 0-12 0-26-17-26s-17 14-17 26c0 79 0 157 0 235-78 0-157 0-235 0-12 0-29-1-29 17s17 19 29 19c78 0 157 0 235 0 0 78 0 156 0 234 0 12 0 27 17 27s17-15 17-27c0-78 0-156 0-234z">
                <text:p/>
              </draw:path>
              <draw:path draw:style-name="gr5" draw:text-style-name="P11" draw:layer="layout" svg:width="0.508cm" svg:height="0.571cm" svg:x="6.418cm" svg:y="8.542cm" svg:viewBox="0 0 509 572" svg:d="M281 65c7-31 9-39 88-39 27 0 34 0 34-16 0-10-10-10-14-10-27 0-96 2-125 2-24 0-86-2-113-2-5 0-14 0-14 17 0 9 7 9 24 9 10 0 17 0 31 0 14 3 22 3 22 15 0 2 0 4-3 16-37 150-75 300-113 450-9 32-9 39-76 39-15 0-22 0-22 17 0 9 7 9 22 9 130 0 260 0 391 0 19 0 19 0 26-14 22-61 43-122 65-182 5-7 3-7 5-10 0-5-2-9-10-9s-10 2-14 16c-29 77-68 173-214 173-26 0-53 0-79 0-12 0-12 0-17 0-9 0-12-3-12-10 0-2 0-2 5-19 38-151 75-302 113-452z">
                <text:p/>
              </draw:path>
              <draw:path draw:style-name="gr5" draw:text-style-name="P11" draw:layer="layout" svg:width="0.193cm" svg:height="0.839cm" svg:x="7.006cm" svg:y="8.485cm" svg:viewBox="0 0 194 840" svg:d="M194 419c0-65-7-165-55-261-50-103-122-158-132-158-5 0-7 5-7 10 0 2 0 2 17 19 81 81 129 215 129 390 0 144-31 292-134 397-12 12-12 12-12 15 0 4 2 9 7 9 10 0 87-57 135-165 43-91 52-184 52-256z">
                <text:p/>
              </draw:path>
              <draw:path draw:style-name="gr5" draw:text-style-name="P11" draw:layer="layout" svg:width="0.56cm" svg:height="0.198cm" svg:x="7.568cm" svg:y="8.806cm" svg:viewBox="0 0 561 199" svg:d="M533 36c12 0 28-1 28-19s-16-17-28-17c-169 0-338 0-507 0-9 0-26-1-26 17s17 19 29 19c168 0 336 0 504 0zM533 199c12 0 28 1 28-17s-16-19-28-19c-168 0-336 0-504 0-12 0-29 1-29 19s17 17 26 17c169 0 338 0 507 0z">
                <text:p/>
              </draw:path>
              <draw:path draw:style-name="gr5" draw:text-style-name="P11" draw:layer="layout" svg:width="0.479cm" svg:height="0.554cm" svg:x="8.453cm" svg:y="8.743cm" svg:viewBox="0 0 480 555" svg:d="M101 515c-5 9-5 12-5 16 0 17 17 24 24 24 5 0 24-2 31-24 3-4 7-33 31-153 8 3 12 3 27 3 139 0 271-132 271-264 0-67-34-117-99-117-119 0-172 163-223 328-91-17-136-65-136-125 0-23 19-117 69-174 7-7 5-7 7-10 0-5-2-9-9-9-24 0-89 122-89 203 0 77 55 139 144 160-14 47-29 95-43 142zM216 333c-7 0-7 0-14-3-10 0-12 0-12-2s14-79 16-91c27-108 94-187 168-187 58 0 82 43 82 84 0 96-111 199-240 199z">
                <text:p/>
              </draw:path>
              <draw:path draw:style-name="gr5" draw:text-style-name="P11" draw:layer="layout" svg:width="0.289cm" svg:height="0.413cm" svg:x="9.005cm" svg:y="8.832cm" svg:viewBox="0 0 290 414" svg:d="M142 19c0-2 1-6 2-9 0-3-2-10-10-10-12 0-60 5-76 7-5 0-12 0-12 15 0 7 7 7 14 7 29 0 29 5 29 9 0 3 0 7-3 12-27 111-54 222-81 333-5 10-3 8-5 12 0 10 7 19 22 19 14 0 24-12 26-24 2-2 26-105 29-115 43 5 77 19 77 48 0 5 0 7-3 12-2 10-2 12-2 19 0 41 33 60 62 60 58 0 50-59 75-88 0-10-8-10-10-10-7 0-7 5-10 14-7 27-24 67-52 67-17 0-22-14-22-28 0-12 0-12 5-27 0-2 2-12 2-19 0-53-72-60-96-62 17-12 39-31 51-38 28-29 57-58 91-58 7 0 14 3 19 10-24 2-29 24-29 31 0 14 10 21 22 21 17 0 33-12 33-36 0-19-14-40-45-40-34 0-63 24-94 50-24 24-43 43-67 53 19-78 38-157 58-235z">
                <text:p/>
              </draw:path>
              <draw:path draw:style-name="gr5" draw:text-style-name="P11" draw:layer="layout" svg:width="0.193cm" svg:height="0.839cm" svg:x="9.461cm" svg:y="8.485cm" svg:viewBox="0 0 194 840" svg:d="M194 831c0-3 0-3-14-17-106-108-132-266-132-395 0-146 31-292 137-395 9-12 9-12 9-14 0-8-2-10-7-10-9 0-86 57-134 165-43 91-53 184-53 254 0 67 7 167 55 263 51 103 123 158 132 158 5 0 7-2 7-9z">
                <text:p/>
              </draw:path>
              <draw:path draw:style-name="gr5" draw:text-style-name="P11" draw:layer="layout" svg:width="0.419cm" svg:height="0.38cm" svg:x="9.729cm" svg:y="8.743cm" svg:viewBox="0 0 420 381" svg:d="M257 117c5-21 24-98 84-98 2 0 24 0 40 10-24 5-40 26-40 45 0 15 9 31 33 31 17 0 46-16 46-50 0-43-51-55-79-55-48 0-79 45-89 65-22-55-67-65-91-65-87 0-135 108-135 129 0 10 8 10 10 10 7 0 10-3 10-10 28-88 84-110 112-110 17 0 46 7 46 55 0 27-14 84-46 201-12 53-43 86-79 86-5 0-24 0-43-9 22-5 41-22 41-46s-19-28-31-28c-27 0-46 21-46 48 0 38 41 55 79 55 55 0 84-60 89-65 10 31 38 65 89 65 88 0 136-108 136-130 0-7-7-7-12-7-7 0-7 3-9 7-29 91-86 110-113 110-33 0-45-26-45-55 0-19 4-36 14-74s19-76 29-115z">
                <text:p/>
              </draw:path>
              <draw:path draw:style-name="gr5" draw:text-style-name="P11" draw:layer="layout" svg:width="0.196cm" svg:height="0.839cm" svg:x="10.233cm" svg:y="8.485cm" svg:viewBox="0 0 197 840" svg:d="M197 419c0-65-10-165-55-261-51-103-125-158-132-158-5 0-10 5-10 10 0 2 0 2 17 19 81 81 129 215 129 390 0 144-31 292-134 397-12 12-12 12-12 15 0 4 5 9 10 9 7 0 84-57 134-165 43-91 53-184 53-256z">
                <text:p/>
              </draw:path>
            </draw:g>
          </draw:g>
        </draw:g>
        <draw:g xml:id="id33" draw:id="id33">
          <draw:frame draw:style-name="gr3" draw:text-style-name="P13" draw:layer="layout" svg:width="3.952cm" svg:height="0.962cm" svg:x="1.905cm" svg:y="9.82cm">
            <draw:text-box>
              <text:p><text:s/>which gives</text:p>
            </draw:text-box>
          </draw:frame>
          <draw:g>
            <svg:title>TexMaths</svg:title>
            <svg:desc>24§display§e^{i k L} = 1 \rightarrow k_j = \dfrac{2\pi}{L} j§svg§600§FALSE§</svg:desc>
            <draw:g>
              <draw:path draw:style-name="gr4" draw:text-style-name="P10" draw:layer="layout" svg:width="7.667cm" svg:height="1.619cm" svg:x="2.915cm" svg:y="11.173cm" svg:viewBox="0 0 7668 1620" svg:d="M3834 1620c-1278 0-2556 0-3834 0 0-540 0-1080 0-1620 2556 0 5112 0 7668 0 0 540 0 1080 0 1620-1278 0-2556 0-3834 0z">
                <text:p/>
              </draw:path>
              <draw:path draw:style-name="gr5" draw:text-style-name="P11" draw:layer="layout" svg:width="0.323cm" svg:height="0.38cm" svg:x="2.91cm" svg:y="11.887cm" svg:viewBox="0 0 324 381" svg:d="M120 177c24 0 86-2 130-19 57-24 62-74 62-86 0-38-31-72-91-72-94 0-221 81-221 230 0 84 50 151 134 151 120 0 190-89 190-98 0-5-5-12-10-12-4 0-4 2-9 9-67 82-161 82-171 82-64 0-72-70-72-96 0-12 0-36 12-89 16 0 31 0 46 0zM79 158c34-127 120-139 142-139 41 0 62 24 62 53 0 86-134 86-168 86-12 0-24 0-36 0z">
                <text:p/>
              </draw:path>
              <draw:path draw:style-name="gr5" draw:text-style-name="P11" draw:layer="layout" svg:width="0.179cm" svg:height="0.394cm" svg:x="3.291cm" svg:y="11.523cm" svg:viewBox="0 0 180 395" svg:d="M166 22c0-10-8-22-24-22-17 0-34 14-34 31 0 10 7 22 24 22s34-17 34-31zM43 321c-2 7-5 14-5 24 0 26 24 50 58 50 58 0 84-81 84-91 0-7-7-7-10-7-7 0-9 3-12 10-12 48-38 72-62 72-12 0-14-8-14-22 0-12 4-24 9-36 7-17 12-33 19-48 5-14 27-67 29-74 3-7 3-14 3-19 0-29-22-51-56-51-57 0-86 79-86 91 0 8 10 8 12 8 7 0 7-3 10-10 14-50 40-72 62-72 10 0 14 5 14 19 0 15-2 24-16 60-13 32-26 64-39 96z">
                <text:p/>
              </draw:path>
              <draw:path draw:style-name="gr5" draw:text-style-name="P11" draw:layer="layout" svg:width="0.289cm" svg:height="0.414cm" svg:x="3.548cm" svg:y="11.504cm" svg:viewBox="0 0 290 415" svg:d="M139 17c3 0 3-7 3-10 0-2-3-7-10-7-12 0-60 5-74 5-5 2-15 2-15 14 0 7 10 7 17 7 29 0 29 5 29 10s-3 7-3 14c-28 111-56 222-84 333-2 10-2 10-2 12 0 10 7 20 19 20 17 0 24-12 27-27 2-2 26-105 28-112 44 4 77 16 77 47 0 3 0 5-2 12-3 10-3 12-3 17 0 43 36 63 65 63 55 0 50-61 75-92 0-7-8-7-10-7-10 0-10 3-12 15-7 24-24 67-53 67-14 0-19-15-19-31 0-10 0-12 2-27 0-2 3-12 3-19 0-50-70-60-94-62 17-10 39-29 48-39 29-28 60-55 94-55 7 0 14 3 19 8-26 4-31 23-31 33 0 12 9 22 24 22 14 0 33-12 33-39 0-19-14-40-45-40-34 0-65 24-96 52-24 22-43 41-67 51 19-79 38-157 57-235z">
                <text:p/>
              </draw:path>
              <draw:path draw:style-name="gr5" draw:text-style-name="P11" draw:layer="layout" svg:width="0.383cm" svg:height="0.399cm" svg:x="3.918cm" svg:y="11.511cm" svg:viewBox="0 0 384 400" svg:d="M202 48c4-22 7-29 62-29 17 0 24 0 24-12-4-2-2-7-12-7-12 0-29 0-43 0-15 2-31 2-46 2-14 0-27-2-41-2-13 0-28 0-38 0-5 0-14 0-14 12 0 7 7 7 19 7 2 0 12 0 24 3 12 0 12 2 12 7 0 2 0 5-3 14-25 104-51 208-76 312-8 21-8 24-53 24-10 0-17 0-17 14 0 7 7 7 17 7 99 0 198 0 297 0 15 0 15 0 19-12 5-14 51-129 51-134 0-2-3-7-10-7s-9 2-12 12c-24 55-48 120-156 120-22 0-44 0-67 0-19 0-19 0-19-5 1-4 0-3 2-12 27-105 53-209 80-314z">
                <text:p/>
              </draw:path>
              <draw:path draw:style-name="gr5" draw:text-style-name="P11" draw:layer="layout" svg:width="0.56cm" svg:height="0.198cm" svg:x="4.661cm" svg:y="11.949cm" svg:viewBox="0 0 561 199" svg:d="M533 34c12 0 28 0 28-17s-16-17-28-17c-168 0-336 0-504 0-12 0-29 0-29 17s17 17 29 17c168 0 336 0 504 0zM533 199c12 0 28-1 28-19s-16-17-28-17c-168 0-336 0-504 0-12 0-29-1-29 17s17 19 29 19c168 0 336 0 504 0z">
                <text:p/>
              </draw:path>
              <draw:path draw:style-name="gr5" draw:text-style-name="P11" draw:layer="layout" svg:width="0.277cm" svg:height="0.557cm" svg:x="5.58cm" svg:y="11.7cm" svg:viewBox="0 0 278 558" svg:d="M173 22c0-22 0-22-19-22-53 53-128 53-154 53 0 9 0 17 0 26 17 0 67 0 110-21 0 144 0 289 0 433 0 31-2 41-79 41-9 0-17 0-26 0 0 9 0 18 0 26 29-2 103-2 137-2 33 0 105 0 136 2 0-8 0-17 0-26-9 0-19 0-28 0-75 0-77-10-77-41 0-156 0-313 0-469z">
                <text:p/>
              </draw:path>
              <draw:path draw:style-name="gr5" draw:text-style-name="P11" draw:layer="layout" svg:width="0.748cm" svg:height="0.438cm" svg:x="6.207cm" svg:y="11.83cm" svg:viewBox="0 0 749 439" svg:d="M657 235c-45 36-69 72-76 81-39 58-44 111-44 113 0 10 10 10 17 10 15 0 15-3 17-17 19-82 70-154 166-192 9-2 12-6 12-12s-5-7-8-7c-36-15-139-58-170-199-2-10-2-12-17-12-7 0-17 0-17 10 0 2 8 55 44 110 16 26 40 55 76 81-208 0-417 0-626 0-17 0-31 0-31 17s14 17 31 17c209 0 418 0 626 0z">
                <text:p/>
              </draw:path>
              <draw:path draw:style-name="gr5" draw:text-style-name="P11" draw:layer="layout" svg:width="0.38cm" svg:height="0.591cm" svg:x="7.284cm" svg:y="11.676cm" svg:viewBox="0 0 381 592" svg:d="M197 10c0-3 0-10-12-10-19 0-82 7-103 7-8 3-15 3-15 17 0 10 7 10 19 10 41 0 44 7 44 14-2 6-4 11-5 17-40 161-80 322-120 484-5 12-5 14-5 19 0 19 17 24 24 24 12 0 24-7 29-17 5-9 43-163 48-184 29 2 98 14 98 71 0 5 0 10-2 17-3 10-5 19-5 29 0 50 34 84 79 84 24 0 48-15 65-46 21-36 31-81 31-84 0-9-7-9-10-9-9 0-9 5-12 17-16 60-35 103-74 103-14 0-26-10-26-39 0-14 2-33 7-48 2-14 2-16 2-26 0-55-52-79-124-89 26-14 52-40 72-59 40-46 79-82 122-82 5 0 5 0 7 0 10 2 10 2 17 7 2 0 2 3 5 3-41 2-48 36-48 45 0 15 7 31 31 31 21 0 45-19 45-52 0-24-19-53-57-53-22 0-62 7-122 74-29 31-63 65-94 79 30-118 59-236 89-354z">
                <text:p/>
              </draw:path>
              <draw:path draw:style-name="gr5" draw:text-style-name="P11" draw:layer="layout" svg:width="0.258cm" svg:height="0.509cm" svg:x="7.677cm" svg:y="11.995cm" svg:viewBox="0 0 259 510" svg:d="M259 22c0-10-7-22-24-22s-33 17-33 31c0 10 7 24 24 24 16 0 33-17 33-33zM134 419c-12 41-43 75-76 75-8 0-15 0-22-3 14-7 19-21 19-31 0-14-9-21-21-21-20 0-34 16-34 33 0 24 22 38 58 38s105-21 122-93c18-70 35-141 53-211 2-7 5-12 5-19 0-34-29-58-65-58-65 0-103 84-103 91 0 8 6 5 9 8 7 0 10 0 12-10 15-33 46-72 82-72 14 0 19 12 19 29 0 7-2 17-2 19-19 75-37 150-56 225z">
                <text:p/>
              </draw:path>
              <draw:path draw:style-name="gr5" draw:text-style-name="P11" draw:layer="layout" svg:width="0.56cm" svg:height="0.198cm" svg:x="8.313cm" svg:y="11.949cm" svg:viewBox="0 0 561 199" svg:d="M533 34c12 0 28 0 28-17s-16-17-28-17c-168 0-336 0-504 0-12 0-29 0-29 17s17 17 29 17c168 0 336 0 504 0zM533 199c12 0 28-1 28-19s-16-17-28-17c-168 0-336 0-504 0-12 0-29-1-29 17s17 19 29 19c168 0 336 0 504 0z">
                <text:p/>
              </draw:path>
              <draw:path draw:style-name="gr5" draw:text-style-name="P11" draw:layer="layout" svg:width="0.335cm" svg:height="0.56cm" svg:x="9.299cm" svg:y="11.13cm" svg:viewBox="0 0 336 561" svg:d="M65 496c29-29 59-57 89-86 132-118 182-163 182-247 0-96-74-163-178-163-96 0-158 77-158 153 0 46 43 46 46 46 14 0 43-10 43-43 0-22-15-43-46-43-5 0-7 0-9 0 19-55 64-87 112-87 77 0 113 67 113 137 0 67-41 134-89 187-53 60-107 120-160 180-10 9-10 9-10 31 104 0 208 0 312 0 8-49 16-98 24-146-7 0-14 0-22 0-2 24-9 62-16 74-8 7-63 7-82 7-50 0-101 0-151 0z">
                <text:p/>
              </draw:path>
              <draw:path draw:style-name="gr5" draw:text-style-name="P11" draw:layer="layout" svg:width="0.452cm" svg:height="0.37cm" svg:x="9.702cm" svg:y="11.329cm" svg:viewBox="0 0 453 371" svg:d="M199 48c32 0 64 0 96 0-29 125-36 160-36 216 0 14 0 36 7 64 10 39 17 43 32 43 16 0 33-16 33-33 0-5 0-5-5-17-24-62-24-115-24-139 0-45 5-91 15-134 32 0 64 0 96 0 12 0 40 0 40-29 0-19-16-19-33-19-94 0-187 0-281 0-19 0-50 0-89 38-28 34-50 72-50 77 3 2 0 7 10 7 7 0 7-2 14-9 41-65 89-65 106-65 16 0 32 0 48 0-27 101-72 204-108 280-8 12-8 15-8 19 0 17 15 24 27 24 24 0 31-24 41-55 12-38 12-40 24-81 15-62 30-125 45-187z">
                <text:p/>
              </draw:path>
              <draw:path draw:style-name="gr5" draw:text-style-name="P11" draw:layer="layout" svg:width="0.932cm" svg:height="0.033cm" svg:x="9.256cm" svg:y="12.031cm" svg:viewBox="0 0 933 34" svg:d="M468 34c-156 0-312 0-468 0 0-12 0-23 0-34 311 0 622 0 933 0 0 11 0 22 0 34-155 0-310 0-465 0z">
                <text:p/>
              </draw:path>
              <draw:path draw:style-name="gr5" draw:text-style-name="P11" draw:layer="layout" svg:width="0.508cm" svg:height="0.574cm" svg:x="9.47cm" svg:y="12.261cm" svg:viewBox="0 0 509 575" svg:d="M283 67c7-31 10-41 89-41 24 0 31 0 31-16 0-10-10-10-12-10-29 0-98 2-125 2-26 0-88-2-112-2-8 0-17 0-17 17 0 9 7 9 24 9 2 0 17 0 31 3 17 0 24 2 24 12 0 5 0 7-5 17-37 150-75 300-113 450-7 34-9 41-76 41-15 0-22 0-22 17 0 9 7 9 22 9 130 0 260 0 391 0 21 0 21 0 26-14 22-61 45-122 67-182 3-10 2-8 3-12 0-3-3-10-10-10s-10 5-14 19c-29 77-65 173-211 173-27 0-53 0-80 0-12 0-14 0-19 0-7-3-12-3-12-10 0-2 0-5 5-19 38-151 77-302 115-453z">
                <text:p/>
              </draw:path>
              <draw:path draw:style-name="gr5" draw:text-style-name="P11" draw:layer="layout" svg:width="0.344cm" svg:height="0.727cm" svg:x="10.281cm" svg:y="11.703cm" svg:viewBox="0 0 345 728" svg:d="M345 31c0-17-12-31-33-31-19 0-43 19-43 46 0 16 12 31 31 31 22 0 45-24 45-46zM175 599c-17 62-55 110-103 110-5 0-17 0-34-7 27-5 39-26 39-43 0-14-10-31-31-31-22 0-46 19-46 48 0 33 34 52 74 52 58 0 137-45 159-127 25-103 51-206 77-309 4-16 4-28 4-31 0-48-36-76-79-76-84 0-132 122-132 129 0 9 7 9 10 9 7 0 7-2 14-16 22-53 60-103 106-103 12 0 29 2 29 38 0 19-3 29-8 43-26 105-52 209-79 314z">
                <text:p/>
              </draw:path>
            </draw:g>
          </draw:g>
        </draw:g>
        <draw:frame draw:style-name="gr3" draw:text-style-name="P13" draw:layer="layout" svg:width="10.59cm" svg:height="0.962cm" svg:x="1.905cm" svg:y="13.22cm">
          <draw:text-box>
            <text:p xml:id="id34" text:id="id34"><text:s/>and j=0..N, <text:span text:style-name="T6">b</text:span><text:span text:style-name="T6">u</text:span><text:span text:style-name="T6">t</text:span><text:span text:style-name="T6"> </text:span><text:span text:style-name="T6">h</text:span><text:span text:style-name="T6">o</text:span><text:span text:style-name="T6">w</text:span><text:span text:style-name="T6"> </text:span><text:span text:style-name="T6">t</text:span><text:span text:style-name="T6">o</text:span><text:span text:style-name="T6"> </text:span><text:span text:style-name="T6">c</text:span><text:span text:style-name="T6">h</text:span><text:span text:style-name="T6">o</text:span><text:span text:style-name="T6">o</text:span><text:span text:style-name="T6">s</text:span><text:span text:style-name="T6">e</text:span><text:span text:style-name="T6"> </text:span><text:span text:style-name="T6">N</text:span><text:span text:style-name="T6">?</text:span></text:p>
          </draw:text-box>
        </draw:frame>
        <draw:frame draw:style-name="gr3" draw:text-style-name="P13" draw:layer="layout" svg:width="11.276cm" svg:height="0.962cm" svg:x="13.505cm" svg:y="9.82cm">
          <draw:text-box>
            <text:p xml:id="id35" text:id="id35">The reciprocal k-space is also periodic</text:p>
          </draw:text-box>
        </draw:frame>
        <draw:g xml:id="id36" draw:id="id36">
          <svg:title>TexMaths</svg:title>
          <svg:desc>24§display§\varphi_{j+N}(x) = \varphi_{j}(x)§svg§600§FALSE§</svg:desc>
          <draw:g>
            <draw:path draw:style-name="gr4" draw:text-style-name="P10" draw:layer="layout" svg:width="6.155cm" svg:height="0.789cm" svg:x="15.541cm" svg:y="10.938cm" svg:viewBox="0 0 6156 790" svg:d="M3078 790c-1026 0-2052 0-3078 0 0-263 0-527 0-790 2052 0 4104 0 6156 0 0 263 0 527 0 790-1026 0-2052 0-3078 0z">
              <text:p/>
            </draw:path>
            <draw:path draw:style-name="gr5" draw:text-style-name="P11" draw:layer="layout" svg:width="0.479cm" svg:height="0.554cm" svg:x="15.541cm" svg:y="11.153cm" svg:viewBox="0 0 480 555" svg:d="M101 515c-3 9-5 12-5 16 0 17 17 24 24 24 5 0 24-2 31-24 3-4 7-33 31-153 8 3 12 3 27 3 141 0 271-132 271-264 0-67-34-117-96-117-123 0-173 163-223 328-91-17-139-65-139-125 0-23 19-117 69-174 7-7 5-7 7-10 0-5-2-9-9-9-24 0-89 122-89 203 0 77 55 139 146 160-15 48-30 95-45 142zM216 333c-5 0-7 0-14-3-10 0-10 0-10-2s14-79 17-91c24-108 91-187 165-187 58 0 82 43 82 84 0 96-108 199-240 199z">
              <text:p/>
            </draw:path>
            <draw:path draw:style-name="gr5" draw:text-style-name="P11" draw:layer="layout" svg:width="0.258cm" svg:height="0.509cm" svg:x="16.05cm" svg:y="11.261cm" svg:viewBox="0 0 259 510" svg:d="M259 22c0-10-7-22-24-22s-33 17-33 34c0 7 7 21 24 21 16 0 33-17 33-33zM134 419c-9 41-40 74-76 74-8 0-15-2-22-5 17-4 22-19 22-28 0-15-12-22-24-22-20 0-34 14-34 34 0 24 23 38 58 38 34 0 105-22 124-93 18-71 36-141 53-211 0-7 3-12 3-19 0-34-29-55-63-55-67 0-103 81-103 88s7 7 10 7c7 0 7 0 12-9 14-34 45-72 79-72 14 0 19 12 19 29 0 7 0 17-2 19-19 75-37 150-56 225z">
              <text:p/>
            </draw:path>
            <draw:path draw:style-name="gr5" draw:text-style-name="P11" draw:layer="layout" svg:width="0.433cm" svg:height="0.432cm" svg:x="16.405cm" svg:y="11.288cm" svg:viewBox="0 0 434 433" svg:d="M230 230c61 0 122 0 183 0 7 0 21 0 21-15 0-14-14-14-21-14-61 0-122 0-183 0 0-60 0-120 0-179 0-8 0-22-14-22s-14 12-14 22c0 59 0 119 0 179-60 0-120 0-180 0-8 0-22 0-22 14 0 15 12 15 22 15 60 0 120 0 180 0 0 60 0 121 0 182 0 7 0 21 14 21s14-14 14-21c0-61 0-122 0-182z">
              <text:p/>
            </draw:path>
            <draw:path draw:style-name="gr5" draw:text-style-name="P11" draw:layer="layout" svg:width="0.524cm" svg:height="0.401cm" svg:x="16.92cm" svg:y="11.249cm" svg:viewBox="0 0 525 402" svg:d="M451 65c7-22 17-43 62-43 5 0 12 0 12-12 0-5-2-10-7-10-21 0-43 2-62 2-15 0-48-2-63-2-2 0-12 0-12 14 0 8 8 8 12 8 29 0 39 9 39 23 0 5 0 8-3 15-21 85-43 171-64 256-50-102-100-204-149-306-5-10-7-10-19-10-27 0-55 0-82 0-12 0-19 0-19 14 0 8 7 8 19 8s27 0 39 2c-27 104-53 209-80 314-4 23-16 40-62 43-2 0-12 0-12 12 0 7 5 9 10 9 19 0 40-2 60-2 14 0 50 2 62 2 7 0 12-2 12-12 0-9-7-9-12-9-38-3-38-17-38-24 0-3 0-7 2-17 26-100 51-200 77-299 57 117 113 234 170 352 5 7 7 9 14 9 10 0 10-2 12-12 28-108 55-217 82-325z">
              <text:p/>
            </draw:path>
            <draw:path draw:style-name="gr5" draw:text-style-name="P11" draw:layer="layout" svg:width="0.196cm" svg:height="0.839cm" svg:x="17.602cm" svg:y="10.895cm" svg:viewBox="0 0 197 840" svg:d="M197 831c0-3 0-3-15-17-105-108-132-266-132-395 0-146 32-292 135-395 12-12 12-12 12-14 0-8-5-10-10-10-7 0-84 57-132 165-43 91-55 185-55 254 0 67 10 168 58 263 50 103 122 158 129 158 5 0 10-2 10-9z">
              <text:p/>
            </draw:path>
            <draw:path draw:style-name="gr5" draw:text-style-name="P11" draw:layer="layout" svg:width="0.419cm" svg:height="0.38cm" svg:x="17.87cm" svg:y="11.153cm" svg:viewBox="0 0 420 381" svg:d="M259 117c5-21 24-98 82-98 4 0 26 0 43 10-24 5-41 26-41 45 0 15 10 31 31 31 19 0 46-16 46-50 0-43-48-55-77-55-50 0-79 45-89 65-21-55-67-65-91-65-89 0-137 108-137 129 0 10 10 10 12 10 5 0 8-3 10-10 29-88 84-110 113-110 17 0 45 7 45 55 0 27-14 84-45 201-12 53-43 86-79 86-5 0-24 0-44-9 22-5 41-22 41-46s-19-28-31-28c-26 0-48 21-48 48 0 38 43 55 79 55 58 0 87-60 89-65 12 31 41 65 91 65 86 0 134-108 134-130 0-7-7-7-9-7-7 0-10 3-10 7-29 91-86 110-113 110-33 0-45-26-45-55 0-19 5-35 14-74 10-38 19-76 29-115z">
              <text:p/>
            </draw:path>
            <draw:path draw:style-name="gr5" draw:text-style-name="P11" draw:layer="layout" svg:width="0.196cm" svg:height="0.839cm" svg:x="18.377cm" svg:y="10.895cm" svg:viewBox="0 0 197 840" svg:d="M197 419c0-65-10-165-58-261-50-103-122-158-129-158-8 0-10 5-10 10 0 2 0 2 17 19 81 81 129 215 129 390 0 144-31 292-134 397-12 12-12 12-12 15 0 4 2 9 10 9 7 0 84-57 132-165 43-91 55-184 55-256z">
              <text:p/>
            </draw:path>
            <draw:path draw:style-name="gr5" draw:text-style-name="P11" draw:layer="layout" svg:width="0.558cm" svg:height="0.198cm" svg:x="18.938cm" svg:y="11.216cm" svg:viewBox="0 0 559 199" svg:d="M533 36c12 0 26-1 26-19s-14-17-26-17c-169 0-338 0-507 0-9 0-26-1-26 17s17 19 29 19c168 0 336 0 504 0zM533 199c12 0 26 1 26-17s-14-19-26-19c-168 0-336 0-504 0-12 0-29 1-29 19s17 17 26 17c169 0 338 0 507 0z">
              <text:p/>
            </draw:path>
            <draw:path draw:style-name="gr5" draw:text-style-name="P11" draw:layer="layout" svg:width="0.476cm" svg:height="0.554cm" svg:x="19.823cm" svg:y="11.153cm" svg:viewBox="0 0 477 555" svg:d="M101 515c-5 9-5 12-5 16 0 17 17 24 24 24 5 0 24-2 31-24 3-4 7-33 29-153 10 3 14 3 29 3 139 0 268-132 268-264 0-67-31-117-96-117-122 0-172 163-223 328-91-17-136-65-136-125 0-23 19-117 69-174 7-7 5-7 7-10 0-5-2-9-12-9-21 0-86 122-86 203 0 77 55 139 144 160-14 48-29 95-43 142zM216 333c-7 0-7 0-14-3-10 0-12 0-12-2s14-79 16-91c27-108 94-187 168-187 58 0 82 43 82 84 0 96-111 199-240 199z">
              <text:p/>
            </draw:path>
            <draw:path draw:style-name="gr5" draw:text-style-name="P11" draw:layer="layout" svg:width="0.258cm" svg:height="0.509cm" svg:x="20.332cm" svg:y="11.261cm" svg:viewBox="0 0 259 510" svg:d="M259 22c0-10-7-22-24-22s-33 17-33 34c0 7 7 21 24 21 16 0 33-17 33-33zM134 419c-12 41-43 74-76 74-8 0-15-2-22-5 14-4 19-19 19-28 0-15-9-22-21-22-20 0-34 14-34 34 0 24 22 38 58 38s105-22 122-93c18-71 35-141 53-211 2-7 5-12 5-19 0-34-29-55-65-55-65 0-103 81-103 88s9 7 12 7c4 0 7 0 9-9 17-34 46-72 82-72 14 0 19 12 19 29 0 7 0 17-2 19-19 75-37 150-56 225z">
              <text:p/>
            </draw:path>
            <draw:path draw:style-name="gr5" draw:text-style-name="P11" draw:layer="layout" svg:width="0.193cm" svg:height="0.839cm" svg:x="20.771cm" svg:y="10.895cm" svg:viewBox="0 0 194 840" svg:d="M194 831c0-3 0-3-14-17-106-108-132-266-132-395 0-146 31-292 137-395 9-12 9-12 9-14 0-8-2-10-7-10-9 0-86 57-134 165-43 91-53 185-53 254 0 67 7 168 55 263 51 103 123 158 132 158 5 0 7-2 7-9z">
              <text:p/>
            </draw:path>
            <draw:path draw:style-name="gr5" draw:text-style-name="P11" draw:layer="layout" svg:width="0.419cm" svg:height="0.38cm" svg:x="21.04cm" svg:y="11.153cm" svg:viewBox="0 0 420 381" svg:d="M257 117c4-21 24-98 84-98 2 0 24 0 40 10-24 5-40 26-40 45 0 15 9 31 33 31 17 0 46-16 46-50 0-43-51-55-79-55-48 0-80 45-89 65-22-55-67-65-91-65-87 0-135 108-135 129 0 10 8 10 10 10 7 0 10-3 10-10 28-88 84-110 112-110 17 0 46 7 46 55 0 27-14 84-46 201-12 53-43 86-79 86-5 0-24 0-43-9 22-5 41-22 41-46s-19-28-31-28c-27 0-46 21-46 48 0 38 41 55 79 55 55 0 87-60 89-65 10 31 38 65 91 65 86 0 134-108 134-130 0-7-7-7-9-7-10 0-10 3-12 7-29 91-87 110-113 110-31 0-45-26-45-55 0-19 4-35 14-74 10-38 19-76 29-115z">
              <text:p/>
            </draw:path>
            <draw:path draw:style-name="gr5" draw:text-style-name="P11" draw:layer="layout" svg:width="0.196cm" svg:height="0.839cm" svg:x="21.543cm" svg:y="10.895cm" svg:viewBox="0 0 197 840" svg:d="M197 419c0-65-10-165-55-261-51-103-125-158-132-158-5 0-10 5-10 10 0 2 0 2 17 19 81 81 129 215 129 390 0 144-31 292-134 397-12 12-12 12-12 15 0 4 5 9 10 9 7 0 84-57 134-165 43-91 53-184 53-256z">
              <text:p/>
            </draw:path>
          </draw:g>
        </draw:g>
        <draw:g xml:id="id37" draw:id="id37">
          <svg:title>TexMaths</svg:title>
          <svg:desc>24§display§e^{i \frac{2\pi}{L} N x_n} = 1 \rightarrow x_n = \dfrac{L}{N} n§svg§600§FALSE§</svg:desc>
          <draw:g>
            <draw:path draw:style-name="gr4" draw:text-style-name="P10" draw:layer="layout" svg:width="9.21cm" svg:height="1.634cm" svg:x="15.732cm" svg:y="12.417cm" svg:viewBox="0 0 9211 1635" svg:d="M4607 1635c-1536 0-3071 0-4607 0 0-545 0-1090 0-1635 3070 0 6141 0 9211 0 0 545 0 1090 0 1635-1535 0-3070 0-4604 0z">
              <text:p/>
            </draw:path>
            <draw:path draw:style-name="gr5" draw:text-style-name="P11" draw:layer="layout" svg:width="0.323cm" svg:height="0.38cm" svg:x="15.727cm" svg:y="13.146cm" svg:viewBox="0 0 324 381" svg:d="M120 177c24 0 86-2 130-19 57-24 62-74 62-86 0-38-31-72-91-72-94 0-221 81-221 230 0 84 50 151 134 151 120 0 190-89 190-98 0-5-5-12-10-12-4 0-4 2-9 9-67 82-161 82-171 82-64 0-72-70-72-96 0-12 0-36 12-89 16 0 31 0 46 0zM79 158c34-127 120-139 142-139 41 0 62 24 62 53 0 86-134 86-168 86-12 0-24 0-36 0z">
              <text:p/>
            </draw:path>
            <draw:path draw:style-name="gr5" draw:text-style-name="P11" draw:layer="layout" svg:width="0.179cm" svg:height="0.397cm" svg:x="16.108cm" svg:y="12.779cm" svg:viewBox="0 0 180 398" svg:d="M166 24c0-10-8-24-24-24-17 0-34 17-34 34 0 9 7 21 24 21s34-17 34-31zM43 324c-2 7-5 14-5 24 0 26 24 50 58 50 58 0 84-82 84-91 0-7-7-7-10-7-7 0-9 2-12 9-12 48-38 72-62 72-12 0-14-7-14-21 0-12 4-24 9-36 5-17 12-34 19-48 5-15 27-67 29-75 3-7 3-14 3-19 0-29-22-50-56-50-57 0-86 79-86 91 0 7 10 7 12 7 7 0 7-2 10-9 14-51 40-72 62-72 10 0 14 4 14 19 0 14-2 24-16 60-13 32-26 64-39 96z">
              <text:p/>
            </draw:path>
            <draw:path draw:style-name="gr5" draw:text-style-name="P11" draw:layer="layout" svg:width="0.21cm" svg:height="0.279cm" svg:x="16.459cm" svg:y="12.664cm" svg:viewBox="0 0 211 280" svg:d="M211 199c-5 0-11 0-17 0-2 7-7 34-14 38-2 3-38 3-43 3-28 0-56 0-84 0 29-19 60-43 84-60 38-27 74-51 74-96 0-53-50-84-110-84-58 0-101 34-101 74 0 22 19 27 26 27 10 0 24-8 24-27 0-14-12-21-24-24 12-19 36-31 65-31 41 0 75 24 75 65 0 36-24 62-58 91s-67 58-101 86c-5 5-5 5-7 7 0 4 0 8 0 12 66 0 131 0 197 0 5-27 9-54 14-81z">
              <text:p/>
            </draw:path>
            <draw:path draw:style-name="gr5" draw:text-style-name="P11" draw:layer="layout" svg:width="0.282cm" svg:height="0.186cm" svg:x="16.747cm" svg:y="12.762cm" svg:viewBox="0 0 283 187" svg:d="M259 34c7 0 12 0 17-5 2-3 7-10 7-15 0-14-12-14-19-14-61 0-122 0-182 0-8 0-27 0-53 22-10 9-29 31-29 36 0 7 5 7 7 7 7 0 7 0 10-5 14-17 33-26 60-26 10 0 21 0 31 0-17 52-38 95-53 122-5 12-5 12-5 17 0 9 8 14 15 14 19 0 24-19 33-53 10-33 17-64 27-100 18 0 37 0 55 0 0 4-12 52-12 83 0 29 10 70 29 70 9 0 21-10 21-22 0-4-2-4-4-12-20-31-20-67-20-74 0-14 3-31 5-45 20 0 40 0 60 0z">
              <text:p/>
            </draw:path>
            <draw:path draw:style-name="gr5" draw:text-style-name="P11" draw:layer="layout" svg:width="0.652cm" svg:height="0.028cm" svg:x="16.42cm" svg:y="13.009cm" svg:viewBox="0 0 653 29" svg:d="M326 29c-108 0-217 0-326 0 0-10 0-19 0-29 218 0 435 0 653 0 0 10 0 19 0 29-109 0-218 0-327 0z">
              <text:p/>
            </draw:path>
            <draw:path draw:style-name="gr5" draw:text-style-name="P11" draw:layer="layout" svg:width="0.304cm" svg:height="0.287cm" svg:x="16.596cm" svg:y="13.086cm" svg:viewBox="0 0 305 288" svg:d="M151 36c3-10 5-14 17-14 12-3 19-3 31-3s17 0 17-12c0-5-2-7-7-7-10 0-22 2-34 2s-24 0-33 0c-12 0-24 0-34 0s-22-2-31-2c-3 0-10 0-10 12 0 7 5 7 17 7 2 0 17 0 26 3 0 4 0 4-2 9-18 74-37 147-55 221-3 14-3 16-36 16-10 0-17 0-17 12 0 8 7 8 14 8 80 0 159 0 238 0 12 0 12 0 17-10 2-12 36-96 36-98 0-3-3-7-7-7-8 0-8 2-12 12-22 55-51 83-120 83-20 0-39 0-58 0-2 0-10 0-14 0 2-4 2-4 2-9 18-74 37-149 55-223z">
              <text:p/>
            </draw:path>
            <draw:path draw:style-name="gr5" draw:text-style-name="P11" draw:layer="layout" svg:width="0.527cm" svg:height="0.399cm" svg:x="17.215cm" svg:y="12.769cm" svg:viewBox="0 0 528 400" svg:d="M453 62c5-21 15-40 63-43 2 0 12 0 12-12 0-2-5-7-10-7-19 0-41 2-62 2-15 0-48-2-63-2-2 0-12 0-12 12 0 7 10 7 15 7 26 3 38 10 38 24 0 5-2 10-2 15-22 85-43 171-65 256-50-101-101-203-151-304-5-10-5-10-19-10-27 0-55 0-82 0-9 0-19 0-19 12 0 7 6 7 19 7s27 3 39 5c-27 105-53 209-80 314-4 22-14 41-60 41-4 0-14 2-14 14 0 5 5 7 10 7 19 0 40-2 62-2 14 0 48 2 62 2 5 0 12-2 12-12 0-7-7-9-14-9-36 0-36-15-36-24 0-3 0-5 2-15 25-100 50-201 75-302 57 118 115 235 173 353 4 9 7 9 12 9 9 0 9 0 11-12 28-108 56-217 84-326z">
              <text:p/>
            </draw:path>
            <draw:path draw:style-name="gr5" draw:text-style-name="P11" draw:layer="layout" svg:width="0.316cm" svg:height="0.265cm" svg:x="17.8cm" svg:y="12.911cm" svg:viewBox="0 0 317 266" svg:d="M120 197c-7 21-26 52-55 52-3 0-22 0-34-9 24-7 27-29 27-31 0-12-10-22-24-22-17 0-34 14-34 36 0 29 34 43 62 43 27 0 51-17 68-43 14 31 45 43 69 43 67 0 103-74 103-91 0-7-7-7-9-7-7 0-7 2-10 9-14 41-48 72-81 72-24 0-36-16-36-38 0-14 14-70 31-134 12-46 38-60 57-60 11 2 20 0 32 7-20 7-27 22-27 34s10 21 24 21c15 0 34-12 34-36 0-33-39-43-63-43-28 0-52 19-64 41-12-24-39-41-72-41-65 0-104 72-104 91 0 7 8 7 10 7 7 0 10-2 12-9 14-48 50-72 79-72 22 0 36 9 36 38 0 12-7 41-12 62-6 27-13 53-19 80z">
              <text:p/>
            </draw:path>
            <draw:path draw:style-name="gr5" draw:text-style-name="P11" draw:layer="layout" svg:width="0.294cm" svg:height="0.188cm" svg:x="18.193cm" svg:y="13.069cm" svg:viewBox="0 0 295 189" svg:d="M43 144c-2 12-7 29-7 31 0 10 7 14 17 14 5 0 14-2 19-12 0-2 5-24 7-33 15-58 15-58 17-60 5-12 36-70 86-70 22 0 29 12 29 29 0 24-17 70-26 94-3 4-5 9-5 16 0 22 22 36 46 36 45 0 69-52 69-64 0-5-7-5-9-5-8 0-8 0-10 9-7 24-29 46-48 46-10 0-12-5-12-14 0-10 0-15 5-24 7-17 26-65 26-87 0-31-21-50-62-50-39 0-65 22-79 41-3-34-36-41-53-41-41 0-35 43-53 65 0 5 5 3 7 5 7 0 10-3 12-8 5-24 15-48 34-48 14 0 17 12 17 22 0 7-5 22-8 34-2 11-7 28-9 38-3 12-7 24-10 36z">
              <text:p/>
            </draw:path>
            <draw:path draw:style-name="gr5" draw:text-style-name="P11" draw:layer="layout" svg:width="0.56cm" svg:height="0.196cm" svg:x="18.892cm" svg:y="13.208cm" svg:viewBox="0 0 561 197" svg:d="M533 34c12 0 28 0 28-17s-16-17-28-17c-168 0-336 0-504 0-12 0-29 0-29 17s17 17 29 17c168 0 336 0 504 0zM533 197c12 0 28 0 28-17s-16-17-28-17c-168 0-336 0-504 0-12 0-29 0-29 17s17 17 29 17c168 0 336 0 504 0z">
              <text:p/>
            </draw:path>
            <draw:path draw:style-name="gr5" draw:text-style-name="P11" draw:layer="layout" svg:width="0.277cm" svg:height="0.558cm" svg:x="19.808cm" svg:y="12.959cm" svg:viewBox="0 0 278 559" svg:d="M175 22c0-22 0-22-21-22-51 53-125 53-154 53 0 9 0 17 0 26 19 0 67 0 113-21 0 144 0 289 0 433 0 32-5 41-79 41-9 0-18 0-27 0 0 9 0 18 0 27 29-3 102-3 137-3s106 0 134 3c0-9 0-18 0-27-8 0-17 0-26 0-74 0-77-9-77-41 0-156 0-313 0-469z">
              <text:p/>
            </draw:path>
            <draw:path draw:style-name="gr5" draw:text-style-name="P11" draw:layer="layout" svg:width="0.748cm" svg:height="0.438cm" svg:x="20.437cm" svg:y="13.088cm" svg:viewBox="0 0 749 439" svg:d="M657 235c-48 36-69 72-76 81-39 58-46 111-46 113 0 10 12 10 17 10 14 0 17-3 19-17 19-82 70-154 166-192 9-2 12-6 12-12s-5-7-8-7c-36-14-139-58-170-199-2-10-5-12-19-12-5 0-17 0-17 10 0 2 7 55 43 110 17 26 41 55 79 81-209 0-419 0-628 0-15 0-29 0-29 17s14 17 29 17c209 0 419 0 628 0z">
              <text:p/>
            </draw:path>
            <draw:path draw:style-name="gr5" draw:text-style-name="P11" draw:layer="layout" svg:width="0.419cm" svg:height="0.38cm" svg:x="21.493cm" svg:y="13.146cm" svg:viewBox="0 0 420 381" svg:d="M257 117c5-21 24-98 84-98 2 0 24 0 40 10-23 5-40 26-40 45 0 15 9 31 33 31 17 0 46-16 46-50 0-43-51-55-79-55-48 0-79 46-89 65-22-55-67-65-91-65-87 0-135 108-135 129 0 10 8 10 10 10 7 0 10-2 10-10 28-88 86-110 112-110 17 0 46 7 46 55 0 27-14 84-46 202-12 52-40 86-79 86-5 0-24 0-41-10 20-4 39-21 39-45s-19-29-31-29c-27 0-46 22-46 48 0 38 41 55 79 55 55 0 87-60 89-65 10 32 41 65 91 65 87 0 134-108 134-129 0-10-7-10-9-10-10 0-10 5-12 10-29 91-84 110-113 110-31 0-45-26-45-55 0-19 4-36 14-74 10-39 19-77 29-116z">
              <text:p/>
            </draw:path>
            <draw:path draw:style-name="gr5" draw:text-style-name="P11" draw:layer="layout" svg:width="0.359cm" svg:height="0.265cm" svg:x="21.977cm" svg:y="13.383cm" svg:viewBox="0 0 360 266" svg:d="M43 223c-2 7-3 16-5 24 0 14 10 19 20 19 12 0 21-7 24-12 2-5 7-24 9-36 5-12 10-38 15-55 2-12 7-24 9-38 7-24 7-29 24-53s46-55 89-55c34 0 36 31 36 43 0 33-26 101-36 125-7 16-10 21-10 31 0 31 27 50 58 50 58 0 84-81 84-89 0-9-7-9-10-9-7 0-7 5-9 12-15 45-41 69-63 69-14 0-16-7-16-19 0-14 4-21 14-48 7-19 31-81 31-115 0-55-45-67-77-67-48 0-81 31-98 55-5-41-41-55-65-55s-38 19-45 34c-15 21-22 55-22 57 0 7 7 7 10 7 9 0 9 0 14-17 7-35 19-64 41-64 17 0 21 14 21 29 0 12-6 34-9 50-4 16-12 38-15 53-6 24-12 49-19 74z">
              <text:p/>
            </draw:path>
            <draw:path draw:style-name="gr5" draw:text-style-name="P11" draw:layer="layout" svg:width="0.56cm" svg:height="0.196cm" svg:x="22.69cm" svg:y="13.208cm" svg:viewBox="0 0 561 197" svg:d="M533 34c12 0 28 0 28-17s-16-17-28-17c-168 0-336 0-504 0-12 0-29 0-29 17s17 17 29 17c168 0 336 0 504 0zM533 197c12 0 28 0 28-17s-16-17-28-17c-168 0-336 0-504 0-12 0-29 0-29 17s17 17 29 17c168 0 336 0 504 0z">
              <text:p/>
            </draw:path>
            <draw:path draw:style-name="gr5" draw:text-style-name="P11" draw:layer="layout" svg:width="0.508cm" svg:height="0.574cm" svg:x="23.765cm" svg:y="12.374cm" svg:viewBox="0 0 509 575" svg:d="M281 67c9-31 12-41 91-41 24 0 31 0 31-16 0-10-10-10-14-10-27 0-96 2-125 2-24 0-86-2-110-2-8 0-17 0-17 17 0 9 7 9 24 9 2 0 17 0 31 3 17 0 24 2 24 12 0 5-2 7-5 17-37 150-75 300-113 450-7 34-9 41-76 41-15 0-22 0-22 17 0 9 7 9 22 9 130 0 260 0 391 0 19 0 21 0 26-14 22-61 45-122 67-182 3-10 3-10 3-12 0-3-3-10-10-10s-10 5-14 19c-29 77-68 173-211 173-27 0-53 0-80 0-12 0-14 0-19 0-9-2-12-2-12-10 0-2 0-4 5-19 38-151 75-302 113-453z">
              <text:p/>
            </draw:path>
            <draw:path draw:style-name="gr5" draw:text-style-name="P11" draw:layer="layout" svg:width="0.769cm" svg:height="0.033cm" svg:x="23.633cm" svg:y="13.29cm" svg:viewBox="0 0 770 34" svg:d="M386 34c-128 0-257 0-386 0 0-12 0-23 0-34 257 0 513 0 770 0 0 11 0 22 0 34-128 0-256 0-384 0z">
              <text:p/>
            </draw:path>
            <draw:path draw:style-name="gr5" draw:text-style-name="P11" draw:layer="layout" svg:width="0.709cm" svg:height="0.574cm" svg:x="23.666cm" svg:y="13.52cm" svg:viewBox="0 0 710 575" svg:d="M605 89c7-34 24-60 91-63 5 0 14 0 14-16-4-4 0-10-12-10-26 0-57 2-84 2-29 0-57-2-86-2-5 0-15 0-15 17 0 9 8 9 15 9 48 0 57 20 57 36 0 5-2 17-2 19-32 125-64 250-96 374-62-146-123-292-185-438-7-15-7-17-26-17-38 0-77 0-115 0-17 0-24 0-24 17 0 9 7 9 24 9 5 0 57 0 57 8-37 151-75 302-112 453-10 33-24 60-92 62-4 0-14 0-14 17 0 4 5 9 12 9 26 0 55-2 84-2s58 2 86 2c5 0 15 0 15-16 0-10-7-10-17-10-48-2-55-22-55-38 0-5 0-10 2-20 38-147 75-295 113-443 2 5 2 7 7 14 70 166 139 331 209 497 7 14 9 16 17 16 9 0 9-2 14-19 39-156 78-312 118-467z">
              <text:p/>
            </draw:path>
            <draw:path draw:style-name="gr5" draw:text-style-name="P11" draw:layer="layout" svg:width="0.457cm" svg:height="0.38cm" svg:x="24.528cm" svg:y="13.146cm" svg:viewBox="0 0 458 381" svg:d="M50 321c-2 15-7 34-7 39 0 14 12 21 24 21 10 0 27-7 31-24 0-2 12-41 17-62 6-25 11-50 17-74 7-20 12-39 14-58 5-14 12-38 12-41 12-26 58-103 137-103 39 0 46 31 46 58 0 52-41 160-55 196-8 19-8 29-8 39 0 40 29 69 70 69 79 0 110-122 110-129 0-10-7-10-9-10-10 0-10 5-15 17-17 57-43 103-86 103-14 0-19-7-19-26 0-22 7-41 14-60 17-46 53-137 53-185 0-57-36-91-98-91-75 0-116 55-130 74-5-48-41-74-79-74-39 0-55 34-63 48-14 29-26 79-26 81 0 10 10 10 12 10 7 0 7-2 14-19 12-60 32-101 60-101 17 0 27 10 27 39 0 16-3 26-15 69-16 65-32 129-48 194z">
              <text:p/>
            </draw:path>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office:forms form:automatic-focus="false" form:apply-design-mode="false"/>
          <draw:page-thumbnail draw:style-name="gr2" draw:layer="layout" svg:width="18.624cm" svg:height="10.476cm" svg:x="1.482cm" svg:y="2.123cm" draw:page-number="9" presentation:class="page"/>
          <draw:frame presentation:style-name="pr3" draw:text-style-name="P1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frame presentation:style-name="pr4" draw:layer="layout" svg:width="25.199cm" svg:height="0.869cm" svg:x="1.336cm" svg:y="0.427cm" presentation:class="title">
          <draw:text-box>
            <text:p>Plane waves</text:p>
          </draw:text-box>
        </draw:frame>
        <draw:frame draw:style-name="gr3" draw:text-style-name="P25" draw:layer="layout" svg:width="10.895cm" svg:height="3.806cm" svg:x="1.27cm" svg:y="2.348cm">
          <draw:text-box>
            <text:p text:style-name="P23"><text:span text:style-name="T9">S</text:span><text:span text:style-name="T9">u</text:span><text:span text:style-name="T9">m</text:span><text:span text:style-name="T9">m</text:span><text:span text:style-name="T9">a</text:span><text:span text:style-name="T9">r</text:span><text:span text:style-name="T9">i</text:span><text:span text:style-name="T9">z</text:span><text:span text:style-name="T9">i</text:span><text:span text:style-name="T9">n</text:span><text:span text:style-name="T9">g</text:span><text:span text:style-name="T9">:</text:span></text:p>
            <text:p text:style-name="P23"><text:span text:style-name="T9"/></text:p>
            <text:p text:style-name="P24"><text:span text:style-name="T10"><text:tab/></text:span><text:span text:style-name="T10">P</text:span><text:span text:style-name="T10">e</text:span><text:span text:style-name="T10">r</text:span><text:span text:style-name="T10">i</text:span><text:span text:style-name="T10">o</text:span><text:span text:style-name="T10">d</text:span><text:span text:style-name="T10">i</text:span><text:span text:style-name="T10">c</text:span><text:span text:style-name="T10">i</text:span><text:span text:style-name="T10">t</text:span><text:span text:style-name="T10">y</text:span><text:span text:style-name="T10"> </text:span><text:span text:style-name="T10">i</text:span><text:span text:style-name="T10">n</text:span><text:span text:style-name="T10"> </text:span><text:span text:style-name="T10">x</text:span><text:span text:style-name="T10">-</text:span><text:span text:style-name="T10">s</text:span><text:span text:style-name="T10">p</text:span><text:span text:style-name="T10">a</text:span><text:span text:style-name="T10">c</text:span><text:span text:style-name="T10">e</text:span><text:span text:style-name="T10"> </text:span><text:span text:style-name="T10">i</text:span><text:span text:style-name="T10">m</text:span><text:span text:style-name="T10">p</text:span><text:span text:style-name="T10">l</text:span><text:span text:style-name="T10">i</text:span><text:span text:style-name="T10">e</text:span><text:span text:style-name="T10">s</text:span><text:span text:style-name="T10"> </text:span><text:span text:style-name="T10">→</text:span><text:span text:style-name="T10"> </text:span></text:p>
            <text:p text:style-name="P23"/>
            <text:p text:style-name="P23"><text:tab/>Periodicity in k-space implies →</text:p>
          </draw:text-box>
        </draw:frame>
        <draw:g xml:id="id38" draw:id="id38">
          <svg:title>TexMaths</svg:title>
          <svg:desc>24§display§k_j = j \Delta k§svg§600§FALSE§</svg:desc>
          <draw:g>
            <draw:path draw:style-name="gr4" draw:text-style-name="P10" draw:layer="layout" svg:width="3.354cm" svg:height="0.76cm" svg:x="12.065cm" svg:y="3.841cm" svg:viewBox="0 0 3355 761" svg:d="M1676 761c-558 0-1117 0-1676 0 0-254 0-507 0-761 1118 0 2237 0 3355 0 0 254 0 507 0 761-560 0-1119 0-1679 0z">
              <text:p/>
            </draw:path>
            <draw:path draw:style-name="gr5" draw:text-style-name="P11" draw:layer="layout" svg:width="0.38cm" svg:height="0.59cm" svg:x="12.07cm" svg:y="3.817cm" svg:viewBox="0 0 381 591" svg:d="M194 10c0-3 0-10-12-10-19 0-79 7-100 7-8 3-17 3-17 17 0 12 7 12 19 12 41 0 43 5 43 14-1 6-2 11-2 17-41 161-82 322-123 483-2 10-2 12-2 17 0 19 17 24 24 24 10 0 24-7 29-17 2-7 41-162 45-184 29 2 99 17 99 72 0 5 0 9-3 17-2 9-2 19-2 28 0 51 33 84 77 84 24 0 48-14 67-45 19-36 29-82 29-84 0-7-8-7-10-7-7 0-10 2-12 14-17 60-36 103-72 103-17 0-29-10-29-38 0-15 5-34 7-48 5-15 5-17 5-27 0-52-55-78-125-86 24-16 53-43 72-62 41-45 80-81 120-81 5 0 5 0 8 0 9 2 12 2 19 7 1 2 0 2 2 5-41 2-48 33-48 43 0 14 10 31 31 31 22 0 48-19 48-53 0-24-19-52-57-52-24 0-63 7-125 74-26 31-60 64-93 79 29-118 59-236 88-354z">
              <text:p/>
            </draw:path>
            <draw:path draw:style-name="gr5" draw:text-style-name="P11" draw:layer="layout" svg:width="0.258cm" svg:height="0.509cm" svg:x="12.461cm" svg:y="4.135cm" svg:viewBox="0 0 259 510" svg:d="M259 22c0-10-7-22-24-22s-34 17-34 34c0 7 8 21 24 21 17 0 34-14 34-33zM134 419c-9 40-40 74-76 74-8 0-15-2-22-5 17-5 22-19 22-29 0-14-12-21-24-21-20 0-34 14-34 33 0 24 23 39 58 39 34 0 105-22 122-94 18-70 37-140 55-210 0-7 2-12 2-19 0-34-28-55-62-55-67 0-103 81-103 88s7 7 10 7c7 0 7 0 12-9 14-34 45-72 79-72 14 0 19 12 19 29 0 7 0 16-3 19-18 75-36 150-55 225z">
              <text:p/>
            </draw:path>
            <draw:path draw:style-name="gr5" draw:text-style-name="P11" draw:layer="layout" svg:width="0.56cm" svg:height="0.195cm" svg:x="13.096cm" svg:y="4.092cm" svg:viewBox="0 0 561 196" svg:d="M532 34c12 0 29 0 29-17s-17-17-29-17c-167 0-335 0-503 0-12 0-29 0-29 17s17 17 29 17c168 0 336 0 503 0zM532 196c12 0 29 0 29-17 0-16-17-16-29-16-167 0-335 0-503 0-12 0-29 0-29 16 0 17 17 17 29 17 168 0 336 0 503 0z">
              <text:p/>
            </draw:path>
            <draw:path draw:style-name="gr5" draw:text-style-name="P11" draw:layer="layout" svg:width="0.344cm" svg:height="0.727cm" svg:x="13.928cm" svg:y="3.843cm" svg:viewBox="0 0 345 728" svg:d="M345 31c0-17-12-31-33-31-19 0-43 22-43 45 0 17 9 32 31 32 21 0 45-22 45-46zM175 598c-17 63-57 110-103 110-5 0-19 0-34-7 27-5 39-26 39-43 0-14-10-31-31-31-22 0-46 19-46 48 0 33 34 53 72 53 60 0 139-46 158-127 27-103 53-206 79-309 5-17 5-26 5-31 0-46-36-77-79-77-86 0-134 122-134 130 0 9 9 9 12 9 7 0 7-2 14-17 22-52 60-103 106-103 12 0 26 3 26 39 0 19-2 28-5 43-26 104-53 209-79 313z">
              <text:p/>
            </draw:path>
            <draw:path draw:style-name="gr5" draw:text-style-name="P11" draw:layer="layout" svg:width="0.62cm" svg:height="0.6cm" svg:x="14.372cm" svg:y="3.798cm" svg:viewBox="0 0 621 601" svg:d="M333 17c-4-12-7-17-21-17-15 0-17 5-22 17-95 189-190 378-285 567-5 7-3 6-5 9 0 8 5 8 19 8 195 0 390 0 585 0 12 0 17 0 17-8-1-3 0-2-2-9-95-189-191-378-286-567zM285 84c76 151 151 303 226 454-151 0-302 0-453 0 75-151 151-303 227-454z">
              <text:p/>
            </draw:path>
            <draw:path draw:style-name="gr5" draw:text-style-name="P11" draw:layer="layout" svg:width="0.38cm" svg:height="0.59cm" svg:x="15.082cm" svg:y="3.817cm" svg:viewBox="0 0 381 591" svg:d="M194 10c0-3 0-10-9-10-20 0-82 7-103 7-8 3-17 3-17 17 0 12 7 12 21 12 39 0 41 5 41 14-1 6-2 11-2 17-41 161-82 322-123 483-2 10-2 12-2 17 0 19 17 24 24 24 10 0 24-7 29-17 5-7 41-162 48-184 26 2 96 17 96 72 0 5 0 9-3 17-2 9-2 19-2 28 0 51 33 84 77 84 26 0 48-14 67-45 21-36 29-82 29-84 0-7-8-7-10-7-7 0-10 2-12 14-17 60-36 103-72 103-17 0-26-10-26-38 0-15 2-34 4-48 5-15 5-17 5-27 0-52-53-78-125-86 27-16 53-43 72-62 41-45 80-81 120-81 5 0 5 0 8 0 12 2 12 2 19 7 1 2 0 2 2 5-41 2-48 33-48 43 0 14 10 31 31 31 24 0 48-19 48-53 0-24-19-52-57-52-24 0-63 7-123 74-28 31-62 64-93 79 29-118 57-236 86-354z">
              <text:p/>
            </draw:path>
          </draw:g>
        </draw:g>
        <draw:g>
          <svg:title>TexMaths</svg:title>
          <svg:desc>24§display§\varphi_j(x_n) = e^{i k_j x_n}§svg§600§FALSE§</svg:desc>
          <draw:g>
            <draw:path draw:style-name="gr4" draw:text-style-name="P10" draw:layer="layout" svg:width="5.56cm" svg:height="0.914cm" svg:x="6.35cm" svg:y="0.313cm" svg:viewBox="0 0 5561 915" svg:d="M2780 915c-926 0-1853 0-2780 0 0-305 0-610 0-915 1854 0 3707 0 5561 0 0 305 0 610 0 915-927 0-1854 0-2781 0z">
              <text:p/>
            </draw:path>
            <draw:path draw:style-name="gr5" draw:text-style-name="P11" draw:layer="layout" svg:width="0.479cm" svg:height="0.555cm" svg:x="6.35cm" svg:y="0.653cm" svg:viewBox="0 0 480 556" svg:d="M101 515c-3 10-5 12-5 17 0 16 17 24 24 24 5 0 24-3 31-24 3-5 7-34 31-154 8 3 12 3 27 3 141 0 271-132 271-264 0-67-34-117-96-117-123 0-173 163-223 328-91-17-139-65-139-124 0-24 19-118 69-175 7-7 5-7 7-10 0-5-2-9-9-9-24 0-89 122-89 203 0 79 55 139 146 161-15 47-30 94-45 141zM216 333c-5 0-7 0-14-2-10 0-10 0-10-3 0-2 14-79 17-91 24-108 91-187 165-187 58 0 82 46 82 84 0 96-108 199-240 199z">
              <text:p/>
            </draw:path>
            <draw:path draw:style-name="gr5" draw:text-style-name="P11" draw:layer="layout" svg:width="0.258cm" svg:height="0.509cm" svg:x="6.859cm" svg:y="0.761cm" svg:viewBox="0 0 259 510" svg:d="M259 22c0-10-7-22-24-22s-33 17-33 34c0 9 7 21 24 21 16 0 33-14 33-33zM134 419c-9 41-40 74-76 74-8 0-15-2-22-4 17-5 22-20 22-29 0-15-12-22-24-22-20 0-34 15-34 34 0 24 23 38 58 38 34 0 105-21 124-93 18-71 36-141 53-211 0-5 3-12 3-19 0-34-29-55-63-55-67 0-103 81-103 88 0 8 7 8 10 8 7 0 7 0 12-10 14-34 45-72 79-72 14 0 19 12 19 29 0 7 0 17 0 19-19 75-38 150-58 225z">
              <text:p/>
            </draw:path>
            <draw:path draw:style-name="gr5" draw:text-style-name="P11" draw:layer="layout" svg:width="0.193cm" svg:height="0.84cm" svg:x="7.298cm" svg:y="0.394cm" svg:viewBox="0 0 194 841" svg:d="M194 831c0-2 0-2-14-17-103-107-132-266-132-392 0-147 34-293 137-398 9-10 9-12 9-14 0-8-2-10-7-10-9 0-84 57-134 165-43 91-53 185-53 257 0 64 10 165 55 261 51 103 123 158 132 158 5 0 7-3 7-10z">
              <text:p/>
            </draw:path>
            <draw:path draw:style-name="gr5" draw:text-style-name="P11" draw:layer="layout" svg:width="0.419cm" svg:height="0.38cm" svg:x="7.566cm" svg:y="0.653cm" svg:viewBox="0 0 420 381" svg:d="M257 117c4-21 24-98 84-98 4 0 24 0 40 12-21 3-38 24-38 43 0 15 7 31 31 31 19 0 46-16 46-50 0-43-51-55-79-55-48 0-77 46-89 65-19-55-65-65-91-65-87 0-135 108-135 129 0 10 8 10 10 10 7 0 10-2 12-10 29-88 84-110 113-110 14 0 45 7 45 55 0 27-14 84-45 201-15 53-43 87-82 87-5 0-24 0-41-10 22-5 39-21 39-45s-17-29-31-29c-24 0-46 21-46 48 0 38 41 55 79 55 55 0 87-58 89-65 10 31 41 65 91 65 86 0 134-108 134-130 0-7-7-7-9-7-7 0-10 3-12 7-27 91-84 111-113 111-31 0-45-27-45-55 0-20 4-36 14-75 10-38 19-76 29-115z">
              <text:p/>
            </draw:path>
            <draw:path draw:style-name="gr5" draw:text-style-name="P11" draw:layer="layout" svg:width="0.359cm" svg:height="0.262cm" svg:x="8.051cm" svg:y="0.893cm" svg:viewBox="0 0 360 263" svg:d="M46 220c-3 8-5 16-8 24 0 15 12 19 20 19 12 0 21-7 24-12 2-4 7-23 9-35 5-12 10-39 15-53 2-15 7-26 9-41 7-24 7-29 24-53 17-23 46-55 89-55 36 0 36 32 36 43 0 34-26 101-36 125-5 17-7 22-7 31 0 31 24 50 55 50 60 0 84-81 84-88 0-10-7-10-10-10-7 0-7 5-9 12-15 46-39 70-63 70-12 0-14-7-14-19 0-15 2-22 12-48 7-20 31-82 31-113 0-57-46-67-77-67-48 0-81 29-98 53-5-41-41-53-65-53s-38 17-45 31c-12 22-22 55-22 58 0 7 6 4 10 7 9 0 9 0 14-17 7-36 19-65 43-65 15 0 19 15 19 29 0 12-4 35-9 50-5 16-10 39-15 53-5 25-11 50-16 74z">
              <text:p/>
            </draw:path>
            <draw:path draw:style-name="gr5" draw:text-style-name="P11" draw:layer="layout" svg:width="0.193cm" svg:height="0.84cm" svg:x="8.531cm" svg:y="0.394cm" svg:viewBox="0 0 194 841" svg:d="M194 422c0-68-9-168-55-264-50-103-122-158-132-158-5 0-7 5-7 10 0 2 0 4 14 19 84 84 132 215 132 393 0 141-31 289-136 395-10 12-10 12-10 14 0 5 2 10 7 10 10 0 84-58 135-166 43-91 52-184 52-253z">
              <text:p/>
            </draw:path>
            <draw:path draw:style-name="gr5" draw:text-style-name="P11" draw:layer="layout" svg:width="0.558cm" svg:height="0.195cm" svg:x="9.092cm" svg:y="0.718cm" svg:viewBox="0 0 559 196" svg:d="M530 34c15 0 29 0 29-17s-14-17-26-17c-169 0-338 0-507 0-12 0-26 0-26 17s14 17 29 17c167 0 334 0 501 0zM533 196c12 0 26 0 26-16 0-17-14-17-29-17-167 0-334 0-501 0-15 0-29 0-29 17 0 16 14 16 26 16 169 0 338 0 507 0z">
              <text:p/>
            </draw:path>
            <draw:path draw:style-name="gr5" draw:text-style-name="P11" draw:layer="layout" svg:width="0.323cm" svg:height="0.38cm" svg:x="9.972cm" svg:y="0.653cm" svg:viewBox="0 0 324 381" svg:d="M120 177c24 0 86 0 127-19 60-24 65-74 65-86 0-36-34-72-91-72-94 0-221 81-221 230 0 84 50 151 132 151 120 0 192-89 192-98 0-5-5-12-10-12s-7 2-12 9c-67 82-158 82-168 82-67 0-74-70-74-96 0-12 2-36 14-89 16 0 31 0 46 0zM79 160c34-129 120-141 142-141 40 0 62 24 62 53 0 88-134 88-170 88-11 0-23 0-34 0z">
              <text:p/>
            </draw:path>
            <draw:path draw:style-name="gr5" draw:text-style-name="P11" draw:layer="layout" svg:width="0.179cm" svg:height="0.394cm" svg:x="10.354cm" svg:y="0.289cm" svg:viewBox="0 0 180 395" svg:d="M163 22c0-10-7-22-24-22-14 0-31 14-31 31 0 10 7 24 22 24 19 0 33-17 33-33zM43 321c-2 7-5 14-5 24 0 29 24 50 56 50 60 0 86-81 86-91 0-7-6-5-10-7-9 0-9 5-12 10-14 47-40 71-62 71-12 0-14-7-14-21 0-12 2-24 9-36 5-17 12-31 19-48 5-14 27-67 29-74 0-5 3-12 3-19 0-27-24-51-56-51-60 0-86 82-86 91 0 8 7 8 10 8 9 0 9-3 12-10 14-50 40-72 62-72 10 0 14 5 14 22 0 12-2 21-19 57-12 32-24 64-36 96z">
              <text:p/>
            </draw:path>
            <draw:path draw:style-name="gr5" draw:text-style-name="P11" draw:layer="layout" svg:width="0.289cm" svg:height="0.413cm" svg:x="10.608cm" svg:y="0.27cm" svg:viewBox="0 0 290 414" svg:d="M142 19c0-2 1-6 2-9 0-5-2-10-10-10-12 0-60 5-76 7-5 0-12 0-12 12 0 10 7 10 14 10 29 0 29 2 29 7s0 10-3 14c-27 111-54 222-81 333-5 10-3 8-5 12 0 10 7 19 22 19 14 0 24-12 26-24 0-2 26-107 29-115 43 5 77 17 77 48 0 3 0 8-3 12-2 10-2 12-2 19 0 41 33 60 62 60 58 0 74-88 74-91 0-7-7-7-9-7-7 0-7 3-10 15-7 26-24 67-52 67-17 0-22-15-22-32 0-9 0-9 5-26 1-5 2-12 2-17 0-52-72-62-96-62 17-12 39-31 51-41 28-26 57-55 91-55 7 0 14 3 19 7-24 5-31 24-31 34 0 12 12 22 24 22 16 0 33-12 33-39 0-19-14-41-45-41-34 0-63 24-94 53-24 24-43 41-67 50 19-77 38-154 58-232z">
              <text:p/>
            </draw:path>
            <draw:path draw:style-name="gr5" draw:text-style-name="P11" draw:layer="layout" svg:width="0.198cm" svg:height="0.363cm" svg:x="10.939cm" svg:y="0.483cm" svg:viewBox="0 0 199 364" svg:d="M199 17c0-10-7-17-19-17s-26 12-26 24c0 10 9 19 19 19 14 0 26-14 26-26zM108 297c-10 34-36 53-62 53-8 0-12 0-15 0 10-8 15-17 15-24s-8-17-20-17c-14 0-26 14-26 26 0 19 19 29 48 29s82-14 96-65c13-50 26-100 38-151 0-4 3-7 3-14 0-24-24-41-53-41-50 0-82 58-82 65s5 7 8 7c7 0 7-2 9-7 19-41 48-50 63-50 16 0 19 14 19 21 0 8-3 8-3 12-12 52-25 104-38 156z">
              <text:p/>
            </draw:path>
            <draw:path draw:style-name="gr5" draw:text-style-name="P11" draw:layer="layout" svg:width="0.316cm" svg:height="0.265cm" svg:x="11.266cm" svg:y="0.418cm" svg:viewBox="0 0 317 266" svg:d="M120 196c-7 22-26 53-55 53-3 0-22 0-34-7 24-10 27-29 27-34 0-12-10-21-24-21-17 0-34 14-34 36 0 28 34 43 62 43 27 0 53-17 68-43 14 33 45 43 69 43 67 0 103-74 103-91 0-7-7-7-9-7-8 0-8 2-10 9-14 41-48 72-81 72-24 0-36-17-36-38 0-15 14-70 31-134 12-46 38-60 57-60 11 3 19 0 31 9-19 5-26 22-26 31 0 12 10 22 24 22s34-12 34-36c0-33-39-43-63-43-28 0-52 19-64 43-12-24-39-43-72-43-65 0-104 72-104 91 0 7 8 7 10 7 7 0 10-2 12-9 14-46 50-72 82-72 19 0 33 12 33 38 0 12-7 43-12 62-6 27-13 53-19 79z">
              <text:p/>
            </draw:path>
            <draw:path draw:style-name="gr5" draw:text-style-name="P11" draw:layer="layout" svg:width="0.294cm" svg:height="0.188cm" svg:x="11.659cm" svg:y="0.577cm" svg:viewBox="0 0 295 189" svg:d="M43 144c-2 12-7 28-7 31 0 9 7 14 17 14 5 0 14-2 19-12 0-2 5-21 7-33 15-58 15-58 17-60 5-10 36-70 86-70 22 0 29 12 29 32 0 23-17 67-26 91-3 4-5 9-5 16 0 22 22 36 46 36 45 0 69-52 69-64 0-5-7-5-10-5-7 0-7 2-9 9-7 24-29 46-48 46-10 0-12-5-12-15 0-9 0-14 5-21 7-17 26-65 26-89 0-31-21-50-62-50-39 0-65 24-79 41-3-34-36-41-53-41-41 0-35 43-53 65 0 7 5 4 7 7 7 0 10-3 12-10 5-24 15-48 34-48 14 0 17 15 17 22s-5 21-8 33c-2 12-7 29-9 39-3 12-7 24-10 36z">
              <text:p/>
            </draw:path>
          </draw:g>
        </draw:g>
        <draw:g xml:id="id39" draw:id="id39">
          <svg:title>TexMaths</svg:title>
          <svg:desc>24§display§\Delta k = 2\pi/L§svg§600§FALSE§</svg:desc>
          <draw:g>
            <draw:path draw:style-name="gr4" draw:text-style-name="P10" draw:layer="layout" svg:width="4.098cm" svg:height="0.753cm" svg:x="16.812cm" svg:y="3.818cm" svg:viewBox="0 0 4099 754" svg:d="M2051 754c-684 0-1367 0-2051 0 0-251 0-503 0-754 1366 0 2733 0 4099 0 0 251 0 503 0 754-682 0-1365 0-2048 0z">
              <text:p/>
            </draw:path>
            <draw:path draw:style-name="gr5" draw:text-style-name="P11" draw:layer="layout" svg:width="0.62cm" svg:height="0.6cm" svg:x="16.81cm" svg:y="3.804cm" svg:viewBox="0 0 621 601" svg:d="M331 14c-5-9-7-14-22-14-14 0-14 5-21 14-95 190-190 380-286 570-2 7-1 6-2 10 0 7 5 7 17 7 195 0 390 0 585 0 14 0 19 0 19-7-1-4 0-3-5-10-95-190-190-380-285-570zM283 84c76 151 152 303 228 455-152 0-304 0-456 0 76-152 152-304 228-455z">
              <text:p/>
            </draw:path>
            <draw:path draw:style-name="gr5" draw:text-style-name="P11" draw:layer="layout" svg:width="0.38cm" svg:height="0.59cm" svg:x="17.518cm" svg:y="3.823cm" svg:viewBox="0 0 381 591" svg:d="M197 10c0-3 0-10-12-10-19 0-82 7-103 7-8 3-15 3-15 17 0 12 7 12 19 12 41 0 44 5 44 14-1 6-2 11-3 17-41 160-81 321-122 481-5 12-5 15-5 19 0 19 17 24 24 24 12 0 24-7 29-17 5-9 43-162 48-184 29 3 98 17 98 72 0 5 0 10-2 17-3 9-5 19-5 28 0 51 33 84 79 84 24 0 48-14 65-45 21-36 31-82 31-84 0-7-7-7-10-7-9 0-9 2-12 14-16 60-36 103-74 103-14 0-26-9-26-38 0-15 2-34 7-48 2-14 2-17 2-26 0-53-53-79-124-89 26-14 52-41 71-60 41-45 80-81 123-81 5 0 5 0 7 0 10 2 10 2 17 7 2 0 2 2 5 2-41 5-48 36-48 46 0 14 7 31 31 31 21 0 45-19 45-53 0-24-19-52-57-52-22 0-63 7-123 74-28 31-62 64-93 79 30-118 59-236 89-354z">
              <text:p/>
            </draw:path>
            <draw:path draw:style-name="gr5" draw:text-style-name="P11" draw:layer="layout" svg:width="0.56cm" svg:height="0.198cm" svg:x="18.218cm" svg:y="4.096cm" svg:viewBox="0 0 561 199" svg:d="M533 36c12 0 28-1 28-19s-16-17-28-17c-168 0-336 0-504 0-12 0-29-1-29 17s17 19 29 19c168 0 336 0 504 0zM533 199c12 0 28 1 28-17s-16-19-28-19c-168 0-336 0-504 0-12 0-29 1-29 19s17 17 29 17c168 0 336 0 504 0z">
              <text:p/>
            </draw:path>
            <draw:path draw:style-name="gr5" draw:text-style-name="P11" draw:layer="layout" svg:width="0.335cm" svg:height="0.557cm" svg:x="19.103cm" svg:y="3.847cm" svg:viewBox="0 0 336 558" svg:d="M65 493c29-29 59-57 89-86 131-115 182-160 182-244 0-96-77-163-180-163-94 0-156 77-156 151 0 48 41 48 43 48 15 0 43-10 43-46 0-21-14-43-43-43-7 0-9 0-12 0 19-55 65-84 115-84 77 0 113 67 113 137 0 67-43 131-89 184-54 60-108 120-163 180-7 9-7 12-7 31 104 0 208 0 312 0 8-49 16-98 24-146-7 0-15 0-22 0-5 26-9 62-19 74-5 7-60 7-79 7-50 0-101 0-151 0z">
              <text:p/>
            </draw:path>
            <draw:path draw:style-name="gr5" draw:text-style-name="P11" draw:layer="layout" svg:width="0.455cm" svg:height="0.37cm" svg:x="19.504cm" svg:y="4.043cm" svg:viewBox="0 0 456 371" svg:d="M201 48c32 0 63 0 94 0-26 124-34 160-34 218 0 12 0 36 5 62 10 38 19 43 31 43 17 0 34-14 34-31 0-5 0-7-5-19-24-60-24-115-24-139 0-43 7-89 15-134 32 0 65 0 98 0 10 0 41 0 41-29 0-19-19-19-34-19-94 0-189 0-283 0-19 0-50 0-89 41-28 31-50 69-50 74 3 3 0 9 10 9 7 0 9-4 14-11 41-65 89-65 108-65 16 0 32 0 48 0-29 103-74 203-108 280-7 12-7 14-7 21 0 15 12 22 24 22 24 0 31-24 43-55 10-38 10-41 22-81 16-63 32-125 47-187z">
              <text:p/>
            </draw:path>
            <draw:path draw:style-name="gr5" draw:text-style-name="P11" draw:layer="layout" svg:width="0.325cm" svg:height="0.839cm" svg:x="20.039cm" svg:y="3.775cm" svg:viewBox="0 0 326 840" svg:d="M324 34c2-12 2-15 2-17 0-10-7-17-17-17-4 0-12 2-14 7-98 267-195 533-293 800-2 12-2 14-2 16 0 10 7 17 17 17 9 0 12-7 17-21 96-262 193-524 290-785z">
              <text:p/>
            </draw:path>
            <draw:path draw:style-name="gr5" draw:text-style-name="P11" draw:layer="layout" svg:width="0.508cm" svg:height="0.571cm" svg:x="20.446cm" svg:y="3.832cm" svg:viewBox="0 0 509 572" svg:d="M281 65c7-31 12-39 91-39 24 0 31 0 31-16 0-10-10-10-14-10-27 0-96 2-125 2-24 0-86-2-110-2-8 0-17 0-17 17 0 9 7 9 24 9 10 0 17 0 31 0 14 3 24 3 24 15 0 2-3 4-5 16-37 150-75 300-113 450-7 32-9 39-76 39-15 0-22 0-22 17 0 9 7 9 22 9 130 0 260 0 391 0 19 0 21 0 26-14 22-61 43-122 65-182 5-7 3-7 5-10 0-5-2-9-10-9s-10 2-14 16c-29 77-68 173-214 173-26 0-53 0-79 0-10 0-12 0-17 0-9 0-12-3-12-10 0-2 0-2 5-19 37-151 75-302 113-452z">
              <text:p/>
            </draw:path>
          </draw:g>
        </draw:g>
        <draw:g xml:id="id40" draw:id="id40">
          <svg:title>TexMaths</svg:title>
          <svg:desc>24§display§j = 0...N§svg§600§FALSE§</svg:desc>
          <draw:g>
            <draw:path draw:style-name="gr4" draw:text-style-name="P10" draw:layer="layout" svg:width="3.307cm" svg:height="0.657cm" svg:x="22.114cm" svg:y="3.818cm" svg:viewBox="0 0 3308 658" svg:d="M0 0c1103 0 2205 0 3308 0 0 219 0 439 0 658-1103 0-2205 0-3308 0 0-219 0-439 0-658z">
              <text:p/>
            </draw:path>
            <draw:path draw:style-name="gr5" draw:text-style-name="P11" draw:layer="layout" svg:width="0.344cm" svg:height="0.724cm" svg:x="22.071cm" svg:y="3.794cm" svg:viewBox="0 0 345 725" svg:d="M345 29c0-15-12-29-31-29s-45 19-45 43c0 17 12 31 31 31 21 0 45-21 45-45zM175 596c-14 62-55 110-103 110-5 0-17 0-31-7 24-5 36-27 36-44 0-14-10-31-31-31-22 0-46 20-46 48 0 34 34 53 74 53 58 0 137-46 159-127 25-102 51-204 76-306 5-17 5-29 5-31 0-48-36-79-77-79-86 0-134 122-134 129 0 10 7 10 10 10 7 0 9-3 14-17 22-53 60-103 108-103 12 0 26 5 26 38 0 19-2 29-7 43-26 105-53 209-79 314z">
              <text:p/>
            </draw:path>
            <draw:path draw:style-name="gr5" draw:text-style-name="P11" draw:layer="layout" svg:width="0.56cm" svg:height="0.195cm" svg:x="22.757cm" svg:y="4.041cm" svg:viewBox="0 0 561 196" svg:d="M532 33c12 0 29 0 29-16 0-17-17-17-29-17-167 0-335 0-503 0-12 0-29 0-29 17 0 16 17 16 29 16 168 0 336 0 503 0zM532 196c12 0 29 0 29-17 0-16-17-16-29-16-167 0-335 0-503 0-12 0-29 0-29 16 0 17 17 17 29 17 168 0 336 0 503 0z">
              <text:p/>
            </draw:path>
            <draw:path draw:style-name="gr5" draw:text-style-name="P11" draw:layer="layout" svg:width="0.354cm" svg:height="0.576cm" svg:x="23.632cm" svg:y="3.789cm" svg:viewBox="0 0 355 577" svg:d="M355 289c0-67-5-133-34-196-38-79-108-93-144-93-50 0-110 22-146 100-26 58-31 122-31 189 0 63 5 139 38 204 36 67 99 84 139 84 46 0 111-17 147-99 26-57 31-122 31-189zM177 557c-33 0-83-21-98-100-9-50-9-127-9-177 0-53 0-110 7-156 17-98 79-105 100-105 27 0 84 14 99 98 9 46 9 110 9 163 0 62 0 120-9 172-12 81-60 105-99 105z">
              <text:p/>
            </draw:path>
            <draw:path draw:style-name="gr5" draw:text-style-name="P11" draw:layer="layout" svg:width="0.088cm" svg:height="0.088cm" svg:x="24.093cm" svg:y="4.258cm" svg:viewBox="0 0 89 89" svg:d="M89 45c0-26-19-45-43-45s-46 20-46 45c0 26 22 44 46 44s43-20 43-44z">
              <text:p/>
            </draw:path>
            <draw:path draw:style-name="gr5" draw:text-style-name="P11" draw:layer="layout" svg:width="0.088cm" svg:height="0.088cm" svg:x="24.328cm" svg:y="4.258cm" svg:viewBox="0 0 89 89" svg:d="M89 45c0-26-21-45-46-45s-43 20-43 45c0 26 18 44 43 44s46-20 46-44z">
              <text:p/>
            </draw:path>
            <draw:path draw:style-name="gr5" draw:text-style-name="P11" draw:layer="layout" svg:width="0.09cm" svg:height="0.088cm" svg:x="24.561cm" svg:y="4.258cm" svg:viewBox="0 0 91 89" svg:d="M91 45c0-26-21-45-45-45s-46 20-46 45c0 26 22 44 46 44s45-20 45-44z">
              <text:p/>
            </draw:path>
            <draw:path draw:style-name="gr5" draw:text-style-name="P11" draw:layer="layout" svg:width="0.709cm" svg:height="0.571cm" svg:x="24.755cm" svg:y="3.775cm" svg:viewBox="0 0 710 572" svg:d="M604 89c10-34 24-60 92-63 4 0 14 0 14-16-4-4 0-10-12-10-26 0-55 2-84 2s-58-2-86-2c-5 0-15 0-15 17 0 9 7 9 15 9 48 0 57 19 57 36 0 3-2 17-2 19-31 124-63 248-94 371-62-145-124-290-187-435-7-17-7-17-26-17-38 0-75 0-113 0-17 0-24 0-24 17 0 9 7 9 22 9 5 0 57 0 57 7-37 150-75 300-112 450-8 34-22 60-92 62-4 0-14 3-14 17 0 7 5 10 12 10 26 0 55-3 84-3s60 3 86 3c5 0 17 0 17-17 0-7-10-10-19-10-48 0-55-19-55-35 0-8 2-10 5-20 36-147 73-295 110-442 2 5 2 7 7 14 70 165 141 330 211 495 5 15 7 15 15 15 9 0 9-3 14-17 39-155 78-311 117-466z">
              <text:p/>
            </draw:path>
          </draw:g>
        </draw:g>
        <draw:g xml:id="id41" draw:id="id41">
          <svg:title>TexMaths</svg:title>
          <svg:desc>24§display§x_n = n \Delta x§svg§600§FALSE§</svg:desc>
          <draw:g>
            <draw:path draw:style-name="gr4" draw:text-style-name="P10" draw:layer="layout" svg:width="3.628cm" svg:height="0.645cm" svg:x="11.908cm" svg:y="5.399cm" svg:viewBox="0 0 3629 646" svg:d="M1813 646c-604 0-1209 0-1813 0 0-215 0-431 0-646 1210 0 2419 0 3629 0 0 215 0 431 0 646-605 0-1211 0-1816 0z">
              <text:p/>
            </draw:path>
            <draw:path draw:style-name="gr5" draw:text-style-name="P11" draw:layer="layout" svg:width="0.419cm" svg:height="0.379cm" svg:x="11.889cm" svg:y="5.586cm" svg:viewBox="0 0 420 380" svg:d="M259 117c5-21 24-98 82-98 4 0 24 0 43 10-24 4-41 26-41 45 0 15 10 31 31 31 19 0 46-16 46-50 0-43-48-55-77-55-50 0-79 45-89 65-21-55-67-65-91-65-89 0-137 108-137 129 0 10 10 10 12 10 5 0 8-3 10-10 29-88 84-110 113-110 16 0 45 7 45 55 0 26-14 84-45 201-12 50-43 86-79 86-5 0-24 0-44-12 22-2 41-21 41-43 0-24-19-31-31-31-26 0-48 22-48 50 0 39 43 55 79 55 58 0 86-59 89-64 9 31 41 64 91 64 86 0 134-107 134-129 0-9-7-9-9-9-7 0-10 4-10 9-29 91-86 110-113 110-33 0-45-26-45-55 0-19 5-38 14-74 10-38 19-76 29-115z">
              <text:p/>
            </draw:path>
            <draw:path draw:style-name="gr5" draw:text-style-name="P11" draw:layer="layout" svg:width="0.361cm" svg:height="0.265cm" svg:x="12.373cm" svg:y="5.823cm" svg:viewBox="0 0 362 266" svg:d="M46 223c-3 7-8 21-8 23 0 12 12 20 22 20s18-9 22-15c3-6 9-24 12-36 2-9 9-38 12-52 4-12 7-27 9-39 7-24 10-28 27-52 16-24 43-55 88-55 34 0 34 31 34 40 0 36-24 101-34 127-7 15-9 22-9 31 0 31 26 51 55 51 60 0 86-82 86-91 0-8-6-5-9-8-10 0-10 5-12 10-15 48-39 72-63 72-12 0-14-7-14-22 0-12 2-19 14-45 5-19 31-82 31-115 0-57-45-67-76-67-51 0-84 31-101 55-5-41-38-55-62-55-27 0-39 19-48 33-12 22-22 56-22 58 0 7 10 7 12 7 7 0 7-2 12-17 10-36 19-64 43-64 15 0 19 14 19 28 0 12-4 35-9 51-5 15-10 38-12 52-7 25-13 50-19 75z">
              <text:p/>
            </draw:path>
            <draw:path draw:style-name="gr5" draw:text-style-name="P11" draw:layer="layout" svg:width="0.56cm" svg:height="0.195cm" svg:x="13.086cm" svg:y="5.648cm" svg:viewBox="0 0 561 196" svg:d="M532 33c12 0 29 0 29-16 0-17-17-17-29-17-167 0-335 0-503 0-12 0-29 0-29 17 0 16 17 16 29 16 168 0 336 0 503 0zM532 196c12 0 29 0 29-17 0-16-17-16-29-16-167 0-335 0-503 0-12 0-29 0-29 16 0 17 17 17 29 17 168 0 336 0 503 0z">
              <text:p/>
            </draw:path>
            <draw:path draw:style-name="gr5" draw:text-style-name="P11" draw:layer="layout" svg:width="0.457cm" svg:height="0.379cm" svg:x="13.952cm" svg:y="5.586cm" svg:viewBox="0 0 458 380" svg:d="M50 321c-2 12-7 33-7 36 0 16 12 23 24 23 10 0 27-7 31-23 3-3 12-41 17-63 7-25 13-51 19-76 5-17 10-36 15-55 2-15 9-39 9-41 12-26 58-103 137-103 38 0 46 31 46 58 0 52-41 160-53 196-10 19-10 28-10 38 0 38 29 69 70 69 79 0 110-122 110-129 0-9-7-9-10-9-9 0-9 2-14 16-17 55-43 103-84 103-14 0-21-7-21-28 0-20 7-41 14-58 17-45 53-136 53-184 0-58-36-91-99-91-74 0-115 55-129 74-5-48-40-74-79-74-40 0-53 33-63 48-14 29-26 79-26 81 0 10 10 10 12 10 7 0 10-3 14-22 15-57 32-98 60-98 17 0 27 10 27 38 0 17-3 27-12 70-17 64-34 129-51 194z">
              <text:p/>
            </draw:path>
            <draw:path draw:style-name="gr5" draw:text-style-name="P11" draw:layer="layout" svg:width="0.62cm" svg:height="0.6cm" svg:x="14.474cm" svg:y="5.356cm" svg:viewBox="0 0 621 601" svg:d="M331 14c-5-9-7-14-22-14-14 0-16 5-21 14-95 190-190 380-286 570-2 7-1 6-2 9 0 8 5 8 17 8 195 0 390 0 585 0 14 0 19 0 19-8-1-3 0-2-5-9-95-190-190-380-285-570zM283 84c75 150 150 301 225 452-151 0-302 0-453 0 76-151 152-302 228-452z">
              <text:p/>
            </draw:path>
            <draw:path draw:style-name="gr5" draw:text-style-name="P11" draw:layer="layout" svg:width="0.419cm" svg:height="0.379cm" svg:x="15.16cm" svg:y="5.586cm" svg:viewBox="0 0 420 380" svg:d="M257 117c4-21 24-98 84-98 4 0 24 0 40 10-24 4-40 26-40 45 0 15 9 31 33 31 19 0 46-16 46-50 0-43-51-55-79-55-48 0-80 45-89 65-22-55-65-65-91-65-87 0-135 108-135 129 0 10 8 10 10 10 7 0 10-3 12-10 29-88 84-110 113-110 14 0 45 7 45 55 0 26-14 84-45 201-15 50-43 86-82 86-5 0-24 0-41-12 20-2 39-21 39-43 0-24-19-31-31-31-24 0-46 22-46 50 0 39 41 55 79 55 55 0 86-59 89-64 9 31 41 64 91 64 86 0 134-107 134-129 0-9-7-9-9-9-7 0-10 4-12 9-27 91-84 110-113 110-31 0-46-26-46-55 0-19 5-38 15-74 9-38 19-76 29-115z">
              <text:p/>
            </draw:path>
          </draw:g>
        </draw:g>
        <draw:g xml:id="id42" draw:id="id42">
          <svg:title>TexMaths</svg:title>
          <svg:desc>24§display§\Delta x = L/N§svg§600§FALSE§</svg:desc>
          <draw:g>
            <draw:path draw:style-name="gr4" draw:text-style-name="P10" draw:layer="layout" svg:width="3.911cm" svg:height="0.753cm" svg:x="16.823cm" svg:y="5.423cm" svg:viewBox="0 0 3912 754" svg:d="M1957 754c-652 0-1305 0-1957 0 0-251 0-503 0-754 1304 0 2608 0 3912 0 0 251 0 503 0 754-651 0-1303 0-1955 0z">
              <text:p/>
            </draw:path>
            <draw:path draw:style-name="gr5" draw:text-style-name="P11" draw:layer="layout" svg:width="0.62cm" svg:height="0.6cm" svg:x="16.821cm" svg:y="5.409cm" svg:viewBox="0 0 621 601" svg:d="M331 14c-5-9-7-14-22-14-14 0-14 5-21 14-95 190-190 380-286 570-2 7-1 6-2 10 0 7 5 7 17 7 195 0 390 0 585 0 14 0 19 0 19-7-1-4 0-3-5-10-95-190-190-380-285-570zM283 84c76 151 152 303 228 455-152 0-304 0-456 0 76-152 152-304 228-455z">
              <text:p/>
            </draw:path>
            <draw:path draw:style-name="gr5" draw:text-style-name="P11" draw:layer="layout" svg:width="0.419cm" svg:height="0.38cm" svg:x="17.507cm" svg:y="5.638cm" svg:viewBox="0 0 420 381" svg:d="M257 117c4-21 24-98 84-98 4 0 24 0 43 10-24 5-41 26-41 45 0 15 10 31 31 31 19 0 46-16 46-50 0-43-51-55-79-55-48 0-77 45-87 65-21-55-67-65-91-65-89 0-137 108-137 129 0 10 7 7 10 10 7 0 10-3 12-10 29-88 84-110 113-110 17 0 45 7 45 55 0 27-14 84-45 201-15 53-43 86-79 86-8 0-27 0-44-9 22-5 39-22 39-46s-17-28-31-28c-24 0-46 21-46 48 0 38 43 55 79 55 55 0 87-60 89-65 10 31 41 65 91 65 86 0 134-108 134-130 0-7-7-7-9-7-7 0-10 3-12 7-27 91-84 110-111 110-33 0-48-26-48-55 0-19 5-36 15-74 9-38 19-76 29-115z">
              <text:p/>
            </draw:path>
            <draw:path draw:style-name="gr5" draw:text-style-name="P11" draw:layer="layout" svg:width="0.56cm" svg:height="0.198cm" svg:x="18.246cm" svg:y="5.701cm" svg:viewBox="0 0 561 199" svg:d="M533 36c12 0 28-1 28-19s-16-17-28-17c-168 0-336 0-504 0-12 0-29-1-29 17s17 19 29 19c168 0 336 0 504 0zM533 199c12 0 28 1 28-17s-16-19-28-19c-168 0-336 0-504 0-12 0-29 1-29 19s17 17 29 17c168 0 336 0 504 0z">
              <text:p/>
            </draw:path>
            <draw:path draw:style-name="gr5" draw:text-style-name="P11" draw:layer="layout" svg:width="0.508cm" svg:height="0.571cm" svg:x="19.121cm" svg:y="5.437cm" svg:viewBox="0 0 509 572" svg:d="M281 65c9-31 12-39 91-39 24 0 31 0 31-16 0-10-10-10-14-10-27 0-96 2-125 2-24 0-86-2-110-2-8 0-17 0-17 17 0 9 7 9 24 9 2 0 17 0 31 0 17 3 24 3 24 15 0 2-3 4-5 16-37 150-75 300-113 450-7 32-9 39-76 39-15 0-22 0-22 17 0 9 7 9 22 9 130 0 260 0 391 0 19 0 21 0 26-14 22-61 45-122 67-182 3-7 2-7 3-10 0-5-3-9-10-9s-10 2-14 16c-29 77-68 173-212 173-26 0-52 0-79 0-12 0-14 0-19 0-9 0-12-3-12-10 0-2 0-2 5-19 37-151 75-302 113-452z">
              <text:p/>
            </draw:path>
            <draw:path draw:style-name="gr5" draw:text-style-name="P11" draw:layer="layout" svg:width="0.328cm" svg:height="0.839cm" svg:x="19.707cm" svg:y="5.38cm" svg:viewBox="0 0 329 840" svg:d="M324 34c5-12 5-15 5-17 0-10-8-17-17-17-5 0-12 2-15 7-97 267-195 533-292 800-5 12-5 14-5 16 0 10 10 17 19 17 10 0 12-7 17-21 96-262 192-524 288-785z">
              <text:p/>
            </draw:path>
            <draw:path draw:style-name="gr5" draw:text-style-name="P11" draw:layer="layout" svg:width="0.709cm" svg:height="0.571cm" svg:x="20.069cm" svg:y="5.437cm" svg:viewBox="0 0 710 572" svg:d="M605 89c7-36 23-60 91-63 4 0 14-2 14-16 0-3 0-10-12-10-26 0-58 2-84 2-29 0-60-2-86-2-5 0-15 0-15 17 0 9 8 9 15 9 48 0 57 17 57 36 0 3-2 15-2 17-32 124-64 249-96 373-62-146-123-292-185-438-7-14-7-14-26-14-39 0-77 0-115 0-17 0-24 0-24 17 0 9 7 9 24 9 5 0 57 0 57 8-37 150-75 300-112 450-10 33-24 59-92 62-4 0-14 2-14 17 0 7 5 9 12 9 26 0 55-2 84-2s58 2 86 2c5 0 15 0 15-17 0-7-7-9-17-9-48 0-55-19-55-36 0-7 0-10 2-19 38-148 75-296 113-443 2 5 2 5 7 14 70 165 139 329 209 493 7 15 9 17 17 17 9 0 9-2 14-17 39-155 78-311 118-466z">
              <text:p/>
            </draw:path>
          </draw:g>
        </draw:g>
        <draw:g xml:id="id43" draw:id="id43">
          <svg:title>TexMaths</svg:title>
          <svg:desc>24§display§n = 0...N§svg§600§FALSE§</svg:desc>
          <draw:g>
            <draw:path draw:style-name="gr4" draw:text-style-name="P10" draw:layer="layout" svg:width="3.407cm" svg:height="0.503cm" svg:x="22.049cm" svg:y="5.471cm" svg:viewBox="0 0 3408 504" svg:d="M0 0c1136 0 2272 0 3408 0 0 168 0 336 0 504-1136 0-2272 0-3408 0 0-168 0-336 0-504z">
              <text:p/>
            </draw:path>
            <draw:path draw:style-name="gr5" draw:text-style-name="P11" draw:layer="layout" svg:width="0.457cm" svg:height="0.379cm" svg:x="22.03cm" svg:y="5.629cm" svg:viewBox="0 0 458 380" svg:d="M50 322c-2 12-7 32-7 36 0 15 12 22 24 22 10 0 24-7 31-24 6-21 10-41 17-62 6-25 11-50 17-74 5-19 12-38 14-58 5-14 12-38 12-40 12-26 58-103 137-103 38 0 46 31 46 60 0 50-41 157-56 193-7 19-7 31-7 39 0 40 29 69 70 69 79 0 110-122 110-129s-10-7-12-7c-7 0-7 2-12 14-17 57-46 103-86 103-15 0-19-7-19-27 0-21 7-40 14-59 17-46 53-136 53-184 0-58-39-91-99-91-74 0-117 55-132 74-2-48-38-74-76-74-39 0-55 33-63 48-14 28-26 79-26 81 0 10 6 6 10 10 9 0 9 0 14-20 14-59 31-100 62-100 17 0 27 12 27 38 0 19-3 27-15 72-16 64-32 129-48 193z">
              <text:p/>
            </draw:path>
            <draw:path draw:style-name="gr5" draw:text-style-name="P11" draw:layer="layout" svg:width="0.56cm" svg:height="0.195cm" svg:x="22.793cm" svg:y="5.693cm" svg:viewBox="0 0 561 196" svg:d="M532 33c12 0 29 0 29-16 0-17-17-17-29-17-167 0-335 0-503 0-12 0-29 0-29 17 0 16 17 16 29 16 168 0 336 0 503 0zM532 196c12 0 29 0 29-17s-17-17-29-17c-167 0-335 0-503 0-12 0-29 0-29 17s17 17 29 17c168 0 336 0 503 0z">
              <text:p/>
            </draw:path>
            <draw:path draw:style-name="gr5" draw:text-style-name="P11" draw:layer="layout" svg:width="0.354cm" svg:height="0.575cm" svg:x="23.668cm" svg:y="5.442cm" svg:viewBox="0 0 355 576" svg:d="M355 289c0-67-5-134-34-196-38-79-108-93-144-93-50 0-112 21-146 100-26 58-31 122-31 189 0 62 2 139 38 203 36 67 96 84 139 84 46 0 108-17 147-98 26-58 31-122 31-189zM177 557c-33 0-83-20-98-101-9-50-9-126-9-177 0-52 0-109 7-152 17-101 79-108 100-108 27 0 82 14 99 98 9 45 9 110 9 162 0 63 0 120-9 172-15 82-63 106-99 106z">
              <text:p/>
            </draw:path>
            <draw:path draw:style-name="gr5" draw:text-style-name="P11" draw:layer="layout" svg:width="0.088cm" svg:height="0.087cm" svg:x="24.128cm" svg:y="5.911cm" svg:viewBox="0 0 89 88" svg:d="M89 45c0-24-18-45-43-45-26 0-46 21-46 45s20 43 46 43c25 0 43-19 43-43z">
              <text:p/>
            </draw:path>
            <draw:path draw:style-name="gr5" draw:text-style-name="P11" draw:layer="layout" svg:width="0.088cm" svg:height="0.087cm" svg:x="24.363cm" svg:y="5.911cm" svg:viewBox="0 0 89 88" svg:d="M89 45c0-24-22-45-46-45s-43 21-43 45 19 43 43 43 46-19 46-43z">
              <text:p/>
            </draw:path>
            <draw:path draw:style-name="gr5" draw:text-style-name="P11" draw:layer="layout" svg:width="0.088cm" svg:height="0.087cm" svg:x="24.596cm" svg:y="5.911cm" svg:viewBox="0 0 89 88" svg:d="M89 45c0-24-19-45-43-45s-46 21-46 45 22 43 46 43 43-19 43-43z">
              <text:p/>
            </draw:path>
            <draw:path draw:style-name="gr5" draw:text-style-name="P11" draw:layer="layout" svg:width="0.709cm" svg:height="0.57cm" svg:x="24.79cm" svg:y="5.428cm" svg:viewBox="0 0 710 571" svg:d="M604 88c10-33 24-59 91-62 5 0 15 0 15-16-4-4 0-10-12-10-27 0-55 2-84 2s-58-2-86-2c-5 0-15 0-15 17 0 9 7 9 15 9 48 0 57 19 57 36 0 2-2 17-2 19-31 124-63 249-94 373-62-146-124-292-187-437-7-17-7-17-26-17-38 0-75 0-113 0-17 0-26 0-26 17 0 9 9 9 24 9 4 0 57 0 57 7-37 150-75 300-112 450-8 33-22 59-92 62-4 0-14 2-14 16 0 8 5 10 12 10 26 0 55-2 84-2s60 2 86 2c5 0 15 0 15-17 0-7-8-9-17-9-48 0-55-19-55-36 0-5 2-10 4-19 37-148 74-295 111-442 2 5 2 7 7 14 70 165 141 330 211 495 5 14 7 14 14 14 10 0 10-2 15-17 39-155 78-310 117-466z">
              <text:p/>
            </draw:path>
          </draw:g>
        </draw:g>
        <draw:line draw:style-name="gr6" draw:text-style-name="P26" draw:layer="layout" svg:x1="2.84cm" svg:y1="6.585cm" svg:x2="24.43cm" svg:y2="6.585cm">
          <text:p/>
        </draw:line>
        <draw:frame draw:style-name="gr3" draw:text-style-name="P25" draw:layer="layout" svg:width="15.971cm" svg:height="0.962cm" svg:x="2.725cm" svg:y="7.32cm">
          <draw:text-box>
            <text:p xml:id="id44" text:id="id44" text:style-name="P23">Notice that the resolution in k and x spaces are related:</text:p>
          </draw:text-box>
        </draw:frame>
        <draw:g xml:id="id45" draw:id="id45">
          <svg:title>TexMaths</svg:title>
          <svg:desc>24§display§\Delta x \Delta k = \dfrac{2\pi}{N}§svg§600§FALSE§</svg:desc>
          <draw:g>
            <draw:path draw:style-name="gr4" draw:text-style-name="P10" draw:layer="layout" svg:width="4.422cm" svg:height="1.619cm" svg:x="18.717cm" svg:y="6.992cm" svg:viewBox="0 0 4423 1620" svg:d="M2212 1620c-738 0-1475 0-2212 0 0-540 0-1080 0-1620 1474 0 2949 0 4423 0 0 540 0 1080 0 1620-737 0-1474 0-2211 0z">
              <text:p/>
            </draw:path>
            <draw:path draw:style-name="gr5" draw:text-style-name="P11" draw:layer="layout" svg:width="0.62cm" svg:height="0.6cm" svg:x="18.715cm" svg:y="7.476cm" svg:viewBox="0 0 621 601" svg:d="M333 14c-7-9-9-14-24-14-14 0-14 5-21 14-95 190-190 381-286 571-2 7-1 6-2 9 0 7 5 7 17 7 195 0 390 0 585 0 15 0 19 0 19-7-1-3 0-2-4-9-95-190-189-381-284-571zM283 84c76 152 152 303 228 455-152 0-304 0-456 0 76-152 152-303 228-455z">
              <text:p/>
            </draw:path>
            <draw:path draw:style-name="gr5" draw:text-style-name="P11" draw:layer="layout" svg:width="0.419cm" svg:height="0.38cm" svg:x="19.401cm" svg:y="7.706cm" svg:viewBox="0 0 420 381" svg:d="M257 117c4-21 26-98 84-98 4 0 24 0 43 10-24 5-41 26-41 45 0 15 10 31 31 31 19 0 46-16 46-50 0-43-51-55-77-55-50 0-79 46-89 65-21-55-67-65-91-65-89 0-137 108-137 129 0 10 7 7 10 10 7 0 10-2 12-10 29-88 84-110 113-110 17 0 45 7 45 55 0 27-14 84-45 202-15 52-43 86-79 86-8 0-27 0-44-10 22-5 41-21 41-45s-19-29-31-29c-26 0-48 22-48 48 0 38 43 55 79 55 55 0 87-60 89-65 10 31 41 65 91 65 86 0 134-108 134-129 0-10-7-10-9-10-7 0-10 5-10 10-29 91-86 110-113 110-33 0-48-27-48-55 0-19 8-36 15-75 9-38 19-76 29-115z">
              <text:p/>
            </draw:path>
            <draw:path draw:style-name="gr5" draw:text-style-name="P11" draw:layer="layout" svg:width="0.623cm" svg:height="0.6cm" svg:x="19.898cm" svg:y="7.476cm" svg:viewBox="0 0 624 601" svg:d="M333 14c-4-9-7-14-21-14-15 0-17 5-22 14-95 190-190 381-285 571-5 7-3 6-5 9 0 7 5 7 19 7 195 0 390 0 586 0 14 0 19 0 19-7-2-3 0-2-5-9-95-190-190-381-286-571zM285 84c76 152 151 303 226 455-151 0-302 0-453 0 76-152 151-303 227-455z">
              <text:p/>
            </draw:path>
            <draw:path draw:style-name="gr5" draw:text-style-name="P11" draw:layer="layout" svg:width="0.38cm" svg:height="0.591cm" svg:x="20.608cm" svg:y="7.495cm" svg:viewBox="0 0 381 592" svg:d="M194 10c0-3 0-10-9-10-19 0-82 7-103 7-8 3-17 3-17 17 0 10 9 10 21 10 41 0 41 7 41 14-1 6-1 11-2 17-41 161-82 322-123 484-2 12-2 14-2 19 0 19 17 24 24 24 12 0 24-7 29-17 5-9 43-163 48-184 29 2 98 14 98 71 0 5 0 10-5 17 0 10-2 19-2 29 0 50 33 84 77 84 26 0 48-15 67-46 21-36 31-81 31-84 0-9-7-9-10-9-9 0-9 5-12 17-16 60-36 103-74 103-17 0-26-10-26-39 0-14 2-33 7-48 2-14 2-16 2-26 0-55-52-79-124-89 26-14 52-40 72-59 40-46 79-82 122-82 5 0 5 0 7 0 10 2 10 2 17 7 2 0 1 2 2 3-38 2-48 36-48 45 0 15 10 31 34 31 21 0 45-19 45-52 0-24-19-53-57-53-24 0-63 7-122 74-29 31-63 65-94 79 29-118 58-236 86-354z">
              <text:p/>
            </draw:path>
            <draw:path draw:style-name="gr5" draw:text-style-name="P11" draw:layer="layout" svg:width="0.56cm" svg:height="0.198cm" svg:x="21.308cm" svg:y="7.768cm" svg:viewBox="0 0 561 199" svg:d="M533 34c12 0 28 0 28-17s-16-17-28-17c-169 0-338 0-507 0-9 0-26 0-26 17s17 17 29 17c168 0 336 0 504 0zM533 199c12 0 28-1 28-19s-16-17-28-17c-168 0-336 0-504 0-12 0-29-1-29 17s17 19 26 19c169 0 338 0 507 0z">
              <text:p/>
            </draw:path>
            <draw:path draw:style-name="gr5" draw:text-style-name="P11" draw:layer="layout" svg:width="0.335cm" svg:height="0.56cm" svg:x="22.294cm" svg:y="6.949cm" svg:viewBox="0 0 336 561" svg:d="M65 496c29-29 59-57 89-86 131-118 182-163 182-247 0-96-77-163-180-163-94 0-156 77-156 153 0 46 41 46 43 46 15 0 46-10 46-43 0-22-17-43-46-43-7 0-7 0-12 0 22-55 67-87 115-87 77 0 113 67 113 137 0 67-43 134-89 187-53 60-107 120-160 180-10 9-10 9-10 31 104 0 208 0 312 0 8-49 16-98 24-146-7 0-15 0-22 0-5 24-9 62-19 74-5 7-60 7-79 7-50 0-101 0-151 0z">
              <text:p/>
            </draw:path>
            <draw:path draw:style-name="gr5" draw:text-style-name="P11" draw:layer="layout" svg:width="0.455cm" svg:height="0.37cm" svg:x="22.695cm" svg:y="7.148cm" svg:viewBox="0 0 456 371" svg:d="M202 48c31 0 63 0 95 0-28 125-36 160-36 216 0 14 0 36 8 64 7 39 16 43 28 43 17 0 36-16 36-33 0-5 0-5-4-17-24-62-24-115-24-139 0-45 4-91 14-134 32 0 64 0 96 0 10 0 41 0 41-29 0-19-17-19-34-19-94 0-189 0-283 0-17 0-50 0-86 38-29 34-53 72-53 77 4 2 0 7 12 7 5 0 7-2 12-9 41-65 91-65 108-65 16 0 32 0 48 0-26 101-72 204-108 280-7 12-7 15-7 19 0 17 14 24 24 24 26 0 33-24 43-55 12-38 12-40 22-81 16-62 32-125 48-187z">
              <text:p/>
            </draw:path>
            <draw:path draw:style-name="gr5" draw:text-style-name="P11" draw:layer="layout" svg:width="0.932cm" svg:height="0.033cm" svg:x="22.251cm" svg:y="7.85cm" svg:viewBox="0 0 933 34" svg:d="M465 34c-155 0-310 0-465 0 0-12 0-23 0-34 311 0 622 0 933 0 0 11 0 22 0 34-156 0-312 0-468 0z">
              <text:p/>
            </draw:path>
            <draw:path draw:style-name="gr5" draw:text-style-name="P11" draw:layer="layout" svg:width="0.709cm" svg:height="0.574cm" svg:x="22.366cm" svg:y="8.08cm" svg:viewBox="0 0 710 575" svg:d="M605 89c7-34 23-60 91-63 4 0 14 0 14-16-4-4 0-10-12-10-26 0-58 2-84 2-29 0-60-2-86-2-5 0-15 0-15 17 0 9 8 9 15 9 48 0 57 20 57 39 0 2-2 14-2 16-32 125-64 250-96 374-62-146-123-292-185-438-7-15-7-17-29-17-37 0-75 0-112 0-17 0-24 0-24 17 0 9 7 9 24 9 5 0 57 0 57 8-37 151-75 301-112 452-10 34-24 60-92 63-4 0-14 0-14 17 0 4 5 9 10 9 28 0 57-2 86-2s58 2 86 2c5 0 15 0 15-17 0-9-7-9-17-9-48-3-55-19-55-39 0-4 0-9 2-19 38-148 75-295 113-443 2 5 2 7 7 17 70 164 139 329 209 493 7 15 9 17 17 17 9 0 9-2 14-19 39-156 78-312 118-467z">
              <text:p/>
            </draw:path>
          </draw:g>
        </draw:g>
        <draw:line draw:style-name="gr6" draw:text-style-name="P26" draw:layer="layout" svg:x1="2.84cm" svg:y1="10.985cm" svg:x2="24.43cm" svg:y2="10.985cm">
          <text:p/>
        </draw:line>
        <draw:frame draw:style-name="gr3" draw:text-style-name="P25" draw:layer="layout" svg:width="22.033cm" svg:height="1.673cm" svg:x="2.74cm" svg:y="9.125cm">
          <draw:text-box>
            <text:p xml:id="id46" text:id="id46" text:style-name="P23">For a fix N, if you increase the resolution in one space, you loose in the other</text:p>
            <text:p xml:id="id47" text:id="id47" text:style-name="P23"><text:tab/>→ very <text:span text:style-name="T6">s</text:span><text:span text:style-name="T6">i</text:span><text:span text:style-name="T6">m</text:span><text:span text:style-name="T6">i</text:span><text:span text:style-name="T6">l</text:span><text:span text:style-name="T6">a</text:span><text:span text:style-name="T6">r</text:span> to Heisenberg’s uncertainty principle</text:p>
          </draw:text-box>
        </draw:frame>
        <draw:frame draw:style-name="gr21" draw:text-style-name="P27" draw:layer="layout" svg:width="26.021cm" svg:height="3.806cm" svg:x="1.27cm" svg:y="11.465cm">
          <draw:text-box>
            <text:p xml:id="id48" text:id="id48" text:style-name="P23"><text:span text:style-name="T9">I</text:span><text:span text:style-name="T9">m</text:span><text:span text:style-name="T9">p</text:span><text:span text:style-name="T9">l</text:span><text:span text:style-name="T9">e</text:span><text:span text:style-name="T9">m</text:span><text:span text:style-name="T9">e</text:span><text:span text:style-name="T9">n</text:span><text:span text:style-name="T9">t</text:span><text:span text:style-name="T9">a</text:span><text:span text:style-name="T9">t</text:span><text:span text:style-name="T9">i</text:span><text:span text:style-name="T9">o</text:span><text:span text:style-name="T9">n</text:span><text:span text:style-name="T9">?</text:span></text:p>
            <text:p xml:id="id49" text:id="id49" text:style-name="P23"><text:span text:style-name="T11"><text:tab/></text:span><text:span text:style-name="T11">→</text:span><text:span text:style-name="T11"> </text:span><text:span text:style-name="T11">g</text:span><text:span text:style-name="T11">o</text:span><text:span text:style-name="T11"> </text:span><text:span text:style-name="T11">b</text:span><text:span text:style-name="T11">a</text:span><text:span text:style-name="T11">c</text:span><text:span text:style-name="T11">k</text:span><text:span text:style-name="T11"> </text:span><text:span text:style-name="T11">t</text:span><text:span text:style-name="T11">o</text:span><text:span text:style-name="T11"> </text:span><text:span text:style-name="T11">t</text:span><text:span text:style-name="T11">h</text:span><text:span text:style-name="T11">e</text:span><text:span text:style-name="T11"> </text:span><text:span text:style-name="T6">G</text:span><text:span text:style-name="T6">e</text:span><text:span text:style-name="T6">n</text:span><text:span text:style-name="T6">e</text:span><text:span text:style-name="T6">r</text:span><text:span text:style-name="T6">a</text:span><text:span text:style-name="T6">l</text:span><text:span text:style-name="T6"> </text:span><text:span text:style-name="T6">e</text:span><text:span text:style-name="T6">x</text:span><text:span text:style-name="T6">p</text:span><text:span text:style-name="T6">a</text:span><text:span text:style-name="T6">n</text:span><text:span text:style-name="T6">s</text:span><text:span text:style-name="T6">i</text:span><text:span text:style-name="T6">o</text:span><text:span text:style-name="T6">n</text:span><text:span text:style-name="T11"> </text:span><text:span text:style-name="T11">s</text:span><text:span text:style-name="T11">l</text:span><text:span text:style-name="T11">i</text:span><text:span text:style-name="T11">d</text:span><text:span text:style-name="T11">e</text:span></text:p>
            <text:p xml:id="id50" text:id="id50" text:style-name="P23"><text:span text:style-name="T11"><text:tab/></text:span><text:span text:style-name="T11">→</text:span><text:span text:style-name="T11"> </text:span><text:span text:style-name="T11">c</text:span><text:span text:style-name="T11">a</text:span><text:span text:style-name="T11">l</text:span><text:span text:style-name="T11">c</text:span><text:span text:style-name="T11">u</text:span><text:span text:style-name="T11">l</text:span><text:span text:style-name="T11">a</text:span><text:span text:style-name="T11">t</text:span><text:span text:style-name="T11">e</text:span><text:span text:style-name="T11"> </text:span><text:span text:style-name="T11">t</text:span><text:span text:style-name="T11">h</text:span><text:span text:style-name="T11">e</text:span><text:span text:style-name="T11"> </text:span><text:span text:style-name="T11">m</text:span><text:span text:style-name="T11">a</text:span><text:span text:style-name="T11">t</text:span><text:span text:style-name="T11">r</text:span><text:span text:style-name="T11">i</text:span><text:span text:style-name="T11">x</text:span><text:span text:style-name="T11"> </text:span><text:span text:style-name="T11">e</text:span><text:span text:style-name="T11">l</text:span><text:span text:style-name="T11">e</text:span><text:span text:style-name="T11">m</text:span><text:span text:style-name="T11">e</text:span><text:span text:style-name="T11">n</text:span><text:span text:style-name="T11">t</text:span><text:span text:style-name="T11">s</text:span><text:span text:style-name="T11"> </text:span><text:span text:style-name="T11">o</text:span><text:span text:style-name="T11">f</text:span><text:span text:style-name="T11"> </text:span><text:span text:style-name="T11">e</text:span><text:span text:style-name="T11">a</text:span><text:span text:style-name="T11">c</text:span><text:span text:style-name="T11">h</text:span><text:span text:style-name="T11"> </text:span><text:span text:style-name="T11">k</text:span><text:span text:style-name="T11"> </text:span><text:span text:style-name="T11">e</text:span><text:span text:style-name="T11">i</text:span><text:span text:style-name="T11">t</text:span><text:span text:style-name="T11">h</text:span><text:span text:style-name="T11">e</text:span><text:span text:style-name="T11">r</text:span><text:span text:style-name="T11"> </text:span><text:span text:style-name="T11">a</text:span><text:span text:style-name="T11">n</text:span><text:span text:style-name="T11">a</text:span><text:span text:style-name="T11">l</text:span><text:span text:style-name="T11">y</text:span><text:span text:style-name="T11">t</text:span><text:span text:style-name="T11">i</text:span><text:span text:style-name="T11">c</text:span><text:span text:style-name="T11">a</text:span><text:span text:style-name="T11">l</text:span><text:span text:style-name="T11">l</text:span><text:span text:style-name="T11">y</text:span><text:span text:style-name="T11"> </text:span><text:span text:style-name="T11">o</text:span><text:span text:style-name="T11">r</text:span><text:span text:style-name="T11"> </text:span><text:span text:style-name="T11">n</text:span><text:span text:style-name="T11">u</text:span><text:span text:style-name="T11">m</text:span><text:span text:style-name="T11">e</text:span><text:span text:style-name="T11">r</text:span><text:span text:style-name="T11">i</text:span><text:span text:style-name="T11">c</text:span><text:span text:style-name="T11">a</text:span><text:span text:style-name="T11">l</text:span><text:span text:style-name="T11">l</text:span><text:span text:style-name="T11">y</text:span><text:span text:style-name="T11"> </text:span><text:span text:style-name="T11">i</text:span><text:span text:style-name="T11">f</text:span><text:span text:style-name="T11"> </text:span><text:span text:style-name="T11">n</text:span><text:span text:style-name="T11">e</text:span><text:span text:style-name="T11">e</text:span><text:span text:style-name="T11">d</text:span><text:span text:style-name="T11">e</text:span><text:span text:style-name="T11">d</text:span><text:span text:style-name="T11">.</text:span></text:p>
            <text:p xml:id="id51" text:id="id51" text:style-name="P23"><text:span text:style-name="T11"><text:tab/></text:span><text:span text:style-name="T11">→</text:span><text:span text:style-name="T11"> </text:span><text:span text:style-name="T11">f</text:span><text:span text:style-name="T11">o</text:span><text:span text:style-name="T11">r</text:span><text:span text:style-name="T11"> </text:span><text:span text:style-name="T11">m</text:span><text:span text:style-name="T11">a</text:span><text:span text:style-name="T11">n</text:span><text:span text:style-name="T11">y</text:span><text:span text:style-name="T11"> </text:span><text:span text:style-name="T11">i</text:span><text:span text:style-name="T11">n</text:span><text:span text:style-name="T11">t</text:span><text:span text:style-name="T11">r</text:span><text:span text:style-name="T11">o</text:span><text:span text:style-name="T11">d</text:span><text:span text:style-name="T11">u</text:span><text:span text:style-name="T11">c</text:span><text:span text:style-name="T11">t</text:span><text:span text:style-name="T11">o</text:span><text:span text:style-name="T11">r</text:span><text:span text:style-name="T11">y</text:span><text:span text:style-name="T11"> </text:span><text:span text:style-name="T11">p</text:span><text:span text:style-name="T11">r</text:span><text:span text:style-name="T11">o</text:span><text:span text:style-name="T11">b</text:span><text:span text:style-name="T11">l</text:span><text:span text:style-name="T11">e</text:span><text:span text:style-name="T11">m</text:span><text:span text:style-name="T11">s</text:span><text:span text:style-name="T11"> </text:span><text:span text:style-name="T11">i</text:span><text:span text:style-name="T11">t</text:span><text:span text:style-name="T11"> </text:span><text:span text:style-name="T11">i</text:span><text:span text:style-name="T11">s</text:span><text:span text:style-name="T11"> </text:span><text:span text:style-name="T11">p</text:span><text:span text:style-name="T11">o</text:span><text:span text:style-name="T11">s</text:span><text:span text:style-name="T11">s</text:span><text:span text:style-name="T11">i</text:span><text:span text:style-name="T11">b</text:span><text:span text:style-name="T11">l</text:span><text:span text:style-name="T11">e</text:span><text:span text:style-name="T11"> </text:span><text:span text:style-name="T11">t</text:span><text:span text:style-name="T11">o</text:span><text:span text:style-name="T11"> </text:span><text:span text:style-name="T11">c</text:span><text:span text:style-name="T11">a</text:span><text:span text:style-name="T11">l</text:span><text:span text:style-name="T11">c</text:span><text:span text:style-name="T11">u</text:span><text:span text:style-name="T11">l</text:span><text:span text:style-name="T11">a</text:span><text:span text:style-name="T11">t</text:span><text:span text:style-name="T11">e</text:span><text:span text:style-name="T11"> </text:span><text:span text:style-name="T11">H</text:span><text:span text:style-name="T12">i</text:span><text:span text:style-name="T12">j</text:span><text:span text:style-name="T11"> </text:span><text:span text:style-name="T11">a</text:span><text:span text:style-name="T11">n</text:span><text:span text:style-name="T11">a</text:span><text:span text:style-name="T11">l</text:span><text:span text:style-name="T11">y</text:span><text:span text:style-name="T11">t</text:span><text:span text:style-name="T11">i</text:span><text:span text:style-name="T11">c</text:span><text:span text:style-name="T11">a</text:span><text:span text:style-name="T11">l</text:span><text:span text:style-name="T11">l</text:span><text:span text:style-name="T11">y</text:span><text:span text:style-name="T11">,</text:span><text:span text:style-name="T11"> </text:span><text:span text:style-name="T11">a</text:span><text:span text:style-name="T11">n</text:span><text:span text:style-name="T11">d</text:span><text:span text:style-name="T11"> </text:span><text:span text:style-name="T11">u</text:span><text:span text:style-name="T11">s</text:span><text:span text:style-name="T11">e</text:span><text:span text:style-name="T11"> </text:span><text:span text:style-name="T11">t</text:span><text:span text:style-name="T11">h</text:span><text:span text:style-name="T11">e</text:span><text:span text:style-name="T11"> </text:span></text:p>
            <text:p xml:id="id52" text:id="id52" text:style-name="P23"><text:span text:style-name="T11"><text:tab/></text:span><text:span text:style-name="T11"><text:tab/></text:span><text:span text:style-name="T11">a</text:span><text:span text:style-name="T11">n</text:span><text:span text:style-name="T11">a</text:span><text:span text:style-name="T11">l</text:span><text:span text:style-name="T11">y</text:span><text:span text:style-name="T11">t</text:span><text:span text:style-name="T11">i</text:span><text:span text:style-name="T11">c</text:span><text:span text:style-name="T11">a</text:span><text:span text:style-name="T11">l</text:span><text:span text:style-name="T11"> </text:span><text:span text:style-name="T11">e</text:span><text:span text:style-name="T11">x</text:span><text:span text:style-name="T11">p</text:span><text:span text:style-name="T11">r</text:span><text:span text:style-name="T11">e</text:span><text:span text:style-name="T11">s</text:span><text:span text:style-name="T11">s</text:span><text:span text:style-name="T11">i</text:span><text:span text:style-name="T11">o</text:span><text:span text:style-name="T11">n</text:span><text:span text:style-name="T11"> </text:span><text:span text:style-name="T11">t</text:span><text:span text:style-name="T11">o</text:span><text:span text:style-name="T11"> </text:span><text:span text:style-name="T11">b</text:span><text:span text:style-name="T11">u</text:span><text:span text:style-name="T11">i</text:span><text:span text:style-name="T11">l</text:span><text:span text:style-name="T11">d</text:span><text:span text:style-name="T11"> </text:span><text:span text:style-name="T11">t</text:span><text:span text:style-name="T11">h</text:span><text:span text:style-name="T11">e</text:span><text:span text:style-name="T11"> </text:span><text:span text:style-name="T11">m</text:span><text:span text:style-name="T11">a</text:span><text:span text:style-name="T11">t</text:span><text:span text:style-name="T11">r</text:span><text:span text:style-name="T11">i</text:span><text:span text:style-name="T11">c</text:span><text:span text:style-name="T11">e</text:span><text:span text:style-name="T11">s</text:span><text:span text:style-name="T11"> </text:span><text:span text:style-name="T11">i</text:span><text:span text:style-name="T11">n</text:span><text:span text:style-name="T11"> </text:span><text:span text:style-name="T11">P</text:span><text:span text:style-name="T11">y</text:span><text:span text:style-name="T11">t</text:span><text:span text:style-name="T11">h</text:span><text:span text:style-name="T11">o</text:span><text:span text:style-name="T11">n</text:span><text:span text:style-name="T11"> </text:span><text:span text:style-name="T11">a</text:span><text:span text:style-name="T11">n</text:span><text:span text:style-name="T11">d</text:span><text:span text:style-name="T11"> </text:span><text:span text:style-name="T11">d</text:span><text:span text:style-name="T11">i</text:span><text:span text:style-name="T11">a</text:span><text:span text:style-name="T11">g</text:span><text:span text:style-name="T11">o</text:span><text:span text:style-name="T11">n</text:span><text:span text:style-name="T11">a</text:span><text:span text:style-name="T11">l</text:span><text:span text:style-name="T11">i</text:span><text:span text:style-name="T11">z</text:span><text:span text:style-name="T11">e</text:span><text:span text:style-name="T1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2" anim:sub-item="text" smil:attributeName="visibility" smil:to="visible"/>
                </anim:par>
              </anim:par>
            </anim:par>
          </anim:seq>
        </anim:par>
        <presentation:notes draw:style-name="dp2">
          <office:forms form:automatic-focus="false" form:apply-design-mode="false"/>
          <draw:page-thumbnail draw:style-name="gr2" draw:layer="layout" svg:width="18.624cm" svg:height="10.476cm" svg:x="1.482cm" svg:y="2.123cm" draw:page-number="10" presentation:class="page"/>
          <draw:frame presentation:style-name="pr3"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3" svg:font-family="'Droid Sans Devanagari'" style:font-family-generic="swiss"/>
    <style:font-face style:name="Liberation Sans5" svg:font-family="'Liberation Sans'" style:font-family-generic="swiss"/>
    <style:font-face style:name="Caveat" svg:font-family="Caveat" style:font-pitch="variable"/>
    <style:font-face style:name="Droid Sans Devanagari1" svg:font-family="'Droid Sans Devanagari'" style:font-pitch="variable"/>
    <style:font-face style:name="Liberation Sans1" svg:font-family="'Liberation Sans'" style:font-pitch="variable"/>
    <style:font-face style:name="Noto Sans CJK SC1" svg:font-family="'Noto Sans CJK SC'"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Droid Sans Devanagari2" svg:font-family="'Droid Sans Devanagari'" style:font-family-generic="swiss" style:font-pitch="variable"/>
    <style:font-face style:name="Liberation Sans4" svg:font-family="'Liberation Sans'" style:font-family-generic="swiss" style:font-pitch="variable"/>
    <style:font-face style:name="Liberation Sans3" svg:font-family="'Liberation Sans', Arial" style:font-family-generic="swiss" style:font-pitch="variable"/>
    <style:font-face style:name="Noto Sans CJK SC2" svg:font-family="'Noto Sans CJK SC'"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6" svg:font-family="'Liberation Sans', Ari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pt" fo:country="BR" style:letter-kerning="true" style:font-name-asian="Segoe UI1" style:font-family-asian="'Segoe UI'" style:font-family-generic-asian="roman" style:font-pitch-asian="variable" style:font-size-asian="12pt" style:language-asian="zh" style:country-asian="CN" style:font-name-complex="Droid Sans Devanagari1" style:font-family-complex="'Droid Sans Devanagari'" style:font-pitch-complex="variable" style:font-size-complex="12pt" style:language-complex="hi" style:country-complex="IN"/>
    </style:style>
    <style:style style:name="Index" style:family="graphic">
      <style:paragraph-properties style:text-autospace="none"/>
      <style:text-properties style:font-name-complex="Droid Sans Devanagari3" style:font-family-complex="'Droid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Droid Sans Devanagari3" style:font-family-complex="'Droid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Droid Sans Devanagari3" style:font-family-complex="'Droid Sans Devanagari'"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Droid Sans Devanagari" style:font-family-complex="'Droid Sans Devanagari'" style:font-family-generic-complex="system"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color="#3465a4" draw:textarea-horizontal-align="justify" draw:textarea-vertical-align="middle" draw:auto-grow-height="false" fo:min-height="0.199cm" fo:min-width="25.349cm"/>
    </style:style>
    <style:style style:name="Mpr1" style:family="presentation" style:parent-style-name="Default-title">
      <style:graphic-properties draw:auto-grow-height="false" fo:min-height="2.63cm" style:protect="position size"/>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text-style-name="MP5" draw:layer="backgroundobjects" svg:width="25.199cm" svg:height="0.642cm" svg:x="1.336cm" svg:y="0.54cm" presentation:class="title">
        <draw:text-box>
          <text:p><text:span text:style-name="MT2">Click to edit the title text format</text:span></text:p>
        </draw:text-box>
      </draw:frame>
      <draw:frame presentation:style-name="Default-outline1" draw:layer="backgroundobjects" svg:width="25.199cm" svg:height="9.134cm" svg:x="1.4cm" svg:y="3.685cm" presentation:class="outline" presentation:placeholder="true">
        <draw:text-box/>
      </draw:frame>
      <draw:custom-shape draw:style-name="Mgr3" draw:text-style-name="MP6" draw:layer="backgroundobjects" svg:width="26.035cm" svg:height="0.635cm" svg:x="-0.635cm" svg:y="1.6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2-28T11:15:47.909568445</meta:creation-date>
    <dc:date>2021-03-30T15:28:55.368866268</dc:date>
    <meta:editing-duration>PT22H32M53S</meta:editing-duration>
    <meta:editing-cycles>222</meta:editing-cycles>
    <meta:generator>LibreOffice/7.1.1.2$Linux_X86_64 LibreOffice_project/10$Build-2</meta:generator>
    <meta:document-statistic meta:object-count="1230"/>
  </office:meta>
</office:document-meta>
</file>